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14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78.25mm"/>
    </style:style>
    <style:style style:name="co4" style:family="table-column">
      <style:table-column-properties fo:break-before="auto" style:column-width="66.53mm"/>
    </style:style>
    <style:style style:name="co5" style:family="table-column">
      <style:table-column-properties fo:break-before="auto" style:column-width="43.66mm"/>
    </style:style>
    <style:style style:name="co6" style:family="table-column">
      <style:table-column-properties fo:break-before="auto" style:column-width="14.52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3.69mm"/>
    </style:style>
    <style:style style:name="co9" style:family="table-column">
      <style:table-column-properties fo:break-before="auto" style:column-width="41.75mm"/>
    </style:style>
    <style:style style:name="co10" style:family="table-column">
      <style:table-column-properties fo:break-before="auto" style:column-width="25.4mm"/>
    </style:style>
    <style:style style:name="co11" style:family="table-column">
      <style:table-column-properties fo:break-before="auto" style:column-width="7.97mm"/>
    </style:style>
    <style:style style:name="co12" style:family="table-column">
      <style:table-column-properties fo:break-before="auto" style:column-width="17.52mm"/>
    </style:style>
    <style:style style:name="co13" style:family="table-column">
      <style:table-column-properties fo:break-before="auto" style:column-width="16.69mm"/>
    </style:style>
    <style:style style:name="co14" style:family="table-column">
      <style:table-column-properties fo:break-before="auto" style:column-width="17.78mm"/>
    </style:style>
    <style:style style:name="co15" style:family="table-column">
      <style:table-column-properties fo:break-before="auto" style:column-width="19.97mm"/>
    </style:style>
    <style:style style:name="co16" style:family="table-column">
      <style:table-column-properties fo:break-before="auto" style:column-width="31.13mm"/>
    </style:style>
    <style:style style:name="co17" style:family="table-column">
      <style:table-column-properties fo:break-before="auto" style:column-width="18.87mm"/>
    </style:style>
    <style:style style:name="co18" style:family="table-column">
      <style:table-column-properties fo:break-before="auto" style:column-width="27.04mm"/>
    </style:style>
    <style:style style:name="co19" style:family="table-column">
      <style:table-column-properties fo:break-before="auto" style:column-width="18.04mm"/>
    </style:style>
    <style:style style:name="co20" style:family="table-column">
      <style:table-column-properties fo:break-before="auto" style:column-width="16.14mm"/>
    </style:style>
    <style:style style:name="co21" style:family="table-column">
      <style:table-column-properties fo:break-before="auto" style:column-width="22.95mm"/>
    </style:style>
    <style:style style:name="co22" style:family="table-column">
      <style:table-column-properties fo:break-before="auto" style:column-width="42.02mm"/>
    </style:style>
    <style:style style:name="co23" style:family="table-column">
      <style:table-column-properties fo:break-before="auto" style:column-width="17.23mm"/>
    </style:style>
    <style:style style:name="co24" style:family="table-column">
      <style:table-column-properties fo:break-before="auto" style:column-width="36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no-wrap" style:vertical-align="middle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no-wrap" style:vertical-align="middle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no-wrap"/>
    </style:style>
    <style:style style:name="ce4" style:family="table-cell" style:parent-style-name="Default" style:data-style-name="N37">
      <style:table-cell-properties fo:wrap-option="no-wrap" style:vertical-align="middle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no-wrap" fo:border="none" style:vertical-align="middle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7">
      <style:table-cell-properties fo:wrap-option="no-wrap" fo:border="none" style:vertical-align="middle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37"/>
    <style:style style:name="ce8" style:family="table-cell" style:parent-style-name="Canto_20_da_20_tabela_20_dinâmica">
      <style:table-cell-properties fo:border-bottom="none" fo:border-left="2.01pt solid #000000" fo:border-right="0.99pt solid #000000" fo:border-top="2.01pt solid #000000"/>
    </style:style>
    <style:style style:name="ce9" style:family="table-cell" style:parent-style-name="Campo_20_da_20_tabela_20_dinâmica">
      <style:table-cell-properties fo:border-bottom="0.99pt solid #000000" fo:border-left="2.01pt solid #000000" fo:border-right="0.99pt solid #000000" fo:border-top="0.99pt solid #000000"/>
    </style:style>
    <style:style style:name="ce10" style:family="table-cell" style:parent-style-name="Categoria_20_da_20_tabela_20_dinâmica" style:data-style-name="N0">
      <style:table-cell-properties fo:border-bottom="none" fo:border-left="2.01pt solid #000000" fo:border-right="0.99pt solid #000000" fo:border-top="0.99pt solid #000000"/>
    </style:style>
    <style:style style:name="ce11" style:family="table-cell" style:parent-style-name="Categoria_20_da_20_tabela_20_dinâmica" style:data-style-name="N0">
      <style:table-cell-properties fo:border-bottom="none" fo:border-left="2.01pt solid #000000" fo:border-right="0.99pt solid #000000" fo:border-top="none"/>
    </style:style>
    <style:style style:name="ce12" style:family="table-cell" style:parent-style-name="Categoria_20_da_20_tabela_20_dinâmica" style:data-style-name="N0">
      <style:table-cell-properties fo:border-bottom="2.01pt solid #000000" fo:border-left="2.01pt solid #000000" fo:border-right="0.99pt solid #000000" fo:border-top="none"/>
    </style:style>
    <style:style style:name="ce13" style:family="table-cell" style:parent-style-name="Campo_20_da_20_tabela_20_dinâmica">
      <style:table-cell-properties fo:border-bottom="0.99pt solid #000000" fo:border-left="0.99pt solid #000000" fo:border-right="0.99pt solid #000000" fo:border-top="2.01pt solid #000000"/>
    </style:style>
    <style:style style:name="ce14" style:family="table-cell" style:parent-style-name="Categoria_20_da_20_tabela_20_dinâmica" style:data-style-name="N37">
      <style:table-cell-properties fo:border-bottom="0.99pt solid #000000" fo:border-left="0.99pt solid #000000" fo:border-right="none" fo:border-top="none"/>
    </style:style>
    <style:style style:name="ce15" style:family="table-cell" style:parent-style-name="Valor_20_da_20_tabela_20_dinâmica" style:data-style-name="N0">
      <style:table-cell-properties fo:border-bottom="none" fo:border-left="0.99pt solid #000000" fo:border-right="none" fo:border-top="0.99pt solid #000000"/>
    </style:style>
    <style:style style:name="ce16" style:family="table-cell" style:parent-style-name="Valor_20_da_20_tabela_20_dinâmica" style:data-style-name="N0">
      <style:table-cell-properties fo:border-bottom="none" fo:border-left="0.99pt solid #000000" fo:border-right="none" fo:border-top="none"/>
    </style:style>
    <style:style style:name="ce17" style:family="table-cell" style:parent-style-name="Valor_20_da_20_tabela_20_dinâmica">
      <style:table-cell-properties fo:border-bottom="none" fo:border-left="0.99pt solid #000000" fo:border-right="none" fo:border-top="none"/>
    </style:style>
    <style:style style:name="ce18" style:family="table-cell" style:parent-style-name="Valor_20_da_20_tabela_20_dinâmica" style:data-style-name="N0">
      <style:table-cell-properties fo:border-bottom="2.01pt solid #000000" fo:border-left="0.99pt solid #000000" fo:border-right="none" fo:border-top="none"/>
    </style:style>
    <style:style style:name="ce19" style:family="table-cell" style:parent-style-name="Canto_20_da_20_tabela_20_dinâmica">
      <style:table-cell-properties fo:border-bottom="0.99pt solid #000000" fo:border-left="none" fo:border-right="none" fo:border-top="2.01pt solid #000000"/>
    </style:style>
    <style:style style:name="ce20" style:family="table-cell" style:parent-style-name="Categoria_20_da_20_tabela_20_dinâmica" style:data-style-name="N37">
      <style:table-cell-properties fo:border-bottom="0.99pt solid #000000" fo:border-left="none" fo:border-right="none" fo:border-top="none"/>
    </style:style>
    <style:style style:name="ce21" style:family="table-cell" style:parent-style-name="Valor_20_da_20_tabela_20_dinâmica" style:data-style-name="N0">
      <style:table-cell-properties fo:border-bottom="none" fo:border-left="none" fo:border-right="none" fo:border-top="0.99pt solid #000000"/>
    </style:style>
    <style:style style:name="ce22" style:family="table-cell" style:parent-style-name="Valor_20_da_20_tabela_20_dinâmica" style:data-style-name="N0"/>
    <style:style style:name="ce23" style:family="table-cell" style:parent-style-name="Valor_20_da_20_tabela_20_dinâmica" style:data-style-name="N0">
      <style:table-cell-properties fo:border-bottom="2.01pt solid #000000" fo:border-left="none" fo:border-right="none" fo:border-top="none"/>
    </style:style>
    <style:style style:name="ce24" style:family="table-cell" style:parent-style-name="Canto_20_da_20_tabela_20_dinâmica">
      <style:table-cell-properties fo:border-bottom="0.99pt solid #000000" fo:border-left="none" fo:border-right="2.01pt solid #000000" fo:border-top="2.01pt solid #000000"/>
    </style:style>
    <style:style style:name="ce25" style:family="table-cell" style:parent-style-name="Categoria_20_da_20_tabela_20_dinâmica" style:data-style-name="N37">
      <style:table-cell-properties fo:border-bottom="0.99pt solid #000000" fo:border-left="none" fo:border-right="2.01pt solid #000000" fo:border-top="none"/>
    </style:style>
    <style:style style:name="ce26" style:family="table-cell" style:parent-style-name="Valor_20_da_20_tabela_20_dinâmica" style:data-style-name="N0">
      <style:table-cell-properties fo:border-bottom="none" fo:border-left="none" fo:border-right="2.01pt solid #000000" fo:border-top="0.99pt solid #000000"/>
    </style:style>
    <style:style style:name="ce27" style:family="table-cell" style:parent-style-name="Valor_20_da_20_tabela_20_dinâmica" style:data-style-name="N0">
      <style:table-cell-properties fo:border-bottom="none" fo:border-left="none" fo:border-right="2.01pt solid #000000" fo:border-top="none"/>
    </style:style>
    <style:style style:name="ce28" style:family="table-cell" style:parent-style-name="Valor_20_da_20_tabela_20_dinâmica">
      <style:table-cell-properties fo:border-bottom="none" fo:border-left="none" fo:border-right="2.01pt solid #000000" fo:border-top="none"/>
    </style:style>
    <style:style style:name="ce29" style:family="table-cell" style:parent-style-name="Valor_20_da_20_tabela_20_dinâmica" style:data-style-name="N0">
      <style:table-cell-properties fo:border-bottom="2.01pt solid #000000" fo:border-left="none" fo:border-right="2.01pt solid #000000" fo:border-top="none"/>
    </style:style>
  </office:automatic-styles>
  <office:body>
    <office:spreadsheet>
      <table:calculation-settings table:automatic-find-labels="false"/>
      <table:table table:name="realizad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Base</text:p>
          </table:table-cell>
        </table:table-row>
        <table:table-row table:style-name="ro1">
          <table:table-cell office:value-type="float" office:value="1471824000" calcext:value-type="float">
            <text:p>1471824000</text:p>
          </table:table-cell>
          <table:table-cell office:value-type="float" office:value="6037" calcext:value-type="float">
            <text:p>6037</text:p>
          </table:table-cell>
          <table:table-cell office:value-type="string" calcext:value-type="string">
            <text:p>Posto Shell Gipires</text:p>
          </table:table-cell>
          <table:table-cell table:number-columns-repeated="2" office:value-type="string" calcext:value-type="string">
            <text:p>PREVEN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1824000" calcext:value-type="float">
            <text:p>1471824000</text:p>
          </table:table-cell>
          <table:table-cell office:value-type="float" office:value="6465" calcext:value-type="float">
            <text:p>6465</text:p>
          </table:table-cell>
          <table:table-cell office:value-type="string" calcext:value-type="string">
            <text:p>Posto Shell Araujo Leite</text:p>
          </table:table-cell>
          <table:table-cell table:number-columns-repeated="2"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1910400" calcext:value-type="float">
            <text:p>1471910400</text:p>
          </table:table-cell>
          <table:table-cell office:value-type="float" office:value="6216" calcext:value-type="float">
            <text:p>6216</text:p>
          </table:table-cell>
          <table:table-cell office:value-type="string" calcext:value-type="string">
            <text:p>Posto Shell Av Nossa Sra de Fatima</text:p>
          </table:table-cell>
          <table:table-cell table:number-columns-repeated="2"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1910400" calcext:value-type="float">
            <text:p>1471910400</text:p>
          </table:table-cell>
          <table:table-cell office:value-type="float" office:value="6468" calcext:value-type="float">
            <text:p>6468</text:p>
          </table:table-cell>
          <table:table-cell office:value-type="string" calcext:value-type="string">
            <text:p>Posto Shell Aeroporto Bauru</text:p>
          </table:table-cell>
          <table:table-cell table:number-columns-repeated="2"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1996800" calcext:value-type="float">
            <text:p>1471996800</text:p>
          </table:table-cell>
          <table:table-cell office:value-type="float" office:value="6291" calcext:value-type="float">
            <text:p>6291</text:p>
          </table:table-cell>
          <table:table-cell office:value-type="string" calcext:value-type="string">
            <text:p>Posto Shell Andrea Santini Rego</text:p>
          </table:table-cell>
          <table:table-cell table:number-columns-repeated="2"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1996800" calcext:value-type="float">
            <text:p>1471996800</text:p>
          </table:table-cell>
          <table:table-cell office:value-type="float" office:value="6318" calcext:value-type="float">
            <text:p>6318</text:p>
          </table:table-cell>
          <table:table-cell office:value-type="string" calcext:value-type="string">
            <text:p>Posto Shell Espaço Botanico</text:p>
          </table:table-cell>
          <table:table-cell table:number-columns-repeated="2"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1996800" calcext:value-type="float">
            <text:p>1471996800</text:p>
          </table:table-cell>
          <table:table-cell office:value-type="float" office:value="6359" calcext:value-type="float">
            <text:p>6359</text:p>
          </table:table-cell>
          <table:table-cell office:value-type="string" calcext:value-type="string">
            <text:p>Posto Shell Avenida Brasil</text:p>
          </table:table-cell>
          <table:table-cell table:number-columns-repeated="2"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2601600" calcext:value-type="float">
            <text:p>1472601600</text:p>
          </table:table-cell>
          <table:table-cell office:value-type="float" office:value="6213" calcext:value-type="float">
            <text:p>6213</text:p>
          </table:table-cell>
          <table:table-cell office:value-type="string" calcext:value-type="string">
            <text:p>Posto Shell Luiz Fantinato Filho</text:p>
          </table:table-cell>
          <table:table-cell table:number-columns-repeated="2"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2601600" calcext:value-type="float">
            <text:p>1472601600</text:p>
          </table:table-cell>
          <table:table-cell office:value-type="float" office:value="6296" calcext:value-type="float">
            <text:p>6296</text:p>
          </table:table-cell>
          <table:table-cell office:value-type="string" calcext:value-type="string">
            <text:p>Posto Shell Dom Pedro I</text:p>
          </table:table-cell>
          <table:table-cell table:number-columns-repeated="2"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2601600" calcext:value-type="float">
            <text:p>1472601600</text:p>
          </table:table-cell>
          <table:table-cell office:value-type="float" office:value="6320" calcext:value-type="float">
            <text:p>6320</text:p>
          </table:table-cell>
          <table:table-cell office:value-type="string" calcext:value-type="string">
            <text:p>Posto Shell Alcides Costa</text:p>
          </table:table-cell>
          <table:table-cell table:number-columns-repeated="2"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2774400" calcext:value-type="float">
            <text:p>1472774400</text:p>
          </table:table-cell>
          <table:table-cell office:value-type="float" office:value="6204" calcext:value-type="float">
            <text:p>6204</text:p>
          </table:table-cell>
          <table:table-cell office:value-type="string" calcext:value-type="string">
            <text:p>Posto Shell Mingo</text:p>
          </table:table-cell>
          <table:table-cell office:value-type="string" calcext:value-type="string">
            <text:p>INC17043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4</text:p>
          </table:table-cell>
        </table:table-row>
        <table:table-row table:style-name="ro1">
          <table:table-cell office:value-type="float" office:value="1472774400" calcext:value-type="float">
            <text:p>1472774400</text:p>
          </table:table-cell>
          <table:table-cell office:value-type="float" office:value="6411" calcext:value-type="float">
            <text:p>6411</text:p>
          </table:table-cell>
          <table:table-cell office:value-type="string" calcext:value-type="string">
            <text:p>Posto Shell Santos Dummont de Franca</text:p>
          </table:table-cell>
          <table:table-cell office:value-type="string" calcext:value-type="string">
            <text:p>INC017020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2774400" calcext:value-type="float">
            <text:p>1472774400</text:p>
          </table:table-cell>
          <table:table-cell office:value-type="float" office:value="6532" calcext:value-type="float">
            <text:p>6532</text:p>
          </table:table-cell>
          <table:table-cell office:value-type="string" calcext:value-type="string">
            <text:p>Posto Shell Antares</text:p>
          </table:table-cell>
          <table:table-cell office:value-type="string" calcext:value-type="string">
            <text:p>INC017046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2774400" calcext:value-type="float">
            <text:p>1472774400</text:p>
          </table:table-cell>
          <table:table-cell office:value-type="float" office:value="6532" calcext:value-type="float">
            <text:p>6532</text:p>
          </table:table-cell>
          <table:table-cell office:value-type="string" calcext:value-type="string">
            <text:p>Posto Shell Antares</text:p>
          </table:table-cell>
          <table:table-cell office:value-type="string" calcext:value-type="string">
            <text:p>TASK0130753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2774400" calcext:value-type="float">
            <text:p>1472774400</text:p>
          </table:table-cell>
          <table:table-cell office:value-type="float" office:value="6539" calcext:value-type="float">
            <text:p>6539</text:p>
          </table:table-cell>
          <table:table-cell office:value-type="string" calcext:value-type="string">
            <text:p>Posto Shell Pedrazzoli</text:p>
          </table:table-cell>
          <table:table-cell office:value-type="string" calcext:value-type="string">
            <text:p>INC017051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2774400" calcext:value-type="float">
            <text:p>1472774400</text:p>
          </table:table-cell>
          <table:table-cell office:value-type="float" office:value="6568" calcext:value-type="float">
            <text:p>6568</text:p>
          </table:table-cell>
          <table:table-cell office:value-type="string" calcext:value-type="string">
            <text:p>Posto Shell Paraiso Lubrificantes</text:p>
          </table:table-cell>
          <table:table-cell office:value-type="string" calcext:value-type="string">
            <text:p>inc016989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2774400" calcext:value-type="float">
            <text:p>1472774400</text:p>
          </table:table-cell>
          <table:table-cell office:value-type="float" office:value="6604" calcext:value-type="float">
            <text:p>6604</text:p>
          </table:table-cell>
          <table:table-cell office:value-type="string" calcext:value-type="string">
            <text:p>Posto Shell Forgerini e Inouye São Carlos </text:p>
          </table:table-cell>
          <table:table-cell office:value-type="string" calcext:value-type="string">
            <text:p>TASK130606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2860800" calcext:value-type="float">
            <text:p>1472860800</text:p>
          </table:table-cell>
          <table:table-cell office:value-type="float" office:value="6013" calcext:value-type="float">
            <text:p>6013</text:p>
          </table:table-cell>
          <table:table-cell office:value-type="string" calcext:value-type="string">
            <text:p>Posto Shell Estacao Carandiru</text:p>
          </table:table-cell>
          <table:table-cell office:value-type="string" calcext:value-type="string">
            <text:p>TASK13109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4</text:p>
          </table:table-cell>
        </table:table-row>
        <table:table-row table:style-name="ro1">
          <table:table-cell office:value-type="float" office:value="1472860800" calcext:value-type="float">
            <text:p>1472860800</text:p>
          </table:table-cell>
          <table:table-cell office:value-type="float" office:value="6296" calcext:value-type="float">
            <text:p>6296</text:p>
          </table:table-cell>
          <table:table-cell office:value-type="string" calcext:value-type="string">
            <text:p>Posto Shell Dom Pedro I</text:p>
          </table:table-cell>
          <table:table-cell office:value-type="string" calcext:value-type="string">
            <text:p>INC017049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2860800" calcext:value-type="float">
            <text:p>1472860800</text:p>
          </table:table-cell>
          <table:table-cell office:value-type="float" office:value="6478" calcext:value-type="float">
            <text:p>6478</text:p>
          </table:table-cell>
          <table:table-cell office:value-type="string" calcext:value-type="string">
            <text:p>Posto Shell Gazpark Participaçoes</text:p>
          </table:table-cell>
          <table:table-cell office:value-type="string" calcext:value-type="string">
            <text:p>task012965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2860800" calcext:value-type="float">
            <text:p>1472860800</text:p>
          </table:table-cell>
          <table:table-cell office:value-type="float" office:value="6539" calcext:value-type="float">
            <text:p>6539</text:p>
          </table:table-cell>
          <table:table-cell office:value-type="string" calcext:value-type="string">
            <text:p>Posto Shell Pedrazzoli</text:p>
          </table:table-cell>
          <table:table-cell office:value-type="string" calcext:value-type="string">
            <text:p>TASK0131061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3033600" calcext:value-type="float">
            <text:p>1473033600</text:p>
          </table:table-cell>
          <table:table-cell office:value-type="float" office:value="6025" calcext:value-type="float">
            <text:p>6025</text:p>
          </table:table-cell>
          <table:table-cell office:value-type="string" calcext:value-type="string">
            <text:p>Posto Shell Batalha</text:p>
          </table:table-cell>
          <table:table-cell office:value-type="string" calcext:value-type="string">
            <text:p>TASK0131137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3033600" calcext:value-type="float">
            <text:p>1473033600</text:p>
          </table:table-cell>
          <table:table-cell office:value-type="float" office:value="6352" calcext:value-type="float">
            <text:p>6352</text:p>
          </table:table-cell>
          <table:table-cell office:value-type="string" calcext:value-type="string">
            <text:p>Posto Shell Martineli City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3033600" calcext:value-type="float">
            <text:p>1473033600</text:p>
          </table:table-cell>
          <table:table-cell office:value-type="float" office:value="6473" calcext:value-type="float">
            <text:p>6473</text:p>
          </table:table-cell>
          <table:table-cell office:value-type="string" calcext:value-type="string">
            <text:p>Posto Shell Chalcataya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3033600" calcext:value-type="float">
            <text:p>1473033600</text:p>
          </table:table-cell>
          <table:table-cell office:value-type="float" office:value="6546" calcext:value-type="float">
            <text:p>6546</text:p>
          </table:table-cell>
          <table:table-cell office:value-type="string" calcext:value-type="string">
            <text:p>Posto Shell Perola</text:p>
          </table:table-cell>
          <table:table-cell office:value-type="string" calcext:value-type="string">
            <text:p>INC017086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3120000" calcext:value-type="float">
            <text:p>1473120000</text:p>
          </table:table-cell>
          <table:table-cell office:value-type="float" office:value="6142" calcext:value-type="float">
            <text:p>6142</text:p>
          </table:table-cell>
          <table:table-cell office:value-type="string" calcext:value-type="string">
            <text:p>Posto Shell Morumbi Star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3120000" calcext:value-type="float">
            <text:p>1473120000</text:p>
          </table:table-cell>
          <table:table-cell office:value-type="float" office:value="6274" calcext:value-type="float">
            <text:p>6274</text:p>
          </table:table-cell>
          <table:table-cell office:value-type="string" calcext:value-type="string">
            <text:p>Posto Shell Silvia Maria Pinto Santos Abastece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3120000" calcext:value-type="float">
            <text:p>1473120000</text:p>
          </table:table-cell>
          <table:table-cell office:value-type="float" office:value="6318" calcext:value-type="float">
            <text:p>6318</text:p>
          </table:table-cell>
          <table:table-cell office:value-type="string" calcext:value-type="string">
            <text:p>Posto Shell Espaço Botanico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3120000" calcext:value-type="float">
            <text:p>1473120000</text:p>
          </table:table-cell>
          <table:table-cell office:value-type="float" office:value="6443" calcext:value-type="float">
            <text:p>6443</text:p>
          </table:table-cell>
          <table:table-cell office:value-type="string" calcext:value-type="string">
            <text:p>Posto Shell Karapito da Beira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3120000" calcext:value-type="float">
            <text:p>1473120000</text:p>
          </table:table-cell>
          <table:table-cell office:value-type="float" office:value="6471" calcext:value-type="float">
            <text:p>6471</text:p>
          </table:table-cell>
          <table:table-cell office:value-type="string" calcext:value-type="string">
            <text:p>Posto Shell Limoeiro</text:p>
          </table:table-cell>
          <table:table-cell office:value-type="string" calcext:value-type="string">
            <text:p>INC17069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3120000" calcext:value-type="float">
            <text:p>1473120000</text:p>
          </table:table-cell>
          <table:table-cell office:value-type="float" office:value="6487" calcext:value-type="float">
            <text:p>6487</text:p>
          </table:table-cell>
          <table:table-cell office:value-type="string" calcext:value-type="string">
            <text:p>Posto Shell Tasquinha</text:p>
          </table:table-cell>
          <table:table-cell office:value-type="string" calcext:value-type="string">
            <text:p>TASK0127806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3120000" calcext:value-type="float">
            <text:p>1473120000</text:p>
          </table:table-cell>
          <table:table-cell office:value-type="float" office:value="6498" calcext:value-type="float">
            <text:p>6498</text:p>
          </table:table-cell>
          <table:table-cell office:value-type="string" calcext:value-type="string">
            <text:p>Posto Shell Pistao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3120000" calcext:value-type="float">
            <text:p>1473120000</text:p>
          </table:table-cell>
          <table:table-cell office:value-type="float" office:value="6498" calcext:value-type="float">
            <text:p>6498</text:p>
          </table:table-cell>
          <table:table-cell office:value-type="string" calcext:value-type="string">
            <text:p>Posto Shell Pistao</text:p>
          </table:table-cell>
          <table:table-cell office:value-type="string" calcext:value-type="string">
            <text:p>INC017094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3120000" calcext:value-type="float">
            <text:p>1473120000</text:p>
          </table:table-cell>
          <table:table-cell office:value-type="float" office:value="6567" calcext:value-type="float">
            <text:p>6567</text:p>
          </table:table-cell>
          <table:table-cell office:value-type="string" calcext:value-type="string">
            <text:p>Posto Shell NSL</text:p>
          </table:table-cell>
          <table:table-cell office:value-type="string" calcext:value-type="string">
            <text:p>INC017112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3292800" calcext:value-type="float">
            <text:p>1473292800</text:p>
          </table:table-cell>
          <table:table-cell office:value-type="float" office:value="6124" calcext:value-type="float">
            <text:p>6124</text:p>
          </table:table-cell>
          <table:table-cell office:value-type="string" calcext:value-type="string">
            <text:p>Posto Shell La Caniza</text:p>
          </table:table-cell>
          <table:table-cell office:value-type="string" calcext:value-type="string">
            <text:p>INC17101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3292800" calcext:value-type="float">
            <text:p>1473292800</text:p>
          </table:table-cell>
          <table:table-cell office:value-type="float" office:value="6136" calcext:value-type="float">
            <text:p>6136</text:p>
          </table:table-cell>
          <table:table-cell office:value-type="string" calcext:value-type="string">
            <text:p>Posto Shell Novo Barao 2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3292800" calcext:value-type="float">
            <text:p>1473292800</text:p>
          </table:table-cell>
          <table:table-cell office:value-type="float" office:value="6222" calcext:value-type="float">
            <text:p>6222</text:p>
          </table:table-cell>
          <table:table-cell office:value-type="string" calcext:value-type="string">
            <text:p>Posto Shell Mestre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3292800" calcext:value-type="float">
            <text:p>1473292800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Posto Shell Quinta do Golfe</text:p>
          </table:table-cell>
          <table:table-cell office:value-type="string" calcext:value-type="string">
            <text:p>INC01738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3292800" calcext:value-type="float">
            <text:p>1473292800</text:p>
          </table:table-cell>
          <table:table-cell office:value-type="float" office:value="6407" calcext:value-type="float">
            <text:p>6407</text:p>
          </table:table-cell>
          <table:table-cell office:value-type="string" calcext:value-type="string">
            <text:p>Posto Shell Petro Bady</text:p>
          </table:table-cell>
          <table:table-cell office:value-type="string" calcext:value-type="string">
            <text:p>INC017129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3379200" calcext:value-type="float">
            <text:p>1473379200</text:p>
          </table:table-cell>
          <table:table-cell office:value-type="float" office:value="6116" calcext:value-type="float">
            <text:p>6116</text:p>
          </table:table-cell>
          <table:table-cell office:value-type="string" calcext:value-type="string">
            <text:p>Posto Shell Santa terezinha</text:p>
          </table:table-cell>
          <table:table-cell office:value-type="string" calcext:value-type="string">
            <text:p>INC17153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3379200" calcext:value-type="float">
            <text:p>1473379200</text:p>
          </table:table-cell>
          <table:table-cell office:value-type="float" office:value="6223" calcext:value-type="float">
            <text:p>6223</text:p>
          </table:table-cell>
          <table:table-cell office:value-type="string" calcext:value-type="string">
            <text:p>Posto Shell Novo Ouro Negro</text:p>
          </table:table-cell>
          <table:table-cell office:value-type="string" calcext:value-type="string">
            <text:p>INC017172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3379200" calcext:value-type="float">
            <text:p>1473379200</text:p>
          </table:table-cell>
          <table:table-cell office:value-type="float" office:value="6343" calcext:value-type="float">
            <text:p>6343</text:p>
          </table:table-cell>
          <table:table-cell office:value-type="string" calcext:value-type="string">
            <text:p>Posto Shell Universo 2000</text:p>
          </table:table-cell>
          <table:table-cell office:value-type="string" calcext:value-type="string">
            <text:p>INC017131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3379200" calcext:value-type="float">
            <text:p>1473379200</text:p>
          </table:table-cell>
          <table:table-cell office:value-type="float" office:value="6448" calcext:value-type="float">
            <text:p>6448</text:p>
          </table:table-cell>
          <table:table-cell office:value-type="string" calcext:value-type="string">
            <text:p>Posto Shell Jardim Oceanico</text:p>
          </table:table-cell>
          <table:table-cell office:value-type="string" calcext:value-type="string">
            <text:p>TASK0126695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3379200" calcext:value-type="float">
            <text:p>1473379200</text:p>
          </table:table-cell>
          <table:table-cell office:value-type="float" office:value="6470" calcext:value-type="float">
            <text:p>6470</text:p>
          </table:table-cell>
          <table:table-cell office:value-type="string" calcext:value-type="string">
            <text:p>Posto Shell Duque 21 de Moura</text:p>
          </table:table-cell>
          <table:table-cell office:value-type="string" calcext:value-type="string">
            <text:p>TASK0132379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3379200" calcext:value-type="float">
            <text:p>1473379200</text:p>
          </table:table-cell>
          <table:table-cell office:value-type="float" office:value="6505" calcext:value-type="float">
            <text:p>6505</text:p>
          </table:table-cell>
          <table:table-cell office:value-type="string" calcext:value-type="string">
            <text:p>Posto Shell IATE</text:p>
          </table:table-cell>
          <table:table-cell office:value-type="string" calcext:value-type="string">
            <text:p>TASK0126647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3379200" calcext:value-type="float">
            <text:p>1473379200</text:p>
          </table:table-cell>
          <table:table-cell office:value-type="float" office:value="6536" calcext:value-type="float">
            <text:p>6536</text:p>
          </table:table-cell>
          <table:table-cell office:value-type="string" calcext:value-type="string">
            <text:p>Posto Shell Aladin Servicos</text:p>
          </table:table-cell>
          <table:table-cell office:value-type="string" calcext:value-type="string">
            <text:p>INC017195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3379200" calcext:value-type="float">
            <text:p>1473379200</text:p>
          </table:table-cell>
          <table:table-cell office:value-type="float" office:value="6549" calcext:value-type="float">
            <text:p>6549</text:p>
          </table:table-cell>
          <table:table-cell office:value-type="string" calcext:value-type="string">
            <text:p>Posto Shell Farol do Parque</text:p>
          </table:table-cell>
          <table:table-cell office:value-type="string" calcext:value-type="string">
            <text:p>INC017191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3379200" calcext:value-type="float">
            <text:p>1473379200</text:p>
          </table:table-cell>
          <table:table-cell office:value-type="float" office:value="6564" calcext:value-type="float">
            <text:p>6564</text:p>
          </table:table-cell>
          <table:table-cell office:value-type="string" calcext:value-type="string">
            <text:p>Posto Shell MLL</text:p>
          </table:table-cell>
          <table:table-cell office:value-type="string" calcext:value-type="string">
            <text:p>INC0171376/INC017124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3379200" calcext:value-type="float">
            <text:p>1473379200</text:p>
          </table:table-cell>
          <table:table-cell office:value-type="float" office:value="6578" calcext:value-type="float">
            <text:p>6578</text:p>
          </table:table-cell>
          <table:table-cell office:value-type="string" calcext:value-type="string">
            <text:p>Posto Shell LK Vila Universitaria</text:p>
          </table:table-cell>
          <table:table-cell office:value-type="string" calcext:value-type="string">
            <text:p>TASK0132386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3465600" calcext:value-type="float">
            <text:p>1473465600</text:p>
          </table:table-cell>
          <table:table-cell office:value-type="float" office:value="6352" calcext:value-type="float">
            <text:p>6352</text:p>
          </table:table-cell>
          <table:table-cell office:value-type="string" calcext:value-type="string">
            <text:p>Posto Shell Martineli City</text:p>
          </table:table-cell>
          <table:table-cell office:value-type="string" calcext:value-type="string">
            <text:p>INC017191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3465600" calcext:value-type="float">
            <text:p>1473465600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Posto Shell Jardim Botanico</text:p>
          </table:table-cell>
          <table:table-cell office:value-type="string" calcext:value-type="string">
            <text:p>TASK0126176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3465600" calcext:value-type="float">
            <text:p>1473465600</text:p>
          </table:table-cell>
          <table:table-cell office:value-type="float" office:value="6571" calcext:value-type="float">
            <text:p>6571</text:p>
          </table:table-cell>
          <table:table-cell office:value-type="string" calcext:value-type="string">
            <text:p>Posto Shell Rio Lima</text:p>
          </table:table-cell>
          <table:table-cell office:value-type="string" calcext:value-type="string">
            <text:p>TASK0126018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3465600" calcext:value-type="float">
            <text:p>1473465600</text:p>
          </table:table-cell>
          <table:table-cell office:value-type="float" office:value="6598" calcext:value-type="float">
            <text:p>6598</text:p>
          </table:table-cell>
          <table:table-cell office:value-type="string" calcext:value-type="string">
            <text:p>Posto Shell LK Vila Falcao I</text:p>
          </table:table-cell>
          <table:table-cell office:value-type="string" calcext:value-type="string">
            <text:p>TASK0132580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3638400" calcext:value-type="float">
            <text:p>1473638400</text:p>
          </table:table-cell>
          <table:table-cell office:value-type="float" office:value="6113" calcext:value-type="float">
            <text:p>6113</text:p>
          </table:table-cell>
          <table:table-cell office:value-type="string" calcext:value-type="string">
            <text:p>Posto Shell Martinelli</text:p>
          </table:table-cell>
          <table:table-cell office:value-type="string" calcext:value-type="string">
            <text:p>INC017191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3638400" calcext:value-type="float">
            <text:p>1473638400</text:p>
          </table:table-cell>
          <table:table-cell office:value-type="float" office:value="6134" calcext:value-type="float">
            <text:p>6134</text:p>
          </table:table-cell>
          <table:table-cell office:value-type="string" calcext:value-type="string">
            <text:p>Posto Shell Panamby</text:p>
          </table:table-cell>
          <table:table-cell office:value-type="string" calcext:value-type="string">
            <text:p>INC17141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3638400" calcext:value-type="float">
            <text:p>1473638400</text:p>
          </table:table-cell>
          <table:table-cell office:value-type="float" office:value="6184" calcext:value-type="float">
            <text:p>6184</text:p>
          </table:table-cell>
          <table:table-cell office:value-type="string" calcext:value-type="string">
            <text:p>Posto Shell Fenix Nova Odessa</text:p>
          </table:table-cell>
          <table:table-cell office:value-type="string" calcext:value-type="string">
            <text:p>TASK0132872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3638400" calcext:value-type="float">
            <text:p>1473638400</text:p>
          </table:table-cell>
          <table:table-cell office:value-type="float" office:value="6186" calcext:value-type="float">
            <text:p>6186</text:p>
          </table:table-cell>
          <table:table-cell office:value-type="string" calcext:value-type="string">
            <text:p>Posto Shell Rebouças</text:p>
          </table:table-cell>
          <table:table-cell office:value-type="string" calcext:value-type="string">
            <text:p>INC017208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3638400" calcext:value-type="float">
            <text:p>1473638400</text:p>
          </table:table-cell>
          <table:table-cell office:value-type="float" office:value="6471" calcext:value-type="float">
            <text:p>6471</text:p>
          </table:table-cell>
          <table:table-cell office:value-type="string" calcext:value-type="string">
            <text:p>Posto Shell Limoeiro</text:p>
          </table:table-cell>
          <table:table-cell office:value-type="string" calcext:value-type="string">
            <text:p>TASK0132706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3638400" calcext:value-type="float">
            <text:p>1473638400</text:p>
          </table:table-cell>
          <table:table-cell office:value-type="float" office:value="6539" calcext:value-type="float">
            <text:p>6539</text:p>
          </table:table-cell>
          <table:table-cell office:value-type="string" calcext:value-type="string">
            <text:p>Posto Shell Pedrazzoli</text:p>
          </table:table-cell>
          <table:table-cell office:value-type="string" calcext:value-type="string">
            <text:p>INC017241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3638400" calcext:value-type="float">
            <text:p>1473638400</text:p>
          </table:table-cell>
          <table:table-cell office:value-type="float" office:value="6622" calcext:value-type="float">
            <text:p>6622</text:p>
          </table:table-cell>
          <table:table-cell office:value-type="string" calcext:value-type="string">
            <text:p>Posto Shell Manguinhos de Buzios</text:p>
          </table:table-cell>
          <table:table-cell office:value-type="string" calcext:value-type="string">
            <text:p>TASK0120562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3638400" calcext:value-type="float">
            <text:p>1473638400</text:p>
          </table:table-cell>
          <table:table-cell office:value-type="float" office:value="6655" calcext:value-type="float">
            <text:p>6655</text:p>
          </table:table-cell>
          <table:table-cell office:value-type="string" calcext:value-type="string">
            <text:p>Posto Shell Sol da Dutra</text:p>
          </table:table-cell>
          <table:table-cell office:value-type="string" calcext:value-type="string">
            <text:p>INC017233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3638400" calcext:value-type="float">
            <text:p>1473638400</text:p>
          </table:table-cell>
          <table:table-cell office:value-type="float" office:value="6655" calcext:value-type="float">
            <text:p>6655</text:p>
          </table:table-cell>
          <table:table-cell office:value-type="string" calcext:value-type="string">
            <text:p>Posto Shell Sol da Dutra</text:p>
          </table:table-cell>
          <table:table-cell office:value-type="string" calcext:value-type="string">
            <text:p>INC017233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3724800" calcext:value-type="float">
            <text:p>1473724800</text:p>
          </table:table-cell>
          <table:table-cell office:value-type="float" office:value="6048" calcext:value-type="float">
            <text:p>6048</text:p>
          </table:table-cell>
          <table:table-cell office:value-type="string" calcext:value-type="string">
            <text:p>Posto Shell Summer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3724800" calcext:value-type="float">
            <text:p>1473724800</text:p>
          </table:table-cell>
          <table:table-cell office:value-type="float" office:value="6048" calcext:value-type="float">
            <text:p>6048</text:p>
          </table:table-cell>
          <table:table-cell office:value-type="string" calcext:value-type="string">
            <text:p>Posto Shell Summer</text:p>
          </table:table-cell>
          <table:table-cell table:number-columns-repeated="2"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3724800" calcext:value-type="float">
            <text:p>1473724800</text:p>
          </table:table-cell>
          <table:table-cell office:value-type="float" office:value="6050" calcext:value-type="float">
            <text:p>6050</text:p>
          </table:table-cell>
          <table:table-cell office:value-type="string" calcext:value-type="string">
            <text:p>Posto Shell BAP</text:p>
          </table:table-cell>
          <table:table-cell office:value-type="string" calcext:value-type="string">
            <text:p>INC017021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3724800" calcext:value-type="float">
            <text:p>1473724800</text:p>
          </table:table-cell>
          <table:table-cell office:value-type="float" office:value="6063" calcext:value-type="float">
            <text:p>6063</text:p>
          </table:table-cell>
          <table:table-cell office:value-type="string" calcext:value-type="string">
            <text:p>Posto Shell Macedo</text:p>
          </table:table-cell>
          <table:table-cell office:value-type="string" calcext:value-type="string">
            <text:p>INC17249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3724800" calcext:value-type="float">
            <text:p>1473724800</text:p>
          </table:table-cell>
          <table:table-cell office:value-type="float" office:value="6222" calcext:value-type="float">
            <text:p>6222</text:p>
          </table:table-cell>
          <table:table-cell office:value-type="string" calcext:value-type="string">
            <text:p>Posto Shell Mestre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4</text:p>
          </table:table-cell>
        </table:table-row>
        <table:table-row table:style-name="ro1">
          <table:table-cell office:value-type="float" office:value="1473724800" calcext:value-type="float">
            <text:p>1473724800</text:p>
          </table:table-cell>
          <table:table-cell office:value-type="float" office:value="6450" calcext:value-type="float">
            <text:p>6450</text:p>
          </table:table-cell>
          <table:table-cell office:value-type="string" calcext:value-type="string">
            <text:p>Posto Shell Rezende Recreio II</text:p>
          </table:table-cell>
          <table:table-cell office:value-type="string" calcext:value-type="string">
            <text:p>TASK0132972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3724800" calcext:value-type="float">
            <text:p>1473724800</text:p>
          </table:table-cell>
          <table:table-cell office:value-type="float" office:value="6450" calcext:value-type="float">
            <text:p>6450</text:p>
          </table:table-cell>
          <table:table-cell office:value-type="string" calcext:value-type="string">
            <text:p>Posto Shell Rezende Recreio II</text:p>
          </table:table-cell>
          <table:table-cell office:value-type="string" calcext:value-type="string">
            <text:p>TASK0132972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3724800" calcext:value-type="float">
            <text:p>1473724800</text:p>
          </table:table-cell>
          <table:table-cell office:value-type="float" office:value="6473" calcext:value-type="float">
            <text:p>6473</text:p>
          </table:table-cell>
          <table:table-cell office:value-type="string" calcext:value-type="string">
            <text:p>Posto Shell Chalcataya</text:p>
          </table:table-cell>
          <table:table-cell office:value-type="string" calcext:value-type="string">
            <text:p>INC017242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3811200" calcext:value-type="float">
            <text:p>1473811200</text:p>
          </table:table-cell>
          <table:table-cell office:value-type="float" office:value="6075" calcext:value-type="float">
            <text:p>6075</text:p>
          </table:table-cell>
          <table:table-cell office:value-type="string" calcext:value-type="string">
            <text:p>Posto Shell 45</text:p>
          </table:table-cell>
          <table:table-cell office:value-type="string" calcext:value-type="string">
            <text:p>INC17282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3811200" calcext:value-type="float">
            <text:p>1473811200</text:p>
          </table:table-cell>
          <table:table-cell office:value-type="float" office:value="6097" calcext:value-type="float">
            <text:p>6097</text:p>
          </table:table-cell>
          <table:table-cell office:value-type="string" calcext:value-type="string">
            <text:p>Posto Shell Saint Germain</text:p>
          </table:table-cell>
          <table:table-cell office:value-type="string" calcext:value-type="string">
            <text:p>INC017286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3811200" calcext:value-type="float">
            <text:p>1473811200</text:p>
          </table:table-cell>
          <table:table-cell office:value-type="float" office:value="6327" calcext:value-type="float">
            <text:p>6327</text:p>
          </table:table-cell>
          <table:table-cell office:value-type="string" calcext:value-type="string">
            <text:p>Posto Shell Piracena</text:p>
          </table:table-cell>
          <table:table-cell office:value-type="string" calcext:value-type="string">
            <text:p>TASK0133541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3811200" calcext:value-type="float">
            <text:p>1473811200</text:p>
          </table:table-cell>
          <table:table-cell office:value-type="float" office:value="6334" calcext:value-type="float">
            <text:p>6334</text:p>
          </table:table-cell>
          <table:table-cell office:value-type="string" calcext:value-type="string">
            <text:p>Posto Shell Quality Casablanca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3811200" calcext:value-type="float">
            <text:p>1473811200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Posto Shell Quinta do Golfe</text:p>
          </table:table-cell>
          <table:table-cell office:value-type="string" calcext:value-type="string">
            <text:p>INC017250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3811200" calcext:value-type="float">
            <text:p>1473811200</text:p>
          </table:table-cell>
          <table:table-cell office:value-type="float" office:value="6481" calcext:value-type="float">
            <text:p>6481</text:p>
          </table:table-cell>
          <table:table-cell office:value-type="string" calcext:value-type="string">
            <text:p>Posto Shell Brasil 2000</text:p>
          </table:table-cell>
          <table:table-cell office:value-type="string" calcext:value-type="string">
            <text:p>INC017256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3811200" calcext:value-type="float">
            <text:p>1473811200</text:p>
          </table:table-cell>
          <table:table-cell office:value-type="float" office:value="6552" calcext:value-type="float">
            <text:p>6552</text:p>
          </table:table-cell>
          <table:table-cell office:value-type="string" calcext:value-type="string">
            <text:p>Posto Shell Thiago Vinicius</text:p>
          </table:table-cell>
          <table:table-cell office:value-type="string" calcext:value-type="string">
            <text:p>INC017192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3811200" calcext:value-type="float">
            <text:p>1473811200</text:p>
          </table:table-cell>
          <table:table-cell office:value-type="float" office:value="6576" calcext:value-type="float">
            <text:p>6576</text:p>
          </table:table-cell>
          <table:table-cell office:value-type="string" calcext:value-type="string">
            <text:p>Posto Shell Avenida Central de Iraja</text:p>
          </table:table-cell>
          <table:table-cell office:value-type="string" calcext:value-type="string">
            <text:p>INC017297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3897600" calcext:value-type="float">
            <text:p>1473897600</text:p>
          </table:table-cell>
          <table:table-cell office:value-type="float" office:value="6025" calcext:value-type="float">
            <text:p>6025</text:p>
          </table:table-cell>
          <table:table-cell office:value-type="string" calcext:value-type="string">
            <text:p>Posto Shell Batalha</text:p>
          </table:table-cell>
          <table:table-cell office:value-type="string" calcext:value-type="string">
            <text:p>INC013215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3897600" calcext:value-type="float">
            <text:p>1473897600</text:p>
          </table:table-cell>
          <table:table-cell office:value-type="float" office:value="6184" calcext:value-type="float">
            <text:p>6184</text:p>
          </table:table-cell>
          <table:table-cell office:value-type="string" calcext:value-type="string">
            <text:p>Posto Shell Fenix Nova Odessa</text:p>
          </table:table-cell>
          <table:table-cell office:value-type="string" calcext:value-type="string">
            <text:p>INC017319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3897600" calcext:value-type="float">
            <text:p>1473897600</text:p>
          </table:table-cell>
          <table:table-cell office:value-type="float" office:value="6274" calcext:value-type="float">
            <text:p>6274</text:p>
          </table:table-cell>
          <table:table-cell office:value-type="string" calcext:value-type="string">
            <text:p>Posto Shell Silvia Maria Pinto Santos Abastece</text:p>
          </table:table-cell>
          <table:table-cell office:value-type="string" calcext:value-type="string">
            <text:p>INC017317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3897600" calcext:value-type="float">
            <text:p>1473897600</text:p>
          </table:table-cell>
          <table:table-cell office:value-type="float" office:value="6358" calcext:value-type="float">
            <text:p>6358</text:p>
          </table:table-cell>
          <table:table-cell office:value-type="string" calcext:value-type="string">
            <text:p>Posto Shell Lince Taubate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4</text:p>
          </table:table-cell>
        </table:table-row>
        <table:table-row table:style-name="ro1">
          <table:table-cell office:value-type="float" office:value="1473897600" calcext:value-type="float">
            <text:p>1473897600</text:p>
          </table:table-cell>
          <table:table-cell office:value-type="float" office:value="6396" calcext:value-type="float">
            <text:p>6396</text:p>
          </table:table-cell>
          <table:table-cell office:value-type="string" calcext:value-type="string">
            <text:p>Posto Shell Universitario Sao Carlos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3897600" calcext:value-type="float">
            <text:p>1473897600</text:p>
          </table:table-cell>
          <table:table-cell office:value-type="float" office:value="6445" calcext:value-type="float">
            <text:p>6445</text:p>
          </table:table-cell>
          <table:table-cell office:value-type="string" calcext:value-type="string">
            <text:p>Posto Shell Portela Dois</text:p>
          </table:table-cell>
          <table:table-cell office:value-type="string" calcext:value-type="string">
            <text:p>INC017277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3897600" calcext:value-type="float">
            <text:p>1473897600</text:p>
          </table:table-cell>
          <table:table-cell office:value-type="float" office:value="6453" calcext:value-type="float">
            <text:p>6453</text:p>
          </table:table-cell>
          <table:table-cell office:value-type="string" calcext:value-type="string">
            <text:p>Posto Shell Duck</text:p>
          </table:table-cell>
          <table:table-cell office:value-type="string" calcext:value-type="string">
            <text:p>INC017334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3897600" calcext:value-type="float">
            <text:p>1473897600</text:p>
          </table:table-cell>
          <table:table-cell office:value-type="float" office:value="6453" calcext:value-type="float">
            <text:p>6453</text:p>
          </table:table-cell>
          <table:table-cell office:value-type="string" calcext:value-type="string">
            <text:p>Posto Shell Duck</text:p>
          </table:table-cell>
          <table:table-cell office:value-type="string" calcext:value-type="string">
            <text:p>TASK0126711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3897600" calcext:value-type="float">
            <text:p>1473897600</text:p>
          </table:table-cell>
          <table:table-cell office:value-type="float" office:value="6541" calcext:value-type="float">
            <text:p>6541</text:p>
          </table:table-cell>
          <table:table-cell office:value-type="string" calcext:value-type="string">
            <text:p>Posto Shell Picheth</text:p>
          </table:table-cell>
          <table:table-cell office:value-type="string" calcext:value-type="string">
            <text:p>INC017324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3897600" calcext:value-type="float">
            <text:p>1473897600</text:p>
          </table:table-cell>
          <table:table-cell office:value-type="float" office:value="6549" calcext:value-type="float">
            <text:p>6549</text:p>
          </table:table-cell>
          <table:table-cell office:value-type="string" calcext:value-type="string">
            <text:p>Posto Shell Farol do Parque</text:p>
          </table:table-cell>
          <table:table-cell office:value-type="string" calcext:value-type="string">
            <text:p>INC017305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3897600" calcext:value-type="float">
            <text:p>1473897600</text:p>
          </table:table-cell>
          <table:table-cell office:value-type="float" office:value="6655" calcext:value-type="float">
            <text:p>6655</text:p>
          </table:table-cell>
          <table:table-cell office:value-type="string" calcext:value-type="string">
            <text:p>Posto Shell Sol da Dutra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3984000" calcext:value-type="float">
            <text:p>1473984000</text:p>
          </table:table-cell>
          <table:table-cell office:value-type="float" office:value="6038" calcext:value-type="float">
            <text:p>6038</text:p>
          </table:table-cell>
          <table:table-cell office:value-type="string" calcext:value-type="string">
            <text:p>Posto Shell Benets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3984000" calcext:value-type="float">
            <text:p>1473984000</text:p>
          </table:table-cell>
          <table:table-cell office:value-type="float" office:value="6142" calcext:value-type="float">
            <text:p>6142</text:p>
          </table:table-cell>
          <table:table-cell office:value-type="string" calcext:value-type="string">
            <text:p>Posto Shell Morumbi Star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3984000" calcext:value-type="float">
            <text:p>1473984000</text:p>
          </table:table-cell>
          <table:table-cell office:value-type="float" office:value="6142" calcext:value-type="float">
            <text:p>6142</text:p>
          </table:table-cell>
          <table:table-cell office:value-type="string" calcext:value-type="string">
            <text:p>Posto Shell Morumbi Star</text:p>
          </table:table-cell>
          <table:table-cell table:number-columns-repeated="2" office:value-type="string" calcext:value-type="string">
            <text:p>PREDI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3984000" calcext:value-type="float">
            <text:p>1473984000</text:p>
          </table:table-cell>
          <table:table-cell office:value-type="float" office:value="6142" calcext:value-type="float">
            <text:p>6142</text:p>
          </table:table-cell>
          <table:table-cell office:value-type="string" calcext:value-type="string">
            <text:p>Posto Shell Morumbi Star</text:p>
          </table:table-cell>
          <table:table-cell table:number-columns-repeated="2" office:value-type="string" calcext:value-type="string">
            <text:p>PREVEN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3984000" calcext:value-type="float">
            <text:p>1473984000</text:p>
          </table:table-cell>
          <table:table-cell office:value-type="float" office:value="6312" calcext:value-type="float">
            <text:p>6312</text:p>
          </table:table-cell>
          <table:table-cell office:value-type="string" calcext:value-type="string">
            <text:p>Posto Shell Radial Norte Sul de Piracicaba</text:p>
          </table:table-cell>
          <table:table-cell office:value-type="string" calcext:value-type="string">
            <text:p>TASK0134435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3984000" calcext:value-type="float">
            <text:p>1473984000</text:p>
          </table:table-cell>
          <table:table-cell office:value-type="float" office:value="6313" calcext:value-type="float">
            <text:p>6313</text:p>
          </table:table-cell>
          <table:table-cell office:value-type="string" calcext:value-type="string">
            <text:p>Posto Shell Bongue</text:p>
          </table:table-cell>
          <table:table-cell office:value-type="string" calcext:value-type="string">
            <text:p>INC017341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3984000" calcext:value-type="float">
            <text:p>1473984000</text:p>
          </table:table-cell>
          <table:table-cell office:value-type="float" office:value="6349" calcext:value-type="float">
            <text:p>6349</text:p>
          </table:table-cell>
          <table:table-cell office:value-type="string" calcext:value-type="string">
            <text:p>Posto Shell Pontal da Cruz</text:p>
          </table:table-cell>
          <table:table-cell office:value-type="string" calcext:value-type="string">
            <text:p>INC017350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3984000" calcext:value-type="float">
            <text:p>1473984000</text:p>
          </table:table-cell>
          <table:table-cell office:value-type="float" office:value="6475" calcext:value-type="float">
            <text:p>6475</text:p>
          </table:table-cell>
          <table:table-cell office:value-type="string" calcext:value-type="string">
            <text:p>Posto Shell 2001</text:p>
          </table:table-cell>
          <table:table-cell office:value-type="string" calcext:value-type="string">
            <text:p>task013412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3984000" calcext:value-type="float">
            <text:p>1473984000</text:p>
          </table:table-cell>
          <table:table-cell office:value-type="float" office:value="6544" calcext:value-type="float">
            <text:p>6544</text:p>
          </table:table-cell>
          <table:table-cell office:value-type="string" calcext:value-type="string">
            <text:p>Posto Shell Premiere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3984000" calcext:value-type="float">
            <text:p>1473984000</text:p>
          </table:table-cell>
          <table:table-cell office:value-type="float" office:value="6544" calcext:value-type="float">
            <text:p>6544</text:p>
          </table:table-cell>
          <table:table-cell office:value-type="string" calcext:value-type="string">
            <text:p>Posto Shell Premiere</text:p>
          </table:table-cell>
          <table:table-cell office:value-type="string" calcext:value-type="string">
            <text:p>TASK0134233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3984000" calcext:value-type="float">
            <text:p>1473984000</text:p>
          </table:table-cell>
          <table:table-cell office:value-type="float" office:value="6609" calcext:value-type="float">
            <text:p>6609</text:p>
          </table:table-cell>
          <table:table-cell office:value-type="string" calcext:value-type="string">
            <text:p>Posto Shell Forgerine E Inouye Itirapina</text:p>
          </table:table-cell>
          <table:table-cell office:value-type="string" calcext:value-type="string">
            <text:p>TASK0134305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4070400" calcext:value-type="float">
            <text:p>1474070400</text:p>
          </table:table-cell>
          <table:table-cell office:value-type="float" office:value="6280" calcext:value-type="float">
            <text:p>6280</text:p>
          </table:table-cell>
          <table:table-cell office:value-type="string" calcext:value-type="string">
            <text:p>Posto Shell Castelinho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4070400" calcext:value-type="float">
            <text:p>1474070400</text:p>
          </table:table-cell>
          <table:table-cell office:value-type="float" office:value="6463" calcext:value-type="float">
            <text:p>6463</text:p>
          </table:table-cell>
          <table:table-cell office:value-type="string" calcext:value-type="string">
            <text:p>Posto Shell Amigao de Itaborai</text:p>
          </table:table-cell>
          <table:table-cell office:value-type="string" calcext:value-type="string">
            <text:p>TASK0126677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4070400" calcext:value-type="float">
            <text:p>1474070400</text:p>
          </table:table-cell>
          <table:table-cell office:value-type="float" office:value="6472" calcext:value-type="float">
            <text:p>6472</text:p>
          </table:table-cell>
          <table:table-cell office:value-type="string" calcext:value-type="string">
            <text:p>Posto Shell Carbonari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4243200" calcext:value-type="float">
            <text:p>1474243200</text:p>
          </table:table-cell>
          <table:table-cell office:value-type="float" office:value="6117" calcext:value-type="float">
            <text:p>6117</text:p>
          </table:table-cell>
          <table:table-cell office:value-type="string" calcext:value-type="string">
            <text:p>Posto Shell CPC</text:p>
          </table:table-cell>
          <table:table-cell office:value-type="string" calcext:value-type="string">
            <text:p>INC017371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4243200" calcext:value-type="float">
            <text:p>1474243200</text:p>
          </table:table-cell>
          <table:table-cell office:value-type="float" office:value="6436" calcext:value-type="float">
            <text:p>6436</text:p>
          </table:table-cell>
          <table:table-cell office:value-type="string" calcext:value-type="string">
            <text:p>Posto Shell Excede</text:p>
          </table:table-cell>
          <table:table-cell office:value-type="string" calcext:value-type="string">
            <text:p>TASK0127894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4243200" calcext:value-type="float">
            <text:p>1474243200</text:p>
          </table:table-cell>
          <table:table-cell office:value-type="float" office:value="6532" calcext:value-type="float">
            <text:p>6532</text:p>
          </table:table-cell>
          <table:table-cell office:value-type="string" calcext:value-type="string">
            <text:p>Posto Shell Antares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4243200" calcext:value-type="float">
            <text:p>1474243200</text:p>
          </table:table-cell>
          <table:table-cell office:value-type="float" office:value="6543" calcext:value-type="float">
            <text:p>6543</text:p>
          </table:table-cell>
          <table:table-cell office:value-type="string" calcext:value-type="string">
            <text:p>Posto Shell Gisela</text:p>
          </table:table-cell>
          <table:table-cell office:value-type="string" calcext:value-type="string">
            <text:p>INC017398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4243200" calcext:value-type="float">
            <text:p>1474243200</text:p>
          </table:table-cell>
          <table:table-cell office:value-type="float" office:value="6606" calcext:value-type="float">
            <text:p>6606</text:p>
          </table:table-cell>
          <table:table-cell office:value-type="string" calcext:value-type="string">
            <text:p>Posto Shell Colina Aracatuba</text:p>
          </table:table-cell>
          <table:table-cell office:value-type="string" calcext:value-type="string">
            <text:p>TASK0134686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4329600" calcext:value-type="float">
            <text:p>1474329600</text:p>
          </table:table-cell>
          <table:table-cell office:value-type="float" office:value="6129" calcext:value-type="float">
            <text:p>6129</text:p>
          </table:table-cell>
          <table:table-cell office:value-type="string" calcext:value-type="string">
            <text:p>Posto Shell Roan</text:p>
          </table:table-cell>
          <table:table-cell office:value-type="string" calcext:value-type="string">
            <text:p>INC017404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4329600" calcext:value-type="float">
            <text:p>1474329600</text:p>
          </table:table-cell>
          <table:table-cell office:value-type="float" office:value="6185" calcext:value-type="float">
            <text:p>6185</text:p>
          </table:table-cell>
          <table:table-cell office:value-type="string" calcext:value-type="string">
            <text:p>Posto Shell Duque Berrini</text:p>
          </table:table-cell>
          <table:table-cell office:value-type="string" calcext:value-type="string">
            <text:p>INC017411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4329600" calcext:value-type="float">
            <text:p>1474329600</text:p>
          </table:table-cell>
          <table:table-cell office:value-type="float" office:value="6203" calcext:value-type="float">
            <text:p>6203</text:p>
          </table:table-cell>
          <table:table-cell office:value-type="string" calcext:value-type="string">
            <text:p>Posto Shell Casa Grande</text:p>
          </table:table-cell>
          <table:table-cell office:value-type="string" calcext:value-type="string">
            <text:p>INC017409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4329600" calcext:value-type="float">
            <text:p>1474329600</text:p>
          </table:table-cell>
          <table:table-cell office:value-type="float" office:value="6242" calcext:value-type="float">
            <text:p>6242</text:p>
          </table:table-cell>
          <table:table-cell office:value-type="string" calcext:value-type="string">
            <text:p>Posto Shell Portal do Paraiso</text:p>
          </table:table-cell>
          <table:table-cell office:value-type="string" calcext:value-type="string">
            <text:p>INC017407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4329600" calcext:value-type="float">
            <text:p>1474329600</text:p>
          </table:table-cell>
          <table:table-cell office:value-type="float" office:value="6310" calcext:value-type="float">
            <text:p>6310</text:p>
          </table:table-cell>
          <table:table-cell office:value-type="string" calcext:value-type="string">
            <text:p>Posto Shell Algodoal</text:p>
          </table:table-cell>
          <table:table-cell office:value-type="string" calcext:value-type="string">
            <text:p>INC017411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4329600" calcext:value-type="float">
            <text:p>1474329600</text:p>
          </table:table-cell>
          <table:table-cell office:value-type="float" office:value="6344" calcext:value-type="float">
            <text:p>6344</text:p>
          </table:table-cell>
          <table:table-cell office:value-type="string" calcext:value-type="string">
            <text:p>Posto Shell Andorinha de Rio Claro</text:p>
          </table:table-cell>
          <table:table-cell office:value-type="string" calcext:value-type="string">
            <text:p>TASK0134987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4329600" calcext:value-type="float">
            <text:p>1474329600</text:p>
          </table:table-cell>
          <table:table-cell office:value-type="float" office:value="6366" calcext:value-type="float">
            <text:p>6366</text:p>
          </table:table-cell>
          <table:table-cell office:value-type="string" calcext:value-type="string">
            <text:p>Posto Shell Restaurante 3 Vias</text:p>
          </table:table-cell>
          <table:table-cell office:value-type="string" calcext:value-type="string">
            <text:p>INC017411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4329600" calcext:value-type="float">
            <text:p>1474329600</text:p>
          </table:table-cell>
          <table:table-cell office:value-type="float" office:value="6400" calcext:value-type="float">
            <text:p>6400</text:p>
          </table:table-cell>
          <table:table-cell office:value-type="string" calcext:value-type="string">
            <text:p>Posto Shell Rio Claro Center Shopping</text:p>
          </table:table-cell>
          <table:table-cell office:value-type="string" calcext:value-type="string">
            <text:p>TASK0134989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4329600" calcext:value-type="float">
            <text:p>1474329600</text:p>
          </table:table-cell>
          <table:table-cell office:value-type="float" office:value="6417" calcext:value-type="float">
            <text:p>6417</text:p>
          </table:table-cell>
          <table:table-cell office:value-type="string" calcext:value-type="string">
            <text:p>Posto Shell Acc Radial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4329600" calcext:value-type="float">
            <text:p>1474329600</text:p>
          </table:table-cell>
          <table:table-cell office:value-type="float" office:value="6445" calcext:value-type="float">
            <text:p>6445</text:p>
          </table:table-cell>
          <table:table-cell office:value-type="string" calcext:value-type="string">
            <text:p>Posto Shell Portela Dois</text:p>
          </table:table-cell>
          <table:table-cell office:value-type="string" calcext:value-type="string">
            <text:p>INC017411999//)/)/)(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4329600" calcext:value-type="float">
            <text:p>1474329600</text:p>
          </table:table-cell>
          <table:table-cell office:value-type="float" office:value="6523" calcext:value-type="float">
            <text:p>6523</text:p>
          </table:table-cell>
          <table:table-cell office:value-type="string" calcext:value-type="string">
            <text:p>Posto Shell Colossal</text:p>
          </table:table-cell>
          <table:table-cell office:value-type="string" calcext:value-type="string">
            <text:p>INC017412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4329600" calcext:value-type="float">
            <text:p>1474329600</text:p>
          </table:table-cell>
          <table:table-cell office:value-type="float" office:value="6539" calcext:value-type="float">
            <text:p>6539</text:p>
          </table:table-cell>
          <table:table-cell office:value-type="string" calcext:value-type="string">
            <text:p>Posto Shell Pedrazzoli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4329600" calcext:value-type="float">
            <text:p>1474329600</text:p>
          </table:table-cell>
          <table:table-cell office:value-type="float" office:value="6542" calcext:value-type="float">
            <text:p>6542</text:p>
          </table:table-cell>
          <table:table-cell office:value-type="string" calcext:value-type="string">
            <text:p>Posto Shell Ducati</text:p>
          </table:table-cell>
          <table:table-cell office:value-type="string" calcext:value-type="string">
            <text:p>TASK0131431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4416000" calcext:value-type="float">
            <text:p>1474416000</text:p>
          </table:table-cell>
          <table:table-cell office:value-type="float" office:value="6019" calcext:value-type="float">
            <text:p>6019</text:p>
          </table:table-cell>
          <table:table-cell office:value-type="string" calcext:value-type="string">
            <text:p>Posto Shell Fabio Motta Marques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4416000" calcext:value-type="float">
            <text:p>1474416000</text:p>
          </table:table-cell>
          <table:table-cell office:value-type="float" office:value="6136" calcext:value-type="float">
            <text:p>6136</text:p>
          </table:table-cell>
          <table:table-cell office:value-type="string" calcext:value-type="string">
            <text:p>Posto Shell Novo Barao 2</text:p>
          </table:table-cell>
          <table:table-cell office:value-type="string" calcext:value-type="string">
            <text:p>INC017438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4416000" calcext:value-type="float">
            <text:p>1474416000</text:p>
          </table:table-cell>
          <table:table-cell office:value-type="float" office:value="6136" calcext:value-type="float">
            <text:p>6136</text:p>
          </table:table-cell>
          <table:table-cell office:value-type="string" calcext:value-type="string">
            <text:p>Posto Shell Novo Barao 2</text:p>
          </table:table-cell>
          <table:table-cell office:value-type="string" calcext:value-type="string">
            <text:p>INC017443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4416000" calcext:value-type="float">
            <text:p>1474416000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osto Shell Vila Pagano</text:p>
          </table:table-cell>
          <table:table-cell office:value-type="string" calcext:value-type="string">
            <text:p>INC017410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4416000" calcext:value-type="float">
            <text:p>1474416000</text:p>
          </table:table-cell>
          <table:table-cell office:value-type="float" office:value="6293" calcext:value-type="float">
            <text:p>6293</text:p>
          </table:table-cell>
          <table:table-cell office:value-type="string" calcext:value-type="string">
            <text:p>Posto Shell Caxambu</text:p>
          </table:table-cell>
          <table:table-cell office:value-type="string" calcext:value-type="string">
            <text:p>INC017410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4416000" calcext:value-type="float">
            <text:p>1474416000</text:p>
          </table:table-cell>
          <table:table-cell office:value-type="float" office:value="6298" calcext:value-type="float">
            <text:p>6298</text:p>
          </table:table-cell>
          <table:table-cell office:value-type="string" calcext:value-type="string">
            <text:p>Posto Shell Bap Barão</text:p>
          </table:table-cell>
          <table:table-cell office:value-type="string" calcext:value-type="string">
            <text:p>INC017443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4416000" calcext:value-type="float">
            <text:p>1474416000</text:p>
          </table:table-cell>
          <table:table-cell office:value-type="float" office:value="6364" calcext:value-type="float">
            <text:p>6364</text:p>
          </table:table-cell>
          <table:table-cell office:value-type="string" calcext:value-type="string">
            <text:p>Posto Shell Alpes</text:p>
          </table:table-cell>
          <table:table-cell office:value-type="string" calcext:value-type="string">
            <text:p>INC17410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4416000" calcext:value-type="float">
            <text:p>1474416000</text:p>
          </table:table-cell>
          <table:table-cell office:value-type="float" office:value="6463" calcext:value-type="float">
            <text:p>6463</text:p>
          </table:table-cell>
          <table:table-cell office:value-type="string" calcext:value-type="string">
            <text:p>Posto Shell Amigao de Itaborai</text:p>
          </table:table-cell>
          <table:table-cell office:value-type="string" calcext:value-type="string">
            <text:p>Fonte Câmera Lateral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RJ02</text:p>
          </table:table-cell>
        </table:table-row>
        <table:table-row table:style-name="ro1">
          <table:table-cell office:value-type="float" office:value="1474416000" calcext:value-type="float">
            <text:p>1474416000</text:p>
          </table:table-cell>
          <table:table-cell office:value-type="float" office:value="6463" calcext:value-type="float">
            <text:p>6463</text:p>
          </table:table-cell>
          <table:table-cell office:value-type="string" calcext:value-type="string">
            <text:p>Posto Shell Amigao de Itaborai</text:p>
          </table:table-cell>
          <table:table-cell office:value-type="string" calcext:value-type="string">
            <text:p>INC017412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4416000" calcext:value-type="float">
            <text:p>1474416000</text:p>
          </table:table-cell>
          <table:table-cell office:value-type="float" office:value="6511" calcext:value-type="float">
            <text:p>6511</text:p>
          </table:table-cell>
          <table:table-cell office:value-type="string" calcext:value-type="string">
            <text:p>Posto Shell Reyssol</text:p>
          </table:table-cell>
          <table:table-cell office:value-type="string" calcext:value-type="string">
            <text:p>TASK0135474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4502400" calcext:value-type="float">
            <text:p>1474502400</text:p>
          </table:table-cell>
          <table:table-cell office:value-type="float" office:value="6010" calcext:value-type="float">
            <text:p>6010</text:p>
          </table:table-cell>
          <table:table-cell office:value-type="string" calcext:value-type="string">
            <text:p>Posto Shell Napoleão Barros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4502400" calcext:value-type="float">
            <text:p>1474502400</text:p>
          </table:table-cell>
          <table:table-cell office:value-type="float" office:value="6038" calcext:value-type="float">
            <text:p>6038</text:p>
          </table:table-cell>
          <table:table-cell office:value-type="string" calcext:value-type="string">
            <text:p>Posto Shell Benets</text:p>
          </table:table-cell>
          <table:table-cell office:value-type="string" calcext:value-type="string">
            <text:p>INC01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4502400" calcext:value-type="float">
            <text:p>1474502400</text:p>
          </table:table-cell>
          <table:table-cell office:value-type="float" office:value="6185" calcext:value-type="float">
            <text:p>6185</text:p>
          </table:table-cell>
          <table:table-cell office:value-type="string" calcext:value-type="string">
            <text:p>Posto Shell Duque Berrini</text:p>
          </table:table-cell>
          <table:table-cell office:value-type="string" calcext:value-type="string">
            <text:p>INC017477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4502400" calcext:value-type="float">
            <text:p>1474502400</text:p>
          </table:table-cell>
          <table:table-cell office:value-type="float" office:value="6187" calcext:value-type="float">
            <text:p>6187</text:p>
          </table:table-cell>
          <table:table-cell office:value-type="string" calcext:value-type="string">
            <text:p>Posto Shell Mara Miru</text:p>
          </table:table-cell>
          <table:table-cell office:value-type="string" calcext:value-type="string">
            <text:p>INC017411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4502400" calcext:value-type="float">
            <text:p>1474502400</text:p>
          </table:table-cell>
          <table:table-cell office:value-type="float" office:value="6217" calcext:value-type="float">
            <text:p>6217</text:p>
          </table:table-cell>
          <table:table-cell office:value-type="string" calcext:value-type="string">
            <text:p>Posto Shell Savemo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4502400" calcext:value-type="float">
            <text:p>1474502400</text:p>
          </table:table-cell>
          <table:table-cell office:value-type="float" office:value="6218" calcext:value-type="float">
            <text:p>6218</text:p>
          </table:table-cell>
          <table:table-cell office:value-type="string" calcext:value-type="string">
            <text:p>Posto Shell Gaivota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4502400" calcext:value-type="float">
            <text:p>1474502400</text:p>
          </table:table-cell>
          <table:table-cell office:value-type="float" office:value="6234" calcext:value-type="float">
            <text:p>6234</text:p>
          </table:table-cell>
          <table:table-cell office:value-type="string" calcext:value-type="string">
            <text:p>Posto Shell Tropical Gas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4502400" calcext:value-type="float">
            <text:p>1474502400</text:p>
          </table:table-cell>
          <table:table-cell office:value-type="float" office:value="6266" calcext:value-type="float">
            <text:p>6266</text:p>
          </table:table-cell>
          <table:table-cell office:value-type="string" calcext:value-type="string">
            <text:p>Posto Shell Cardeal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4502400" calcext:value-type="float">
            <text:p>1474502400</text:p>
          </table:table-cell>
          <table:table-cell office:value-type="float" office:value="6266" calcext:value-type="float">
            <text:p>6266</text:p>
          </table:table-cell>
          <table:table-cell office:value-type="string" calcext:value-type="string">
            <text:p>Posto Shell Cardeal</text:p>
          </table:table-cell>
          <table:table-cell office:value-type="string" calcext:value-type="string">
            <text:p>TASK0135990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4502400" calcext:value-type="float">
            <text:p>1474502400</text:p>
          </table:table-cell>
          <table:table-cell office:value-type="float" office:value="6324" calcext:value-type="float">
            <text:p>6324</text:p>
          </table:table-cell>
          <table:table-cell office:value-type="string" calcext:value-type="string">
            <text:p>Posto Shell Bela Vista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4502400" calcext:value-type="float">
            <text:p>1474502400</text:p>
          </table:table-cell>
          <table:table-cell office:value-type="float" office:value="6324" calcext:value-type="float">
            <text:p>6324</text:p>
          </table:table-cell>
          <table:table-cell office:value-type="string" calcext:value-type="string">
            <text:p>Posto Shell Bela Vista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4502400" calcext:value-type="float">
            <text:p>1474502400</text:p>
          </table:table-cell>
          <table:table-cell office:value-type="float" office:value="6461" calcext:value-type="float">
            <text:p>6461</text:p>
          </table:table-cell>
          <table:table-cell office:value-type="string" calcext:value-type="string">
            <text:p>Posto Shell Brasil Santa Cruz</text:p>
          </table:table-cell>
          <table:table-cell office:value-type="string" calcext:value-type="string">
            <text:p>INC017495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4502400" calcext:value-type="float">
            <text:p>1474502400</text:p>
          </table:table-cell>
          <table:table-cell office:value-type="float" office:value="6512" calcext:value-type="float">
            <text:p>6512</text:p>
          </table:table-cell>
          <table:table-cell office:value-type="string" calcext:value-type="string">
            <text:p>Posto Shell Trapezio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4502400" calcext:value-type="float">
            <text:p>1474502400</text:p>
          </table:table-cell>
          <table:table-cell office:value-type="float" office:value="6512" calcext:value-type="float">
            <text:p>6512</text:p>
          </table:table-cell>
          <table:table-cell office:value-type="string" calcext:value-type="string">
            <text:p>Posto Shell Trapezio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4502400" calcext:value-type="float">
            <text:p>1474502400</text:p>
          </table:table-cell>
          <table:table-cell office:value-type="float" office:value="6531" calcext:value-type="float">
            <text:p>6531</text:p>
          </table:table-cell>
          <table:table-cell office:value-type="string" calcext:value-type="string">
            <text:p>Posto Shell Galo Branco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4502400" calcext:value-type="float">
            <text:p>1474502400</text:p>
          </table:table-cell>
          <table:table-cell office:value-type="float" office:value="6531" calcext:value-type="float">
            <text:p>6531</text:p>
          </table:table-cell>
          <table:table-cell office:value-type="string" calcext:value-type="string">
            <text:p>Posto Shell Galo Branco</text:p>
          </table:table-cell>
          <table:table-cell office:value-type="string" calcext:value-type="string">
            <text:p>Fonte Câmera Lateral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4502400" calcext:value-type="float">
            <text:p>1474502400</text:p>
          </table:table-cell>
          <table:table-cell office:value-type="float" office:value="6531" calcext:value-type="float">
            <text:p>6531</text:p>
          </table:table-cell>
          <table:table-cell office:value-type="string" calcext:value-type="string">
            <text:p>Posto Shell Galo Branco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4502400" calcext:value-type="float">
            <text:p>1474502400</text:p>
          </table:table-cell>
          <table:table-cell office:value-type="float" office:value="6552" calcext:value-type="float">
            <text:p>6552</text:p>
          </table:table-cell>
          <table:table-cell office:value-type="string" calcext:value-type="string">
            <text:p>Posto Shell Thiago Vinicius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4502400" calcext:value-type="float">
            <text:p>1474502400</text:p>
          </table:table-cell>
          <table:table-cell office:value-type="float" office:value="6552" calcext:value-type="float">
            <text:p>6552</text:p>
          </table:table-cell>
          <table:table-cell office:value-type="string" calcext:value-type="string">
            <text:p>Posto Shell Thiago Vinicius</text:p>
          </table:table-cell>
          <table:table-cell office:value-type="string" calcext:value-type="string">
            <text:p>Fonte Câmera Lateral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4502400" calcext:value-type="float">
            <text:p>1474502400</text:p>
          </table:table-cell>
          <table:table-cell office:value-type="float" office:value="6610" calcext:value-type="float">
            <text:p>6610</text:p>
          </table:table-cell>
          <table:table-cell office:value-type="string" calcext:value-type="string">
            <text:p>Posto Shell Cardoso Castro</text:p>
          </table:table-cell>
          <table:table-cell office:value-type="string" calcext:value-type="string">
            <text:p>INC017479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4502400" calcext:value-type="float">
            <text:p>1474502400</text:p>
          </table:table-cell>
          <table:table-cell office:value-type="float" office:value="6656" calcext:value-type="float">
            <text:p>6656</text:p>
          </table:table-cell>
          <table:table-cell office:value-type="string" calcext:value-type="string">
            <text:p>Auto Posto Belezura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4502400" calcext:value-type="float">
            <text:p>1474502400</text:p>
          </table:table-cell>
          <table:table-cell office:value-type="float" office:value="6656" calcext:value-type="float">
            <text:p>6656</text:p>
          </table:table-cell>
          <table:table-cell office:value-type="string" calcext:value-type="string">
            <text:p>Auto Posto Belezura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4588800" calcext:value-type="float">
            <text:p>1474588800</text:p>
          </table:table-cell>
          <table:table-cell office:value-type="float" office:value="6078" calcext:value-type="float">
            <text:p>6078</text:p>
          </table:table-cell>
          <table:table-cell office:value-type="string" calcext:value-type="string">
            <text:p>Posto Shell Star Red</text:p>
          </table:table-cell>
          <table:table-cell office:value-type="string" calcext:value-type="string">
            <text:p>INC017499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4588800" calcext:value-type="float">
            <text:p>1474588800</text:p>
          </table:table-cell>
          <table:table-cell office:value-type="float" office:value="6086" calcext:value-type="float">
            <text:p>6086</text:p>
          </table:table-cell>
          <table:table-cell office:value-type="string" calcext:value-type="string">
            <text:p>Posto Shell Cinadis</text:p>
          </table:table-cell>
          <table:table-cell office:value-type="string" calcext:value-type="string">
            <text:p>INC17519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4588800" calcext:value-type="float">
            <text:p>1474588800</text:p>
          </table:table-cell>
          <table:table-cell office:value-type="float" office:value="6133" calcext:value-type="float">
            <text:p>6133</text:p>
          </table:table-cell>
          <table:table-cell office:value-type="string" calcext:value-type="string">
            <text:p>Posto Shell Argetax Anchieta</text:p>
          </table:table-cell>
          <table:table-cell office:value-type="string" calcext:value-type="string">
            <text:p>INC017458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4588800" calcext:value-type="float">
            <text:p>1474588800</text:p>
          </table:table-cell>
          <table:table-cell office:value-type="float" office:value="6136" calcext:value-type="float">
            <text:p>6136</text:p>
          </table:table-cell>
          <table:table-cell office:value-type="string" calcext:value-type="string">
            <text:p>Posto Shell Novo Barao 2</text:p>
          </table:table-cell>
          <table:table-cell office:value-type="string" calcext:value-type="string">
            <text:p>INC017509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4588800" calcext:value-type="float">
            <text:p>1474588800</text:p>
          </table:table-cell>
          <table:table-cell office:value-type="float" office:value="6140" calcext:value-type="float">
            <text:p>6140</text:p>
          </table:table-cell>
          <table:table-cell office:value-type="string" calcext:value-type="string">
            <text:p>Posto Shell O Chefao</text:p>
          </table:table-cell>
          <table:table-cell office:value-type="string" calcext:value-type="string">
            <text:p>INC017490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4588800" calcext:value-type="float">
            <text:p>1474588800</text:p>
          </table:table-cell>
          <table:table-cell office:value-type="float" office:value="6184" calcext:value-type="float">
            <text:p>6184</text:p>
          </table:table-cell>
          <table:table-cell office:value-type="string" calcext:value-type="string">
            <text:p>Posto Shell Fenix Nova Odessa</text:p>
          </table:table-cell>
          <table:table-cell office:value-type="string" calcext:value-type="string">
            <text:p>INC017477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4588800" calcext:value-type="float">
            <text:p>1474588800</text:p>
          </table:table-cell>
          <table:table-cell office:value-type="float" office:value="6234" calcext:value-type="float">
            <text:p>6234</text:p>
          </table:table-cell>
          <table:table-cell office:value-type="string" calcext:value-type="string">
            <text:p>Posto Shell Tropical Gas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4588800" calcext:value-type="float">
            <text:p>1474588800</text:p>
          </table:table-cell>
          <table:table-cell office:value-type="float" office:value="6266" calcext:value-type="float">
            <text:p>6266</text:p>
          </table:table-cell>
          <table:table-cell office:value-type="string" calcext:value-type="string">
            <text:p>Posto Shell Cardeal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4588800" calcext:value-type="float">
            <text:p>1474588800</text:p>
          </table:table-cell>
          <table:table-cell office:value-type="float" office:value="6434" calcext:value-type="float">
            <text:p>6434</text:p>
          </table:table-cell>
          <table:table-cell office:value-type="string" calcext:value-type="string">
            <text:p>Posto Shell Modelo JMLBG</text:p>
          </table:table-cell>
          <table:table-cell office:value-type="string" calcext:value-type="string">
            <text:p>INC017497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4588800" calcext:value-type="float">
            <text:p>1474588800</text:p>
          </table:table-cell>
          <table:table-cell office:value-type="float" office:value="6436" calcext:value-type="float">
            <text:p>6436</text:p>
          </table:table-cell>
          <table:table-cell office:value-type="string" calcext:value-type="string">
            <text:p>Posto Shell Excede</text:p>
          </table:table-cell>
          <table:table-cell office:value-type="string" calcext:value-type="string">
            <text:p>INC017496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4588800" calcext:value-type="float">
            <text:p>1474588800</text:p>
          </table:table-cell>
          <table:table-cell office:value-type="float" office:value="6469" calcext:value-type="float">
            <text:p>6469</text:p>
          </table:table-cell>
          <table:table-cell office:value-type="string" calcext:value-type="string">
            <text:p>Posto Shell Rodoposto Maristela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4588800" calcext:value-type="float">
            <text:p>1474588800</text:p>
          </table:table-cell>
          <table:table-cell office:value-type="float" office:value="6469" calcext:value-type="float">
            <text:p>6469</text:p>
          </table:table-cell>
          <table:table-cell office:value-type="string" calcext:value-type="string">
            <text:p>Posto Shell Rodoposto Maristela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4588800" calcext:value-type="float">
            <text:p>1474588800</text:p>
          </table:table-cell>
          <table:table-cell office:value-type="float" office:value="6469" calcext:value-type="float">
            <text:p>6469</text:p>
          </table:table-cell>
          <table:table-cell office:value-type="string" calcext:value-type="string">
            <text:p>Posto Shell Rodoposto Maristela</text:p>
          </table:table-cell>
          <table:table-cell office:value-type="string" calcext:value-type="string">
            <text:p>TASK0136326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4588800" calcext:value-type="float">
            <text:p>1474588800</text:p>
          </table:table-cell>
          <table:table-cell office:value-type="float" office:value="6492" calcext:value-type="float">
            <text:p>6492</text:p>
          </table:table-cell>
          <table:table-cell office:value-type="string" calcext:value-type="string">
            <text:p>Posto Shell Pavao Castelinho</text:p>
          </table:table-cell>
          <table:table-cell office:value-type="string" calcext:value-type="string">
            <text:p>INC17504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4588800" calcext:value-type="float">
            <text:p>1474588800</text:p>
          </table:table-cell>
          <table:table-cell office:value-type="float" office:value="6523" calcext:value-type="float">
            <text:p>6523</text:p>
          </table:table-cell>
          <table:table-cell office:value-type="string" calcext:value-type="string">
            <text:p>Posto Shell Colossal</text:p>
          </table:table-cell>
          <table:table-cell office:value-type="string" calcext:value-type="string">
            <text:p>INC017494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4588800" calcext:value-type="float">
            <text:p>1474588800</text:p>
          </table:table-cell>
          <table:table-cell office:value-type="float" office:value="6532" calcext:value-type="float">
            <text:p>6532</text:p>
          </table:table-cell>
          <table:table-cell office:value-type="string" calcext:value-type="string">
            <text:p>Posto Shell Antares</text:p>
          </table:table-cell>
          <table:table-cell office:value-type="string" calcext:value-type="string">
            <text:p>INC017487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4588800" calcext:value-type="float">
            <text:p>1474588800</text:p>
          </table:table-cell>
          <table:table-cell office:value-type="float" office:value="6539" calcext:value-type="float">
            <text:p>6539</text:p>
          </table:table-cell>
          <table:table-cell office:value-type="string" calcext:value-type="string">
            <text:p>Posto Shell Pedrazzoli</text:p>
          </table:table-cell>
          <table:table-cell office:value-type="string" calcext:value-type="string">
            <text:p>INC017410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4588800" calcext:value-type="float">
            <text:p>1474588800</text:p>
          </table:table-cell>
          <table:table-cell office:value-type="float" office:value="6541" calcext:value-type="float">
            <text:p>6541</text:p>
          </table:table-cell>
          <table:table-cell office:value-type="string" calcext:value-type="string">
            <text:p>Posto Shell Picheth</text:p>
          </table:table-cell>
          <table:table-cell office:value-type="string" calcext:value-type="string">
            <text:p>INC017501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4588800" calcext:value-type="float">
            <text:p>1474588800</text:p>
          </table:table-cell>
          <table:table-cell office:value-type="float" office:value="6593" calcext:value-type="float">
            <text:p>6593</text:p>
          </table:table-cell>
          <table:table-cell office:value-type="string" calcext:value-type="string">
            <text:p>Posto Shell Monte Santo</text:p>
          </table:table-cell>
          <table:table-cell office:value-type="string" calcext:value-type="string">
            <text:p>INC17466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4675200" calcext:value-type="float">
            <text:p>1474675200</text:p>
          </table:table-cell>
          <table:table-cell office:value-type="float" office:value="6463" calcext:value-type="float">
            <text:p>6463</text:p>
          </table:table-cell>
          <table:table-cell office:value-type="string" calcext:value-type="string">
            <text:p>Posto Shell Amigao de Itaborai</text:p>
          </table:table-cell>
          <table:table-cell office:value-type="string" calcext:value-type="string">
            <text:p>INC017491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4848000" calcext:value-type="float">
            <text:p>1474848000</text:p>
          </table:table-cell>
          <table:table-cell office:value-type="float" office:value="6078" calcext:value-type="float">
            <text:p>6078</text:p>
          </table:table-cell>
          <table:table-cell office:value-type="string" calcext:value-type="string">
            <text:p>Posto Shell Star Red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4848000" calcext:value-type="float">
            <text:p>1474848000</text:p>
          </table:table-cell>
          <table:table-cell office:value-type="float" office:value="6078" calcext:value-type="float">
            <text:p>6078</text:p>
          </table:table-cell>
          <table:table-cell office:value-type="string" calcext:value-type="string">
            <text:p>Posto Shell Star Red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4848000" calcext:value-type="float">
            <text:p>1474848000</text:p>
          </table:table-cell>
          <table:table-cell office:value-type="float" office:value="6080" calcext:value-type="float">
            <text:p>6080</text:p>
          </table:table-cell>
          <table:table-cell office:value-type="string" calcext:value-type="string">
            <text:p>Posto Shell Turismo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4848000" calcext:value-type="float">
            <text:p>1474848000</text:p>
          </table:table-cell>
          <table:table-cell office:value-type="float" office:value="6080" calcext:value-type="float">
            <text:p>6080</text:p>
          </table:table-cell>
          <table:table-cell office:value-type="string" calcext:value-type="string">
            <text:p>Posto Shell Turismo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4848000" calcext:value-type="float">
            <text:p>1474848000</text:p>
          </table:table-cell>
          <table:table-cell office:value-type="float" office:value="6123" calcext:value-type="float">
            <text:p>6123</text:p>
          </table:table-cell>
          <table:table-cell office:value-type="string" calcext:value-type="string">
            <text:p>Posto Shell Estação Anchieta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4848000" calcext:value-type="float">
            <text:p>1474848000</text:p>
          </table:table-cell>
          <table:table-cell office:value-type="float" office:value="6123" calcext:value-type="float">
            <text:p>6123</text:p>
          </table:table-cell>
          <table:table-cell office:value-type="string" calcext:value-type="string">
            <text:p>Posto Shell Estação Anchieta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4848000" calcext:value-type="float">
            <text:p>1474848000</text:p>
          </table:table-cell>
          <table:table-cell office:value-type="float" office:value="6155" calcext:value-type="float">
            <text:p>6155</text:p>
          </table:table-cell>
          <table:table-cell office:value-type="string" calcext:value-type="string">
            <text:p>Posto Shell Antonio Paes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4848000" calcext:value-type="float">
            <text:p>1474848000</text:p>
          </table:table-cell>
          <table:table-cell office:value-type="float" office:value="6155" calcext:value-type="float">
            <text:p>6155</text:p>
          </table:table-cell>
          <table:table-cell office:value-type="string" calcext:value-type="string">
            <text:p>Posto Shell Antonio Paes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4848000" calcext:value-type="float">
            <text:p>1474848000</text:p>
          </table:table-cell>
          <table:table-cell office:value-type="float" office:value="6353" calcext:value-type="float">
            <text:p>6353</text:p>
          </table:table-cell>
          <table:table-cell office:value-type="string" calcext:value-type="string">
            <text:p>Posto Shell Tiger</text:p>
          </table:table-cell>
          <table:table-cell office:value-type="string" calcext:value-type="string">
            <text:p>INC017506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4848000" calcext:value-type="float">
            <text:p>1474848000</text:p>
          </table:table-cell>
          <table:table-cell office:value-type="float" office:value="6411" calcext:value-type="float">
            <text:p>6411</text:p>
          </table:table-cell>
          <table:table-cell office:value-type="string" calcext:value-type="string">
            <text:p>Posto Shell Santos Dummont de Franca</text:p>
          </table:table-cell>
          <table:table-cell office:value-type="string" calcext:value-type="string">
            <text:p>INC017538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4848000" calcext:value-type="float">
            <text:p>1474848000</text:p>
          </table:table-cell>
          <table:table-cell office:value-type="float" office:value="6532" calcext:value-type="float">
            <text:p>6532</text:p>
          </table:table-cell>
          <table:table-cell office:value-type="string" calcext:value-type="string">
            <text:p>Posto Shell Antares</text:p>
          </table:table-cell>
          <table:table-cell office:value-type="string" calcext:value-type="string">
            <text:p>INC017538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4848000" calcext:value-type="float">
            <text:p>1474848000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Posto Shell Jardim Botanico</text:p>
          </table:table-cell>
          <table:table-cell office:value-type="string" calcext:value-type="string">
            <text:p>INC017550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4848000" calcext:value-type="float">
            <text:p>1474848000</text:p>
          </table:table-cell>
          <table:table-cell office:value-type="float" office:value="6595" calcext:value-type="float">
            <text:p>6595</text:p>
          </table:table-cell>
          <table:table-cell office:value-type="string" calcext:value-type="string">
            <text:p>Posto Shell A P F</text:p>
          </table:table-cell>
          <table:table-cell office:value-type="string" calcext:value-type="string">
            <text:p>INC017407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4848000" calcext:value-type="float">
            <text:p>1474848000</text:p>
          </table:table-cell>
          <table:table-cell office:value-type="float" office:value="6595" calcext:value-type="float">
            <text:p>6595</text:p>
          </table:table-cell>
          <table:table-cell office:value-type="string" calcext:value-type="string">
            <text:p>Posto Shell A P F</text:p>
          </table:table-cell>
          <table:table-cell office:value-type="string" calcext:value-type="string">
            <text:p>TASK0136812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4848000" calcext:value-type="float">
            <text:p>1474848000</text:p>
          </table:table-cell>
          <table:table-cell office:value-type="float" office:value="6655" calcext:value-type="float">
            <text:p>6655</text:p>
          </table:table-cell>
          <table:table-cell office:value-type="string" calcext:value-type="string">
            <text:p>Posto Shell Sol da Dutra</text:p>
          </table:table-cell>
          <table:table-cell office:value-type="string" calcext:value-type="string">
            <text:p>INC017508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4934400" calcext:value-type="float">
            <text:p>1474934400</text:p>
          </table:table-cell>
          <table:table-cell office:value-type="float" office:value="6190" calcext:value-type="float">
            <text:p>6190</text:p>
          </table:table-cell>
          <table:table-cell office:value-type="string" calcext:value-type="string">
            <text:p>Posto Shell Lavapes</text:p>
          </table:table-cell>
          <table:table-cell office:value-type="string" calcext:value-type="string">
            <text:p>INC017522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4934400" calcext:value-type="float">
            <text:p>1474934400</text:p>
          </table:table-cell>
          <table:table-cell office:value-type="float" office:value="6203" calcext:value-type="float">
            <text:p>6203</text:p>
          </table:table-cell>
          <table:table-cell office:value-type="string" calcext:value-type="string">
            <text:p>Posto Shell Casa Grande</text:p>
          </table:table-cell>
          <table:table-cell office:value-type="string" calcext:value-type="string">
            <text:p>INC017563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4934400" calcext:value-type="float">
            <text:p>1474934400</text:p>
          </table:table-cell>
          <table:table-cell office:value-type="float" office:value="6253" calcext:value-type="float">
            <text:p>6253</text:p>
          </table:table-cell>
          <table:table-cell office:value-type="string" calcext:value-type="string">
            <text:p>Posto Shell BE</text:p>
          </table:table-cell>
          <table:table-cell office:value-type="string" calcext:value-type="string">
            <text:p>INC017533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4934400" calcext:value-type="float">
            <text:p>1474934400</text:p>
          </table:table-cell>
          <table:table-cell office:value-type="float" office:value="6490" calcext:value-type="float">
            <text:p>6490</text:p>
          </table:table-cell>
          <table:table-cell office:value-type="string" calcext:value-type="string">
            <text:p>Posto Shell Progresso Eloy Chaves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4</text:p>
          </table:table-cell>
        </table:table-row>
        <table:table-row table:style-name="ro1">
          <table:table-cell office:value-type="float" office:value="1474934400" calcext:value-type="float">
            <text:p>1474934400</text:p>
          </table:table-cell>
          <table:table-cell office:value-type="float" office:value="6490" calcext:value-type="float">
            <text:p>6490</text:p>
          </table:table-cell>
          <table:table-cell office:value-type="string" calcext:value-type="string">
            <text:p>Posto Shell Progresso Eloy Chaves</text:p>
          </table:table-cell>
          <table:table-cell office:value-type="string" calcext:value-type="string">
            <text:p>TASK0129207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4934400" calcext:value-type="float">
            <text:p>1474934400</text:p>
          </table:table-cell>
          <table:table-cell office:value-type="float" office:value="6510" calcext:value-type="float">
            <text:p>6510</text:p>
          </table:table-cell>
          <table:table-cell office:value-type="string" calcext:value-type="string">
            <text:p>Posto Shell Manhattam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4934400" calcext:value-type="float">
            <text:p>1474934400</text:p>
          </table:table-cell>
          <table:table-cell office:value-type="float" office:value="6511" calcext:value-type="float">
            <text:p>6511</text:p>
          </table:table-cell>
          <table:table-cell office:value-type="string" calcext:value-type="string">
            <text:p>Posto Shell Reyssol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4934400" calcext:value-type="float">
            <text:p>1474934400</text:p>
          </table:table-cell>
          <table:table-cell office:value-type="float" office:value="6511" calcext:value-type="float">
            <text:p>6511</text:p>
          </table:table-cell>
          <table:table-cell office:value-type="string" calcext:value-type="string">
            <text:p>Posto Shell Reyssol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4934400" calcext:value-type="float">
            <text:p>1474934400</text:p>
          </table:table-cell>
          <table:table-cell office:value-type="float" office:value="6564" calcext:value-type="float">
            <text:p>6564</text:p>
          </table:table-cell>
          <table:table-cell office:value-type="string" calcext:value-type="string">
            <text:p>Posto Shell MLL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4934400" calcext:value-type="float">
            <text:p>1474934400</text:p>
          </table:table-cell>
          <table:table-cell office:value-type="float" office:value="6564" calcext:value-type="float">
            <text:p>6564</text:p>
          </table:table-cell>
          <table:table-cell office:value-type="string" calcext:value-type="string">
            <text:p>Posto Shell MLL</text:p>
          </table:table-cell>
          <table:table-cell office:value-type="string" calcext:value-type="string">
            <text:p>Fonte Câmera Lateral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4934400" calcext:value-type="float">
            <text:p>1474934400</text:p>
          </table:table-cell>
          <table:table-cell office:value-type="float" office:value="6571" calcext:value-type="float">
            <text:p>6571</text:p>
          </table:table-cell>
          <table:table-cell office:value-type="string" calcext:value-type="string">
            <text:p>Posto Shell Rio Lima</text:p>
          </table:table-cell>
          <table:table-cell office:value-type="string" calcext:value-type="string">
            <text:p>INC017578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5020800" calcext:value-type="float">
            <text:p>1475020800</text:p>
          </table:table-cell>
          <table:table-cell office:value-type="float" office:value="6009" calcext:value-type="float">
            <text:p>6009</text:p>
          </table:table-cell>
          <table:table-cell office:value-type="string" calcext:value-type="string">
            <text:p>Posto Shell Hawai</text:p>
          </table:table-cell>
          <table:table-cell table:number-columns-repeated="2" office:value-type="string" calcext:value-type="string">
            <text:p>PREVEN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5020800" calcext:value-type="float">
            <text:p>1475020800</text:p>
          </table:table-cell>
          <table:table-cell office:value-type="float" office:value="6120" calcext:value-type="float">
            <text:p>6120</text:p>
          </table:table-cell>
          <table:table-cell office:value-type="string" calcext:value-type="string">
            <text:p>Posto Shell Vila rica</text:p>
          </table:table-cell>
          <table:table-cell office:value-type="string" calcext:value-type="string">
            <text:p>INC017589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5020800" calcext:value-type="float">
            <text:p>1475020800</text:p>
          </table:table-cell>
          <table:table-cell office:value-type="float" office:value="6245" calcext:value-type="float">
            <text:p>6245</text:p>
          </table:table-cell>
          <table:table-cell office:value-type="string" calcext:value-type="string">
            <text:p>Posto Shell Campo limpo</text:p>
          </table:table-cell>
          <table:table-cell office:value-type="string" calcext:value-type="string">
            <text:p>INC0175832,INC017612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5020800" calcext:value-type="float">
            <text:p>1475020800</text:p>
          </table:table-cell>
          <table:table-cell office:value-type="float" office:value="6299" calcext:value-type="float">
            <text:p>6299</text:p>
          </table:table-cell>
          <table:table-cell office:value-type="string" calcext:value-type="string">
            <text:p>Posto Shell Dar A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5020800" calcext:value-type="float">
            <text:p>1475020800</text:p>
          </table:table-cell>
          <table:table-cell office:value-type="float" office:value="6309" calcext:value-type="float">
            <text:p>6309</text:p>
          </table:table-cell>
          <table:table-cell office:value-type="string" calcext:value-type="string">
            <text:p>Posto Shell GT</text:p>
          </table:table-cell>
          <table:table-cell office:value-type="string" calcext:value-type="string">
            <text:p>INC017584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5020800" calcext:value-type="float">
            <text:p>1475020800</text:p>
          </table:table-cell>
          <table:table-cell office:value-type="float" office:value="6314" calcext:value-type="float">
            <text:p>6314</text:p>
          </table:table-cell>
          <table:table-cell office:value-type="string" calcext:value-type="string">
            <text:p>Posto Shell Maravilha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5020800" calcext:value-type="float">
            <text:p>1475020800</text:p>
          </table:table-cell>
          <table:table-cell office:value-type="float" office:value="6438" calcext:value-type="float">
            <text:p>6438</text:p>
          </table:table-cell>
          <table:table-cell office:value-type="string" calcext:value-type="string">
            <text:p>Posto Shell Hawai Rio</text:p>
          </table:table-cell>
          <table:table-cell office:value-type="string" calcext:value-type="string">
            <text:p>TASK0137377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5020800" calcext:value-type="float">
            <text:p>1475020800</text:p>
          </table:table-cell>
          <table:table-cell office:value-type="float" office:value="6446" calcext:value-type="float">
            <text:p>6446</text:p>
          </table:table-cell>
          <table:table-cell office:value-type="string" calcext:value-type="string">
            <text:p>Posto Shell Amor da Leopoldina</text:p>
          </table:table-cell>
          <table:table-cell office:value-type="string" calcext:value-type="string">
            <text:p>TASK0137380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5020800" calcext:value-type="float">
            <text:p>1475020800</text:p>
          </table:table-cell>
          <table:table-cell office:value-type="float" office:value="6532" calcext:value-type="float">
            <text:p>6532</text:p>
          </table:table-cell>
          <table:table-cell office:value-type="string" calcext:value-type="string">
            <text:p>Posto Shell Antares</text:p>
          </table:table-cell>
          <table:table-cell office:value-type="string" calcext:value-type="string">
            <text:p>INC017608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5020800" calcext:value-type="float">
            <text:p>1475020800</text:p>
          </table:table-cell>
          <table:table-cell office:value-type="float" office:value="6534" calcext:value-type="float">
            <text:p>6534</text:p>
          </table:table-cell>
          <table:table-cell office:value-type="string" calcext:value-type="string">
            <text:p>Posto Shell Alameda Sacoma</text:p>
          </table:table-cell>
          <table:table-cell office:value-type="string" calcext:value-type="string">
            <text:p>INC017597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5020800" calcext:value-type="float">
            <text:p>1475020800</text:p>
          </table:table-cell>
          <table:table-cell office:value-type="float" office:value="6546" calcext:value-type="float">
            <text:p>6546</text:p>
          </table:table-cell>
          <table:table-cell office:value-type="string" calcext:value-type="string">
            <text:p>Posto Shell Perola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5020800" calcext:value-type="float">
            <text:p>1475020800</text:p>
          </table:table-cell>
          <table:table-cell office:value-type="float" office:value="6546" calcext:value-type="float">
            <text:p>6546</text:p>
          </table:table-cell>
          <table:table-cell office:value-type="string" calcext:value-type="string">
            <text:p>Posto Shell Perola</text:p>
          </table:table-cell>
          <table:table-cell office:value-type="string" calcext:value-type="string">
            <text:p>Fonte Câmera Lateral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5107200" calcext:value-type="float">
            <text:p>1475107200</text:p>
          </table:table-cell>
          <table:table-cell office:value-type="float" office:value="6080" calcext:value-type="float">
            <text:p>6080</text:p>
          </table:table-cell>
          <table:table-cell office:value-type="string" calcext:value-type="string">
            <text:p>Posto Shell Turismo</text:p>
          </table:table-cell>
          <table:table-cell office:value-type="string" calcext:value-type="string">
            <text:p>INC017598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5107200" calcext:value-type="float">
            <text:p>1475107200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Posto Shell Ouro de barueri</text:p>
          </table:table-cell>
          <table:table-cell office:value-type="string" calcext:value-type="string">
            <text:p>INC17579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5107200" calcext:value-type="float">
            <text:p>1475107200</text:p>
          </table:table-cell>
          <table:table-cell office:value-type="float" office:value="6268" calcext:value-type="float">
            <text:p>6268</text:p>
          </table:table-cell>
          <table:table-cell office:value-type="string" calcext:value-type="string">
            <text:p>Posto Shell Gôndola</text:p>
          </table:table-cell>
          <table:table-cell office:value-type="string" calcext:value-type="string">
            <text:p>INC017616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5107200" calcext:value-type="float">
            <text:p>1475107200</text:p>
          </table:table-cell>
          <table:table-cell office:value-type="float" office:value="6544" calcext:value-type="float">
            <text:p>6544</text:p>
          </table:table-cell>
          <table:table-cell office:value-type="string" calcext:value-type="string">
            <text:p>Posto Shell Premiere</text:p>
          </table:table-cell>
          <table:table-cell office:value-type="string" calcext:value-type="string">
            <text:p>INC017633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5107200" calcext:value-type="float">
            <text:p>1475107200</text:p>
          </table:table-cell>
          <table:table-cell office:value-type="float" office:value="6594" calcext:value-type="float">
            <text:p>6594</text:p>
          </table:table-cell>
          <table:table-cell office:value-type="string" calcext:value-type="string">
            <text:p>Posto Shell Luches</text:p>
          </table:table-cell>
          <table:table-cell office:value-type="string" calcext:value-type="string">
            <text:p>INC017624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5193600" calcext:value-type="float">
            <text:p>1475193600</text:p>
          </table:table-cell>
          <table:table-cell office:value-type="float" office:value="6266" calcext:value-type="float">
            <text:p>6266</text:p>
          </table:table-cell>
          <table:table-cell office:value-type="string" calcext:value-type="string">
            <text:p>Posto Shell Cardeal</text:p>
          </table:table-cell>
          <table:table-cell office:value-type="string" calcext:value-type="string">
            <text:p>INC017623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5193600" calcext:value-type="float">
            <text:p>1475193600</text:p>
          </table:table-cell>
          <table:table-cell office:value-type="float" office:value="6321" calcext:value-type="float">
            <text:p>6321</text:p>
          </table:table-cell>
          <table:table-cell office:value-type="string" calcext:value-type="string">
            <text:p>Posto Shell Carro Nobre</text:p>
          </table:table-cell>
          <table:table-cell office:value-type="string" calcext:value-type="string">
            <text:p>INC017657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5193600" calcext:value-type="float">
            <text:p>1475193600</text:p>
          </table:table-cell>
          <table:table-cell office:value-type="float" office:value="6322" calcext:value-type="float">
            <text:p>6322</text:p>
          </table:table-cell>
          <table:table-cell office:value-type="string" calcext:value-type="string">
            <text:p>Posto Shell Monaco</text:p>
          </table:table-cell>
          <table:table-cell office:value-type="string" calcext:value-type="string">
            <text:p>TASK0138206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5193600" calcext:value-type="float">
            <text:p>1475193600</text:p>
          </table:table-cell>
          <table:table-cell office:value-type="float" office:value="6334" calcext:value-type="float">
            <text:p>6334</text:p>
          </table:table-cell>
          <table:table-cell office:value-type="string" calcext:value-type="string">
            <text:p>Posto Shell Quality Casablanca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5193600" calcext:value-type="float">
            <text:p>1475193600</text:p>
          </table:table-cell>
          <table:table-cell office:value-type="float" office:value="6335" calcext:value-type="float">
            <text:p>6335</text:p>
          </table:table-cell>
          <table:table-cell office:value-type="string" calcext:value-type="string">
            <text:p>Posto Shell Quality Supra</text:p>
          </table:table-cell>
          <table:table-cell office:value-type="string" calcext:value-type="string">
            <text:p>INC017629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5193600" calcext:value-type="float">
            <text:p>1475193600</text:p>
          </table:table-cell>
          <table:table-cell office:value-type="float" office:value="6362" calcext:value-type="float">
            <text:p>6362</text:p>
          </table:table-cell>
          <table:table-cell office:value-type="string" calcext:value-type="string">
            <text:p>Posto Shell Garcia de Campinas</text:p>
          </table:table-cell>
          <table:table-cell office:value-type="string" calcext:value-type="string">
            <text:p>INC017641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5193600" calcext:value-type="float">
            <text:p>1475193600</text:p>
          </table:table-cell>
          <table:table-cell office:value-type="float" office:value="6377" calcext:value-type="float">
            <text:p>6377</text:p>
          </table:table-cell>
          <table:table-cell office:value-type="string" calcext:value-type="string">
            <text:p>Posto Shell Guigui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5193600" calcext:value-type="float">
            <text:p>1475193600</text:p>
          </table:table-cell>
          <table:table-cell office:value-type="float" office:value="6440" calcext:value-type="float">
            <text:p>6440</text:p>
          </table:table-cell>
          <table:table-cell office:value-type="string" calcext:value-type="string">
            <text:p>Posto Shell Tirol</text:p>
          </table:table-cell>
          <table:table-cell office:value-type="string" calcext:value-type="string">
            <text:p>TASK0138153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5193600" calcext:value-type="float">
            <text:p>1475193600</text:p>
          </table:table-cell>
          <table:table-cell office:value-type="float" office:value="6498" calcext:value-type="float">
            <text:p>6498</text:p>
          </table:table-cell>
          <table:table-cell office:value-type="string" calcext:value-type="string">
            <text:p>Posto Shell Pistao</text:p>
          </table:table-cell>
          <table:table-cell office:value-type="string" calcext:value-type="string">
            <text:p>TASK0138154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5193600" calcext:value-type="float">
            <text:p>1475193600</text:p>
          </table:table-cell>
          <table:table-cell office:value-type="float" office:value="6536" calcext:value-type="float">
            <text:p>6536</text:p>
          </table:table-cell>
          <table:table-cell office:value-type="string" calcext:value-type="string">
            <text:p>Posto Shell Aladin Servicos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5193600" calcext:value-type="float">
            <text:p>1475193600</text:p>
          </table:table-cell>
          <table:table-cell office:value-type="float" office:value="6657" calcext:value-type="float">
            <text:p>6657</text:p>
          </table:table-cell>
          <table:table-cell office:value-type="string" calcext:value-type="string">
            <text:p>Posto Shell Via Ponte</text:p>
          </table:table-cell>
          <table:table-cell office:value-type="string" calcext:value-type="string">
            <text:p>TASK0138203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5280000" calcext:value-type="float">
            <text:p>1475280000</text:p>
          </table:table-cell>
          <table:table-cell office:value-type="float" office:value="6538" calcext:value-type="float">
            <text:p>6538</text:p>
          </table:table-cell>
          <table:table-cell office:value-type="string" calcext:value-type="string">
            <text:p>Posto Shell Verde Curitiba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5452800" calcext:value-type="float">
            <text:p>1475452800</text:p>
          </table:table-cell>
          <table:table-cell office:value-type="float" office:value="6195" calcext:value-type="float">
            <text:p>6195</text:p>
          </table:table-cell>
          <table:table-cell office:value-type="string" calcext:value-type="string">
            <text:p>Posto Shell Saci</text:p>
          </table:table-cell>
          <table:table-cell office:value-type="string" calcext:value-type="string">
            <text:p>TASK0138627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5452800" calcext:value-type="float">
            <text:p>1475452800</text:p>
          </table:table-cell>
          <table:table-cell office:value-type="float" office:value="6288" calcext:value-type="float">
            <text:p>6288</text:p>
          </table:table-cell>
          <table:table-cell office:value-type="string" calcext:value-type="string">
            <text:p>Posto Shell Pimenta</text:p>
          </table:table-cell>
          <table:table-cell office:value-type="string" calcext:value-type="string">
            <text:p>TASK0138627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5452800" calcext:value-type="float">
            <text:p>1475452800</text:p>
          </table:table-cell>
          <table:table-cell office:value-type="float" office:value="6389" calcext:value-type="float">
            <text:p>6389</text:p>
          </table:table-cell>
          <table:table-cell office:value-type="string" calcext:value-type="string">
            <text:p>Posto Shell Nelson Scorsolini</text:p>
          </table:table-cell>
          <table:table-cell office:value-type="string" calcext:value-type="string">
            <text:p>TASK0138632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5452800" calcext:value-type="float">
            <text:p>1475452800</text:p>
          </table:table-cell>
          <table:table-cell office:value-type="float" office:value="6477" calcext:value-type="float">
            <text:p>6477</text:p>
          </table:table-cell>
          <table:table-cell office:value-type="string" calcext:value-type="string">
            <text:p>Posto Shell Arrastao</text:p>
          </table:table-cell>
          <table:table-cell office:value-type="string" calcext:value-type="string">
            <text:p>TASK0138901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5452800" calcext:value-type="float">
            <text:p>1475452800</text:p>
          </table:table-cell>
          <table:table-cell office:value-type="float" office:value="6533" calcext:value-type="float">
            <text:p>6533</text:p>
          </table:table-cell>
          <table:table-cell office:value-type="string" calcext:value-type="string">
            <text:p>Posto Shell Copa Ouro</text:p>
          </table:table-cell>
          <table:table-cell office:value-type="string" calcext:value-type="string">
            <text:p>INC017704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5452800" calcext:value-type="float">
            <text:p>1475452800</text:p>
          </table:table-cell>
          <table:table-cell office:value-type="float" office:value="6580" calcext:value-type="float">
            <text:p>6580</text:p>
          </table:table-cell>
          <table:table-cell office:value-type="string" calcext:value-type="string">
            <text:p>Posto Shell Galapagos</text:p>
          </table:table-cell>
          <table:table-cell office:value-type="string" calcext:value-type="string">
            <text:p>TASK013716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5452800" calcext:value-type="float">
            <text:p>1475452800</text:p>
          </table:table-cell>
          <table:table-cell office:value-type="float" office:value="6591" calcext:value-type="float">
            <text:p>6591</text:p>
          </table:table-cell>
          <table:table-cell office:value-type="string" calcext:value-type="string">
            <text:p>Posto Shell ALG</text:p>
          </table:table-cell>
          <table:table-cell office:value-type="string" calcext:value-type="string">
            <text:p>TASK0138896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5539200" calcext:value-type="float">
            <text:p>1475539200</text:p>
          </table:table-cell>
          <table:table-cell office:value-type="float" office:value="6193" calcext:value-type="float">
            <text:p>6193</text:p>
          </table:table-cell>
          <table:table-cell office:value-type="string" calcext:value-type="string">
            <text:p>Posto Shell Jardim colonial</text:p>
          </table:table-cell>
          <table:table-cell office:value-type="string" calcext:value-type="string">
            <text:p>INC936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75539200" calcext:value-type="float">
            <text:p>1475539200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osto Shell Aiwa</text:p>
          </table:table-cell>
          <table:table-cell office:value-type="string" calcext:value-type="string">
            <text:p>INC017723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5539200" calcext:value-type="float">
            <text:p>1475539200</text:p>
          </table:table-cell>
          <table:table-cell office:value-type="float" office:value="6223" calcext:value-type="float">
            <text:p>6223</text:p>
          </table:table-cell>
          <table:table-cell office:value-type="string" calcext:value-type="string">
            <text:p>Posto Shell Novo Ouro Negro</text:p>
          </table:table-cell>
          <table:table-cell office:value-type="string" calcext:value-type="string">
            <text:p>INC017726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5539200" calcext:value-type="float">
            <text:p>1475539200</text:p>
          </table:table-cell>
          <table:table-cell office:value-type="float" office:value="6274" calcext:value-type="float">
            <text:p>6274</text:p>
          </table:table-cell>
          <table:table-cell office:value-type="string" calcext:value-type="string">
            <text:p>Posto Shell Silvia Maria Pinto Santos Abastece</text:p>
          </table:table-cell>
          <table:table-cell office:value-type="string" calcext:value-type="string">
            <text:p>INC17644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5539200" calcext:value-type="float">
            <text:p>1475539200</text:p>
          </table:table-cell>
          <table:table-cell office:value-type="float" office:value="6316" calcext:value-type="float">
            <text:p>6316</text:p>
          </table:table-cell>
          <table:table-cell office:value-type="string" calcext:value-type="string">
            <text:p>Posto Shell Sociedade RD</text:p>
          </table:table-cell>
          <table:table-cell office:value-type="string" calcext:value-type="string">
            <text:p>TASK0138746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5539200" calcext:value-type="float">
            <text:p>1475539200</text:p>
          </table:table-cell>
          <table:table-cell office:value-type="float" office:value="6321" calcext:value-type="float">
            <text:p>6321</text:p>
          </table:table-cell>
          <table:table-cell office:value-type="string" calcext:value-type="string">
            <text:p>Posto Shell Carro Nobre</text:p>
          </table:table-cell>
          <table:table-cell office:value-type="string" calcext:value-type="string">
            <text:p>INC017657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5539200" calcext:value-type="float">
            <text:p>1475539200</text:p>
          </table:table-cell>
          <table:table-cell office:value-type="float" office:value="6338" calcext:value-type="float">
            <text:p>6338</text:p>
          </table:table-cell>
          <table:table-cell office:value-type="string" calcext:value-type="string">
            <text:p>Posto Shell Portal Presidente</text:p>
          </table:table-cell>
          <table:table-cell office:value-type="string" calcext:value-type="string">
            <text:p>TASK0138745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5539200" calcext:value-type="float">
            <text:p>1475539200</text:p>
          </table:table-cell>
          <table:table-cell office:value-type="float" office:value="6347" calcext:value-type="float">
            <text:p>6347</text:p>
          </table:table-cell>
          <table:table-cell office:value-type="string" calcext:value-type="string">
            <text:p>Posto Shell Caragua</text:p>
          </table:table-cell>
          <table:table-cell office:value-type="string" calcext:value-type="string">
            <text:p>INC017670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5539200" calcext:value-type="float">
            <text:p>1475539200</text:p>
          </table:table-cell>
          <table:table-cell office:value-type="float" office:value="6350" calcext:value-type="float">
            <text:p>6350</text:p>
          </table:table-cell>
          <table:table-cell office:value-type="string" calcext:value-type="string">
            <text:p>Posto Shell Aeroporto de Ubatuba</text:p>
          </table:table-cell>
          <table:table-cell office:value-type="string" calcext:value-type="string">
            <text:p>INC017741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5539200" calcext:value-type="float">
            <text:p>1475539200</text:p>
          </table:table-cell>
          <table:table-cell office:value-type="float" office:value="6425" calcext:value-type="float">
            <text:p>6425</text:p>
          </table:table-cell>
          <table:table-cell office:value-type="string" calcext:value-type="string">
            <text:p>Posto Shell Perola de Ubatuba</text:p>
          </table:table-cell>
          <table:table-cell office:value-type="string" calcext:value-type="string">
            <text:p>INC017741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5539200" calcext:value-type="float">
            <text:p>1475539200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to Shell Importação</text:p>
          </table:table-cell>
          <table:table-cell office:value-type="string" calcext:value-type="string">
            <text:p>INC017710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5539200" calcext:value-type="float">
            <text:p>1475539200</text:p>
          </table:table-cell>
          <table:table-cell office:value-type="float" office:value="6453" calcext:value-type="float">
            <text:p>6453</text:p>
          </table:table-cell>
          <table:table-cell office:value-type="string" calcext:value-type="string">
            <text:p>Posto Shell Duck</text:p>
          </table:table-cell>
          <table:table-cell office:value-type="string" calcext:value-type="string">
            <text:p>INC017734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5539200" calcext:value-type="float">
            <text:p>1475539200</text:p>
          </table:table-cell>
          <table:table-cell office:value-type="float" office:value="6523" calcext:value-type="float">
            <text:p>6523</text:p>
          </table:table-cell>
          <table:table-cell office:value-type="string" calcext:value-type="string">
            <text:p>Posto Shell Colossal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5539200" calcext:value-type="float">
            <text:p>1475539200</text:p>
          </table:table-cell>
          <table:table-cell office:value-type="float" office:value="6523" calcext:value-type="float">
            <text:p>6523</text:p>
          </table:table-cell>
          <table:table-cell office:value-type="string" calcext:value-type="string">
            <text:p>Posto Shell Colossal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5539200" calcext:value-type="float">
            <text:p>1475539200</text:p>
          </table:table-cell>
          <table:table-cell office:value-type="float" office:value="6532" calcext:value-type="float">
            <text:p>6532</text:p>
          </table:table-cell>
          <table:table-cell office:value-type="string" calcext:value-type="string">
            <text:p>Posto Shell Antares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5539200" calcext:value-type="float">
            <text:p>1475539200</text:p>
          </table:table-cell>
          <table:table-cell office:value-type="float" office:value="6533" calcext:value-type="float">
            <text:p>6533</text:p>
          </table:table-cell>
          <table:table-cell office:value-type="string" calcext:value-type="string">
            <text:p>Posto Shell Copa Ouro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5539200" calcext:value-type="float">
            <text:p>1475539200</text:p>
          </table:table-cell>
          <table:table-cell office:value-type="float" office:value="6533" calcext:value-type="float">
            <text:p>6533</text:p>
          </table:table-cell>
          <table:table-cell office:value-type="string" calcext:value-type="string">
            <text:p>Posto Shell Copa Ouro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5539200" calcext:value-type="float">
            <text:p>1475539200</text:p>
          </table:table-cell>
          <table:table-cell office:value-type="float" office:value="6536" calcext:value-type="float">
            <text:p>6536</text:p>
          </table:table-cell>
          <table:table-cell office:value-type="string" calcext:value-type="string">
            <text:p>Posto Shell Aladin Servicos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5539200" calcext:value-type="float">
            <text:p>1475539200</text:p>
          </table:table-cell>
          <table:table-cell office:value-type="float" office:value="6538" calcext:value-type="float">
            <text:p>6538</text:p>
          </table:table-cell>
          <table:table-cell office:value-type="string" calcext:value-type="string">
            <text:p>Posto Shell Verde Curitiba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5539200" calcext:value-type="float">
            <text:p>1475539200</text:p>
          </table:table-cell>
          <table:table-cell office:value-type="float" office:value="6539" calcext:value-type="float">
            <text:p>6539</text:p>
          </table:table-cell>
          <table:table-cell office:value-type="string" calcext:value-type="string">
            <text:p>Posto Shell Pedrazzoli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5539200" calcext:value-type="float">
            <text:p>1475539200</text:p>
          </table:table-cell>
          <table:table-cell office:value-type="float" office:value="6541" calcext:value-type="float">
            <text:p>6541</text:p>
          </table:table-cell>
          <table:table-cell office:value-type="string" calcext:value-type="string">
            <text:p>Posto Shell Picheth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5539200" calcext:value-type="float">
            <text:p>1475539200</text:p>
          </table:table-cell>
          <table:table-cell office:value-type="float" office:value="6541" calcext:value-type="float">
            <text:p>6541</text:p>
          </table:table-cell>
          <table:table-cell office:value-type="string" calcext:value-type="string">
            <text:p>Posto Shell Picheth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5539200" calcext:value-type="float">
            <text:p>1475539200</text:p>
          </table:table-cell>
          <table:table-cell office:value-type="float" office:value="6542" calcext:value-type="float">
            <text:p>6542</text:p>
          </table:table-cell>
          <table:table-cell office:value-type="string" calcext:value-type="string">
            <text:p>Posto Shell Ducati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5539200" calcext:value-type="float">
            <text:p>1475539200</text:p>
          </table:table-cell>
          <table:table-cell office:value-type="float" office:value="6542" calcext:value-type="float">
            <text:p>6542</text:p>
          </table:table-cell>
          <table:table-cell office:value-type="string" calcext:value-type="string">
            <text:p>Posto Shell Ducati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5539200" calcext:value-type="float">
            <text:p>1475539200</text:p>
          </table:table-cell>
          <table:table-cell office:value-type="float" office:value="6543" calcext:value-type="float">
            <text:p>6543</text:p>
          </table:table-cell>
          <table:table-cell office:value-type="string" calcext:value-type="string">
            <text:p>Posto Shell Gisela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5539200" calcext:value-type="float">
            <text:p>1475539200</text:p>
          </table:table-cell>
          <table:table-cell office:value-type="float" office:value="6543" calcext:value-type="float">
            <text:p>6543</text:p>
          </table:table-cell>
          <table:table-cell office:value-type="string" calcext:value-type="string">
            <text:p>Posto Shell Gisela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5539200" calcext:value-type="float">
            <text:p>1475539200</text:p>
          </table:table-cell>
          <table:table-cell office:value-type="float" office:value="6544" calcext:value-type="float">
            <text:p>6544</text:p>
          </table:table-cell>
          <table:table-cell office:value-type="string" calcext:value-type="string">
            <text:p>Posto Shell Premier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5539200" calcext:value-type="float">
            <text:p>1475539200</text:p>
          </table:table-cell>
          <table:table-cell office:value-type="float" office:value="6546" calcext:value-type="float">
            <text:p>6546</text:p>
          </table:table-cell>
          <table:table-cell office:value-type="string" calcext:value-type="string">
            <text:p>Posto Shell Perola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5539200" calcext:value-type="float">
            <text:p>1475539200</text:p>
          </table:table-cell>
          <table:table-cell office:value-type="float" office:value="6549" calcext:value-type="float">
            <text:p>6549</text:p>
          </table:table-cell>
          <table:table-cell office:value-type="string" calcext:value-type="string">
            <text:p>Posto Shell Farol do Parque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5539200" calcext:value-type="float">
            <text:p>1475539200</text:p>
          </table:table-cell>
          <table:table-cell office:value-type="float" office:value="6549" calcext:value-type="float">
            <text:p>6549</text:p>
          </table:table-cell>
          <table:table-cell office:value-type="string" calcext:value-type="string">
            <text:p>Posto Shell Farol do Parqu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5539200" calcext:value-type="float">
            <text:p>1475539200</text:p>
          </table:table-cell>
          <table:table-cell office:value-type="float" office:value="6552" calcext:value-type="float">
            <text:p>6552</text:p>
          </table:table-cell>
          <table:table-cell office:value-type="string" calcext:value-type="string">
            <text:p>Posto Shell Thiago Vinicius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5539200" calcext:value-type="float">
            <text:p>1475539200</text:p>
          </table:table-cell>
          <table:table-cell office:value-type="float" office:value="6564" calcext:value-type="float">
            <text:p>6564</text:p>
          </table:table-cell>
          <table:table-cell office:value-type="string" calcext:value-type="string">
            <text:p>Posto Shell MLL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5625600" calcext:value-type="float">
            <text:p>1475625600</text:p>
          </table:table-cell>
          <table:table-cell office:value-type="float" office:value="6015" calcext:value-type="float">
            <text:p>6015</text:p>
          </table:table-cell>
          <table:table-cell office:value-type="string" calcext:value-type="string">
            <text:p>Posto Shell Bristol</text:p>
          </table:table-cell>
          <table:table-cell office:value-type="string" calcext:value-type="string">
            <text:p>INC017751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5625600" calcext:value-type="float">
            <text:p>1475625600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Posto Shell Marina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5625600" calcext:value-type="float">
            <text:p>1475625600</text:p>
          </table:table-cell>
          <table:table-cell office:value-type="float" office:value="6249" calcext:value-type="float">
            <text:p>6249</text:p>
          </table:table-cell>
          <table:table-cell office:value-type="string" calcext:value-type="string">
            <text:p>Posto Shell Albano</text:p>
          </table:table-cell>
          <table:table-cell office:value-type="string" calcext:value-type="string">
            <text:p>INC017725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5625600" calcext:value-type="float">
            <text:p>1475625600</text:p>
          </table:table-cell>
          <table:table-cell office:value-type="float" office:value="6362" calcext:value-type="float">
            <text:p>6362</text:p>
          </table:table-cell>
          <table:table-cell office:value-type="string" calcext:value-type="string">
            <text:p>Posto Shell Garcia de Campinas</text:p>
          </table:table-cell>
          <table:table-cell office:value-type="string" calcext:value-type="string">
            <text:p>INC017740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5625600" calcext:value-type="float">
            <text:p>1475625600</text:p>
          </table:table-cell>
          <table:table-cell office:value-type="float" office:value="6391" calcext:value-type="float">
            <text:p>6391</text:p>
          </table:table-cell>
          <table:table-cell office:value-type="string" calcext:value-type="string">
            <text:p>Posto Shell Jundiai Mirim</text:p>
          </table:table-cell>
          <table:table-cell office:value-type="string" calcext:value-type="string">
            <text:p>INC017760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5625600" calcext:value-type="float">
            <text:p>1475625600</text:p>
          </table:table-cell>
          <table:table-cell office:value-type="float" office:value="6391" calcext:value-type="float">
            <text:p>6391</text:p>
          </table:table-cell>
          <table:table-cell office:value-type="string" calcext:value-type="string">
            <text:p>Posto Shell Jundiai Mirim</text:p>
          </table:table-cell>
          <table:table-cell office:value-type="string" calcext:value-type="string">
            <text:p>TASK0139719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5625600" calcext:value-type="float">
            <text:p>1475625600</text:p>
          </table:table-cell>
          <table:table-cell office:value-type="float" office:value="6448" calcext:value-type="float">
            <text:p>6448</text:p>
          </table:table-cell>
          <table:table-cell office:value-type="string" calcext:value-type="string">
            <text:p>Posto Shell Jardim Oceanico</text:p>
          </table:table-cell>
          <table:table-cell office:value-type="string" calcext:value-type="string">
            <text:p>INC017709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5625600" calcext:value-type="float">
            <text:p>1475625600</text:p>
          </table:table-cell>
          <table:table-cell office:value-type="float" office:value="6479" calcext:value-type="float">
            <text:p>6479</text:p>
          </table:table-cell>
          <table:table-cell office:value-type="string" calcext:value-type="string">
            <text:p>Posto Shell Meriti</text:p>
          </table:table-cell>
          <table:table-cell office:value-type="string" calcext:value-type="string">
            <text:p>INC017729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5625600" calcext:value-type="float">
            <text:p>1475625600</text:p>
          </table:table-cell>
          <table:table-cell office:value-type="float" office:value="6498" calcext:value-type="float">
            <text:p>6498</text:p>
          </table:table-cell>
          <table:table-cell office:value-type="string" calcext:value-type="string">
            <text:p>Posto Shell Pistao</text:p>
          </table:table-cell>
          <table:table-cell office:value-type="string" calcext:value-type="string">
            <text:p>INC017741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5625600" calcext:value-type="float">
            <text:p>1475625600</text:p>
          </table:table-cell>
          <table:table-cell office:value-type="float" office:value="6533" calcext:value-type="float">
            <text:p>6533</text:p>
          </table:table-cell>
          <table:table-cell office:value-type="string" calcext:value-type="string">
            <text:p>Posto Shell Copa Ouro</text:p>
          </table:table-cell>
          <table:table-cell office:value-type="string" calcext:value-type="string">
            <text:p>INC017704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5625600" calcext:value-type="float">
            <text:p>1475625600</text:p>
          </table:table-cell>
          <table:table-cell office:value-type="float" office:value="6539" calcext:value-type="float">
            <text:p>6539</text:p>
          </table:table-cell>
          <table:table-cell office:value-type="string" calcext:value-type="string">
            <text:p>Posto Shell Pedrazzoli</text:p>
          </table:table-cell>
          <table:table-cell office:value-type="string" calcext:value-type="string">
            <text:p>INC017763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5625600" calcext:value-type="float">
            <text:p>1475625600</text:p>
          </table:table-cell>
          <table:table-cell office:value-type="float" office:value="6564" calcext:value-type="float">
            <text:p>6564</text:p>
          </table:table-cell>
          <table:table-cell office:value-type="string" calcext:value-type="string">
            <text:p>Posto Shell MLL</text:p>
          </table:table-cell>
          <table:table-cell office:value-type="string" calcext:value-type="string">
            <text:p>INC017545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5712000" calcext:value-type="float">
            <text:p>1475712000</text:p>
          </table:table-cell>
          <table:table-cell office:value-type="float" office:value="6170" calcext:value-type="float">
            <text:p>6170</text:p>
          </table:table-cell>
          <table:table-cell office:value-type="string" calcext:value-type="string">
            <text:p>Posto Shell Pole Position</text:p>
          </table:table-cell>
          <table:table-cell office:value-type="string" calcext:value-type="string">
            <text:p>INC017809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5712000" calcext:value-type="float">
            <text:p>1475712000</text:p>
          </table:table-cell>
          <table:table-cell office:value-type="float" office:value="6209" calcext:value-type="float">
            <text:p>6209</text:p>
          </table:table-cell>
          <table:table-cell office:value-type="string" calcext:value-type="string">
            <text:p>Posto Shell Andorinhas</text:p>
          </table:table-cell>
          <table:table-cell office:value-type="string" calcext:value-type="string">
            <text:p>TASK0137533/TASK0138615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5712000" calcext:value-type="float">
            <text:p>1475712000</text:p>
          </table:table-cell>
          <table:table-cell office:value-type="float" office:value="6481" calcext:value-type="float">
            <text:p>6481</text:p>
          </table:table-cell>
          <table:table-cell office:value-type="string" calcext:value-type="string">
            <text:p>Posto Shell Brasil 2000</text:p>
          </table:table-cell>
          <table:table-cell office:value-type="string" calcext:value-type="string">
            <text:p>INC017773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5712000" calcext:value-type="float">
            <text:p>1475712000</text:p>
          </table:table-cell>
          <table:table-cell office:value-type="float" office:value="6532" calcext:value-type="float">
            <text:p>6532</text:p>
          </table:table-cell>
          <table:table-cell office:value-type="string" calcext:value-type="string">
            <text:p>Posto Shell Antares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5712000" calcext:value-type="float">
            <text:p>1475712000</text:p>
          </table:table-cell>
          <table:table-cell office:value-type="float" office:value="6532" calcext:value-type="float">
            <text:p>6532</text:p>
          </table:table-cell>
          <table:table-cell office:value-type="string" calcext:value-type="string">
            <text:p>Posto Shell Antares</text:p>
          </table:table-cell>
          <table:table-cell office:value-type="string" calcext:value-type="string">
            <text:p>Fonte Câmera Lateral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5712000" calcext:value-type="float">
            <text:p>1475712000</text:p>
          </table:table-cell>
          <table:table-cell office:value-type="float" office:value="6594" calcext:value-type="float">
            <text:p>6594</text:p>
          </table:table-cell>
          <table:table-cell office:value-type="string" calcext:value-type="string">
            <text:p>Posto Shell Luches</text:p>
          </table:table-cell>
          <table:table-cell office:value-type="string" calcext:value-type="string">
            <text:p>TASK0136606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5712000" calcext:value-type="float">
            <text:p>1475712000</text:p>
          </table:table-cell>
          <table:table-cell office:value-type="float" office:value="6595" calcext:value-type="float">
            <text:p>6595</text:p>
          </table:table-cell>
          <table:table-cell office:value-type="string" calcext:value-type="string">
            <text:p>Posto Shell A P F</text:p>
          </table:table-cell>
          <table:table-cell office:value-type="string" calcext:value-type="string">
            <text:p>INC017729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5712000" calcext:value-type="float">
            <text:p>1475712000</text:p>
          </table:table-cell>
          <table:table-cell office:value-type="float" office:value="6659" calcext:value-type="float">
            <text:p>6659</text:p>
          </table:table-cell>
          <table:table-cell office:value-type="string" calcext:value-type="string">
            <text:p>Posto Shell Jardim Marajoara</text:p>
          </table:table-cell>
          <table:table-cell office:value-type="string" calcext:value-type="string">
            <text:p>INC017739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5798400" calcext:value-type="float">
            <text:p>1475798400</text:p>
          </table:table-cell>
          <table:table-cell office:value-type="float" office:value="6013" calcext:value-type="float">
            <text:p>6013</text:p>
          </table:table-cell>
          <table:table-cell office:value-type="string" calcext:value-type="string">
            <text:p>Posto Shell Estacao Carandiru</text:p>
          </table:table-cell>
          <table:table-cell office:value-type="string" calcext:value-type="string">
            <text:p>INC017795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5798400" calcext:value-type="float">
            <text:p>1475798400</text:p>
          </table:table-cell>
          <table:table-cell office:value-type="float" office:value="6140" calcext:value-type="float">
            <text:p>6140</text:p>
          </table:table-cell>
          <table:table-cell office:value-type="string" calcext:value-type="string">
            <text:p>Posto Shell O Chefao</text:p>
          </table:table-cell>
          <table:table-cell office:value-type="string" calcext:value-type="string">
            <text:p>TASK013664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5798400" calcext:value-type="float">
            <text:p>1475798400</text:p>
          </table:table-cell>
          <table:table-cell office:value-type="float" office:value="6480" calcext:value-type="float">
            <text:p>6480</text:p>
          </table:table-cell>
          <table:table-cell office:value-type="string" calcext:value-type="string">
            <text:p>Posto Shell Suina Derivados de Petroleo</text:p>
          </table:table-cell>
          <table:table-cell office:value-type="string" calcext:value-type="string">
            <text:p>INC017789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5798400" calcext:value-type="float">
            <text:p>1475798400</text:p>
          </table:table-cell>
          <table:table-cell office:value-type="float" office:value="6539" calcext:value-type="float">
            <text:p>6539</text:p>
          </table:table-cell>
          <table:table-cell office:value-type="string" calcext:value-type="string">
            <text:p>Posto Shell Pedrazzoli</text:p>
          </table:table-cell>
          <table:table-cell office:value-type="string" calcext:value-type="string">
            <text:p>INC017823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5798400" calcext:value-type="float">
            <text:p>1475798400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Posto Shell Jardim Botanico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5798400" calcext:value-type="float">
            <text:p>1475798400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Posto Shell Jardim Botanico</text:p>
          </table:table-cell>
          <table:table-cell office:value-type="string" calcext:value-type="string">
            <text:p>Fonte Câmera Lateral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5798400" calcext:value-type="float">
            <text:p>1475798400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Posto Shell Jardim Botanico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5884800" calcext:value-type="float">
            <text:p>1475884800</text:p>
          </table:table-cell>
          <table:table-cell office:value-type="float" office:value="6342" calcext:value-type="float">
            <text:p>6342</text:p>
          </table:table-cell>
          <table:table-cell office:value-type="string" calcext:value-type="string">
            <text:p>Posto Shell Alpha De Votorantim</text:p>
          </table:table-cell>
          <table:table-cell office:value-type="string" calcext:value-type="string">
            <text:p>INC3343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6057600" calcext:value-type="float">
            <text:p>1476057600</text:p>
          </table:table-cell>
          <table:table-cell office:value-type="float" office:value="6024" calcext:value-type="float">
            <text:p>6024</text:p>
          </table:table-cell>
          <table:table-cell office:value-type="string" calcext:value-type="string">
            <text:p>Posto Shell Tasca</text:p>
          </table:table-cell>
          <table:table-cell office:value-type="string" calcext:value-type="string">
            <text:p>TASK0138444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6057600" calcext:value-type="float">
            <text:p>1476057600</text:p>
          </table:table-cell>
          <table:table-cell office:value-type="float" office:value="6024" calcext:value-type="float">
            <text:p>6024</text:p>
          </table:table-cell>
          <table:table-cell office:value-type="string" calcext:value-type="string">
            <text:p>Posto Shell Tasca</text:p>
          </table:table-cell>
          <table:table-cell office:value-type="string" calcext:value-type="string">
            <text:p>TASK0140808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6057600" calcext:value-type="float">
            <text:p>1476057600</text:p>
          </table:table-cell>
          <table:table-cell office:value-type="float" office:value="6024" calcext:value-type="float">
            <text:p>6024</text:p>
          </table:table-cell>
          <table:table-cell office:value-type="string" calcext:value-type="string">
            <text:p>Posto Shell Tasca</text:p>
          </table:table-cell>
          <table:table-cell office:value-type="string" calcext:value-type="string">
            <text:p>TASK0140807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6057600" calcext:value-type="float">
            <text:p>1476057600</text:p>
          </table:table-cell>
          <table:table-cell office:value-type="float" office:value="6072" calcext:value-type="float">
            <text:p>6072</text:p>
          </table:table-cell>
          <table:table-cell office:value-type="string" calcext:value-type="string">
            <text:p>Posto Shell Tonicar</text:p>
          </table:table-cell>
          <table:table-cell office:value-type="string" calcext:value-type="string">
            <text:p>TASK0140805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6057600" calcext:value-type="float">
            <text:p>1476057600</text:p>
          </table:table-cell>
          <table:table-cell office:value-type="float" office:value="6072" calcext:value-type="float">
            <text:p>6072</text:p>
          </table:table-cell>
          <table:table-cell office:value-type="string" calcext:value-type="string">
            <text:p>Posto Shell Tonicar</text:p>
          </table:table-cell>
          <table:table-cell office:value-type="string" calcext:value-type="string">
            <text:p>INC017844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6057600" calcext:value-type="float">
            <text:p>1476057600</text:p>
          </table:table-cell>
          <table:table-cell office:value-type="float" office:value="6072" calcext:value-type="float">
            <text:p>6072</text:p>
          </table:table-cell>
          <table:table-cell office:value-type="string" calcext:value-type="string">
            <text:p>Posto Shell Tonicar</text:p>
          </table:table-cell>
          <table:table-cell office:value-type="string" calcext:value-type="string">
            <text:p>TASK0140805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6057600" calcext:value-type="float">
            <text:p>1476057600</text:p>
          </table:table-cell>
          <table:table-cell office:value-type="float" office:value="6310" calcext:value-type="float">
            <text:p>6310</text:p>
          </table:table-cell>
          <table:table-cell office:value-type="string" calcext:value-type="string">
            <text:p>Posto Shell Algodoal</text:p>
          </table:table-cell>
          <table:table-cell office:value-type="string" calcext:value-type="string">
            <text:p>TASK0140811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6057600" calcext:value-type="float">
            <text:p>1476057600</text:p>
          </table:table-cell>
          <table:table-cell office:value-type="float" office:value="6356" calcext:value-type="float">
            <text:p>6356</text:p>
          </table:table-cell>
          <table:table-cell office:value-type="string" calcext:value-type="string">
            <text:p>Posto Shell Agronomia</text:p>
          </table:table-cell>
          <table:table-cell office:value-type="string" calcext:value-type="string">
            <text:p>TASK0140809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6057600" calcext:value-type="float">
            <text:p>1476057600</text:p>
          </table:table-cell>
          <table:table-cell office:value-type="float" office:value="6356" calcext:value-type="float">
            <text:p>6356</text:p>
          </table:table-cell>
          <table:table-cell office:value-type="string" calcext:value-type="string">
            <text:p>Posto Shell Agronomia</text:p>
          </table:table-cell>
          <table:table-cell office:value-type="string" calcext:value-type="string">
            <text:p>INC017824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6057600" calcext:value-type="float">
            <text:p>1476057600</text:p>
          </table:table-cell>
          <table:table-cell office:value-type="float" office:value="6356" calcext:value-type="float">
            <text:p>6356</text:p>
          </table:table-cell>
          <table:table-cell office:value-type="string" calcext:value-type="string">
            <text:p>Posto Shell Agronomia</text:p>
          </table:table-cell>
          <table:table-cell office:value-type="string" calcext:value-type="string">
            <text:p>TASK0140810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6057600" calcext:value-type="float">
            <text:p>1476057600</text:p>
          </table:table-cell>
          <table:table-cell office:value-type="float" office:value="6404" calcext:value-type="float">
            <text:p>6404</text:p>
          </table:table-cell>
          <table:table-cell office:value-type="string" calcext:value-type="string">
            <text:p>Posto Shell Atarumin</text:p>
          </table:table-cell>
          <table:table-cell office:value-type="string" calcext:value-type="string">
            <text:p>TASK0140812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6057600" calcext:value-type="float">
            <text:p>1476057600</text:p>
          </table:table-cell>
          <table:table-cell office:value-type="float" office:value="6404" calcext:value-type="float">
            <text:p>6404</text:p>
          </table:table-cell>
          <table:table-cell office:value-type="string" calcext:value-type="string">
            <text:p>Posto Shell Atarumin</text:p>
          </table:table-cell>
          <table:table-cell office:value-type="string" calcext:value-type="string">
            <text:p>TASK0140813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6057600" calcext:value-type="float">
            <text:p>1476057600</text:p>
          </table:table-cell>
          <table:table-cell office:value-type="float" office:value="6406" calcext:value-type="float">
            <text:p>6406</text:p>
          </table:table-cell>
          <table:table-cell office:value-type="string" calcext:value-type="string">
            <text:p>Posto Shell Axr</text:p>
          </table:table-cell>
          <table:table-cell office:value-type="string" calcext:value-type="string">
            <text:p>TASK0140814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6057600" calcext:value-type="float">
            <text:p>1476057600</text:p>
          </table:table-cell>
          <table:table-cell office:value-type="float" office:value="6406" calcext:value-type="float">
            <text:p>6406</text:p>
          </table:table-cell>
          <table:table-cell office:value-type="string" calcext:value-type="string">
            <text:p>Posto Shell Axr</text:p>
          </table:table-cell>
          <table:table-cell office:value-type="string" calcext:value-type="string">
            <text:p>TASK0140815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6057600" calcext:value-type="float">
            <text:p>1476057600</text:p>
          </table:table-cell>
          <table:table-cell office:value-type="float" office:value="6567" calcext:value-type="float">
            <text:p>6567</text:p>
          </table:table-cell>
          <table:table-cell office:value-type="string" calcext:value-type="string">
            <text:p>Posto Shell NSL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6057600" calcext:value-type="float">
            <text:p>1476057600</text:p>
          </table:table-cell>
          <table:table-cell office:value-type="float" office:value="6567" calcext:value-type="float">
            <text:p>6567</text:p>
          </table:table-cell>
          <table:table-cell office:value-type="string" calcext:value-type="string">
            <text:p>Posto Shell NSL</text:p>
          </table:table-cell>
          <table:table-cell office:value-type="string" calcext:value-type="string">
            <text:p>Fonte Câmera Lateral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6057600" calcext:value-type="float">
            <text:p>1476057600</text:p>
          </table:table-cell>
          <table:table-cell office:value-type="float" office:value="6567" calcext:value-type="float">
            <text:p>6567</text:p>
          </table:table-cell>
          <table:table-cell office:value-type="string" calcext:value-type="string">
            <text:p>Posto Shell NSL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6057600" calcext:value-type="float">
            <text:p>1476057600</text:p>
          </table:table-cell>
          <table:table-cell office:value-type="float" office:value="6567" calcext:value-type="float">
            <text:p>6567</text:p>
          </table:table-cell>
          <table:table-cell office:value-type="string" calcext:value-type="string">
            <text:p>Posto Shell NSL</text:p>
          </table:table-cell>
          <table:table-cell office:value-type="string" calcext:value-type="string">
            <text:p>TASK0140846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6057600" calcext:value-type="float">
            <text:p>1476057600</text:p>
          </table:table-cell>
          <table:table-cell office:value-type="float" office:value="6567" calcext:value-type="float">
            <text:p>6567</text:p>
          </table:table-cell>
          <table:table-cell office:value-type="string" calcext:value-type="string">
            <text:p>Posto Shell NSL</text:p>
          </table:table-cell>
          <table:table-cell office:value-type="string" calcext:value-type="string">
            <text:p>TASK0140845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6057600" calcext:value-type="float">
            <text:p>1476057600</text:p>
          </table:table-cell>
          <table:table-cell office:value-type="float" office:value="6622" calcext:value-type="float">
            <text:p>6622</text:p>
          </table:table-cell>
          <table:table-cell office:value-type="string" calcext:value-type="string">
            <text:p>Posto Shell Manguinhos de Buzios</text:p>
          </table:table-cell>
          <table:table-cell office:value-type="string" calcext:value-type="string">
            <text:p>TASK0140804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6057600" calcext:value-type="float">
            <text:p>1476057600</text:p>
          </table:table-cell>
          <table:table-cell office:value-type="float" office:value="6622" calcext:value-type="float">
            <text:p>6622</text:p>
          </table:table-cell>
          <table:table-cell office:value-type="string" calcext:value-type="string">
            <text:p>Posto Shell Manguinhos de Buzios</text:p>
          </table:table-cell>
          <table:table-cell office:value-type="string" calcext:value-type="string">
            <text:p>TASK0140803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6057600" calcext:value-type="float">
            <text:p>1476057600</text:p>
          </table:table-cell>
          <table:table-cell office:value-type="float" office:value="6655" calcext:value-type="float">
            <text:p>6655</text:p>
          </table:table-cell>
          <table:table-cell office:value-type="string" calcext:value-type="string">
            <text:p>Posto Shell Sol da Dutra</text:p>
          </table:table-cell>
          <table:table-cell office:value-type="string" calcext:value-type="string">
            <text:p>INC013970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6144000" calcext:value-type="float">
            <text:p>1476144000</text:p>
          </table:table-cell>
          <table:table-cell office:value-type="float" office:value="6307" calcext:value-type="float">
            <text:p>6307</text:p>
          </table:table-cell>
          <table:table-cell office:value-type="string" calcext:value-type="string">
            <text:p>Posto Shell Agua Branca</text:p>
          </table:table-cell>
          <table:table-cell office:value-type="string" calcext:value-type="string">
            <text:p>TASK014129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6144000" calcext:value-type="float">
            <text:p>1476144000</text:p>
          </table:table-cell>
          <table:table-cell office:value-type="float" office:value="6307" calcext:value-type="float">
            <text:p>6307</text:p>
          </table:table-cell>
          <table:table-cell office:value-type="string" calcext:value-type="string">
            <text:p>Posto Shell Agua Branca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6144000" calcext:value-type="float">
            <text:p>1476144000</text:p>
          </table:table-cell>
          <table:table-cell office:value-type="float" office:value="6323" calcext:value-type="float">
            <text:p>6323</text:p>
          </table:table-cell>
          <table:table-cell office:value-type="string" calcext:value-type="string">
            <text:p>Posto Shell Vitrine</text:p>
          </table:table-cell>
          <table:table-cell office:value-type="string" calcext:value-type="string">
            <text:p>INC017865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6144000" calcext:value-type="float">
            <text:p>1476144000</text:p>
          </table:table-cell>
          <table:table-cell office:value-type="float" office:value="6465" calcext:value-type="float">
            <text:p>6465</text:p>
          </table:table-cell>
          <table:table-cell office:value-type="string" calcext:value-type="string">
            <text:p>Posto Shell Araujo Leite</text:p>
          </table:table-cell>
          <table:table-cell office:value-type="string" calcext:value-type="string">
            <text:p>TASK0141292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6144000" calcext:value-type="float">
            <text:p>1476144000</text:p>
          </table:table-cell>
          <table:table-cell office:value-type="float" office:value="6465" calcext:value-type="float">
            <text:p>6465</text:p>
          </table:table-cell>
          <table:table-cell office:value-type="string" calcext:value-type="string">
            <text:p>Posto Shell Araujo Leite</text:p>
          </table:table-cell>
          <table:table-cell office:value-type="string" calcext:value-type="string">
            <text:p>TASK0141292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6144000" calcext:value-type="float">
            <text:p>1476144000</text:p>
          </table:table-cell>
          <table:table-cell office:value-type="float" office:value="6468" calcext:value-type="float">
            <text:p>6468</text:p>
          </table:table-cell>
          <table:table-cell office:value-type="string" calcext:value-type="string">
            <text:p>Posto Shell Aeroporto Bauru</text:p>
          </table:table-cell>
          <table:table-cell office:value-type="string" calcext:value-type="string">
            <text:p>TASK0141291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6144000" calcext:value-type="float">
            <text:p>1476144000</text:p>
          </table:table-cell>
          <table:table-cell office:value-type="float" office:value="6468" calcext:value-type="float">
            <text:p>6468</text:p>
          </table:table-cell>
          <table:table-cell office:value-type="string" calcext:value-type="string">
            <text:p>Posto Shell Aeroporto Bauru</text:p>
          </table:table-cell>
          <table:table-cell office:value-type="string" calcext:value-type="string">
            <text:p>INC017867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6144000" calcext:value-type="float">
            <text:p>1476144000</text:p>
          </table:table-cell>
          <table:table-cell office:value-type="float" office:value="6480" calcext:value-type="float">
            <text:p>6480</text:p>
          </table:table-cell>
          <table:table-cell office:value-type="string" calcext:value-type="string">
            <text:p>Posto Shell Suina Derivados de Petroleo</text:p>
          </table:table-cell>
          <table:table-cell office:value-type="string" calcext:value-type="string">
            <text:p>INC017868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6144000" calcext:value-type="float">
            <text:p>1476144000</text:p>
          </table:table-cell>
          <table:table-cell office:value-type="float" office:value="6480" calcext:value-type="float">
            <text:p>6480</text:p>
          </table:table-cell>
          <table:table-cell office:value-type="string" calcext:value-type="string">
            <text:p>Posto Shell Suina Derivados de Petroleo</text:p>
          </table:table-cell>
          <table:table-cell office:value-type="string" calcext:value-type="string">
            <text:p>TASK0141286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6144000" calcext:value-type="float">
            <text:p>1476144000</text:p>
          </table:table-cell>
          <table:table-cell office:value-type="float" office:value="6507" calcext:value-type="float">
            <text:p>6507</text:p>
          </table:table-cell>
          <table:table-cell office:value-type="string" calcext:value-type="string">
            <text:p>Posto Shell Senhor Barcelona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6144000" calcext:value-type="float">
            <text:p>1476144000</text:p>
          </table:table-cell>
          <table:table-cell office:value-type="float" office:value="6507" calcext:value-type="float">
            <text:p>6507</text:p>
          </table:table-cell>
          <table:table-cell office:value-type="string" calcext:value-type="string">
            <text:p>Posto Shell Senhor Barcelona</text:p>
          </table:table-cell>
          <table:table-cell office:value-type="string" calcext:value-type="string">
            <text:p>Fonte Câmera Lateral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6144000" calcext:value-type="float">
            <text:p>1476144000</text:p>
          </table:table-cell>
          <table:table-cell office:value-type="float" office:value="6507" calcext:value-type="float">
            <text:p>6507</text:p>
          </table:table-cell>
          <table:table-cell office:value-type="string" calcext:value-type="string">
            <text:p>Posto Shell Senhor Barcelona</text:p>
          </table:table-cell>
          <table:table-cell office:value-type="string" calcext:value-type="string">
            <text:p>TASK014128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6144000" calcext:value-type="float">
            <text:p>1476144000</text:p>
          </table:table-cell>
          <table:table-cell office:value-type="float" office:value="6507" calcext:value-type="float">
            <text:p>6507</text:p>
          </table:table-cell>
          <table:table-cell office:value-type="string" calcext:value-type="string">
            <text:p>Posto Shell Senhor Barcelona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6144000" calcext:value-type="float">
            <text:p>1476144000</text:p>
          </table:table-cell>
          <table:table-cell office:value-type="float" office:value="6532" calcext:value-type="float">
            <text:p>6532</text:p>
          </table:table-cell>
          <table:table-cell office:value-type="string" calcext:value-type="string">
            <text:p>Posto Shell Antares</text:p>
          </table:table-cell>
          <table:table-cell office:value-type="string" calcext:value-type="string">
            <text:p>INC017867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6144000" calcext:value-type="float">
            <text:p>1476144000</text:p>
          </table:table-cell>
          <table:table-cell office:value-type="float" office:value="6595" calcext:value-type="float">
            <text:p>6595</text:p>
          </table:table-cell>
          <table:table-cell office:value-type="string" calcext:value-type="string">
            <text:p>Posto Shell A P F</text:p>
          </table:table-cell>
          <table:table-cell office:value-type="string" calcext:value-type="string">
            <text:p>INC017866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6230400" calcext:value-type="float">
            <text:p>1476230400</text:p>
          </table:table-cell>
          <table:table-cell office:value-type="float" office:value="6010" calcext:value-type="float">
            <text:p>6010</text:p>
          </table:table-cell>
          <table:table-cell office:value-type="string" calcext:value-type="string">
            <text:p>Posto Shell Napoleão Barros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6230400" calcext:value-type="float">
            <text:p>1476230400</text:p>
          </table:table-cell>
          <table:table-cell office:value-type="float" office:value="6010" calcext:value-type="float">
            <text:p>6010</text:p>
          </table:table-cell>
          <table:table-cell office:value-type="string" calcext:value-type="string">
            <text:p>Posto Shell Napoleão Barros</text:p>
          </table:table-cell>
          <table:table-cell table:number-columns-repeated="2" office:value-type="string" calcext:value-type="string">
            <text:p>ASBUILT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6230400" calcext:value-type="float">
            <text:p>1476230400</text:p>
          </table:table-cell>
          <table:table-cell office:value-type="float" office:value="6010" calcext:value-type="float">
            <text:p>6010</text:p>
          </table:table-cell>
          <table:table-cell office:value-type="string" calcext:value-type="string">
            <text:p>Posto Shell Napoleão Barros</text:p>
          </table:table-cell>
          <table:table-cell table:number-columns-repeated="2"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6230400" calcext:value-type="float">
            <text:p>1476230400</text:p>
          </table:table-cell>
          <table:table-cell office:value-type="float" office:value="6010" calcext:value-type="float">
            <text:p>6010</text:p>
          </table:table-cell>
          <table:table-cell office:value-type="string" calcext:value-type="string">
            <text:p>Posto Shell Napoleão Barros</text:p>
          </table:table-cell>
          <table:table-cell table:number-columns-repeated="2" office:value-type="string" calcext:value-type="string">
            <text:p>SINALIZAÇÃO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6230400" calcext:value-type="float">
            <text:p>1476230400</text:p>
          </table:table-cell>
          <table:table-cell office:value-type="float" office:value="6085" calcext:value-type="float">
            <text:p>6085</text:p>
          </table:table-cell>
          <table:table-cell office:value-type="string" calcext:value-type="string">
            <text:p>Posto Shell Alcantara</text:p>
          </table:table-cell>
          <table:table-cell office:value-type="string" calcext:value-type="string">
            <text:p>INC017845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6230400" calcext:value-type="float">
            <text:p>1476230400</text:p>
          </table:table-cell>
          <table:table-cell office:value-type="float" office:value="6091" calcext:value-type="float">
            <text:p>6091</text:p>
          </table:table-cell>
          <table:table-cell office:value-type="string" calcext:value-type="string">
            <text:p>Posto Shell Sergio Motta Marques</text:p>
          </table:table-cell>
          <table:table-cell table:number-columns-repeated="2" office:value-type="string" calcext:value-type="string">
            <text:p>ASBUILT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6230400" calcext:value-type="float">
            <text:p>1476230400</text:p>
          </table:table-cell>
          <table:table-cell office:value-type="float" office:value="6091" calcext:value-type="float">
            <text:p>6091</text:p>
          </table:table-cell>
          <table:table-cell office:value-type="string" calcext:value-type="string">
            <text:p>Posto Shell Sergio Motta Marques</text:p>
          </table:table-cell>
          <table:table-cell table:number-columns-repeated="2" office:value-type="string" calcext:value-type="string">
            <text:p>PREVEN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6230400" calcext:value-type="float">
            <text:p>1476230400</text:p>
          </table:table-cell>
          <table:table-cell office:value-type="float" office:value="6091" calcext:value-type="float">
            <text:p>6091</text:p>
          </table:table-cell>
          <table:table-cell office:value-type="string" calcext:value-type="string">
            <text:p>Posto Shell Sergio Motta Marques</text:p>
          </table:table-cell>
          <table:table-cell table:number-columns-repeated="2" office:value-type="string" calcext:value-type="string">
            <text:p>SINALIZAÇÃO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6230400" calcext:value-type="float">
            <text:p>1476230400</text:p>
          </table:table-cell>
          <table:table-cell office:value-type="float" office:value="6189" calcext:value-type="float">
            <text:p>6189</text:p>
          </table:table-cell>
          <table:table-cell office:value-type="string" calcext:value-type="string">
            <text:p>Posto Shell Zonta</text:p>
          </table:table-cell>
          <table:table-cell table:number-columns-repeated="2" office:value-type="string" calcext:value-type="string">
            <text:p>ASBUILT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6230400" calcext:value-type="float">
            <text:p>1476230400</text:p>
          </table:table-cell>
          <table:table-cell office:value-type="float" office:value="6189" calcext:value-type="float">
            <text:p>6189</text:p>
          </table:table-cell>
          <table:table-cell office:value-type="string" calcext:value-type="string">
            <text:p>Posto Shell Zonta</text:p>
          </table:table-cell>
          <table:table-cell table:number-columns-repeated="2"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6230400" calcext:value-type="float">
            <text:p>1476230400</text:p>
          </table:table-cell>
          <table:table-cell office:value-type="float" office:value="6189" calcext:value-type="float">
            <text:p>6189</text:p>
          </table:table-cell>
          <table:table-cell office:value-type="string" calcext:value-type="string">
            <text:p>Posto Shell Zonta</text:p>
          </table:table-cell>
          <table:table-cell table:number-columns-repeated="2" office:value-type="string" calcext:value-type="string">
            <text:p>SINALIZAÇÃO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6316800" calcext:value-type="float">
            <text:p>1476316800</text:p>
          </table:table-cell>
          <table:table-cell office:value-type="float" office:value="6079" calcext:value-type="float">
            <text:p>6079</text:p>
          </table:table-cell>
          <table:table-cell office:value-type="string" calcext:value-type="string">
            <text:p>Posto Shell Agua funda 1</text:p>
          </table:table-cell>
          <table:table-cell office:value-type="string" calcext:value-type="string">
            <text:p>Pendentes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6316800" calcext:value-type="float">
            <text:p>1476316800</text:p>
          </table:table-cell>
          <table:table-cell office:value-type="float" office:value="6079" calcext:value-type="float">
            <text:p>6079</text:p>
          </table:table-cell>
          <table:table-cell office:value-type="string" calcext:value-type="string">
            <text:p>Posto Shell Agua funda 1</text:p>
          </table:table-cell>
          <table:table-cell office:value-type="string" calcext:value-type="string">
            <text:p>TASK0141289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6316800" calcext:value-type="float">
            <text:p>1476316800</text:p>
          </table:table-cell>
          <table:table-cell office:value-type="float" office:value="6117" calcext:value-type="float">
            <text:p>6117</text:p>
          </table:table-cell>
          <table:table-cell office:value-type="string" calcext:value-type="string">
            <text:p>Posto Shell CPC</text:p>
          </table:table-cell>
          <table:table-cell office:value-type="string" calcext:value-type="string">
            <text:p>INC017893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6316800" calcext:value-type="float">
            <text:p>1476316800</text:p>
          </table:table-cell>
          <table:table-cell office:value-type="float" office:value="6173" calcext:value-type="float">
            <text:p>6173</text:p>
          </table:table-cell>
          <table:table-cell office:value-type="string" calcext:value-type="string">
            <text:p>Posto Shell Futuro</text:p>
          </table:table-cell>
          <table:table-cell office:value-type="string" calcext:value-type="string">
            <text:p>Pendentes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6316800" calcext:value-type="float">
            <text:p>1476316800</text:p>
          </table:table-cell>
          <table:table-cell office:value-type="float" office:value="6173" calcext:value-type="float">
            <text:p>6173</text:p>
          </table:table-cell>
          <table:table-cell office:value-type="string" calcext:value-type="string">
            <text:p>Posto Shell Futuro</text:p>
          </table:table-cell>
          <table:table-cell table:number-columns-repeated="2" office:value-type="string" calcext:value-type="string">
            <text:p>PREDI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6316800" calcext:value-type="float">
            <text:p>1476316800</text:p>
          </table:table-cell>
          <table:table-cell office:value-type="float" office:value="6173" calcext:value-type="float">
            <text:p>6173</text:p>
          </table:table-cell>
          <table:table-cell office:value-type="string" calcext:value-type="string">
            <text:p>Posto Shell Futuro</text:p>
          </table:table-cell>
          <table:table-cell office:value-type="string" calcext:value-type="string">
            <text:p>TASK0141684</text:p>
          </table:table-cell>
          <table:table-cell office:value-type="string" calcext:value-type="string">
            <text:p>PREDI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6316800" calcext:value-type="float">
            <text:p>1476316800</text:p>
          </table:table-cell>
          <table:table-cell office:value-type="float" office:value="6173" calcext:value-type="float">
            <text:p>6173</text:p>
          </table:table-cell>
          <table:table-cell office:value-type="string" calcext:value-type="string">
            <text:p>Posto Shell Futuro</text:p>
          </table:table-cell>
          <table:table-cell table:number-columns-repeated="2"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6316800" calcext:value-type="float">
            <text:p>1476316800</text:p>
          </table:table-cell>
          <table:table-cell office:value-type="float" office:value="6321" calcext:value-type="float">
            <text:p>6321</text:p>
          </table:table-cell>
          <table:table-cell office:value-type="string" calcext:value-type="string">
            <text:p>Posto Shell Carro Nobre</text:p>
          </table:table-cell>
          <table:table-cell office:value-type="string" calcext:value-type="string">
            <text:p>INC017853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6316800" calcext:value-type="float">
            <text:p>1476316800</text:p>
          </table:table-cell>
          <table:table-cell office:value-type="float" office:value="6442" calcext:value-type="float">
            <text:p>6442</text:p>
          </table:table-cell>
          <table:table-cell office:value-type="string" calcext:value-type="string">
            <text:p>Posto Shell Grande Amor</text:p>
          </table:table-cell>
          <table:table-cell office:value-type="string" calcext:value-type="string">
            <text:p>INC017917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6316800" calcext:value-type="float">
            <text:p>1476316800</text:p>
          </table:table-cell>
          <table:table-cell office:value-type="float" office:value="6454" calcext:value-type="float">
            <text:p>6454</text:p>
          </table:table-cell>
          <table:table-cell office:value-type="string" calcext:value-type="string">
            <text:p>Posto Shell Viaduto de Morato Eireli</text:p>
          </table:table-cell>
          <table:table-cell office:value-type="string" calcext:value-type="string">
            <text:p>INC017863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6316800" calcext:value-type="float">
            <text:p>1476316800</text:p>
          </table:table-cell>
          <table:table-cell office:value-type="float" office:value="6499" calcext:value-type="float">
            <text:p>6499</text:p>
          </table:table-cell>
          <table:table-cell office:value-type="string" calcext:value-type="string">
            <text:p>Posto Shell Mato Alto</text:p>
          </table:table-cell>
          <table:table-cell office:value-type="string" calcext:value-type="string">
            <text:p>INC017865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6316800" calcext:value-type="float">
            <text:p>1476316800</text:p>
          </table:table-cell>
          <table:table-cell office:value-type="float" office:value="6539" calcext:value-type="float">
            <text:p>6539</text:p>
          </table:table-cell>
          <table:table-cell office:value-type="string" calcext:value-type="string">
            <text:p>Posto Shell Pedrazzoli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6316800" calcext:value-type="float">
            <text:p>1476316800</text:p>
          </table:table-cell>
          <table:table-cell office:value-type="float" office:value="6539" calcext:value-type="float">
            <text:p>6539</text:p>
          </table:table-cell>
          <table:table-cell office:value-type="string" calcext:value-type="string">
            <text:p>Posto Shell Pedrazzoli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6316800" calcext:value-type="float">
            <text:p>1476316800</text:p>
          </table:table-cell>
          <table:table-cell office:value-type="float" office:value="6539" calcext:value-type="float">
            <text:p>6539</text:p>
          </table:table-cell>
          <table:table-cell office:value-type="string" calcext:value-type="string">
            <text:p>Posto Shell Pedrazzoli</text:p>
          </table:table-cell>
          <table:table-cell office:value-type="string" calcext:value-type="string">
            <text:p>INC017944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6316800" calcext:value-type="float">
            <text:p>1476316800</text:p>
          </table:table-cell>
          <table:table-cell office:value-type="float" office:value="6546" calcext:value-type="float">
            <text:p>6546</text:p>
          </table:table-cell>
          <table:table-cell office:value-type="string" calcext:value-type="string">
            <text:p>Posto Shell Perola</text:p>
          </table:table-cell>
          <table:table-cell office:value-type="string" calcext:value-type="string">
            <text:p>INC017945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6316800" calcext:value-type="float">
            <text:p>1476316800</text:p>
          </table:table-cell>
          <table:table-cell office:value-type="float" office:value="6566" calcext:value-type="float">
            <text:p>6566</text:p>
          </table:table-cell>
          <table:table-cell office:value-type="string" calcext:value-type="string">
            <text:p>Posto Shell Artigas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6316800" calcext:value-type="float">
            <text:p>1476316800</text:p>
          </table:table-cell>
          <table:table-cell office:value-type="float" office:value="6566" calcext:value-type="float">
            <text:p>6566</text:p>
          </table:table-cell>
          <table:table-cell office:value-type="string" calcext:value-type="string">
            <text:p>Posto Shell Artigas</text:p>
          </table:table-cell>
          <table:table-cell office:value-type="string" calcext:value-type="string">
            <text:p>Fonte Câmera Lateral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6316800" calcext:value-type="float">
            <text:p>1476316800</text:p>
          </table:table-cell>
          <table:table-cell office:value-type="float" office:value="6566" calcext:value-type="float">
            <text:p>6566</text:p>
          </table:table-cell>
          <table:table-cell office:value-type="string" calcext:value-type="string">
            <text:p>Posto Shell Artigas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6403200" calcext:value-type="float">
            <text:p>1476403200</text:p>
          </table:table-cell>
          <table:table-cell office:value-type="float" office:value="6079" calcext:value-type="float">
            <text:p>6079</text:p>
          </table:table-cell>
          <table:table-cell office:value-type="string" calcext:value-type="string">
            <text:p>Posto Shell Agua funda 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6403200" calcext:value-type="float">
            <text:p>1476403200</text:p>
          </table:table-cell>
          <table:table-cell office:value-type="float" office:value="6079" calcext:value-type="float">
            <text:p>6079</text:p>
          </table:table-cell>
          <table:table-cell office:value-type="string" calcext:value-type="string">
            <text:p>Posto Shell Agua funda 1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6403200" calcext:value-type="float">
            <text:p>1476403200</text:p>
          </table:table-cell>
          <table:table-cell office:value-type="float" office:value="6079" calcext:value-type="float">
            <text:p>6079</text:p>
          </table:table-cell>
          <table:table-cell office:value-type="string" calcext:value-type="string">
            <text:p>Posto Shell Agua funda 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6403200" calcext:value-type="float">
            <text:p>1476403200</text:p>
          </table:table-cell>
          <table:table-cell office:value-type="float" office:value="6189" calcext:value-type="float">
            <text:p>6189</text:p>
          </table:table-cell>
          <table:table-cell office:value-type="string" calcext:value-type="string">
            <text:p>Posto Shell Zonta</text:p>
          </table:table-cell>
          <table:table-cell office:value-type="string" calcext:value-type="string">
            <text:p>INC017943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6403200" calcext:value-type="float">
            <text:p>1476403200</text:p>
          </table:table-cell>
          <table:table-cell office:value-type="float" office:value="6288" calcext:value-type="float">
            <text:p>6288</text:p>
          </table:table-cell>
          <table:table-cell office:value-type="string" calcext:value-type="string">
            <text:p>Posto Shell Pimenta</text:p>
          </table:table-cell>
          <table:table-cell office:value-type="string" calcext:value-type="string">
            <text:p>INC017949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6403200" calcext:value-type="float">
            <text:p>1476403200</text:p>
          </table:table-cell>
          <table:table-cell office:value-type="float" office:value="6354" calcext:value-type="float">
            <text:p>6354</text:p>
          </table:table-cell>
          <table:table-cell office:value-type="string" calcext:value-type="string">
            <text:p>Posto Shell Azulao</text:p>
          </table:table-cell>
          <table:table-cell office:value-type="string" calcext:value-type="string">
            <text:p>INC017936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6403200" calcext:value-type="float">
            <text:p>1476403200</text:p>
          </table:table-cell>
          <table:table-cell office:value-type="float" office:value="6490" calcext:value-type="float">
            <text:p>6490</text:p>
          </table:table-cell>
          <table:table-cell office:value-type="string" calcext:value-type="string">
            <text:p>Posto Shell Progresso Eloy Chaves</text:p>
          </table:table-cell>
          <table:table-cell office:value-type="string" calcext:value-type="string">
            <text:p>INC017949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6403200" calcext:value-type="float">
            <text:p>1476403200</text:p>
          </table:table-cell>
          <table:table-cell office:value-type="float" office:value="6566" calcext:value-type="float">
            <text:p>6566</text:p>
          </table:table-cell>
          <table:table-cell office:value-type="string" calcext:value-type="string">
            <text:p>Posto Shell Artigas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6403200" calcext:value-type="float">
            <text:p>1476403200</text:p>
          </table:table-cell>
          <table:table-cell office:value-type="float" office:value="6566" calcext:value-type="float">
            <text:p>6566</text:p>
          </table:table-cell>
          <table:table-cell office:value-type="string" calcext:value-type="string">
            <text:p>Posto Shell Artigas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6489600" calcext:value-type="float">
            <text:p>1476489600</text:p>
          </table:table-cell>
          <table:table-cell office:value-type="float" office:value="6071" calcext:value-type="float">
            <text:p>6071</text:p>
          </table:table-cell>
          <table:table-cell office:value-type="string" calcext:value-type="string">
            <text:p>Posto Shell Oitenta</text:p>
          </table:table-cell>
          <table:table-cell office:value-type="string" calcext:value-type="string">
            <text:p>INC017946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6489600" calcext:value-type="float">
            <text:p>1476489600</text:p>
          </table:table-cell>
          <table:table-cell office:value-type="float" office:value="6110" calcext:value-type="float">
            <text:p>6110</text:p>
          </table:table-cell>
          <table:table-cell office:value-type="string" calcext:value-type="string">
            <text:p>Posto Shell Estonia 4</text:p>
          </table:table-cell>
          <table:table-cell office:value-type="string" calcext:value-type="string">
            <text:p>INC0179935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6489600" calcext:value-type="float">
            <text:p>1476489600</text:p>
          </table:table-cell>
          <table:table-cell office:value-type="float" office:value="6169" calcext:value-type="float">
            <text:p>6169</text:p>
          </table:table-cell>
          <table:table-cell office:value-type="string" calcext:value-type="string">
            <text:p>Posto Shell Lorena</text:p>
          </table:table-cell>
          <table:table-cell office:value-type="string" calcext:value-type="string">
            <text:p>INC017980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6489600" calcext:value-type="float">
            <text:p>1476489600</text:p>
          </table:table-cell>
          <table:table-cell office:value-type="float" office:value="6223" calcext:value-type="float">
            <text:p>6223</text:p>
          </table:table-cell>
          <table:table-cell office:value-type="string" calcext:value-type="string">
            <text:p>Posto Shell Novo Ouro Negro</text:p>
          </table:table-cell>
          <table:table-cell office:value-type="string" calcext:value-type="string">
            <text:p>INC017958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6489600" calcext:value-type="float">
            <text:p>1476489600</text:p>
          </table:table-cell>
          <table:table-cell office:value-type="float" office:value="6468" calcext:value-type="float">
            <text:p>6468</text:p>
          </table:table-cell>
          <table:table-cell office:value-type="string" calcext:value-type="string">
            <text:p>Posto Shell Aeroporto Bauru</text:p>
          </table:table-cell>
          <table:table-cell office:value-type="string" calcext:value-type="string">
            <text:p>TASK0143181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6662400" calcext:value-type="float">
            <text:p>1476662400</text:p>
          </table:table-cell>
          <table:table-cell office:value-type="float" office:value="6011" calcext:value-type="float">
            <text:p>6011</text:p>
          </table:table-cell>
          <table:table-cell office:value-type="string" calcext:value-type="string">
            <text:p>Posto Shell Ralpha</text:p>
          </table:table-cell>
          <table:table-cell office:value-type="string" calcext:value-type="string">
            <text:p>TASK0142663/0142664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6662400" calcext:value-type="float">
            <text:p>1476662400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Posto Shell Ouro de barueri</text:p>
          </table:table-cell>
          <table:table-cell office:value-type="string" calcext:value-type="string">
            <text:p>TASK0142653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6662400" calcext:value-type="float">
            <text:p>1476662400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Posto Shell Ouro de barueri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6662400" calcext:value-type="float">
            <text:p>1476662400</text:p>
          </table:table-cell>
          <table:table-cell office:value-type="float" office:value="6293" calcext:value-type="float">
            <text:p>6293</text:p>
          </table:table-cell>
          <table:table-cell office:value-type="string" calcext:value-type="string">
            <text:p>Posto Shell Caxambu</text:p>
          </table:table-cell>
          <table:table-cell office:value-type="string" calcext:value-type="string">
            <text:p>INC018012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6662400" calcext:value-type="float">
            <text:p>1476662400</text:p>
          </table:table-cell>
          <table:table-cell office:value-type="float" office:value="6293" calcext:value-type="float">
            <text:p>6293</text:p>
          </table:table-cell>
          <table:table-cell office:value-type="string" calcext:value-type="string">
            <text:p>Posto Shell Caxambu</text:p>
          </table:table-cell>
          <table:table-cell office:value-type="string" calcext:value-type="string">
            <text:p>TASK0142673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6662400" calcext:value-type="float">
            <text:p>1476662400</text:p>
          </table:table-cell>
          <table:table-cell office:value-type="float" office:value="6294" calcext:value-type="float">
            <text:p>6294</text:p>
          </table:table-cell>
          <table:table-cell office:value-type="string" calcext:value-type="string">
            <text:p>Posto Shell Telles</text:p>
          </table:table-cell>
          <table:table-cell office:value-type="string" calcext:value-type="string">
            <text:p>TASK0142675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6662400" calcext:value-type="float">
            <text:p>1476662400</text:p>
          </table:table-cell>
          <table:table-cell office:value-type="float" office:value="6294" calcext:value-type="float">
            <text:p>6294</text:p>
          </table:table-cell>
          <table:table-cell office:value-type="string" calcext:value-type="string">
            <text:p>Posto Shell Telles</text:p>
          </table:table-cell>
          <table:table-cell office:value-type="string" calcext:value-type="string">
            <text:p>TASK0142674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6662400" calcext:value-type="float">
            <text:p>1476662400</text:p>
          </table:table-cell>
          <table:table-cell office:value-type="float" office:value="6373" calcext:value-type="float">
            <text:p>6373</text:p>
          </table:table-cell>
          <table:table-cell office:value-type="string" calcext:value-type="string">
            <text:p>Posto Shell Sabella e Sabella</text:p>
          </table:table-cell>
          <table:table-cell office:value-type="string" calcext:value-type="string">
            <text:p>TASK0142654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6662400" calcext:value-type="float">
            <text:p>1476662400</text:p>
          </table:table-cell>
          <table:table-cell office:value-type="float" office:value="6379" calcext:value-type="float">
            <text:p>6379</text:p>
          </table:table-cell>
          <table:table-cell office:value-type="string" calcext:value-type="string">
            <text:p>Posto Shell Sabella</text:p>
          </table:table-cell>
          <table:table-cell office:value-type="string" calcext:value-type="string">
            <text:p>TASK0142656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6662400" calcext:value-type="float">
            <text:p>1476662400</text:p>
          </table:table-cell>
          <table:table-cell office:value-type="float" office:value="6379" calcext:value-type="float">
            <text:p>6379</text:p>
          </table:table-cell>
          <table:table-cell office:value-type="string" calcext:value-type="string">
            <text:p>Posto Shell Sabella</text:p>
          </table:table-cell>
          <table:table-cell office:value-type="string" calcext:value-type="string">
            <text:p>TASK0142655,TASK0142656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6662400" calcext:value-type="float">
            <text:p>1476662400</text:p>
          </table:table-cell>
          <table:table-cell office:value-type="float" office:value="6393" calcext:value-type="float">
            <text:p>6393</text:p>
          </table:table-cell>
          <table:table-cell office:value-type="string" calcext:value-type="string">
            <text:p>Posto Shell Castelinho de Sorocaba</text:p>
          </table:table-cell>
          <table:table-cell office:value-type="string" calcext:value-type="string">
            <text:p>Pendentes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7</text:p>
          </table:table-cell>
        </table:table-row>
        <table:table-row table:style-name="ro1">
          <table:table-cell office:value-type="float" office:value="1476662400" calcext:value-type="float">
            <text:p>1476662400</text:p>
          </table:table-cell>
          <table:table-cell office:value-type="float" office:value="6393" calcext:value-type="float">
            <text:p>6393</text:p>
          </table:table-cell>
          <table:table-cell office:value-type="string" calcext:value-type="string">
            <text:p>Posto Shell Castelinho de Sorocaba</text:p>
          </table:table-cell>
          <table:table-cell office:value-type="string" calcext:value-type="string">
            <text:p>TASK0139683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6662400" calcext:value-type="float">
            <text:p>1476662400</text:p>
          </table:table-cell>
          <table:table-cell office:value-type="float" office:value="6393" calcext:value-type="float">
            <text:p>6393</text:p>
          </table:table-cell>
          <table:table-cell office:value-type="string" calcext:value-type="string">
            <text:p>Posto Shell Castelinho de Sorocaba</text:p>
          </table:table-cell>
          <table:table-cell office:value-type="string" calcext:value-type="string">
            <text:p>TASK0142878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6662400" calcext:value-type="float">
            <text:p>1476662400</text:p>
          </table:table-cell>
          <table:table-cell office:value-type="float" office:value="6393" calcext:value-type="float">
            <text:p>6393</text:p>
          </table:table-cell>
          <table:table-cell office:value-type="string" calcext:value-type="string">
            <text:p>Posto Shell Castelinho de Sorocaba</text:p>
          </table:table-cell>
          <table:table-cell office:value-type="string" calcext:value-type="string">
            <text:p>TASK0142877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6662400" calcext:value-type="float">
            <text:p>1476662400</text:p>
          </table:table-cell>
          <table:table-cell office:value-type="float" office:value="6398" calcext:value-type="float">
            <text:p>6398</text:p>
          </table:table-cell>
          <table:table-cell office:value-type="string" calcext:value-type="string">
            <text:p>Posto Shell Mediani Pires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6662400" calcext:value-type="float">
            <text:p>1476662400</text:p>
          </table:table-cell>
          <table:table-cell office:value-type="float" office:value="6398" calcext:value-type="float">
            <text:p>6398</text:p>
          </table:table-cell>
          <table:table-cell office:value-type="string" calcext:value-type="string">
            <text:p>Posto Shell Mediani Pires</text:p>
          </table:table-cell>
          <table:table-cell office:value-type="string" calcext:value-type="string">
            <text:p>TASK0142658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6662400" calcext:value-type="float">
            <text:p>1476662400</text:p>
          </table:table-cell>
          <table:table-cell office:value-type="float" office:value="6398" calcext:value-type="float">
            <text:p>6398</text:p>
          </table:table-cell>
          <table:table-cell office:value-type="string" calcext:value-type="string">
            <text:p>Posto Shell Mediani Pires</text:p>
          </table:table-cell>
          <table:table-cell office:value-type="string" calcext:value-type="string">
            <text:p>TASK0142657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6662400" calcext:value-type="float">
            <text:p>1476662400</text:p>
          </table:table-cell>
          <table:table-cell office:value-type="float" office:value="6402" calcext:value-type="float">
            <text:p>6402</text:p>
          </table:table-cell>
          <table:table-cell office:value-type="string" calcext:value-type="string">
            <text:p>Posto Shell Primavera Murchid</text:p>
          </table:table-cell>
          <table:table-cell office:value-type="string" calcext:value-type="string">
            <text:p>TASK0142672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6662400" calcext:value-type="float">
            <text:p>1476662400</text:p>
          </table:table-cell>
          <table:table-cell office:value-type="float" office:value="6402" calcext:value-type="float">
            <text:p>6402</text:p>
          </table:table-cell>
          <table:table-cell office:value-type="string" calcext:value-type="string">
            <text:p>Posto Shell Primavera Murchid</text:p>
          </table:table-cell>
          <table:table-cell office:value-type="string" calcext:value-type="string">
            <text:p>TASK0142672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6662400" calcext:value-type="float">
            <text:p>1476662400</text:p>
          </table:table-cell>
          <table:table-cell office:value-type="float" office:value="6402" calcext:value-type="float">
            <text:p>6402</text:p>
          </table:table-cell>
          <table:table-cell office:value-type="string" calcext:value-type="string">
            <text:p>Posto Shell Primavera Murchid</text:p>
          </table:table-cell>
          <table:table-cell office:value-type="string" calcext:value-type="string">
            <text:p>INC017979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6662400" calcext:value-type="float">
            <text:p>1476662400</text:p>
          </table:table-cell>
          <table:table-cell office:value-type="float" office:value="6402" calcext:value-type="float">
            <text:p>6402</text:p>
          </table:table-cell>
          <table:table-cell office:value-type="string" calcext:value-type="string">
            <text:p>Posto Shell Primavera Murchid</text:p>
          </table:table-cell>
          <table:table-cell office:value-type="string" calcext:value-type="string">
            <text:p>TASK0142670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6662400" calcext:value-type="float">
            <text:p>1476662400</text:p>
          </table:table-cell>
          <table:table-cell office:value-type="float" office:value="6532" calcext:value-type="float">
            <text:p>6532</text:p>
          </table:table-cell>
          <table:table-cell office:value-type="string" calcext:value-type="string">
            <text:p>Posto Shell Antares</text:p>
          </table:table-cell>
          <table:table-cell office:value-type="string" calcext:value-type="string">
            <text:p>Task014166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6662400" calcext:value-type="float">
            <text:p>1476662400</text:p>
          </table:table-cell>
          <table:table-cell office:value-type="float" office:value="6543" calcext:value-type="float">
            <text:p>6543</text:p>
          </table:table-cell>
          <table:table-cell office:value-type="string" calcext:value-type="string">
            <text:p>Posto Shell Gisela</text:p>
          </table:table-cell>
          <table:table-cell office:value-type="string" calcext:value-type="string">
            <text:p>INC018020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6662400" calcext:value-type="float">
            <text:p>1476662400</text:p>
          </table:table-cell>
          <table:table-cell office:value-type="float" office:value="6570" calcext:value-type="float">
            <text:p>6570</text:p>
          </table:table-cell>
          <table:table-cell office:value-type="string" calcext:value-type="string">
            <text:p>Posto Shell Cupim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6662400" calcext:value-type="float">
            <text:p>1476662400</text:p>
          </table:table-cell>
          <table:table-cell office:value-type="float" office:value="6570" calcext:value-type="float">
            <text:p>6570</text:p>
          </table:table-cell>
          <table:table-cell office:value-type="string" calcext:value-type="string">
            <text:p>Posto Shell Cupim</text:p>
          </table:table-cell>
          <table:table-cell office:value-type="string" calcext:value-type="string">
            <text:p>Fonte Câmera Lateral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6662400" calcext:value-type="float">
            <text:p>1476662400</text:p>
          </table:table-cell>
          <table:table-cell office:value-type="float" office:value="6570" calcext:value-type="float">
            <text:p>6570</text:p>
          </table:table-cell>
          <table:table-cell office:value-type="string" calcext:value-type="string">
            <text:p>Posto Shell Cupim</text:p>
          </table:table-cell>
          <table:table-cell office:value-type="string" calcext:value-type="string">
            <text:p>TASK0142634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6662400" calcext:value-type="float">
            <text:p>1476662400</text:p>
          </table:table-cell>
          <table:table-cell office:value-type="float" office:value="6570" calcext:value-type="float">
            <text:p>6570</text:p>
          </table:table-cell>
          <table:table-cell office:value-type="string" calcext:value-type="string">
            <text:p>Posto Shell Cupim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6662400" calcext:value-type="float">
            <text:p>1476662400</text:p>
          </table:table-cell>
          <table:table-cell office:value-type="float" office:value="6570" calcext:value-type="float">
            <text:p>6570</text:p>
          </table:table-cell>
          <table:table-cell office:value-type="string" calcext:value-type="string">
            <text:p>Posto Shell Cupim</text:p>
          </table:table-cell>
          <table:table-cell office:value-type="string" calcext:value-type="string">
            <text:p>TASK0142635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6662400" calcext:value-type="float">
            <text:p>1476662400</text:p>
          </table:table-cell>
          <table:table-cell office:value-type="float" office:value="6570" calcext:value-type="float">
            <text:p>6570</text:p>
          </table:table-cell>
          <table:table-cell office:value-type="string" calcext:value-type="string">
            <text:p>Posto Shell Cupim</text:p>
          </table:table-cell>
          <table:table-cell office:value-type="string" calcext:value-type="string">
            <text:p>TASK0142635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6662400" calcext:value-type="float">
            <text:p>1476662400</text:p>
          </table:table-cell>
          <table:table-cell office:value-type="float" office:value="6581" calcext:value-type="float">
            <text:p>6581</text:p>
          </table:table-cell>
          <table:table-cell office:value-type="string" calcext:value-type="string">
            <text:p>Posto Shell Big Aço</text:p>
          </table:table-cell>
          <table:table-cell office:value-type="string" calcext:value-type="string">
            <text:p>TASK0142637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6662400" calcext:value-type="float">
            <text:p>1476662400</text:p>
          </table:table-cell>
          <table:table-cell office:value-type="float" office:value="6581" calcext:value-type="float">
            <text:p>6581</text:p>
          </table:table-cell>
          <table:table-cell office:value-type="string" calcext:value-type="string">
            <text:p>Posto Shell Big Aço</text:p>
          </table:table-cell>
          <table:table-cell office:value-type="string" calcext:value-type="string">
            <text:p>INC017980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6662400" calcext:value-type="float">
            <text:p>1476662400</text:p>
          </table:table-cell>
          <table:table-cell office:value-type="float" office:value="6581" calcext:value-type="float">
            <text:p>6581</text:p>
          </table:table-cell>
          <table:table-cell office:value-type="string" calcext:value-type="string">
            <text:p>Posto Shell Big Aço</text:p>
          </table:table-cell>
          <table:table-cell office:value-type="string" calcext:value-type="string">
            <text:p>TASK0142636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6748800" calcext:value-type="float">
            <text:p>1476748800</text:p>
          </table:table-cell>
          <table:table-cell office:value-type="float" office:value="6011" calcext:value-type="float">
            <text:p>6011</text:p>
          </table:table-cell>
          <table:table-cell office:value-type="string" calcext:value-type="string">
            <text:p>Posto Shell Ralpha</text:p>
          </table:table-cell>
          <table:table-cell office:value-type="string" calcext:value-type="string">
            <text:p>TASK0142664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6748800" calcext:value-type="float">
            <text:p>1476748800</text:p>
          </table:table-cell>
          <table:table-cell office:value-type="float" office:value="6036" calcext:value-type="float">
            <text:p>6036</text:p>
          </table:table-cell>
          <table:table-cell office:value-type="string" calcext:value-type="string">
            <text:p>Posto Shell Mash</text:p>
          </table:table-cell>
          <table:table-cell office:value-type="string" calcext:value-type="string">
            <text:p>TASK0143132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6748800" calcext:value-type="float">
            <text:p>1476748800</text:p>
          </table:table-cell>
          <table:table-cell office:value-type="float" office:value="6036" calcext:value-type="float">
            <text:p>6036</text:p>
          </table:table-cell>
          <table:table-cell office:value-type="string" calcext:value-type="string">
            <text:p>Posto Shell Mash</text:p>
          </table:table-cell>
          <table:table-cell office:value-type="string" calcext:value-type="string">
            <text:p>INC018007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6748800" calcext:value-type="float">
            <text:p>1476748800</text:p>
          </table:table-cell>
          <table:table-cell office:value-type="float" office:value="6036" calcext:value-type="float">
            <text:p>6036</text:p>
          </table:table-cell>
          <table:table-cell office:value-type="string" calcext:value-type="string">
            <text:p>Posto Shell Mash</text:p>
          </table:table-cell>
          <table:table-cell office:value-type="string" calcext:value-type="string">
            <text:p>TASK0143131,task0143132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6748800" calcext:value-type="float">
            <text:p>1476748800</text:p>
          </table:table-cell>
          <table:table-cell office:value-type="float" office:value="6223" calcext:value-type="float">
            <text:p>6223</text:p>
          </table:table-cell>
          <table:table-cell office:value-type="string" calcext:value-type="string">
            <text:p>Posto Shell Novo Ouro Negro</text:p>
          </table:table-cell>
          <table:table-cell office:value-type="string" calcext:value-type="string">
            <text:p>Pendentes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6748800" calcext:value-type="float">
            <text:p>1476748800</text:p>
          </table:table-cell>
          <table:table-cell office:value-type="float" office:value="6223" calcext:value-type="float">
            <text:p>6223</text:p>
          </table:table-cell>
          <table:table-cell office:value-type="string" calcext:value-type="string">
            <text:p>Posto Shell Novo Ouro Negro</text:p>
          </table:table-cell>
          <table:table-cell office:value-type="string" calcext:value-type="string">
            <text:p>INC018030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6748800" calcext:value-type="float">
            <text:p>1476748800</text:p>
          </table:table-cell>
          <table:table-cell office:value-type="float" office:value="6223" calcext:value-type="float">
            <text:p>6223</text:p>
          </table:table-cell>
          <table:table-cell office:value-type="string" calcext:value-type="string">
            <text:p>Posto Shell Novo Ouro Negro</text:p>
          </table:table-cell>
          <table:table-cell office:value-type="string" calcext:value-type="string">
            <text:p>INC018013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6748800" calcext:value-type="float">
            <text:p>1476748800</text:p>
          </table:table-cell>
          <table:table-cell office:value-type="float" office:value="6223" calcext:value-type="float">
            <text:p>6223</text:p>
          </table:table-cell>
          <table:table-cell office:value-type="string" calcext:value-type="string">
            <text:p>Posto Shell Novo Ouro Negro</text:p>
          </table:table-cell>
          <table:table-cell office:value-type="string" calcext:value-type="string">
            <text:p>TASK0143126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6748800" calcext:value-type="float">
            <text:p>1476748800</text:p>
          </table:table-cell>
          <table:table-cell office:value-type="float" office:value="6268" calcext:value-type="float">
            <text:p>6268</text:p>
          </table:table-cell>
          <table:table-cell office:value-type="string" calcext:value-type="string">
            <text:p>Posto Shell Gôndola</text:p>
          </table:table-cell>
          <table:table-cell office:value-type="string" calcext:value-type="string">
            <text:p>TASK0124957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6748800" calcext:value-type="float">
            <text:p>1476748800</text:p>
          </table:table-cell>
          <table:table-cell office:value-type="float" office:value="6268" calcext:value-type="float">
            <text:p>6268</text:p>
          </table:table-cell>
          <table:table-cell office:value-type="string" calcext:value-type="string">
            <text:p>Posto Shell Gôndola</text:p>
          </table:table-cell>
          <table:table-cell table:number-columns-repeated="2" office:value-type="string" calcext:value-type="string">
            <text:p>ASBUILT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6748800" calcext:value-type="float">
            <text:p>1476748800</text:p>
          </table:table-cell>
          <table:table-cell office:value-type="float" office:value="6268" calcext:value-type="float">
            <text:p>6268</text:p>
          </table:table-cell>
          <table:table-cell office:value-type="string" calcext:value-type="string">
            <text:p>Posto Shell Gôndola</text:p>
          </table:table-cell>
          <table:table-cell office:value-type="string" calcext:value-type="string">
            <text:p>TASK014313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6748800" calcext:value-type="float">
            <text:p>1476748800</text:p>
          </table:table-cell>
          <table:table-cell office:value-type="float" office:value="6268" calcext:value-type="float">
            <text:p>6268</text:p>
          </table:table-cell>
          <table:table-cell office:value-type="string" calcext:value-type="string">
            <text:p>Posto Shell Gôndola</text:p>
          </table:table-cell>
          <table:table-cell office:value-type="string" calcext:value-type="string">
            <text:p>INC017982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6748800" calcext:value-type="float">
            <text:p>1476748800</text:p>
          </table:table-cell>
          <table:table-cell office:value-type="float" office:value="6268" calcext:value-type="float">
            <text:p>6268</text:p>
          </table:table-cell>
          <table:table-cell office:value-type="string" calcext:value-type="string">
            <text:p>Posto Shell Gôndola</text:p>
          </table:table-cell>
          <table:table-cell office:value-type="string" calcext:value-type="string">
            <text:p>TASK0143129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6748800" calcext:value-type="float">
            <text:p>1476748800</text:p>
          </table:table-cell>
          <table:table-cell office:value-type="float" office:value="6292" calcext:value-type="float">
            <text:p>6292</text:p>
          </table:table-cell>
          <table:table-cell office:value-type="string" calcext:value-type="string">
            <text:p>Posto Shell Portal de Americana</text:p>
          </table:table-cell>
          <table:table-cell office:value-type="string" calcext:value-type="string">
            <text:p>INC018023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6748800" calcext:value-type="float">
            <text:p>1476748800</text:p>
          </table:table-cell>
          <table:table-cell office:value-type="float" office:value="6356" calcext:value-type="float">
            <text:p>6356</text:p>
          </table:table-cell>
          <table:table-cell office:value-type="string" calcext:value-type="string">
            <text:p>Posto Shell Agronomia</text:p>
          </table:table-cell>
          <table:table-cell office:value-type="string" calcext:value-type="string">
            <text:p>INC018010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6748800" calcext:value-type="float">
            <text:p>1476748800</text:p>
          </table:table-cell>
          <table:table-cell office:value-type="float" office:value="6407" calcext:value-type="float">
            <text:p>6407</text:p>
          </table:table-cell>
          <table:table-cell office:value-type="string" calcext:value-type="string">
            <text:p>Posto Shell Petro Bady</text:p>
          </table:table-cell>
          <table:table-cell office:value-type="string" calcext:value-type="string">
            <text:p>TASK0143133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6748800" calcext:value-type="float">
            <text:p>1476748800</text:p>
          </table:table-cell>
          <table:table-cell office:value-type="float" office:value="6442" calcext:value-type="float">
            <text:p>6442</text:p>
          </table:table-cell>
          <table:table-cell office:value-type="string" calcext:value-type="string">
            <text:p>Posto Shell Grande Amor</text:p>
          </table:table-cell>
          <table:table-cell office:value-type="string" calcext:value-type="string">
            <text:p>INC018058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6748800" calcext:value-type="float">
            <text:p>1476748800</text:p>
          </table:table-cell>
          <table:table-cell office:value-type="float" office:value="6461" calcext:value-type="float">
            <text:p>6461</text:p>
          </table:table-cell>
          <table:table-cell office:value-type="string" calcext:value-type="string">
            <text:p>Posto Shell Brasil Santa Cruz</text:p>
          </table:table-cell>
          <table:table-cell office:value-type="string" calcext:value-type="string">
            <text:p>INC018025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6748800" calcext:value-type="float">
            <text:p>1476748800</text:p>
          </table:table-cell>
          <table:table-cell office:value-type="float" office:value="6468" calcext:value-type="float">
            <text:p>6468</text:p>
          </table:table-cell>
          <table:table-cell office:value-type="string" calcext:value-type="string">
            <text:p>Posto Shell Aeroporto Bauru</text:p>
          </table:table-cell>
          <table:table-cell office:value-type="string" calcext:value-type="string">
            <text:p>INC018029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6748800" calcext:value-type="float">
            <text:p>1476748800</text:p>
          </table:table-cell>
          <table:table-cell office:value-type="float" office:value="6476" calcext:value-type="float">
            <text:p>6476</text:p>
          </table:table-cell>
          <table:table-cell office:value-type="string" calcext:value-type="string">
            <text:p>Posto Shell Quinze</text:p>
          </table:table-cell>
          <table:table-cell office:value-type="string" calcext:value-type="string">
            <text:p>INC017984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6748800" calcext:value-type="float">
            <text:p>1476748800</text:p>
          </table:table-cell>
          <table:table-cell office:value-type="float" office:value="6512" calcext:value-type="float">
            <text:p>6512</text:p>
          </table:table-cell>
          <table:table-cell office:value-type="string" calcext:value-type="string">
            <text:p>Posto Shell Trapezio</text:p>
          </table:table-cell>
          <table:table-cell office:value-type="string" calcext:value-type="string">
            <text:p>TASK0143257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6748800" calcext:value-type="float">
            <text:p>1476748800</text:p>
          </table:table-cell>
          <table:table-cell office:value-type="float" office:value="6512" calcext:value-type="float">
            <text:p>6512</text:p>
          </table:table-cell>
          <table:table-cell office:value-type="string" calcext:value-type="string">
            <text:p>Posto Shell Trapezio</text:p>
          </table:table-cell>
          <table:table-cell office:value-type="string" calcext:value-type="string">
            <text:p>TASK0142565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6748800" calcext:value-type="float">
            <text:p>1476748800</text:p>
          </table:table-cell>
          <table:table-cell office:value-type="float" office:value="6562" calcext:value-type="float">
            <text:p>6562</text:p>
          </table:table-cell>
          <table:table-cell office:value-type="string" calcext:value-type="string">
            <text:p>Posto Shell Petrogil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6748800" calcext:value-type="float">
            <text:p>1476748800</text:p>
          </table:table-cell>
          <table:table-cell office:value-type="float" office:value="6562" calcext:value-type="float">
            <text:p>6562</text:p>
          </table:table-cell>
          <table:table-cell office:value-type="string" calcext:value-type="string">
            <text:p>Posto Shell Petrogil</text:p>
          </table:table-cell>
          <table:table-cell office:value-type="string" calcext:value-type="string">
            <text:p>Fonte Câmera Lateral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6748800" calcext:value-type="float">
            <text:p>1476748800</text:p>
          </table:table-cell>
          <table:table-cell office:value-type="float" office:value="6562" calcext:value-type="float">
            <text:p>6562</text:p>
          </table:table-cell>
          <table:table-cell office:value-type="string" calcext:value-type="string">
            <text:p>Posto Shell Petrogil</text:p>
          </table:table-cell>
          <table:table-cell office:value-type="string" calcext:value-type="string">
            <text:p>TASK0143118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6748800" calcext:value-type="float">
            <text:p>1476748800</text:p>
          </table:table-cell>
          <table:table-cell office:value-type="float" office:value="6562" calcext:value-type="float">
            <text:p>6562</text:p>
          </table:table-cell>
          <table:table-cell office:value-type="string" calcext:value-type="string">
            <text:p>Posto Shell Petrogil</text:p>
          </table:table-cell>
          <table:table-cell office:value-type="string" calcext:value-type="string">
            <text:p>Task0143118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6748800" calcext:value-type="float">
            <text:p>1476748800</text:p>
          </table:table-cell>
          <table:table-cell office:value-type="float" office:value="6562" calcext:value-type="float">
            <text:p>6562</text:p>
          </table:table-cell>
          <table:table-cell office:value-type="string" calcext:value-type="string">
            <text:p>Posto Shell Petrogil</text:p>
          </table:table-cell>
          <table:table-cell office:value-type="string" calcext:value-type="string">
            <text:p>TASK0143117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6748800" calcext:value-type="float">
            <text:p>1476748800</text:p>
          </table:table-cell>
          <table:table-cell office:value-type="float" office:value="6562" calcext:value-type="float">
            <text:p>6562</text:p>
          </table:table-cell>
          <table:table-cell office:value-type="string" calcext:value-type="string">
            <text:p>Posto Shell Petrogil</text:p>
          </table:table-cell>
          <table:table-cell office:value-type="string" calcext:value-type="string">
            <text:p>TASK0143116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6748800" calcext:value-type="float">
            <text:p>1476748800</text:p>
          </table:table-cell>
          <table:table-cell office:value-type="float" office:value="6563" calcext:value-type="float">
            <text:p>6563</text:p>
          </table:table-cell>
          <table:table-cell office:value-type="string" calcext:value-type="string">
            <text:p>Posto Shell Sao Jose 3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6748800" calcext:value-type="float">
            <text:p>1476748800</text:p>
          </table:table-cell>
          <table:table-cell office:value-type="float" office:value="6563" calcext:value-type="float">
            <text:p>6563</text:p>
          </table:table-cell>
          <table:table-cell office:value-type="string" calcext:value-type="string">
            <text:p>Posto Shell Sao Jose 3</text:p>
          </table:table-cell>
          <table:table-cell office:value-type="string" calcext:value-type="string">
            <text:p>Fonte Câmera Lateral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6748800" calcext:value-type="float">
            <text:p>1476748800</text:p>
          </table:table-cell>
          <table:table-cell office:value-type="float" office:value="6563" calcext:value-type="float">
            <text:p>6563</text:p>
          </table:table-cell>
          <table:table-cell office:value-type="string" calcext:value-type="string">
            <text:p>Posto Shell Sao Jose 3</text:p>
          </table:table-cell>
          <table:table-cell office:value-type="string" calcext:value-type="string">
            <text:p>Task0143121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6748800" calcext:value-type="float">
            <text:p>1476748800</text:p>
          </table:table-cell>
          <table:table-cell office:value-type="float" office:value="6563" calcext:value-type="float">
            <text:p>6563</text:p>
          </table:table-cell>
          <table:table-cell office:value-type="string" calcext:value-type="string">
            <text:p>Posto Shell Sao Jose 3</text:p>
          </table:table-cell>
          <table:table-cell office:value-type="string" calcext:value-type="string">
            <text:p>TASK0143121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6748800" calcext:value-type="float">
            <text:p>1476748800</text:p>
          </table:table-cell>
          <table:table-cell office:value-type="float" office:value="6563" calcext:value-type="float">
            <text:p>6563</text:p>
          </table:table-cell>
          <table:table-cell office:value-type="string" calcext:value-type="string">
            <text:p>Posto Shell Sao Jose 3</text:p>
          </table:table-cell>
          <table:table-cell office:value-type="string" calcext:value-type="string">
            <text:p>TASK014312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6748800" calcext:value-type="float">
            <text:p>1476748800</text:p>
          </table:table-cell>
          <table:table-cell office:value-type="float" office:value="6563" calcext:value-type="float">
            <text:p>6563</text:p>
          </table:table-cell>
          <table:table-cell office:value-type="string" calcext:value-type="string">
            <text:p>Posto Shell Sao Jose 3</text:p>
          </table:table-cell>
          <table:table-cell office:value-type="string" calcext:value-type="string">
            <text:p>TASK0143119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6748800" calcext:value-type="float">
            <text:p>1476748800</text:p>
          </table:table-cell>
          <table:table-cell office:value-type="float" office:value="6653" calcext:value-type="float">
            <text:p>6653</text:p>
          </table:table-cell>
          <table:table-cell office:value-type="string" calcext:value-type="string">
            <text:p>Posto Shell Beraldo</text:p>
          </table:table-cell>
          <table:table-cell office:value-type="string" calcext:value-type="string">
            <text:p>TASK0143128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6748800" calcext:value-type="float">
            <text:p>1476748800</text:p>
          </table:table-cell>
          <table:table-cell office:value-type="float" office:value="6653" calcext:value-type="float">
            <text:p>6653</text:p>
          </table:table-cell>
          <table:table-cell office:value-type="string" calcext:value-type="string">
            <text:p>Posto Shell Beraldo</text:p>
          </table:table-cell>
          <table:table-cell office:value-type="string" calcext:value-type="string">
            <text:p>INC018025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6748800" calcext:value-type="float">
            <text:p>1476748800</text:p>
          </table:table-cell>
          <table:table-cell office:value-type="float" office:value="6653" calcext:value-type="float">
            <text:p>6653</text:p>
          </table:table-cell>
          <table:table-cell office:value-type="string" calcext:value-type="string">
            <text:p>Posto Shell Beraldo</text:p>
          </table:table-cell>
          <table:table-cell office:value-type="string" calcext:value-type="string">
            <text:p>TASK0143127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6835200" calcext:value-type="float">
            <text:p>1476835200</text:p>
          </table:table-cell>
          <table:table-cell office:value-type="float" office:value="6024" calcext:value-type="float">
            <text:p>6024</text:p>
          </table:table-cell>
          <table:table-cell office:value-type="string" calcext:value-type="string">
            <text:p>Posto Shell Tasca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6835200" calcext:value-type="float">
            <text:p>1476835200</text:p>
          </table:table-cell>
          <table:table-cell office:value-type="float" office:value="6024" calcext:value-type="float">
            <text:p>6024</text:p>
          </table:table-cell>
          <table:table-cell office:value-type="string" calcext:value-type="string">
            <text:p>Posto Shell Tasca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EDI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6835200" calcext:value-type="float">
            <text:p>1476835200</text:p>
          </table:table-cell>
          <table:table-cell office:value-type="float" office:value="6024" calcext:value-type="float">
            <text:p>6024</text:p>
          </table:table-cell>
          <table:table-cell office:value-type="string" calcext:value-type="string">
            <text:p>Posto Shell Tasca</text:p>
          </table:table-cell>
          <table:table-cell table:number-columns-repeated="2" office:value-type="string" calcext:value-type="string">
            <text:p>PREVEN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6835200" calcext:value-type="float">
            <text:p>1476835200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osto Shell Aiwa</text:p>
          </table:table-cell>
          <table:table-cell office:value-type="string" calcext:value-type="string">
            <text:p>TASK143122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6835200" calcext:value-type="float">
            <text:p>1476835200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osto Shell Aiwa</text:p>
          </table:table-cell>
          <table:table-cell office:value-type="string" calcext:value-type="string">
            <text:p>TASK0143125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6835200" calcext:value-type="float">
            <text:p>1476835200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osto Shell Aiwa</text:p>
          </table:table-cell>
          <table:table-cell office:value-type="string" calcext:value-type="string">
            <text:p>TASK143124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6835200" calcext:value-type="float">
            <text:p>1476835200</text:p>
          </table:table-cell>
          <table:table-cell office:value-type="float" office:value="6224" calcext:value-type="float">
            <text:p>6224</text:p>
          </table:table-cell>
          <table:table-cell office:value-type="string" calcext:value-type="string">
            <text:p>Posto Shell Grand Prix</text:p>
          </table:table-cell>
          <table:table-cell office:value-type="string" calcext:value-type="string">
            <text:p>TASK0143549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6835200" calcext:value-type="float">
            <text:p>1476835200</text:p>
          </table:table-cell>
          <table:table-cell office:value-type="float" office:value="6224" calcext:value-type="float">
            <text:p>6224</text:p>
          </table:table-cell>
          <table:table-cell office:value-type="string" calcext:value-type="string">
            <text:p>Posto Shell Grand Prix</text:p>
          </table:table-cell>
          <table:table-cell table:number-columns-repeated="2" office:value-type="string" calcext:value-type="string">
            <text:p>PREDI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6835200" calcext:value-type="float">
            <text:p>1476835200</text:p>
          </table:table-cell>
          <table:table-cell office:value-type="float" office:value="6224" calcext:value-type="float">
            <text:p>6224</text:p>
          </table:table-cell>
          <table:table-cell office:value-type="string" calcext:value-type="string">
            <text:p>Posto Shell Grand Prix</text:p>
          </table:table-cell>
          <table:table-cell office:value-type="string" calcext:value-type="string">
            <text:p>TASK0120210</text:p>
          </table:table-cell>
          <table:table-cell office:value-type="string" calcext:value-type="string">
            <text:p>PREDI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6835200" calcext:value-type="float">
            <text:p>1476835200</text:p>
          </table:table-cell>
          <table:table-cell office:value-type="float" office:value="6224" calcext:value-type="float">
            <text:p>6224</text:p>
          </table:table-cell>
          <table:table-cell office:value-type="string" calcext:value-type="string">
            <text:p>Posto Shell Grand Prix</text:p>
          </table:table-cell>
          <table:table-cell office:value-type="string" calcext:value-type="string">
            <text:p>TASK0143548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6835200" calcext:value-type="float">
            <text:p>1476835200</text:p>
          </table:table-cell>
          <table:table-cell office:value-type="float" office:value="6330" calcext:value-type="float">
            <text:p>6330</text:p>
          </table:table-cell>
          <table:table-cell office:value-type="string" calcext:value-type="string">
            <text:p>Posto Shell Aeroporto Limeira</text:p>
          </table:table-cell>
          <table:table-cell office:value-type="string" calcext:value-type="string">
            <text:p>TASK0143553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6835200" calcext:value-type="float">
            <text:p>1476835200</text:p>
          </table:table-cell>
          <table:table-cell office:value-type="float" office:value="6330" calcext:value-type="float">
            <text:p>6330</text:p>
          </table:table-cell>
          <table:table-cell office:value-type="string" calcext:value-type="string">
            <text:p>Posto Shell Aeroporto Limeira</text:p>
          </table:table-cell>
          <table:table-cell office:value-type="string" calcext:value-type="string">
            <text:p>INC018026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6835200" calcext:value-type="float">
            <text:p>1476835200</text:p>
          </table:table-cell>
          <table:table-cell office:value-type="float" office:value="6330" calcext:value-type="float">
            <text:p>6330</text:p>
          </table:table-cell>
          <table:table-cell office:value-type="string" calcext:value-type="string">
            <text:p>Posto Shell Aeroporto Limeira</text:p>
          </table:table-cell>
          <table:table-cell office:value-type="string" calcext:value-type="string">
            <text:p>TASK0143552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6835200" calcext:value-type="float">
            <text:p>1476835200</text:p>
          </table:table-cell>
          <table:table-cell office:value-type="float" office:value="6458" calcext:value-type="float">
            <text:p>6458</text:p>
          </table:table-cell>
          <table:table-cell office:value-type="string" calcext:value-type="string">
            <text:p>Posto Shell Maramar</text:p>
          </table:table-cell>
          <table:table-cell office:value-type="string" calcext:value-type="string">
            <text:p>-------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6835200" calcext:value-type="float">
            <text:p>1476835200</text:p>
          </table:table-cell>
          <table:table-cell office:value-type="float" office:value="6575" calcext:value-type="float">
            <text:p>6575</text:p>
          </table:table-cell>
          <table:table-cell office:value-type="string" calcext:value-type="string">
            <text:p>Posto Shell Santa Amalia</text:p>
          </table:table-cell>
          <table:table-cell office:value-type="string" calcext:value-type="string">
            <text:p>TASK0143547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6835200" calcext:value-type="float">
            <text:p>1476835200</text:p>
          </table:table-cell>
          <table:table-cell office:value-type="float" office:value="6575" calcext:value-type="float">
            <text:p>6575</text:p>
          </table:table-cell>
          <table:table-cell office:value-type="string" calcext:value-type="string">
            <text:p>Posto Shell Santa Amalia</text:p>
          </table:table-cell>
          <table:table-cell office:value-type="string" calcext:value-type="string">
            <text:p>TASK0143546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6835200" calcext:value-type="float">
            <text:p>1476835200</text:p>
          </table:table-cell>
          <table:table-cell office:value-type="float" office:value="6581" calcext:value-type="float">
            <text:p>6581</text:p>
          </table:table-cell>
          <table:table-cell office:value-type="string" calcext:value-type="string">
            <text:p>Posto Shell Big Aço</text:p>
          </table:table-cell>
          <table:table-cell office:value-type="string" calcext:value-type="string">
            <text:p>INC018057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6921600" calcext:value-type="float">
            <text:p>1476921600</text:p>
          </table:table-cell>
          <table:table-cell office:value-type="float" office:value="6040" calcext:value-type="float">
            <text:p>6040</text:p>
          </table:table-cell>
          <table:table-cell office:value-type="string" calcext:value-type="string">
            <text:p>Posto Shell Carlos Alberto Papacidero</text:p>
          </table:table-cell>
          <table:table-cell table:number-columns-repeated="2" office:value-type="string" calcext:value-type="string">
            <text:p>ASBUILT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6921600" calcext:value-type="float">
            <text:p>1476921600</text:p>
          </table:table-cell>
          <table:table-cell office:value-type="float" office:value="6040" calcext:value-type="float">
            <text:p>6040</text:p>
          </table:table-cell>
          <table:table-cell office:value-type="string" calcext:value-type="string">
            <text:p>Posto Shell Carlos Alberto Papacidero</text:p>
          </table:table-cell>
          <table:table-cell office:value-type="string" calcext:value-type="string">
            <text:p>TASK0143928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6921600" calcext:value-type="float">
            <text:p>1476921600</text:p>
          </table:table-cell>
          <table:table-cell office:value-type="float" office:value="6040" calcext:value-type="float">
            <text:p>6040</text:p>
          </table:table-cell>
          <table:table-cell office:value-type="string" calcext:value-type="string">
            <text:p>Posto Shell Carlos Alberto Papacidero</text:p>
          </table:table-cell>
          <table:table-cell table:number-columns-repeated="2" office:value-type="string" calcext:value-type="string">
            <text:p>PREDI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6921600" calcext:value-type="float">
            <text:p>1476921600</text:p>
          </table:table-cell>
          <table:table-cell office:value-type="float" office:value="6040" calcext:value-type="float">
            <text:p>6040</text:p>
          </table:table-cell>
          <table:table-cell office:value-type="string" calcext:value-type="string">
            <text:p>Posto Shell Carlos Alberto Papacidero</text:p>
          </table:table-cell>
          <table:table-cell office:value-type="string" calcext:value-type="string">
            <text:p>TASK0138442</text:p>
          </table:table-cell>
          <table:table-cell office:value-type="string" calcext:value-type="string">
            <text:p>PREDI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6921600" calcext:value-type="float">
            <text:p>1476921600</text:p>
          </table:table-cell>
          <table:table-cell office:value-type="float" office:value="6040" calcext:value-type="float">
            <text:p>6040</text:p>
          </table:table-cell>
          <table:table-cell office:value-type="string" calcext:value-type="string">
            <text:p>Posto Shell Carlos Alberto Papacidero</text:p>
          </table:table-cell>
          <table:table-cell office:value-type="string" calcext:value-type="string">
            <text:p>TASK0138442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6921600" calcext:value-type="float">
            <text:p>1476921600</text:p>
          </table:table-cell>
          <table:table-cell office:value-type="float" office:value="6049" calcext:value-type="float">
            <text:p>6049</text:p>
          </table:table-cell>
          <table:table-cell office:value-type="string" calcext:value-type="string">
            <text:p>Posto Shell Francisco Morato</text:p>
          </table:table-cell>
          <table:table-cell office:value-type="string" calcext:value-type="string">
            <text:p>INC018104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6921600" calcext:value-type="float">
            <text:p>1476921600</text:p>
          </table:table-cell>
          <table:table-cell office:value-type="float" office:value="6138" calcext:value-type="float">
            <text:p>6138</text:p>
          </table:table-cell>
          <table:table-cell office:value-type="string" calcext:value-type="string">
            <text:p>Posto Shell Estonia 3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6921600" calcext:value-type="float">
            <text:p>1476921600</text:p>
          </table:table-cell>
          <table:table-cell office:value-type="float" office:value="6199" calcext:value-type="float">
            <text:p>6199</text:p>
          </table:table-cell>
          <table:table-cell office:value-type="string" calcext:value-type="string">
            <text:p>Posto Shell Jardim do Trevo</text:p>
          </table:table-cell>
          <table:table-cell office:value-type="string" calcext:value-type="string">
            <text:p>TASK0142662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6921600" calcext:value-type="float">
            <text:p>1476921600</text:p>
          </table:table-cell>
          <table:table-cell office:value-type="float" office:value="6199" calcext:value-type="float">
            <text:p>6199</text:p>
          </table:table-cell>
          <table:table-cell office:value-type="string" calcext:value-type="string">
            <text:p>Posto Shell Jardim do Trevo</text:p>
          </table:table-cell>
          <table:table-cell office:value-type="string" calcext:value-type="string">
            <text:p>TASK0142661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6921600" calcext:value-type="float">
            <text:p>1476921600</text:p>
          </table:table-cell>
          <table:table-cell office:value-type="float" office:value="6318" calcext:value-type="float">
            <text:p>6318</text:p>
          </table:table-cell>
          <table:table-cell office:value-type="string" calcext:value-type="string">
            <text:p>Posto Shell Espaço Botanico</text:p>
          </table:table-cell>
          <table:table-cell office:value-type="string" calcext:value-type="string">
            <text:p>TASK0143103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6921600" calcext:value-type="float">
            <text:p>1476921600</text:p>
          </table:table-cell>
          <table:table-cell office:value-type="float" office:value="6318" calcext:value-type="float">
            <text:p>6318</text:p>
          </table:table-cell>
          <table:table-cell office:value-type="string" calcext:value-type="string">
            <text:p>Posto Shell Espaço Botanico</text:p>
          </table:table-cell>
          <table:table-cell office:value-type="string" calcext:value-type="string">
            <text:p>INC018088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6921600" calcext:value-type="float">
            <text:p>1476921600</text:p>
          </table:table-cell>
          <table:table-cell office:value-type="float" office:value="6321" calcext:value-type="float">
            <text:p>6321</text:p>
          </table:table-cell>
          <table:table-cell office:value-type="string" calcext:value-type="string">
            <text:p>Posto Shell Carro Nobre</text:p>
          </table:table-cell>
          <table:table-cell office:value-type="string" calcext:value-type="string">
            <text:p>INC018024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6921600" calcext:value-type="float">
            <text:p>1476921600</text:p>
          </table:table-cell>
          <table:table-cell office:value-type="float" office:value="6321" calcext:value-type="float">
            <text:p>6321</text:p>
          </table:table-cell>
          <table:table-cell office:value-type="string" calcext:value-type="string">
            <text:p>Posto Shell Carro Nobre</text:p>
          </table:table-cell>
          <table:table-cell office:value-type="string" calcext:value-type="string">
            <text:p>TASK0143935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6921600" calcext:value-type="float">
            <text:p>1476921600</text:p>
          </table:table-cell>
          <table:table-cell office:value-type="float" office:value="6499" calcext:value-type="float">
            <text:p>6499</text:p>
          </table:table-cell>
          <table:table-cell office:value-type="string" calcext:value-type="string">
            <text:p>Posto Shell Mato Alto</text:p>
          </table:table-cell>
          <table:table-cell office:value-type="string" calcext:value-type="string">
            <text:p>TASK0143932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6921600" calcext:value-type="float">
            <text:p>1476921600</text:p>
          </table:table-cell>
          <table:table-cell office:value-type="float" office:value="6499" calcext:value-type="float">
            <text:p>6499</text:p>
          </table:table-cell>
          <table:table-cell office:value-type="string" calcext:value-type="string">
            <text:p>Posto Shell Mato Alto</text:p>
          </table:table-cell>
          <table:table-cell office:value-type="string" calcext:value-type="string">
            <text:p>TASK0143931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6921600" calcext:value-type="float">
            <text:p>1476921600</text:p>
          </table:table-cell>
          <table:table-cell office:value-type="float" office:value="6525" calcext:value-type="float">
            <text:p>6525</text:p>
          </table:table-cell>
          <table:table-cell office:value-type="string" calcext:value-type="string">
            <text:p>Posto Shell Lipe</text:p>
          </table:table-cell>
          <table:table-cell office:value-type="string" calcext:value-type="string">
            <text:p>TASK014393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6921600" calcext:value-type="float">
            <text:p>1476921600</text:p>
          </table:table-cell>
          <table:table-cell office:value-type="float" office:value="6525" calcext:value-type="float">
            <text:p>6525</text:p>
          </table:table-cell>
          <table:table-cell office:value-type="string" calcext:value-type="string">
            <text:p>Posto Shell Lipe</text:p>
          </table:table-cell>
          <table:table-cell office:value-type="string" calcext:value-type="string">
            <text:p>TASK0143929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6921600" calcext:value-type="float">
            <text:p>1476921600</text:p>
          </table:table-cell>
          <table:table-cell office:value-type="float" office:value="6532" calcext:value-type="float">
            <text:p>6532</text:p>
          </table:table-cell>
          <table:table-cell office:value-type="string" calcext:value-type="string">
            <text:p>Posto Shell Antares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6921600" calcext:value-type="float">
            <text:p>1476921600</text:p>
          </table:table-cell>
          <table:table-cell office:value-type="float" office:value="6542" calcext:value-type="float">
            <text:p>6542</text:p>
          </table:table-cell>
          <table:table-cell office:value-type="string" calcext:value-type="string">
            <text:p>Posto Shell Ducati</text:p>
          </table:table-cell>
          <table:table-cell office:value-type="string" calcext:value-type="string">
            <text:p>TASK0144049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6921600" calcext:value-type="float">
            <text:p>1476921600</text:p>
          </table:table-cell>
          <table:table-cell office:value-type="float" office:value="6542" calcext:value-type="float">
            <text:p>6542</text:p>
          </table:table-cell>
          <table:table-cell office:value-type="string" calcext:value-type="string">
            <text:p>Posto Shell Ducati</text:p>
          </table:table-cell>
          <table:table-cell office:value-type="string" calcext:value-type="string">
            <text:p>INC018041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6921600" calcext:value-type="float">
            <text:p>1476921600</text:p>
          </table:table-cell>
          <table:table-cell office:value-type="float" office:value="6546" calcext:value-type="float">
            <text:p>6546</text:p>
          </table:table-cell>
          <table:table-cell office:value-type="string" calcext:value-type="string">
            <text:p>Posto Shell Perola</text:p>
          </table:table-cell>
          <table:table-cell office:value-type="string" calcext:value-type="string">
            <text:p>INC018041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6921600" calcext:value-type="float">
            <text:p>1476921600</text:p>
          </table:table-cell>
          <table:table-cell office:value-type="float" office:value="6546" calcext:value-type="float">
            <text:p>6546</text:p>
          </table:table-cell>
          <table:table-cell office:value-type="string" calcext:value-type="string">
            <text:p>Posto Shell Perola</text:p>
          </table:table-cell>
          <table:table-cell office:value-type="string" calcext:value-type="string">
            <text:p>INC018137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6921600" calcext:value-type="float">
            <text:p>1476921600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Posto Shell Jardim Botanico</text:p>
          </table:table-cell>
          <table:table-cell office:value-type="string" calcext:value-type="string">
            <text:p>INC018074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6921600" calcext:value-type="float">
            <text:p>1476921600</text:p>
          </table:table-cell>
          <table:table-cell office:value-type="float" office:value="6620" calcext:value-type="float">
            <text:p>6620</text:p>
          </table:table-cell>
          <table:table-cell office:value-type="string" calcext:value-type="string">
            <text:p>Posto Shell Automix</text:p>
          </table:table-cell>
          <table:table-cell office:value-type="string" calcext:value-type="string">
            <text:p>INC018028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6921600" calcext:value-type="float">
            <text:p>1476921600</text:p>
          </table:table-cell>
          <table:table-cell office:value-type="float" office:value="6628" calcext:value-type="float">
            <text:p>6628</text:p>
          </table:table-cell>
          <table:table-cell office:value-type="string" calcext:value-type="string">
            <text:p>Posto Shell Almeida e L.Oveira</text:p>
          </table:table-cell>
          <table:table-cell office:value-type="string" calcext:value-type="string">
            <text:p>TASK014266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6921600" calcext:value-type="float">
            <text:p>1476921600</text:p>
          </table:table-cell>
          <table:table-cell office:value-type="float" office:value="6628" calcext:value-type="float">
            <text:p>6628</text:p>
          </table:table-cell>
          <table:table-cell office:value-type="string" calcext:value-type="string">
            <text:p>Posto Shell Almeida e L.Oveira</text:p>
          </table:table-cell>
          <table:table-cell office:value-type="string" calcext:value-type="string">
            <text:p>TASK0142659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7008000" calcext:value-type="float">
            <text:p>1477008000</text:p>
          </table:table-cell>
          <table:table-cell office:value-type="float" office:value="6008" calcext:value-type="float">
            <text:p>6008</text:p>
          </table:table-cell>
          <table:table-cell office:value-type="string" calcext:value-type="string">
            <text:p>Posto Shell Rimacris</text:p>
          </table:table-cell>
          <table:table-cell office:value-type="string" calcext:value-type="string">
            <text:p>INC018118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7008000" calcext:value-type="float">
            <text:p>1477008000</text:p>
          </table:table-cell>
          <table:table-cell office:value-type="float" office:value="6056" calcext:value-type="float">
            <text:p>6056</text:p>
          </table:table-cell>
          <table:table-cell office:value-type="string" calcext:value-type="string">
            <text:p>Posto Shell Center Car</text:p>
          </table:table-cell>
          <table:table-cell office:value-type="string" calcext:value-type="string">
            <text:p>INC018119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7008000" calcext:value-type="float">
            <text:p>1477008000</text:p>
          </table:table-cell>
          <table:table-cell office:value-type="float" office:value="6076" calcext:value-type="float">
            <text:p>6076</text:p>
          </table:table-cell>
          <table:table-cell office:value-type="string" calcext:value-type="string">
            <text:p>Posto Shell Nova Itapevi</text:p>
          </table:table-cell>
          <table:table-cell office:value-type="string" calcext:value-type="string">
            <text:p>INC018118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7008000" calcext:value-type="float">
            <text:p>1477008000</text:p>
          </table:table-cell>
          <table:table-cell office:value-type="float" office:value="6106" calcext:value-type="float">
            <text:p>6106</text:p>
          </table:table-cell>
          <table:table-cell office:value-type="string" calcext:value-type="string">
            <text:p>Posto Shell Caracas Oil</text:p>
          </table:table-cell>
          <table:table-cell office:value-type="string" calcext:value-type="string">
            <text:p>INC18131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7008000" calcext:value-type="float">
            <text:p>1477008000</text:p>
          </table:table-cell>
          <table:table-cell office:value-type="float" office:value="6161" calcext:value-type="float">
            <text:p>6161</text:p>
          </table:table-cell>
          <table:table-cell office:value-type="string" calcext:value-type="string">
            <text:p>Posto Shell Arco Verde Cotia</text:p>
          </table:table-cell>
          <table:table-cell office:value-type="string" calcext:value-type="string">
            <text:p>INC018116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7008000" calcext:value-type="float">
            <text:p>1477008000</text:p>
          </table:table-cell>
          <table:table-cell office:value-type="float" office:value="6204" calcext:value-type="float">
            <text:p>6204</text:p>
          </table:table-cell>
          <table:table-cell office:value-type="string" calcext:value-type="string">
            <text:p>Posto Shell Mingo</text:p>
          </table:table-cell>
          <table:table-cell office:value-type="string" calcext:value-type="string">
            <text:p>INC018143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7008000" calcext:value-type="float">
            <text:p>1477008000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osto Shell Progresso Mogi</text:p>
          </table:table-cell>
          <table:table-cell office:value-type="string" calcext:value-type="string">
            <text:p>TASK0144296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7008000" calcext:value-type="float">
            <text:p>1477008000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osto Shell Progresso Mogi</text:p>
          </table:table-cell>
          <table:table-cell office:value-type="string" calcext:value-type="string">
            <text:p>INC018128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7008000" calcext:value-type="float">
            <text:p>1477008000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osto Shell Progresso Mogi</text:p>
          </table:table-cell>
          <table:table-cell office:value-type="string" calcext:value-type="string">
            <text:p>TASK0144295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7008000" calcext:value-type="float">
            <text:p>1477008000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osto Shell Aiwa</text:p>
          </table:table-cell>
          <table:table-cell office:value-type="string" calcext:value-type="string">
            <text:p>INC018112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7008000" calcext:value-type="float">
            <text:p>1477008000</text:p>
          </table:table-cell>
          <table:table-cell office:value-type="float" office:value="6274" calcext:value-type="float">
            <text:p>6274</text:p>
          </table:table-cell>
          <table:table-cell office:value-type="string" calcext:value-type="string">
            <text:p>Posto Shell Silvia Maria Pinto Santos Abastece</text:p>
          </table:table-cell>
          <table:table-cell office:value-type="string" calcext:value-type="string">
            <text:p>INC018126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7008000" calcext:value-type="float">
            <text:p>1477008000</text:p>
          </table:table-cell>
          <table:table-cell office:value-type="float" office:value="6286" calcext:value-type="float">
            <text:p>6286</text:p>
          </table:table-cell>
          <table:table-cell office:value-type="string" calcext:value-type="string">
            <text:p>Posto Shell Soledade Gaucha</text:p>
          </table:table-cell>
          <table:table-cell office:value-type="string" calcext:value-type="string">
            <text:p>INC018134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7008000" calcext:value-type="float">
            <text:p>1477008000</text:p>
          </table:table-cell>
          <table:table-cell office:value-type="float" office:value="6401" calcext:value-type="float">
            <text:p>6401</text:p>
          </table:table-cell>
          <table:table-cell office:value-type="string" calcext:value-type="string">
            <text:p>Posto Shell Itaipu Bassit</text:p>
          </table:table-cell>
          <table:table-cell office:value-type="string" calcext:value-type="string">
            <text:p>TASK0144259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7008000" calcext:value-type="float">
            <text:p>1477008000</text:p>
          </table:table-cell>
          <table:table-cell office:value-type="float" office:value="6401" calcext:value-type="float">
            <text:p>6401</text:p>
          </table:table-cell>
          <table:table-cell office:value-type="string" calcext:value-type="string">
            <text:p>Posto Shell Itaipu Bassit</text:p>
          </table:table-cell>
          <table:table-cell office:value-type="string" calcext:value-type="string">
            <text:p>TASK0144259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7008000" calcext:value-type="float">
            <text:p>1477008000</text:p>
          </table:table-cell>
          <table:table-cell office:value-type="float" office:value="6401" calcext:value-type="float">
            <text:p>6401</text:p>
          </table:table-cell>
          <table:table-cell office:value-type="string" calcext:value-type="string">
            <text:p>Posto Shell Itaipu Bassit</text:p>
          </table:table-cell>
          <table:table-cell office:value-type="string" calcext:value-type="string">
            <text:p>INC018085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7008000" calcext:value-type="float">
            <text:p>1477008000</text:p>
          </table:table-cell>
          <table:table-cell office:value-type="float" office:value="6401" calcext:value-type="float">
            <text:p>6401</text:p>
          </table:table-cell>
          <table:table-cell office:value-type="string" calcext:value-type="string">
            <text:p>Posto Shell Itaipu Bassit</text:p>
          </table:table-cell>
          <table:table-cell office:value-type="string" calcext:value-type="string">
            <text:p>TASK0144257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7008000" calcext:value-type="float">
            <text:p>1477008000</text:p>
          </table:table-cell>
          <table:table-cell office:value-type="float" office:value="6476" calcext:value-type="float">
            <text:p>6476</text:p>
          </table:table-cell>
          <table:table-cell office:value-type="string" calcext:value-type="string">
            <text:p>Posto Shell Quinze</text:p>
          </table:table-cell>
          <table:table-cell office:value-type="string" calcext:value-type="string">
            <text:p>TASK0144338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7008000" calcext:value-type="float">
            <text:p>1477008000</text:p>
          </table:table-cell>
          <table:table-cell office:value-type="float" office:value="6476" calcext:value-type="float">
            <text:p>6476</text:p>
          </table:table-cell>
          <table:table-cell office:value-type="string" calcext:value-type="string">
            <text:p>Posto Shell Quinze</text:p>
          </table:table-cell>
          <table:table-cell office:value-type="string" calcext:value-type="string">
            <text:p>TASK014362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7008000" calcext:value-type="float">
            <text:p>1477008000</text:p>
          </table:table-cell>
          <table:table-cell office:value-type="float" office:value="6476" calcext:value-type="float">
            <text:p>6476</text:p>
          </table:table-cell>
          <table:table-cell office:value-type="string" calcext:value-type="string">
            <text:p>Posto Shell Quinze</text:p>
          </table:table-cell>
          <table:table-cell office:value-type="string" calcext:value-type="string">
            <text:p>TASK0144337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7008000" calcext:value-type="float">
            <text:p>1477008000</text:p>
          </table:table-cell>
          <table:table-cell office:value-type="float" office:value="6564" calcext:value-type="float">
            <text:p>6564</text:p>
          </table:table-cell>
          <table:table-cell office:value-type="string" calcext:value-type="string">
            <text:p>Posto Shell MLL</text:p>
          </table:table-cell>
          <table:table-cell office:value-type="string" calcext:value-type="string">
            <text:p>Task014096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7094400" calcext:value-type="float">
            <text:p>1477094400</text:p>
          </table:table-cell>
          <table:table-cell office:value-type="float" office:value="6070" calcext:value-type="float">
            <text:p>6070</text:p>
          </table:table-cell>
          <table:table-cell office:value-type="string" calcext:value-type="string">
            <text:p>Posto Shell Paraki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7094400" calcext:value-type="float">
            <text:p>1477094400</text:p>
          </table:table-cell>
          <table:table-cell office:value-type="float" office:value="6073" calcext:value-type="float">
            <text:p>6073</text:p>
          </table:table-cell>
          <table:table-cell office:value-type="string" calcext:value-type="string">
            <text:p>Posto Shell Agua Funda 2</text:p>
          </table:table-cell>
          <table:table-cell office:value-type="string" calcext:value-type="string">
            <text:p>INC018140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7094400" calcext:value-type="float">
            <text:p>1477094400</text:p>
          </table:table-cell>
          <table:table-cell office:value-type="float" office:value="6080" calcext:value-type="float">
            <text:p>6080</text:p>
          </table:table-cell>
          <table:table-cell office:value-type="string" calcext:value-type="string">
            <text:p>Posto Shell Turismo</text:p>
          </table:table-cell>
          <table:table-cell office:value-type="string" calcext:value-type="string">
            <text:p>INC018157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7094400" calcext:value-type="float">
            <text:p>1477094400</text:p>
          </table:table-cell>
          <table:table-cell office:value-type="float" office:value="6159" calcext:value-type="float">
            <text:p>6159</text:p>
          </table:table-cell>
          <table:table-cell office:value-type="string" calcext:value-type="string">
            <text:p>Posto Shell Ermano Marchetti</text:p>
          </table:table-cell>
          <table:table-cell office:value-type="string" calcext:value-type="string">
            <text:p>INC018142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7094400" calcext:value-type="float">
            <text:p>1477094400</text:p>
          </table:table-cell>
          <table:table-cell office:value-type="float" office:value="6235" calcext:value-type="float">
            <text:p>6235</text:p>
          </table:table-cell>
          <table:table-cell office:value-type="string" calcext:value-type="string">
            <text:p>Posto Shell Guarnel</text:p>
          </table:table-cell>
          <table:table-cell office:value-type="string" calcext:value-type="string">
            <text:p>INC018154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7094400" calcext:value-type="float">
            <text:p>1477094400</text:p>
          </table:table-cell>
          <table:table-cell office:value-type="float" office:value="6305" calcext:value-type="float">
            <text:p>6305</text:p>
          </table:table-cell>
          <table:table-cell office:value-type="string" calcext:value-type="string">
            <text:p>Posto Shell SS</text:p>
          </table:table-cell>
          <table:table-cell office:value-type="string" calcext:value-type="string">
            <text:p>INC018143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7094400" calcext:value-type="float">
            <text:p>1477094400</text:p>
          </table:table-cell>
          <table:table-cell office:value-type="float" office:value="6534" calcext:value-type="float">
            <text:p>6534</text:p>
          </table:table-cell>
          <table:table-cell office:value-type="string" calcext:value-type="string">
            <text:p>Posto Shell Alameda Sacoma</text:p>
          </table:table-cell>
          <table:table-cell office:value-type="string" calcext:value-type="string">
            <text:p>INC018132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7094400" calcext:value-type="float">
            <text:p>1477094400</text:p>
          </table:table-cell>
          <table:table-cell office:value-type="float" office:value="6536" calcext:value-type="float">
            <text:p>6536</text:p>
          </table:table-cell>
          <table:table-cell office:value-type="string" calcext:value-type="string">
            <text:p>Posto Shell Aladin Servicos</text:p>
          </table:table-cell>
          <table:table-cell office:value-type="string" calcext:value-type="string">
            <text:p>Fonte Câmera Lateral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7094400" calcext:value-type="float">
            <text:p>1477094400</text:p>
          </table:table-cell>
          <table:table-cell office:value-type="float" office:value="6536" calcext:value-type="float">
            <text:p>6536</text:p>
          </table:table-cell>
          <table:table-cell office:value-type="string" calcext:value-type="string">
            <text:p>Posto Shell Aladin Servicos</text:p>
          </table:table-cell>
          <table:table-cell office:value-type="string" calcext:value-type="string">
            <text:p>TASK0144678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7094400" calcext:value-type="float">
            <text:p>1477094400</text:p>
          </table:table-cell>
          <table:table-cell office:value-type="float" office:value="6553" calcext:value-type="float">
            <text:p>6553</text:p>
          </table:table-cell>
          <table:table-cell office:value-type="string" calcext:value-type="string">
            <text:p>Posto Shell Monza</text:p>
          </table:table-cell>
          <table:table-cell office:value-type="string" calcext:value-type="string">
            <text:p>TASK014468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7094400" calcext:value-type="float">
            <text:p>1477094400</text:p>
          </table:table-cell>
          <table:table-cell office:value-type="float" office:value="6553" calcext:value-type="float">
            <text:p>6553</text:p>
          </table:table-cell>
          <table:table-cell office:value-type="string" calcext:value-type="string">
            <text:p>Posto Shell Monza</text:p>
          </table:table-cell>
          <table:table-cell office:value-type="string" calcext:value-type="string">
            <text:p>TASK0144679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7267200" calcext:value-type="float">
            <text:p>1477267200</text:p>
          </table:table-cell>
          <table:table-cell office:value-type="float" office:value="6092" calcext:value-type="float">
            <text:p>6092</text:p>
          </table:table-cell>
          <table:table-cell office:value-type="string" calcext:value-type="string">
            <text:p>Posto Shell Vielfe Martins</text:p>
          </table:table-cell>
          <table:table-cell office:value-type="string" calcext:value-type="string">
            <text:p>TASK0144735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7267200" calcext:value-type="float">
            <text:p>1477267200</text:p>
          </table:table-cell>
          <table:table-cell office:value-type="float" office:value="6092" calcext:value-type="float">
            <text:p>6092</text:p>
          </table:table-cell>
          <table:table-cell office:value-type="string" calcext:value-type="string">
            <text:p>Posto Shell Vielfe Martins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7267200" calcext:value-type="float">
            <text:p>1477267200</text:p>
          </table:table-cell>
          <table:table-cell office:value-type="float" office:value="6238" calcext:value-type="float">
            <text:p>6238</text:p>
          </table:table-cell>
          <table:table-cell office:value-type="string" calcext:value-type="string">
            <text:p>Posto Shell Formula Shell</text:p>
          </table:table-cell>
          <table:table-cell office:value-type="string" calcext:value-type="string">
            <text:p>TASK0144729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7267200" calcext:value-type="float">
            <text:p>1477267200</text:p>
          </table:table-cell>
          <table:table-cell office:value-type="float" office:value="6238" calcext:value-type="float">
            <text:p>6238</text:p>
          </table:table-cell>
          <table:table-cell office:value-type="string" calcext:value-type="string">
            <text:p>Posto Shell Formula Shell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7267200" calcext:value-type="float">
            <text:p>1477267200</text:p>
          </table:table-cell>
          <table:table-cell office:value-type="float" office:value="6238" calcext:value-type="float">
            <text:p>6238</text:p>
          </table:table-cell>
          <table:table-cell office:value-type="string" calcext:value-type="string">
            <text:p>Posto Shell Formula Shell</text:p>
          </table:table-cell>
          <table:table-cell office:value-type="string" calcext:value-type="string">
            <text:p>TASK014473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7267200" calcext:value-type="float">
            <text:p>1477267200</text:p>
          </table:table-cell>
          <table:table-cell office:value-type="float" office:value="6246" calcext:value-type="float">
            <text:p>6246</text:p>
          </table:table-cell>
          <table:table-cell office:value-type="string" calcext:value-type="string">
            <text:p>Posto Shell Veneza</text:p>
          </table:table-cell>
          <table:table-cell office:value-type="string" calcext:value-type="string">
            <text:p>INC018131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7267200" calcext:value-type="float">
            <text:p>1477267200</text:p>
          </table:table-cell>
          <table:table-cell office:value-type="float" office:value="6308" calcext:value-type="float">
            <text:p>6308</text:p>
          </table:table-cell>
          <table:table-cell office:value-type="string" calcext:value-type="string">
            <text:p>Posto Shell TM</text:p>
          </table:table-cell>
          <table:table-cell office:value-type="string" calcext:value-type="string">
            <text:p>TASK0144741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7267200" calcext:value-type="float">
            <text:p>1477267200</text:p>
          </table:table-cell>
          <table:table-cell office:value-type="float" office:value="6308" calcext:value-type="float">
            <text:p>6308</text:p>
          </table:table-cell>
          <table:table-cell office:value-type="string" calcext:value-type="string">
            <text:p>Posto Shell TM</text:p>
          </table:table-cell>
          <table:table-cell office:value-type="string" calcext:value-type="string">
            <text:p>TASK0144740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7267200" calcext:value-type="float">
            <text:p>1477267200</text:p>
          </table:table-cell>
          <table:table-cell office:value-type="float" office:value="6356" calcext:value-type="float">
            <text:p>6356</text:p>
          </table:table-cell>
          <table:table-cell office:value-type="string" calcext:value-type="string">
            <text:p>Posto Shell Agronomia</text:p>
          </table:table-cell>
          <table:table-cell office:value-type="string" calcext:value-type="string">
            <text:p>TASK0144739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7267200" calcext:value-type="float">
            <text:p>1477267200</text:p>
          </table:table-cell>
          <table:table-cell office:value-type="float" office:value="6356" calcext:value-type="float">
            <text:p>6356</text:p>
          </table:table-cell>
          <table:table-cell office:value-type="string" calcext:value-type="string">
            <text:p>Posto Shell Agronomia</text:p>
          </table:table-cell>
          <table:table-cell office:value-type="string" calcext:value-type="string">
            <text:p>INC018158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7267200" calcext:value-type="float">
            <text:p>1477267200</text:p>
          </table:table-cell>
          <table:table-cell office:value-type="float" office:value="6436" calcext:value-type="float">
            <text:p>6436</text:p>
          </table:table-cell>
          <table:table-cell office:value-type="string" calcext:value-type="string">
            <text:p>Posto Shell Excede</text:p>
          </table:table-cell>
          <table:table-cell office:value-type="string" calcext:value-type="string">
            <text:p>TASK0144726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2</text:p>
          </table:table-cell>
        </table:table-row>
        <table:table-row table:style-name="ro1">
          <table:table-cell office:value-type="float" office:value="1477267200" calcext:value-type="float">
            <text:p>1477267200</text:p>
          </table:table-cell>
          <table:table-cell office:value-type="float" office:value="6473" calcext:value-type="float">
            <text:p>6473</text:p>
          </table:table-cell>
          <table:table-cell office:value-type="string" calcext:value-type="string">
            <text:p>Posto Shell Chalcataya</text:p>
          </table:table-cell>
          <table:table-cell office:value-type="string" calcext:value-type="string">
            <text:p>TASK0144725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7267200" calcext:value-type="float">
            <text:p>1477267200</text:p>
          </table:table-cell>
          <table:table-cell office:value-type="float" office:value="6473" calcext:value-type="float">
            <text:p>6473</text:p>
          </table:table-cell>
          <table:table-cell office:value-type="string" calcext:value-type="string">
            <text:p>Posto Shell Chalcataya</text:p>
          </table:table-cell>
          <table:table-cell office:value-type="string" calcext:value-type="string">
            <text:p>TASK0144724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7267200" calcext:value-type="float">
            <text:p>1477267200</text:p>
          </table:table-cell>
          <table:table-cell office:value-type="float" office:value="6503" calcext:value-type="float">
            <text:p>6503</text:p>
          </table:table-cell>
          <table:table-cell office:value-type="string" calcext:value-type="string">
            <text:p>Posto Shell Arigato</text:p>
          </table:table-cell>
          <table:table-cell office:value-type="string" calcext:value-type="string">
            <text:p>TASK0144733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7267200" calcext:value-type="float">
            <text:p>1477267200</text:p>
          </table:table-cell>
          <table:table-cell office:value-type="float" office:value="6503" calcext:value-type="float">
            <text:p>6503</text:p>
          </table:table-cell>
          <table:table-cell office:value-type="string" calcext:value-type="string">
            <text:p>Posto Shell Arigato</text:p>
          </table:table-cell>
          <table:table-cell office:value-type="string" calcext:value-type="string">
            <text:p>INC018111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7267200" calcext:value-type="float">
            <text:p>1477267200</text:p>
          </table:table-cell>
          <table:table-cell office:value-type="float" office:value="6503" calcext:value-type="float">
            <text:p>6503</text:p>
          </table:table-cell>
          <table:table-cell office:value-type="string" calcext:value-type="string">
            <text:p>Posto Shell Arigato</text:p>
          </table:table-cell>
          <table:table-cell office:value-type="string" calcext:value-type="string">
            <text:p>TASK0144732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7267200" calcext:value-type="float">
            <text:p>1477267200</text:p>
          </table:table-cell>
          <table:table-cell office:value-type="float" office:value="6510" calcext:value-type="float">
            <text:p>6510</text:p>
          </table:table-cell>
          <table:table-cell office:value-type="string" calcext:value-type="string">
            <text:p>Posto Shell Manhattam</text:p>
          </table:table-cell>
          <table:table-cell office:value-type="string" calcext:value-type="string">
            <text:p>TASK0144738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7267200" calcext:value-type="float">
            <text:p>1477267200</text:p>
          </table:table-cell>
          <table:table-cell office:value-type="float" office:value="6510" calcext:value-type="float">
            <text:p>6510</text:p>
          </table:table-cell>
          <table:table-cell office:value-type="string" calcext:value-type="string">
            <text:p>Posto Shell Manhattam</text:p>
          </table:table-cell>
          <table:table-cell office:value-type="string" calcext:value-type="string">
            <text:p>TASK0144738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7267200" calcext:value-type="float">
            <text:p>1477267200</text:p>
          </table:table-cell>
          <table:table-cell office:value-type="float" office:value="6510" calcext:value-type="float">
            <text:p>6510</text:p>
          </table:table-cell>
          <table:table-cell office:value-type="string" calcext:value-type="string">
            <text:p>Posto Shell Manhattam</text:p>
          </table:table-cell>
          <table:table-cell office:value-type="string" calcext:value-type="string">
            <text:p>TASK0144737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7267200" calcext:value-type="float">
            <text:p>1477267200</text:p>
          </table:table-cell>
          <table:table-cell office:value-type="float" office:value="6564" calcext:value-type="float">
            <text:p>6564</text:p>
          </table:table-cell>
          <table:table-cell office:value-type="string" calcext:value-type="string">
            <text:p>Posto Shell MLL</text:p>
          </table:table-cell>
          <table:table-cell office:value-type="string" calcext:value-type="string">
            <text:p>INC018167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7267200" calcext:value-type="float">
            <text:p>1477267200</text:p>
          </table:table-cell>
          <table:table-cell office:value-type="float" office:value="6593" calcext:value-type="float">
            <text:p>6593</text:p>
          </table:table-cell>
          <table:table-cell office:value-type="string" calcext:value-type="string">
            <text:p>Posto Shell Monte Santo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7353600" calcext:value-type="float">
            <text:p>1477353600</text:p>
          </table:table-cell>
          <table:table-cell office:value-type="float" office:value="6005" calcext:value-type="float">
            <text:p>6005</text:p>
          </table:table-cell>
          <table:table-cell office:value-type="string" calcext:value-type="string">
            <text:p>Posto Shell Atlantica</text:p>
          </table:table-cell>
          <table:table-cell office:value-type="string" calcext:value-type="string">
            <text:p>INC018216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7353600" calcext:value-type="float">
            <text:p>1477353600</text:p>
          </table:table-cell>
          <table:table-cell office:value-type="float" office:value="6115" calcext:value-type="float">
            <text:p>6115</text:p>
          </table:table-cell>
          <table:table-cell office:value-type="string" calcext:value-type="string">
            <text:p>Posto Shell 2002</text:p>
          </table:table-cell>
          <table:table-cell office:value-type="string" calcext:value-type="string">
            <text:p>INC018209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7353600" calcext:value-type="float">
            <text:p>1477353600</text:p>
          </table:table-cell>
          <table:table-cell office:value-type="float" office:value="6117" calcext:value-type="float">
            <text:p>6117</text:p>
          </table:table-cell>
          <table:table-cell office:value-type="string" calcext:value-type="string">
            <text:p>Posto Shell CPC</text:p>
          </table:table-cell>
          <table:table-cell office:value-type="string" calcext:value-type="string">
            <text:p>INC018162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7353600" calcext:value-type="float">
            <text:p>1477353600</text:p>
          </table:table-cell>
          <table:table-cell office:value-type="float" office:value="6142" calcext:value-type="float">
            <text:p>6142</text:p>
          </table:table-cell>
          <table:table-cell office:value-type="string" calcext:value-type="string">
            <text:p>Posto Shell Morumbi Star</text:p>
          </table:table-cell>
          <table:table-cell office:value-type="string" calcext:value-type="string">
            <text:p>TASK0144731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7353600" calcext:value-type="float">
            <text:p>1477353600</text:p>
          </table:table-cell>
          <table:table-cell office:value-type="float" office:value="6216" calcext:value-type="float">
            <text:p>6216</text:p>
          </table:table-cell>
          <table:table-cell office:value-type="string" calcext:value-type="string">
            <text:p>Posto Shell Av Nossa Sra de Fatima</text:p>
          </table:table-cell>
          <table:table-cell office:value-type="string" calcext:value-type="string">
            <text:p>TASK0145279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7353600" calcext:value-type="float">
            <text:p>1477353600</text:p>
          </table:table-cell>
          <table:table-cell office:value-type="float" office:value="6234" calcext:value-type="float">
            <text:p>6234</text:p>
          </table:table-cell>
          <table:table-cell office:value-type="string" calcext:value-type="string">
            <text:p>Posto Shell Tropical Gas</text:p>
          </table:table-cell>
          <table:table-cell office:value-type="string" calcext:value-type="string">
            <text:p>TASK0144576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7353600" calcext:value-type="float">
            <text:p>1477353600</text:p>
          </table:table-cell>
          <table:table-cell office:value-type="float" office:value="6274" calcext:value-type="float">
            <text:p>6274</text:p>
          </table:table-cell>
          <table:table-cell office:value-type="string" calcext:value-type="string">
            <text:p>Posto Shell Silvia Maria Pinto Santos Abastece</text:p>
          </table:table-cell>
          <table:table-cell office:value-type="string" calcext:value-type="string">
            <text:p>INC018126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7353600" calcext:value-type="float">
            <text:p>1477353600</text:p>
          </table:table-cell>
          <table:table-cell office:value-type="float" office:value="6274" calcext:value-type="float">
            <text:p>6274</text:p>
          </table:table-cell>
          <table:table-cell office:value-type="string" calcext:value-type="string">
            <text:p>Posto Shell Silvia Maria Pinto Santos Abastece</text:p>
          </table:table-cell>
          <table:table-cell office:value-type="string" calcext:value-type="string">
            <text:p>TASK0138415</text:p>
          </table:table-cell>
          <table:table-cell office:value-type="string" calcext:value-type="string">
            <text:p>PREDI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7353600" calcext:value-type="float">
            <text:p>1477353600</text:p>
          </table:table-cell>
          <table:table-cell office:value-type="float" office:value="6291" calcext:value-type="float">
            <text:p>6291</text:p>
          </table:table-cell>
          <table:table-cell office:value-type="string" calcext:value-type="string">
            <text:p>Posto Shell Andrea Santini Rego</text:p>
          </table:table-cell>
          <table:table-cell office:value-type="string" calcext:value-type="string">
            <text:p>TASK0145278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7353600" calcext:value-type="float">
            <text:p>1477353600</text:p>
          </table:table-cell>
          <table:table-cell office:value-type="float" office:value="6362" calcext:value-type="float">
            <text:p>6362</text:p>
          </table:table-cell>
          <table:table-cell office:value-type="string" calcext:value-type="string">
            <text:p>Posto Shell Garcia de Campinas</text:p>
          </table:table-cell>
          <table:table-cell office:value-type="string" calcext:value-type="string">
            <text:p>TASK0145276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7353600" calcext:value-type="float">
            <text:p>1477353600</text:p>
          </table:table-cell>
          <table:table-cell office:value-type="float" office:value="6362" calcext:value-type="float">
            <text:p>6362</text:p>
          </table:table-cell>
          <table:table-cell office:value-type="string" calcext:value-type="string">
            <text:p>Posto Shell Garcia de Campinas</text:p>
          </table:table-cell>
          <table:table-cell office:value-type="string" calcext:value-type="string">
            <text:p>INC018215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7353600" calcext:value-type="float">
            <text:p>1477353600</text:p>
          </table:table-cell>
          <table:table-cell office:value-type="float" office:value="6362" calcext:value-type="float">
            <text:p>6362</text:p>
          </table:table-cell>
          <table:table-cell office:value-type="string" calcext:value-type="string">
            <text:p>Posto Shell Garcia de Campinas</text:p>
          </table:table-cell>
          <table:table-cell office:value-type="string" calcext:value-type="string">
            <text:p>TASK0145274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7353600" calcext:value-type="float">
            <text:p>1477353600</text:p>
          </table:table-cell>
          <table:table-cell office:value-type="float" office:value="6450" calcext:value-type="float">
            <text:p>6450</text:p>
          </table:table-cell>
          <table:table-cell office:value-type="string" calcext:value-type="string">
            <text:p>Posto Shell Rezende Recreio II</text:p>
          </table:table-cell>
          <table:table-cell office:value-type="string" calcext:value-type="string">
            <text:p>TASK014523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7353600" calcext:value-type="float">
            <text:p>1477353600</text:p>
          </table:table-cell>
          <table:table-cell office:value-type="float" office:value="6458" calcext:value-type="float">
            <text:p>6458</text:p>
          </table:table-cell>
          <table:table-cell office:value-type="string" calcext:value-type="string">
            <text:p>Posto Shell Maramar</text:p>
          </table:table-cell>
          <table:table-cell office:value-type="string" calcext:value-type="string">
            <text:p>INC018211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7353600" calcext:value-type="float">
            <text:p>1477353600</text:p>
          </table:table-cell>
          <table:table-cell office:value-type="float" office:value="6458" calcext:value-type="float">
            <text:p>6458</text:p>
          </table:table-cell>
          <table:table-cell office:value-type="string" calcext:value-type="string">
            <text:p>Posto Shell Maramar</text:p>
          </table:table-cell>
          <table:table-cell office:value-type="string" calcext:value-type="string">
            <text:p>TASK0145210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7353600" calcext:value-type="float">
            <text:p>1477353600</text:p>
          </table:table-cell>
          <table:table-cell office:value-type="float" office:value="6466" calcext:value-type="float">
            <text:p>6466</text:p>
          </table:table-cell>
          <table:table-cell office:value-type="string" calcext:value-type="string">
            <text:p>Posto Shell Nações Bauru</text:p>
          </table:table-cell>
          <table:table-cell office:value-type="string" calcext:value-type="string">
            <text:p>TASK0145206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7353600" calcext:value-type="float">
            <text:p>1477353600</text:p>
          </table:table-cell>
          <table:table-cell office:value-type="float" office:value="6466" calcext:value-type="float">
            <text:p>6466</text:p>
          </table:table-cell>
          <table:table-cell office:value-type="string" calcext:value-type="string">
            <text:p>Posto Shell Nações Bauru</text:p>
          </table:table-cell>
          <table:table-cell office:value-type="string" calcext:value-type="string">
            <text:p>TASK0145206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7353600" calcext:value-type="float">
            <text:p>1477353600</text:p>
          </table:table-cell>
          <table:table-cell office:value-type="float" office:value="6466" calcext:value-type="float">
            <text:p>6466</text:p>
          </table:table-cell>
          <table:table-cell office:value-type="string" calcext:value-type="string">
            <text:p>Posto Shell Nações Bauru</text:p>
          </table:table-cell>
          <table:table-cell office:value-type="string" calcext:value-type="string">
            <text:p>TASK0145205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7353600" calcext:value-type="float">
            <text:p>1477353600</text:p>
          </table:table-cell>
          <table:table-cell office:value-type="float" office:value="6501" calcext:value-type="float">
            <text:p>6501</text:p>
          </table:table-cell>
          <table:table-cell office:value-type="string" calcext:value-type="string">
            <text:p>Posto Shell Kalota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7353600" calcext:value-type="float">
            <text:p>1477353600</text:p>
          </table:table-cell>
          <table:table-cell office:value-type="float" office:value="6505" calcext:value-type="float">
            <text:p>6505</text:p>
          </table:table-cell>
          <table:table-cell office:value-type="string" calcext:value-type="string">
            <text:p>Posto Shell IATE</text:p>
          </table:table-cell>
          <table:table-cell office:value-type="string" calcext:value-type="string">
            <text:p>TASK0145229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2</text:p>
          </table:table-cell>
        </table:table-row>
        <table:table-row table:style-name="ro1">
          <table:table-cell office:value-type="float" office:value="1477353600" calcext:value-type="float">
            <text:p>1477353600</text:p>
          </table:table-cell>
          <table:table-cell office:value-type="float" office:value="6505" calcext:value-type="float">
            <text:p>6505</text:p>
          </table:table-cell>
          <table:table-cell office:value-type="string" calcext:value-type="string">
            <text:p>Posto Shell IATE</text:p>
          </table:table-cell>
          <table:table-cell office:value-type="string" calcext:value-type="string">
            <text:p>TASK0145227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2</text:p>
          </table:table-cell>
        </table:table-row>
        <table:table-row table:style-name="ro1">
          <table:table-cell office:value-type="float" office:value="1477353600" calcext:value-type="float">
            <text:p>1477353600</text:p>
          </table:table-cell>
          <table:table-cell office:value-type="float" office:value="6509" calcext:value-type="float">
            <text:p>6509</text:p>
          </table:table-cell>
          <table:table-cell office:value-type="string" calcext:value-type="string">
            <text:p>Posto Shell Rodovia de Bauru</text:p>
          </table:table-cell>
          <table:table-cell office:value-type="string" calcext:value-type="string">
            <text:p>TASK0145203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7353600" calcext:value-type="float">
            <text:p>1477353600</text:p>
          </table:table-cell>
          <table:table-cell office:value-type="float" office:value="6509" calcext:value-type="float">
            <text:p>6509</text:p>
          </table:table-cell>
          <table:table-cell office:value-type="string" calcext:value-type="string">
            <text:p>Posto Shell Rodovia de Bauru</text:p>
          </table:table-cell>
          <table:table-cell office:value-type="string" calcext:value-type="string">
            <text:p>TASK0145203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7353600" calcext:value-type="float">
            <text:p>1477353600</text:p>
          </table:table-cell>
          <table:table-cell office:value-type="float" office:value="6509" calcext:value-type="float">
            <text:p>6509</text:p>
          </table:table-cell>
          <table:table-cell office:value-type="string" calcext:value-type="string">
            <text:p>Posto Shell Rodovia de Bauru</text:p>
          </table:table-cell>
          <table:table-cell office:value-type="string" calcext:value-type="string">
            <text:p>TASK0145202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7353600" calcext:value-type="float">
            <text:p>1477353600</text:p>
          </table:table-cell>
          <table:table-cell office:value-type="float" office:value="6533" calcext:value-type="float">
            <text:p>6533</text:p>
          </table:table-cell>
          <table:table-cell office:value-type="string" calcext:value-type="string">
            <text:p>Posto Shell Copa Ouro</text:p>
          </table:table-cell>
          <table:table-cell office:value-type="string" calcext:value-type="string">
            <text:p>TASK0145171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7353600" calcext:value-type="float">
            <text:p>1477353600</text:p>
          </table:table-cell>
          <table:table-cell office:value-type="float" office:value="6533" calcext:value-type="float">
            <text:p>6533</text:p>
          </table:table-cell>
          <table:table-cell office:value-type="string" calcext:value-type="string">
            <text:p>Posto Shell Copa Ouro</text:p>
          </table:table-cell>
          <table:table-cell office:value-type="string" calcext:value-type="string">
            <text:p>TASK0145171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7353600" calcext:value-type="float">
            <text:p>1477353600</text:p>
          </table:table-cell>
          <table:table-cell office:value-type="float" office:value="6533" calcext:value-type="float">
            <text:p>6533</text:p>
          </table:table-cell>
          <table:table-cell office:value-type="string" calcext:value-type="string">
            <text:p>Posto Shell Copa Ouro</text:p>
          </table:table-cell>
          <table:table-cell office:value-type="string" calcext:value-type="string">
            <text:p>TASK0145170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7440000" calcext:value-type="float">
            <text:p>1477440000</text:p>
          </table:table-cell>
          <table:table-cell office:value-type="float" office:value="6006" calcext:value-type="float">
            <text:p>6006</text:p>
          </table:table-cell>
          <table:table-cell office:value-type="string" calcext:value-type="string">
            <text:p>Posto Shell Agua Espraiada</text:p>
          </table:table-cell>
          <table:table-cell office:value-type="string" calcext:value-type="string">
            <text:p>TASK014561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7440000" calcext:value-type="float">
            <text:p>1477440000</text:p>
          </table:table-cell>
          <table:table-cell office:value-type="float" office:value="6006" calcext:value-type="float">
            <text:p>6006</text:p>
          </table:table-cell>
          <table:table-cell office:value-type="string" calcext:value-type="string">
            <text:p>Posto Shell Agua Espraiada</text:p>
          </table:table-cell>
          <table:table-cell office:value-type="string" calcext:value-type="string">
            <text:p>TASK0145609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7440000" calcext:value-type="float">
            <text:p>1477440000</text:p>
          </table:table-cell>
          <table:table-cell office:value-type="float" office:value="6011" calcext:value-type="float">
            <text:p>6011</text:p>
          </table:table-cell>
          <table:table-cell office:value-type="string" calcext:value-type="string">
            <text:p>Posto Shell Ralpha</text:p>
          </table:table-cell>
          <table:table-cell office:value-type="string" calcext:value-type="string">
            <text:p>TASK0145619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7440000" calcext:value-type="float">
            <text:p>1477440000</text:p>
          </table:table-cell>
          <table:table-cell office:value-type="float" office:value="6011" calcext:value-type="float">
            <text:p>6011</text:p>
          </table:table-cell>
          <table:table-cell office:value-type="string" calcext:value-type="string">
            <text:p>Posto Shell Ralpha</text:p>
          </table:table-cell>
          <table:table-cell office:value-type="string" calcext:value-type="string">
            <text:p>TASK0144599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7440000" calcext:value-type="float">
            <text:p>1477440000</text:p>
          </table:table-cell>
          <table:table-cell office:value-type="float" office:value="6020" calcext:value-type="float">
            <text:p>6020</text:p>
          </table:table-cell>
          <table:table-cell office:value-type="string" calcext:value-type="string">
            <text:p>Posto Shell Alpha Marte</text:p>
          </table:table-cell>
          <table:table-cell office:value-type="string" calcext:value-type="string">
            <text:p>TASK0145617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7440000" calcext:value-type="float">
            <text:p>1477440000</text:p>
          </table:table-cell>
          <table:table-cell office:value-type="float" office:value="6020" calcext:value-type="float">
            <text:p>6020</text:p>
          </table:table-cell>
          <table:table-cell office:value-type="string" calcext:value-type="string">
            <text:p>Posto Shell Alpha Marte</text:p>
          </table:table-cell>
          <table:table-cell office:value-type="string" calcext:value-type="string">
            <text:p>TASK0145616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7440000" calcext:value-type="float">
            <text:p>1477440000</text:p>
          </table:table-cell>
          <table:table-cell office:value-type="float" office:value="6020" calcext:value-type="float">
            <text:p>6020</text:p>
          </table:table-cell>
          <table:table-cell office:value-type="string" calcext:value-type="string">
            <text:p>Posto Shell Alpha Marte</text:p>
          </table:table-cell>
          <table:table-cell office:value-type="string" calcext:value-type="string">
            <text:p>TASK144593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7440000" calcext:value-type="float">
            <text:p>1477440000</text:p>
          </table:table-cell>
          <table:table-cell office:value-type="float" office:value="6038" calcext:value-type="float">
            <text:p>6038</text:p>
          </table:table-cell>
          <table:table-cell office:value-type="string" calcext:value-type="string">
            <text:p>Posto Shell Benets</text:p>
          </table:table-cell>
          <table:table-cell office:value-type="string" calcext:value-type="string">
            <text:p>TASK0145606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7440000" calcext:value-type="float">
            <text:p>1477440000</text:p>
          </table:table-cell>
          <table:table-cell office:value-type="float" office:value="6038" calcext:value-type="float">
            <text:p>6038</text:p>
          </table:table-cell>
          <table:table-cell office:value-type="string" calcext:value-type="string">
            <text:p>Posto Shell Benets</text:p>
          </table:table-cell>
          <table:table-cell office:value-type="string" calcext:value-type="string">
            <text:p>TASK0145605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7440000" calcext:value-type="float">
            <text:p>1477440000</text:p>
          </table:table-cell>
          <table:table-cell office:value-type="float" office:value="6056" calcext:value-type="float">
            <text:p>6056</text:p>
          </table:table-cell>
          <table:table-cell office:value-type="string" calcext:value-type="string">
            <text:p>Posto Shell Center Car</text:p>
          </table:table-cell>
          <table:table-cell office:value-type="string" calcext:value-type="string">
            <text:p>TASK0145608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7440000" calcext:value-type="float">
            <text:p>1477440000</text:p>
          </table:table-cell>
          <table:table-cell office:value-type="float" office:value="6056" calcext:value-type="float">
            <text:p>6056</text:p>
          </table:table-cell>
          <table:table-cell office:value-type="string" calcext:value-type="string">
            <text:p>Posto Shell Center Car</text:p>
          </table:table-cell>
          <table:table-cell office:value-type="string" calcext:value-type="string">
            <text:p>TASK0145607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7440000" calcext:value-type="float">
            <text:p>1477440000</text:p>
          </table:table-cell>
          <table:table-cell office:value-type="float" office:value="6211" calcext:value-type="float">
            <text:p>6211</text:p>
          </table:table-cell>
          <table:table-cell office:value-type="string" calcext:value-type="string">
            <text:p>Posto Shell Barbieri de Barao Geraldo</text:p>
          </table:table-cell>
          <table:table-cell office:value-type="string" calcext:value-type="string">
            <text:p>TASK0145615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7440000" calcext:value-type="float">
            <text:p>1477440000</text:p>
          </table:table-cell>
          <table:table-cell office:value-type="float" office:value="6211" calcext:value-type="float">
            <text:p>6211</text:p>
          </table:table-cell>
          <table:table-cell office:value-type="string" calcext:value-type="string">
            <text:p>Posto Shell Barbieri de Barao Geraldo</text:p>
          </table:table-cell>
          <table:table-cell office:value-type="string" calcext:value-type="string">
            <text:p>TASK0145613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7440000" calcext:value-type="float">
            <text:p>1477440000</text:p>
          </table:table-cell>
          <table:table-cell office:value-type="float" office:value="6366" calcext:value-type="float">
            <text:p>6366</text:p>
          </table:table-cell>
          <table:table-cell office:value-type="string" calcext:value-type="string">
            <text:p>Posto Shell Restaurante 3 Vias</text:p>
          </table:table-cell>
          <table:table-cell office:value-type="string" calcext:value-type="string">
            <text:p>TASK0145613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7440000" calcext:value-type="float">
            <text:p>1477440000</text:p>
          </table:table-cell>
          <table:table-cell office:value-type="float" office:value="6453" calcext:value-type="float">
            <text:p>6453</text:p>
          </table:table-cell>
          <table:table-cell office:value-type="string" calcext:value-type="string">
            <text:p>Posto Shell Duck</text:p>
          </table:table-cell>
          <table:table-cell office:value-type="string" calcext:value-type="string">
            <text:p>TASK0145604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2</text:p>
          </table:table-cell>
        </table:table-row>
        <table:table-row table:style-name="ro1">
          <table:table-cell office:value-type="float" office:value="1477440000" calcext:value-type="float">
            <text:p>1477440000</text:p>
          </table:table-cell>
          <table:table-cell office:value-type="float" office:value="6453" calcext:value-type="float">
            <text:p>6453</text:p>
          </table:table-cell>
          <table:table-cell office:value-type="string" calcext:value-type="string">
            <text:p>Posto Shell Duck</text:p>
          </table:table-cell>
          <table:table-cell office:value-type="string" calcext:value-type="string">
            <text:p>TASK0145603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2</text:p>
          </table:table-cell>
        </table:table-row>
        <table:table-row table:style-name="ro1">
          <table:table-cell office:value-type="float" office:value="1477440000" calcext:value-type="float">
            <text:p>1477440000</text:p>
          </table:table-cell>
          <table:table-cell office:value-type="float" office:value="6471" calcext:value-type="float">
            <text:p>6471</text:p>
          </table:table-cell>
          <table:table-cell office:value-type="string" calcext:value-type="string">
            <text:p>Posto Shell Limoeiro</text:p>
          </table:table-cell>
          <table:table-cell office:value-type="string" calcext:value-type="string">
            <text:p>INC018227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7440000" calcext:value-type="float">
            <text:p>1477440000</text:p>
          </table:table-cell>
          <table:table-cell office:value-type="float" office:value="6474" calcext:value-type="float">
            <text:p>6474</text:p>
          </table:table-cell>
          <table:table-cell office:value-type="string" calcext:value-type="string">
            <text:p>Posto Shell JPX</text:p>
          </table:table-cell>
          <table:table-cell office:value-type="string" calcext:value-type="string">
            <text:p>TASK0145602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7440000" calcext:value-type="float">
            <text:p>1477440000</text:p>
          </table:table-cell>
          <table:table-cell office:value-type="float" office:value="6474" calcext:value-type="float">
            <text:p>6474</text:p>
          </table:table-cell>
          <table:table-cell office:value-type="string" calcext:value-type="string">
            <text:p>Posto Shell JPX</text:p>
          </table:table-cell>
          <table:table-cell office:value-type="string" calcext:value-type="string">
            <text:p>TASK0145601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7440000" calcext:value-type="float">
            <text:p>1477440000</text:p>
          </table:table-cell>
          <table:table-cell office:value-type="float" office:value="6498" calcext:value-type="float">
            <text:p>6498</text:p>
          </table:table-cell>
          <table:table-cell office:value-type="string" calcext:value-type="string">
            <text:p>Posto Shell Pistao</text:p>
          </table:table-cell>
          <table:table-cell office:value-type="string" calcext:value-type="string">
            <text:p>TASK0134988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7440000" calcext:value-type="float">
            <text:p>1477440000</text:p>
          </table:table-cell>
          <table:table-cell office:value-type="float" office:value="6523" calcext:value-type="float">
            <text:p>6523</text:p>
          </table:table-cell>
          <table:table-cell office:value-type="string" calcext:value-type="string">
            <text:p>Posto Shell Colossal</text:p>
          </table:table-cell>
          <table:table-cell office:value-type="string" calcext:value-type="string">
            <text:p>TASK0145600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7440000" calcext:value-type="float">
            <text:p>1477440000</text:p>
          </table:table-cell>
          <table:table-cell office:value-type="float" office:value="6541" calcext:value-type="float">
            <text:p>6541</text:p>
          </table:table-cell>
          <table:table-cell office:value-type="string" calcext:value-type="string">
            <text:p>Posto Shell Picheth</text:p>
          </table:table-cell>
          <table:table-cell office:value-type="string" calcext:value-type="string">
            <text:p>TASK0145192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7440000" calcext:value-type="float">
            <text:p>1477440000</text:p>
          </table:table-cell>
          <table:table-cell office:value-type="float" office:value="6541" calcext:value-type="float">
            <text:p>6541</text:p>
          </table:table-cell>
          <table:table-cell office:value-type="string" calcext:value-type="string">
            <text:p>Posto Shell Picheth</text:p>
          </table:table-cell>
          <table:table-cell office:value-type="string" calcext:value-type="string">
            <text:p>TASK0145192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7440000" calcext:value-type="float">
            <text:p>1477440000</text:p>
          </table:table-cell>
          <table:table-cell office:value-type="float" office:value="6654" calcext:value-type="float">
            <text:p>6654</text:p>
          </table:table-cell>
          <table:table-cell office:value-type="string" calcext:value-type="string">
            <text:p>Posto Shell Eco Posto</text:p>
          </table:table-cell>
          <table:table-cell office:value-type="string" calcext:value-type="string">
            <text:p>TASK0145612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7440000" calcext:value-type="float">
            <text:p>1477440000</text:p>
          </table:table-cell>
          <table:table-cell office:value-type="float" office:value="6654" calcext:value-type="float">
            <text:p>6654</text:p>
          </table:table-cell>
          <table:table-cell office:value-type="string" calcext:value-type="string">
            <text:p>Posto Shell Eco Posto</text:p>
          </table:table-cell>
          <table:table-cell office:value-type="string" calcext:value-type="string">
            <text:p>TASK0145611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7526400" calcext:value-type="float">
            <text:p>1477526400</text:p>
          </table:table-cell>
          <table:table-cell office:value-type="float" office:value="6020" calcext:value-type="float">
            <text:p>6020</text:p>
          </table:table-cell>
          <table:table-cell office:value-type="string" calcext:value-type="string">
            <text:p>Posto Shell Alpha Marte</text:p>
          </table:table-cell>
          <table:table-cell office:value-type="string" calcext:value-type="string">
            <text:p>TASK0145617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7526400" calcext:value-type="float">
            <text:p>1477526400</text:p>
          </table:table-cell>
          <table:table-cell office:value-type="float" office:value="6029" calcext:value-type="float">
            <text:p>6029</text:p>
          </table:table-cell>
          <table:table-cell office:value-type="string" calcext:value-type="string">
            <text:p>Posto Shell Rio Grande</text:p>
          </table:table-cell>
          <table:table-cell office:value-type="string" calcext:value-type="string">
            <text:p>TASK0146218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7526400" calcext:value-type="float">
            <text:p>1477526400</text:p>
          </table:table-cell>
          <table:table-cell office:value-type="float" office:value="6029" calcext:value-type="float">
            <text:p>6029</text:p>
          </table:table-cell>
          <table:table-cell office:value-type="string" calcext:value-type="string">
            <text:p>Posto Shell Rio Grande</text:p>
          </table:table-cell>
          <table:table-cell office:value-type="string" calcext:value-type="string">
            <text:p>TASK0146217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7526400" calcext:value-type="float">
            <text:p>1477526400</text:p>
          </table:table-cell>
          <table:table-cell office:value-type="float" office:value="6029" calcext:value-type="float">
            <text:p>6029</text:p>
          </table:table-cell>
          <table:table-cell office:value-type="string" calcext:value-type="string">
            <text:p>Posto Shell Rio Grande</text:p>
          </table:table-cell>
          <table:table-cell office:value-type="string" calcext:value-type="string">
            <text:p>TASK0144609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7526400" calcext:value-type="float">
            <text:p>1477526400</text:p>
          </table:table-cell>
          <table:table-cell office:value-type="float" office:value="6079" calcext:value-type="float">
            <text:p>6079</text:p>
          </table:table-cell>
          <table:table-cell office:value-type="string" calcext:value-type="string">
            <text:p>Posto Shell Agua funda 1</text:p>
          </table:table-cell>
          <table:table-cell office:value-type="string" calcext:value-type="string">
            <text:p>INC018274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7526400" calcext:value-type="float">
            <text:p>1477526400</text:p>
          </table:table-cell>
          <table:table-cell office:value-type="float" office:value="6117" calcext:value-type="float">
            <text:p>6117</text:p>
          </table:table-cell>
          <table:table-cell office:value-type="string" calcext:value-type="string">
            <text:p>Posto Shell CPC</text:p>
          </table:table-cell>
          <table:table-cell office:value-type="string" calcext:value-type="string">
            <text:p>INC018162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7526400" calcext:value-type="float">
            <text:p>1477526400</text:p>
          </table:table-cell>
          <table:table-cell office:value-type="float" office:value="6137" calcext:value-type="float">
            <text:p>6137</text:p>
          </table:table-cell>
          <table:table-cell office:value-type="string" calcext:value-type="string">
            <text:p>Posto Shell Toninho trinta</text:p>
          </table:table-cell>
          <table:table-cell office:value-type="string" calcext:value-type="string">
            <text:p>TASK0146215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7526400" calcext:value-type="float">
            <text:p>1477526400</text:p>
          </table:table-cell>
          <table:table-cell office:value-type="float" office:value="6137" calcext:value-type="float">
            <text:p>6137</text:p>
          </table:table-cell>
          <table:table-cell office:value-type="string" calcext:value-type="string">
            <text:p>Posto Shell Toninho trinta</text:p>
          </table:table-cell>
          <table:table-cell office:value-type="string" calcext:value-type="string">
            <text:p>TASK0146214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7526400" calcext:value-type="float">
            <text:p>1477526400</text:p>
          </table:table-cell>
          <table:table-cell office:value-type="float" office:value="6137" calcext:value-type="float">
            <text:p>6137</text:p>
          </table:table-cell>
          <table:table-cell office:value-type="string" calcext:value-type="string">
            <text:p>Posto Shell Toninho trinta</text:p>
          </table:table-cell>
          <table:table-cell office:value-type="string" calcext:value-type="string">
            <text:p>TASK0144606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7526400" calcext:value-type="float">
            <text:p>1477526400</text:p>
          </table:table-cell>
          <table:table-cell office:value-type="float" office:value="6154" calcext:value-type="float">
            <text:p>6154</text:p>
          </table:table-cell>
          <table:table-cell office:value-type="string" calcext:value-type="string">
            <text:p>Posto Shell Carlos E L Braga</text:p>
          </table:table-cell>
          <table:table-cell office:value-type="string" calcext:value-type="string">
            <text:p>INC01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7526400" calcext:value-type="float">
            <text:p>1477526400</text:p>
          </table:table-cell>
          <table:table-cell office:value-type="float" office:value="6170" calcext:value-type="float">
            <text:p>6170</text:p>
          </table:table-cell>
          <table:table-cell office:value-type="string" calcext:value-type="string">
            <text:p>Posto Shell Pole Position</text:p>
          </table:table-cell>
          <table:table-cell office:value-type="string" calcext:value-type="string">
            <text:p>TASK0146251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7526400" calcext:value-type="float">
            <text:p>1477526400</text:p>
          </table:table-cell>
          <table:table-cell office:value-type="float" office:value="6170" calcext:value-type="float">
            <text:p>6170</text:p>
          </table:table-cell>
          <table:table-cell office:value-type="string" calcext:value-type="string">
            <text:p>Posto Shell Pole Position</text:p>
          </table:table-cell>
          <table:table-cell office:value-type="string" calcext:value-type="string">
            <text:p>TASK0146250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7526400" calcext:value-type="float">
            <text:p>1477526400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Posto Shell Luiz Venditti</text:p>
          </table:table-cell>
          <table:table-cell office:value-type="string" calcext:value-type="string">
            <text:p>TASK0146259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7526400" calcext:value-type="float">
            <text:p>1477526400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Posto Shell Luiz Venditti</text:p>
          </table:table-cell>
          <table:table-cell office:value-type="string" calcext:value-type="string">
            <text:p>TASK0146258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7526400" calcext:value-type="float">
            <text:p>1477526400</text:p>
          </table:table-cell>
          <table:table-cell office:value-type="float" office:value="6235" calcext:value-type="float">
            <text:p>6235</text:p>
          </table:table-cell>
          <table:table-cell office:value-type="string" calcext:value-type="string">
            <text:p>Posto Shell Guarnel</text:p>
          </table:table-cell>
          <table:table-cell office:value-type="string" calcext:value-type="string">
            <text:p>Task014622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7526400" calcext:value-type="float">
            <text:p>1477526400</text:p>
          </table:table-cell>
          <table:table-cell office:value-type="float" office:value="6345" calcext:value-type="float">
            <text:p>6345</text:p>
          </table:table-cell>
          <table:table-cell office:value-type="string" calcext:value-type="string">
            <text:p>Posto Shell Cedro</text:p>
          </table:table-cell>
          <table:table-cell office:value-type="string" calcext:value-type="string">
            <text:p>TASK0146153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77526400" calcext:value-type="float">
            <text:p>1477526400</text:p>
          </table:table-cell>
          <table:table-cell office:value-type="float" office:value="6345" calcext:value-type="float">
            <text:p>6345</text:p>
          </table:table-cell>
          <table:table-cell office:value-type="string" calcext:value-type="string">
            <text:p>Posto Shell Cedro</text:p>
          </table:table-cell>
          <table:table-cell office:value-type="string" calcext:value-type="string">
            <text:p>TASK0146152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77526400" calcext:value-type="float">
            <text:p>1477526400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Posto Shell Guaruja Andalo</text:p>
          </table:table-cell>
          <table:table-cell office:value-type="string" calcext:value-type="string">
            <text:p>TASK0146238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7526400" calcext:value-type="float">
            <text:p>1477526400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Posto Shell Guaruja Andalo</text:p>
          </table:table-cell>
          <table:table-cell office:value-type="string" calcext:value-type="string">
            <text:p>TASK0146238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7526400" calcext:value-type="float">
            <text:p>1477526400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Posto Shell Guaruja Andalo</text:p>
          </table:table-cell>
          <table:table-cell office:value-type="string" calcext:value-type="string">
            <text:p>INC018305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7526400" calcext:value-type="float">
            <text:p>1477526400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Posto Shell Guaruja Andalo</text:p>
          </table:table-cell>
          <table:table-cell office:value-type="string" calcext:value-type="string">
            <text:p>TASK0146237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7526400" calcext:value-type="float">
            <text:p>1477526400</text:p>
          </table:table-cell>
          <table:table-cell office:value-type="float" office:value="6481" calcext:value-type="float">
            <text:p>6481</text:p>
          </table:table-cell>
          <table:table-cell office:value-type="string" calcext:value-type="string">
            <text:p>Posto Shell Brasil 2000</text:p>
          </table:table-cell>
          <table:table-cell office:value-type="string" calcext:value-type="string">
            <text:p>TASK0146163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7526400" calcext:value-type="float">
            <text:p>1477526400</text:p>
          </table:table-cell>
          <table:table-cell office:value-type="float" office:value="6481" calcext:value-type="float">
            <text:p>6481</text:p>
          </table:table-cell>
          <table:table-cell office:value-type="string" calcext:value-type="string">
            <text:p>Posto Shell Brasil 2000</text:p>
          </table:table-cell>
          <table:table-cell office:value-type="string" calcext:value-type="string">
            <text:p>TASK0146177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7526400" calcext:value-type="float">
            <text:p>1477526400</text:p>
          </table:table-cell>
          <table:table-cell office:value-type="float" office:value="6481" calcext:value-type="float">
            <text:p>6481</text:p>
          </table:table-cell>
          <table:table-cell office:value-type="string" calcext:value-type="string">
            <text:p>Posto Shell Brasil 2000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7526400" calcext:value-type="float">
            <text:p>1477526400</text:p>
          </table:table-cell>
          <table:table-cell office:value-type="float" office:value="6537" calcext:value-type="float">
            <text:p>6537</text:p>
          </table:table-cell>
          <table:table-cell office:value-type="string" calcext:value-type="string">
            <text:p>Posto Shell Lord Rodrigo</text:p>
          </table:table-cell>
          <table:table-cell office:value-type="string" calcext:value-type="string">
            <text:p>TASK0146189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2</text:p>
          </table:table-cell>
        </table:table-row>
        <table:table-row table:style-name="ro1">
          <table:table-cell office:value-type="float" office:value="1477526400" calcext:value-type="float">
            <text:p>1477526400</text:p>
          </table:table-cell>
          <table:table-cell office:value-type="float" office:value="6537" calcext:value-type="float">
            <text:p>6537</text:p>
          </table:table-cell>
          <table:table-cell office:value-type="string" calcext:value-type="string">
            <text:p>Posto Shell Lord Rodrigo</text:p>
          </table:table-cell>
          <table:table-cell office:value-type="string" calcext:value-type="string">
            <text:p>TASK0146188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2</text:p>
          </table:table-cell>
        </table:table-row>
        <table:table-row table:style-name="ro1">
          <table:table-cell office:value-type="float" office:value="1477526400" calcext:value-type="float">
            <text:p>1477526400</text:p>
          </table:table-cell>
          <table:table-cell office:value-type="float" office:value="6549" calcext:value-type="float">
            <text:p>6549</text:p>
          </table:table-cell>
          <table:table-cell office:value-type="string" calcext:value-type="string">
            <text:p>Posto Shell Farol do Parque</text:p>
          </table:table-cell>
          <table:table-cell office:value-type="string" calcext:value-type="string">
            <text:p>TASK0146157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7526400" calcext:value-type="float">
            <text:p>1477526400</text:p>
          </table:table-cell>
          <table:table-cell office:value-type="float" office:value="6549" calcext:value-type="float">
            <text:p>6549</text:p>
          </table:table-cell>
          <table:table-cell office:value-type="string" calcext:value-type="string">
            <text:p>Posto Shell Farol do Parque</text:p>
          </table:table-cell>
          <table:table-cell office:value-type="string" calcext:value-type="string">
            <text:p>TASK0146157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7612800" calcext:value-type="float">
            <text:p>1477612800</text:p>
          </table:table-cell>
          <table:table-cell office:value-type="float" office:value="6070" calcext:value-type="float">
            <text:p>6070</text:p>
          </table:table-cell>
          <table:table-cell office:value-type="string" calcext:value-type="string">
            <text:p>Posto Shell Paraki</text:p>
          </table:table-cell>
          <table:table-cell office:value-type="string" calcext:value-type="string">
            <text:p>INC018295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7612800" calcext:value-type="float">
            <text:p>1477612800</text:p>
          </table:table-cell>
          <table:table-cell office:value-type="float" office:value="6099" calcext:value-type="float">
            <text:p>6099</text:p>
          </table:table-cell>
          <table:table-cell office:value-type="string" calcext:value-type="string">
            <text:p>Posto Shell Jardim 10</text:p>
          </table:table-cell>
          <table:table-cell office:value-type="string" calcext:value-type="string">
            <text:p>INC018286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7612800" calcext:value-type="float">
            <text:p>1477612800</text:p>
          </table:table-cell>
          <table:table-cell office:value-type="float" office:value="6174" calcext:value-type="float">
            <text:p>6174</text:p>
          </table:table-cell>
          <table:table-cell office:value-type="string" calcext:value-type="string">
            <text:p>Posto Shell Vo Joao</text:p>
          </table:table-cell>
          <table:table-cell office:value-type="string" calcext:value-type="string">
            <text:p>TASK0146683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7612800" calcext:value-type="float">
            <text:p>1477612800</text:p>
          </table:table-cell>
          <table:table-cell office:value-type="float" office:value="6174" calcext:value-type="float">
            <text:p>6174</text:p>
          </table:table-cell>
          <table:table-cell office:value-type="string" calcext:value-type="string">
            <text:p>Posto Shell Vo Joao</text:p>
          </table:table-cell>
          <table:table-cell office:value-type="string" calcext:value-type="string">
            <text:p>TASK0146681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7612800" calcext:value-type="float">
            <text:p>1477612800</text:p>
          </table:table-cell>
          <table:table-cell office:value-type="float" office:value="6254" calcext:value-type="float">
            <text:p>6254</text:p>
          </table:table-cell>
          <table:table-cell office:value-type="string" calcext:value-type="string">
            <text:p>Posto Shell Padocka</text:p>
          </table:table-cell>
          <table:table-cell office:value-type="string" calcext:value-type="string">
            <text:p>INC018288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77612800" calcext:value-type="float">
            <text:p>1477612800</text:p>
          </table:table-cell>
          <table:table-cell office:value-type="float" office:value="6254" calcext:value-type="float">
            <text:p>6254</text:p>
          </table:table-cell>
          <table:table-cell office:value-type="string" calcext:value-type="string">
            <text:p>Posto Shell Padocka</text:p>
          </table:table-cell>
          <table:table-cell office:value-type="string" calcext:value-type="string">
            <text:p>INC018254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77612800" calcext:value-type="float">
            <text:p>1477612800</text:p>
          </table:table-cell>
          <table:table-cell office:value-type="float" office:value="6264" calcext:value-type="float">
            <text:p>6264</text:p>
          </table:table-cell>
          <table:table-cell office:value-type="string" calcext:value-type="string">
            <text:p>Posto Shell Arinella Brooklin</text:p>
          </table:table-cell>
          <table:table-cell office:value-type="string" calcext:value-type="string">
            <text:p>INC018301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7612800" calcext:value-type="float">
            <text:p>1477612800</text:p>
          </table:table-cell>
          <table:table-cell office:value-type="float" office:value="6274" calcext:value-type="float">
            <text:p>6274</text:p>
          </table:table-cell>
          <table:table-cell office:value-type="string" calcext:value-type="string">
            <text:p>Posto Shell Silvia Maria Pinto Santos Abastece</text:p>
          </table:table-cell>
          <table:table-cell office:value-type="string" calcext:value-type="string">
            <text:p>TASK0146427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7612800" calcext:value-type="float">
            <text:p>1477612800</text:p>
          </table:table-cell>
          <table:table-cell office:value-type="float" office:value="6274" calcext:value-type="float">
            <text:p>6274</text:p>
          </table:table-cell>
          <table:table-cell office:value-type="string" calcext:value-type="string">
            <text:p>Posto Shell Silvia Maria Pinto Santos Abastece</text:p>
          </table:table-cell>
          <table:table-cell office:value-type="string" calcext:value-type="string">
            <text:p>INC018309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7612800" calcext:value-type="float">
            <text:p>1477612800</text:p>
          </table:table-cell>
          <table:table-cell office:value-type="float" office:value="6354" calcext:value-type="float">
            <text:p>6354</text:p>
          </table:table-cell>
          <table:table-cell office:value-type="string" calcext:value-type="string">
            <text:p>Posto Shell Azulao</text:p>
          </table:table-cell>
          <table:table-cell office:value-type="string" calcext:value-type="string">
            <text:p>INC018321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7612800" calcext:value-type="float">
            <text:p>1477612800</text:p>
          </table:table-cell>
          <table:table-cell office:value-type="float" office:value="6484" calcext:value-type="float">
            <text:p>6484</text:p>
          </table:table-cell>
          <table:table-cell office:value-type="string" calcext:value-type="string">
            <text:p>Posto Shell Argetax Vila Guilherme</text:p>
          </table:table-cell>
          <table:table-cell office:value-type="string" calcext:value-type="string">
            <text:p>INC018285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7612800" calcext:value-type="float">
            <text:p>1477612800</text:p>
          </table:table-cell>
          <table:table-cell office:value-type="float" office:value="6502" calcext:value-type="float">
            <text:p>6502</text:p>
          </table:table-cell>
          <table:table-cell office:value-type="string" calcext:value-type="string">
            <text:p>Posto Shell Europa Empreendimentos</text:p>
          </table:table-cell>
          <table:table-cell office:value-type="string" calcext:value-type="string">
            <text:p>TASK0146514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7612800" calcext:value-type="float">
            <text:p>1477612800</text:p>
          </table:table-cell>
          <table:table-cell office:value-type="float" office:value="6502" calcext:value-type="float">
            <text:p>6502</text:p>
          </table:table-cell>
          <table:table-cell office:value-type="string" calcext:value-type="string">
            <text:p>Posto Shell Europa Empreendimentos</text:p>
          </table:table-cell>
          <table:table-cell office:value-type="string" calcext:value-type="string">
            <text:p>INC014652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7612800" calcext:value-type="float">
            <text:p>1477612800</text:p>
          </table:table-cell>
          <table:table-cell office:value-type="float" office:value="6502" calcext:value-type="float">
            <text:p>6502</text:p>
          </table:table-cell>
          <table:table-cell office:value-type="string" calcext:value-type="string">
            <text:p>Posto Shell Europa Empreendimentos</text:p>
          </table:table-cell>
          <table:table-cell office:value-type="string" calcext:value-type="string">
            <text:p>TASK0146510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7612800" calcext:value-type="float">
            <text:p>1477612800</text:p>
          </table:table-cell>
          <table:table-cell office:value-type="float" office:value="6503" calcext:value-type="float">
            <text:p>6503</text:p>
          </table:table-cell>
          <table:table-cell office:value-type="string" calcext:value-type="string">
            <text:p>Posto Shell Arigato</text:p>
          </table:table-cell>
          <table:table-cell office:value-type="string" calcext:value-type="string">
            <text:p>INC018294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77612800" calcext:value-type="float">
            <text:p>1477612800</text:p>
          </table:table-cell>
          <table:table-cell office:value-type="float" office:value="6507" calcext:value-type="float">
            <text:p>6507</text:p>
          </table:table-cell>
          <table:table-cell office:value-type="string" calcext:value-type="string">
            <text:p>Posto Shell Senhor Barcelona</text:p>
          </table:table-cell>
          <table:table-cell office:value-type="string" calcext:value-type="string">
            <text:p>TASK0146403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7612800" calcext:value-type="float">
            <text:p>1477612800</text:p>
          </table:table-cell>
          <table:table-cell office:value-type="float" office:value="6543" calcext:value-type="float">
            <text:p>6543</text:p>
          </table:table-cell>
          <table:table-cell office:value-type="string" calcext:value-type="string">
            <text:p>Posto Shell Gisela</text:p>
          </table:table-cell>
          <table:table-cell office:value-type="string" calcext:value-type="string">
            <text:p>TASK0146654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7612800" calcext:value-type="float">
            <text:p>1477612800</text:p>
          </table:table-cell>
          <table:table-cell office:value-type="float" office:value="6543" calcext:value-type="float">
            <text:p>6543</text:p>
          </table:table-cell>
          <table:table-cell office:value-type="string" calcext:value-type="string">
            <text:p>Posto Shell Gisela</text:p>
          </table:table-cell>
          <table:table-cell office:value-type="string" calcext:value-type="string">
            <text:p>INC018320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7612800" calcext:value-type="float">
            <text:p>1477612800</text:p>
          </table:table-cell>
          <table:table-cell office:value-type="float" office:value="6543" calcext:value-type="float">
            <text:p>6543</text:p>
          </table:table-cell>
          <table:table-cell office:value-type="string" calcext:value-type="string">
            <text:p>Posto Shell Gisela</text:p>
          </table:table-cell>
          <table:table-cell office:value-type="string" calcext:value-type="string">
            <text:p>INC018310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7612800" calcext:value-type="float">
            <text:p>1477612800</text:p>
          </table:table-cell>
          <table:table-cell office:value-type="float" office:value="6577" calcext:value-type="float">
            <text:p>6577</text:p>
          </table:table-cell>
          <table:table-cell office:value-type="string" calcext:value-type="string">
            <text:p>Posto Shell Casaca</text:p>
          </table:table-cell>
          <table:table-cell office:value-type="string" calcext:value-type="string">
            <text:p>TASK014659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7612800" calcext:value-type="float">
            <text:p>1477612800</text:p>
          </table:table-cell>
          <table:table-cell office:value-type="float" office:value="6577" calcext:value-type="float">
            <text:p>6577</text:p>
          </table:table-cell>
          <table:table-cell office:value-type="string" calcext:value-type="string">
            <text:p>Posto Shell Casaca</text:p>
          </table:table-cell>
          <table:table-cell office:value-type="string" calcext:value-type="string">
            <text:p>INC018298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7612800" calcext:value-type="float">
            <text:p>1477612800</text:p>
          </table:table-cell>
          <table:table-cell office:value-type="float" office:value="6609" calcext:value-type="float">
            <text:p>6609</text:p>
          </table:table-cell>
          <table:table-cell office:value-type="string" calcext:value-type="string">
            <text:p>Posto Shell Forgerine E Inouye Itirapina</text:p>
          </table:table-cell>
          <table:table-cell office:value-type="string" calcext:value-type="string">
            <text:p>INC018277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7612800" calcext:value-type="float">
            <text:p>1477612800</text:p>
          </table:table-cell>
          <table:table-cell office:value-type="float" office:value="6658" calcext:value-type="float">
            <text:p>6658</text:p>
          </table:table-cell>
          <table:table-cell office:value-type="string" calcext:value-type="string">
            <text:p>Posto Shell Mike</text:p>
          </table:table-cell>
          <table:table-cell office:value-type="string" calcext:value-type="string">
            <text:p>TASK0146418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7612800" calcext:value-type="float">
            <text:p>1477612800</text:p>
          </table:table-cell>
          <table:table-cell office:value-type="float" office:value="6658" calcext:value-type="float">
            <text:p>6658</text:p>
          </table:table-cell>
          <table:table-cell office:value-type="string" calcext:value-type="string">
            <text:p>Posto Shell Mike</text:p>
          </table:table-cell>
          <table:table-cell office:value-type="string" calcext:value-type="string">
            <text:p>TASK0144675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7699200" calcext:value-type="float">
            <text:p>1477699200</text:p>
          </table:table-cell>
          <table:table-cell office:value-type="float" office:value="6539" calcext:value-type="float">
            <text:p>6539</text:p>
          </table:table-cell>
          <table:table-cell office:value-type="string" calcext:value-type="string">
            <text:p>Posto Shell Pedrazzoli</text:p>
          </table:table-cell>
          <table:table-cell office:value-type="string" calcext:value-type="string">
            <text:p>INC018316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7699200" calcext:value-type="float">
            <text:p>1477699200</text:p>
          </table:table-cell>
          <table:table-cell office:value-type="float" office:value="6543" calcext:value-type="float">
            <text:p>6543</text:p>
          </table:table-cell>
          <table:table-cell office:value-type="string" calcext:value-type="string">
            <text:p>Posto Shell Gisela</text:p>
          </table:table-cell>
          <table:table-cell office:value-type="string" calcext:value-type="string">
            <text:p>TASK0146653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7699200" calcext:value-type="float">
            <text:p>1477699200</text:p>
          </table:table-cell>
          <table:table-cell office:value-type="float" office:value="6593" calcext:value-type="float">
            <text:p>6593</text:p>
          </table:table-cell>
          <table:table-cell office:value-type="string" calcext:value-type="string">
            <text:p>Posto Shell Monte Santo</text:p>
          </table:table-cell>
          <table:table-cell office:value-type="string" calcext:value-type="string">
            <text:p>INC018190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7872000" calcext:value-type="float">
            <text:p>1477872000</text:p>
          </table:table-cell>
          <table:table-cell office:value-type="float" office:value="6010" calcext:value-type="float">
            <text:p>6010</text:p>
          </table:table-cell>
          <table:table-cell office:value-type="string" calcext:value-type="string">
            <text:p>Posto Shell Napoleão Barros</text:p>
          </table:table-cell>
          <table:table-cell office:value-type="string" calcext:value-type="string">
            <text:p>TASK0146983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7872000" calcext:value-type="float">
            <text:p>1477872000</text:p>
          </table:table-cell>
          <table:table-cell office:value-type="float" office:value="6030" calcext:value-type="float">
            <text:p>6030</text:p>
          </table:table-cell>
          <table:table-cell office:value-type="string" calcext:value-type="string">
            <text:p>Posto Shell Gigante da Imigrantes</text:p>
          </table:table-cell>
          <table:table-cell office:value-type="string" calcext:value-type="string">
            <text:p>TASK0146416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7872000" calcext:value-type="float">
            <text:p>1477872000</text:p>
          </table:table-cell>
          <table:table-cell office:value-type="float" office:value="6030" calcext:value-type="float">
            <text:p>6030</text:p>
          </table:table-cell>
          <table:table-cell office:value-type="string" calcext:value-type="string">
            <text:p>Posto Shell Gigante da Imigrantes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7872000" calcext:value-type="float">
            <text:p>1477872000</text:p>
          </table:table-cell>
          <table:table-cell office:value-type="float" office:value="6030" calcext:value-type="float">
            <text:p>6030</text:p>
          </table:table-cell>
          <table:table-cell office:value-type="string" calcext:value-type="string">
            <text:p>Posto Shell Gigante da Imigrantes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7872000" calcext:value-type="float">
            <text:p>1477872000</text:p>
          </table:table-cell>
          <table:table-cell office:value-type="float" office:value="6097" calcext:value-type="float">
            <text:p>6097</text:p>
          </table:table-cell>
          <table:table-cell office:value-type="string" calcext:value-type="string">
            <text:p>Posto Shell Saint Germain</text:p>
          </table:table-cell>
          <table:table-cell office:value-type="string" calcext:value-type="string">
            <text:p>TASK0143506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7872000" calcext:value-type="float">
            <text:p>1477872000</text:p>
          </table:table-cell>
          <table:table-cell office:value-type="float" office:value="6227" calcext:value-type="float">
            <text:p>6227</text:p>
          </table:table-cell>
          <table:table-cell office:value-type="string" calcext:value-type="string">
            <text:p>Posto Shell Campineira</text:p>
          </table:table-cell>
          <table:table-cell office:value-type="string" calcext:value-type="string">
            <text:p>TASK0147011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7872000" calcext:value-type="float">
            <text:p>1477872000</text:p>
          </table:table-cell>
          <table:table-cell office:value-type="float" office:value="6227" calcext:value-type="float">
            <text:p>6227</text:p>
          </table:table-cell>
          <table:table-cell office:value-type="string" calcext:value-type="string">
            <text:p>Posto Shell Campineira</text:p>
          </table:table-cell>
          <table:table-cell office:value-type="string" calcext:value-type="string">
            <text:p>TASK0147009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7872000" calcext:value-type="float">
            <text:p>1477872000</text:p>
          </table:table-cell>
          <table:table-cell office:value-type="float" office:value="6295" calcext:value-type="float">
            <text:p>6295</text:p>
          </table:table-cell>
          <table:table-cell office:value-type="string" calcext:value-type="string">
            <text:p>Posto Shell Jardim Santa Monica</text:p>
          </table:table-cell>
          <table:table-cell office:value-type="string" calcext:value-type="string">
            <text:p>TASK0147013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7872000" calcext:value-type="float">
            <text:p>1477872000</text:p>
          </table:table-cell>
          <table:table-cell office:value-type="float" office:value="6295" calcext:value-type="float">
            <text:p>6295</text:p>
          </table:table-cell>
          <table:table-cell office:value-type="string" calcext:value-type="string">
            <text:p>Posto Shell Jardim Santa Monica</text:p>
          </table:table-cell>
          <table:table-cell office:value-type="string" calcext:value-type="string">
            <text:p>TASK0147012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7872000" calcext:value-type="float">
            <text:p>1477872000</text:p>
          </table:table-cell>
          <table:table-cell office:value-type="float" office:value="6299" calcext:value-type="float">
            <text:p>6299</text:p>
          </table:table-cell>
          <table:table-cell office:value-type="string" calcext:value-type="string">
            <text:p>Posto Shell Dar A</text:p>
          </table:table-cell>
          <table:table-cell office:value-type="string" calcext:value-type="string">
            <text:p>TASK0147001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7872000" calcext:value-type="float">
            <text:p>1477872000</text:p>
          </table:table-cell>
          <table:table-cell office:value-type="float" office:value="6299" calcext:value-type="float">
            <text:p>6299</text:p>
          </table:table-cell>
          <table:table-cell office:value-type="string" calcext:value-type="string">
            <text:p>Posto Shell Dar A</text:p>
          </table:table-cell>
          <table:table-cell office:value-type="string" calcext:value-type="string">
            <text:p>TASK0147000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7872000" calcext:value-type="float">
            <text:p>1477872000</text:p>
          </table:table-cell>
          <table:table-cell office:value-type="float" office:value="6492" calcext:value-type="float">
            <text:p>6492</text:p>
          </table:table-cell>
          <table:table-cell office:value-type="string" calcext:value-type="string">
            <text:p>Posto Shell Pavao Castelinho</text:p>
          </table:table-cell>
          <table:table-cell office:value-type="string" calcext:value-type="string">
            <text:p>TASK0146999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77872000" calcext:value-type="float">
            <text:p>1477872000</text:p>
          </table:table-cell>
          <table:table-cell office:value-type="float" office:value="6492" calcext:value-type="float">
            <text:p>6492</text:p>
          </table:table-cell>
          <table:table-cell office:value-type="string" calcext:value-type="string">
            <text:p>Posto Shell Pavao Castelinho</text:p>
          </table:table-cell>
          <table:table-cell office:value-type="string" calcext:value-type="string">
            <text:p>TASK0146996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77872000" calcext:value-type="float">
            <text:p>1477872000</text:p>
          </table:table-cell>
          <table:table-cell office:value-type="float" office:value="6531" calcext:value-type="float">
            <text:p>6531</text:p>
          </table:table-cell>
          <table:table-cell office:value-type="string" calcext:value-type="string">
            <text:p>Posto Shell Galo Branco</text:p>
          </table:table-cell>
          <table:table-cell office:value-type="string" calcext:value-type="string">
            <text:p>TASK0147004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7872000" calcext:value-type="float">
            <text:p>1477872000</text:p>
          </table:table-cell>
          <table:table-cell office:value-type="float" office:value="6531" calcext:value-type="float">
            <text:p>6531</text:p>
          </table:table-cell>
          <table:table-cell office:value-type="string" calcext:value-type="string">
            <text:p>Posto Shell Galo Branco</text:p>
          </table:table-cell>
          <table:table-cell office:value-type="string" calcext:value-type="string">
            <text:p>TASK0147004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7872000" calcext:value-type="float">
            <text:p>1477872000</text:p>
          </table:table-cell>
          <table:table-cell office:value-type="float" office:value="6531" calcext:value-type="float">
            <text:p>6531</text:p>
          </table:table-cell>
          <table:table-cell office:value-type="string" calcext:value-type="string">
            <text:p>Posto Shell Galo Branco</text:p>
          </table:table-cell>
          <table:table-cell office:value-type="string" calcext:value-type="string">
            <text:p>TASK0147002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7872000" calcext:value-type="float">
            <text:p>1477872000</text:p>
          </table:table-cell>
          <table:table-cell office:value-type="float" office:value="6538" calcext:value-type="float">
            <text:p>6538</text:p>
          </table:table-cell>
          <table:table-cell office:value-type="string" calcext:value-type="string">
            <text:p>Posto Shell Verde Curitiba</text:p>
          </table:table-cell>
          <table:table-cell office:value-type="string" calcext:value-type="string">
            <text:p>TASK0149688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7872000" calcext:value-type="float">
            <text:p>1477872000</text:p>
          </table:table-cell>
          <table:table-cell office:value-type="float" office:value="6566" calcext:value-type="float">
            <text:p>6566</text:p>
          </table:table-cell>
          <table:table-cell office:value-type="string" calcext:value-type="string">
            <text:p>Posto Shell Artigas</text:p>
          </table:table-cell>
          <table:table-cell office:value-type="string" calcext:value-type="string">
            <text:p>TASK0144131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7872000" calcext:value-type="float">
            <text:p>1477872000</text:p>
          </table:table-cell>
          <table:table-cell office:value-type="float" office:value="6600" calcext:value-type="float">
            <text:p>6600</text:p>
          </table:table-cell>
          <table:table-cell office:value-type="string" calcext:value-type="string">
            <text:p>Posto Shell Barra Cachamorra</text:p>
          </table:table-cell>
          <table:table-cell office:value-type="string" calcext:value-type="string">
            <text:p>TASK146989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7958400" calcext:value-type="float">
            <text:p>1477958400</text:p>
          </table:table-cell>
          <table:table-cell office:value-type="float" office:value="6009" calcext:value-type="float">
            <text:p>6009</text:p>
          </table:table-cell>
          <table:table-cell office:value-type="string" calcext:value-type="string">
            <text:p>Posto Shell Hawai</text:p>
          </table:table-cell>
          <table:table-cell office:value-type="string" calcext:value-type="string">
            <text:p>INC018386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7958400" calcext:value-type="float">
            <text:p>1477958400</text:p>
          </table:table-cell>
          <table:table-cell office:value-type="float" office:value="6009" calcext:value-type="float">
            <text:p>6009</text:p>
          </table:table-cell>
          <table:table-cell office:value-type="string" calcext:value-type="string">
            <text:p>Posto Shell Hawai</text:p>
          </table:table-cell>
          <table:table-cell office:value-type="string" calcext:value-type="string">
            <text:p>INC018375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7958400" calcext:value-type="float">
            <text:p>1477958400</text:p>
          </table:table-cell>
          <table:table-cell office:value-type="float" office:value="6009" calcext:value-type="float">
            <text:p>6009</text:p>
          </table:table-cell>
          <table:table-cell office:value-type="string" calcext:value-type="string">
            <text:p>Posto Shell Hawai</text:p>
          </table:table-cell>
          <table:table-cell office:value-type="string" calcext:value-type="string">
            <text:p>task014521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7958400" calcext:value-type="float">
            <text:p>1477958400</text:p>
          </table:table-cell>
          <table:table-cell office:value-type="float" office:value="6062" calcext:value-type="float">
            <text:p>6062</text:p>
          </table:table-cell>
          <table:table-cell office:value-type="string" calcext:value-type="string">
            <text:p>Posto Shell Astúrias</text:p>
          </table:table-cell>
          <table:table-cell office:value-type="string" calcext:value-type="string">
            <text:p>TASK0138402</text:p>
          </table:table-cell>
          <table:table-cell office:value-type="string" calcext:value-type="string">
            <text:p>PREDI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7958400" calcext:value-type="float">
            <text:p>1477958400</text:p>
          </table:table-cell>
          <table:table-cell office:value-type="float" office:value="6097" calcext:value-type="float">
            <text:p>6097</text:p>
          </table:table-cell>
          <table:table-cell office:value-type="string" calcext:value-type="string">
            <text:p>Posto Shell Saint Germain</text:p>
          </table:table-cell>
          <table:table-cell office:value-type="string" calcext:value-type="string">
            <text:p>TASK0143547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7958400" calcext:value-type="float">
            <text:p>1477958400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Posto Shell ABD</text:p>
          </table:table-cell>
          <table:table-cell office:value-type="string" calcext:value-type="string">
            <text:p>TASK0146987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7958400" calcext:value-type="float">
            <text:p>1477958400</text:p>
          </table:table-cell>
          <table:table-cell office:value-type="float" office:value="6264" calcext:value-type="float">
            <text:p>6264</text:p>
          </table:table-cell>
          <table:table-cell office:value-type="string" calcext:value-type="string">
            <text:p>Posto Shell Arinella Brooklin</text:p>
          </table:table-cell>
          <table:table-cell office:value-type="string" calcext:value-type="string">
            <text:p>INC018400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7958400" calcext:value-type="float">
            <text:p>1477958400</text:p>
          </table:table-cell>
          <table:table-cell office:value-type="float" office:value="6315" calcext:value-type="float">
            <text:p>6315</text:p>
          </table:table-cell>
          <table:table-cell office:value-type="string" calcext:value-type="string">
            <text:p>Posto Shell Presidente Ribeirao</text:p>
          </table:table-cell>
          <table:table-cell office:value-type="string" calcext:value-type="string">
            <text:p>INC018380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7958400" calcext:value-type="float">
            <text:p>1477958400</text:p>
          </table:table-cell>
          <table:table-cell office:value-type="float" office:value="6348" calcext:value-type="float">
            <text:p>6348</text:p>
          </table:table-cell>
          <table:table-cell office:value-type="string" calcext:value-type="string">
            <text:p>Posto Shell Pedro Lessa</text:p>
          </table:table-cell>
          <table:table-cell office:value-type="string" calcext:value-type="string">
            <text:p>INC018330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77958400" calcext:value-type="float">
            <text:p>1477958400</text:p>
          </table:table-cell>
          <table:table-cell office:value-type="float" office:value="6379" calcext:value-type="float">
            <text:p>6379</text:p>
          </table:table-cell>
          <table:table-cell office:value-type="string" calcext:value-type="string">
            <text:p>Posto Shell Sabella</text:p>
          </table:table-cell>
          <table:table-cell office:value-type="string" calcext:value-type="string">
            <text:p>INC018386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7958400" calcext:value-type="float">
            <text:p>1477958400</text:p>
          </table:table-cell>
          <table:table-cell office:value-type="float" office:value="6411" calcext:value-type="float">
            <text:p>6411</text:p>
          </table:table-cell>
          <table:table-cell office:value-type="string" calcext:value-type="string">
            <text:p>Posto Shell Santos Dummont de Franca</text:p>
          </table:table-cell>
          <table:table-cell office:value-type="string" calcext:value-type="string">
            <text:p>TASK0147007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7958400" calcext:value-type="float">
            <text:p>1477958400</text:p>
          </table:table-cell>
          <table:table-cell office:value-type="float" office:value="6411" calcext:value-type="float">
            <text:p>6411</text:p>
          </table:table-cell>
          <table:table-cell office:value-type="string" calcext:value-type="string">
            <text:p>Posto Shell Santos Dummont de Franca</text:p>
          </table:table-cell>
          <table:table-cell office:value-type="string" calcext:value-type="string">
            <text:p>TASK0147007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7958400" calcext:value-type="float">
            <text:p>1477958400</text:p>
          </table:table-cell>
          <table:table-cell office:value-type="float" office:value="6411" calcext:value-type="float">
            <text:p>6411</text:p>
          </table:table-cell>
          <table:table-cell office:value-type="string" calcext:value-type="string">
            <text:p>Posto Shell Santos Dummont de Franca</text:p>
          </table:table-cell>
          <table:table-cell office:value-type="string" calcext:value-type="string">
            <text:p>TASK0147005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7958400" calcext:value-type="float">
            <text:p>1477958400</text:p>
          </table:table-cell>
          <table:table-cell office:value-type="float" office:value="6463" calcext:value-type="float">
            <text:p>6463</text:p>
          </table:table-cell>
          <table:table-cell office:value-type="string" calcext:value-type="string">
            <text:p>Posto Shell Amigao de Itaborai</text:p>
          </table:table-cell>
          <table:table-cell office:value-type="string" calcext:value-type="string">
            <text:p>TASK0147351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2</text:p>
          </table:table-cell>
        </table:table-row>
        <table:table-row table:style-name="ro1">
          <table:table-cell office:value-type="float" office:value="1477958400" calcext:value-type="float">
            <text:p>1477958400</text:p>
          </table:table-cell>
          <table:table-cell office:value-type="float" office:value="6463" calcext:value-type="float">
            <text:p>6463</text:p>
          </table:table-cell>
          <table:table-cell office:value-type="string" calcext:value-type="string">
            <text:p>Posto Shell Amigao de Itaborai</text:p>
          </table:table-cell>
          <table:table-cell office:value-type="string" calcext:value-type="string">
            <text:p>TASK0147350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2</text:p>
          </table:table-cell>
        </table:table-row>
        <table:table-row table:style-name="ro1">
          <table:table-cell office:value-type="float" office:value="1477958400" calcext:value-type="float">
            <text:p>1477958400</text:p>
          </table:table-cell>
          <table:table-cell office:value-type="float" office:value="6551" calcext:value-type="float">
            <text:p>6551</text:p>
          </table:table-cell>
          <table:table-cell office:value-type="string" calcext:value-type="string">
            <text:p>Posto Shell Banc</text:p>
          </table:table-cell>
          <table:table-cell office:value-type="string" calcext:value-type="string">
            <text:p>TASK0147346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7958400" calcext:value-type="float">
            <text:p>1477958400</text:p>
          </table:table-cell>
          <table:table-cell office:value-type="float" office:value="6551" calcext:value-type="float">
            <text:p>6551</text:p>
          </table:table-cell>
          <table:table-cell office:value-type="string" calcext:value-type="string">
            <text:p>Posto Shell Banc</text:p>
          </table:table-cell>
          <table:table-cell office:value-type="string" calcext:value-type="string">
            <text:p>TASK0147347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7958400" calcext:value-type="float">
            <text:p>1477958400</text:p>
          </table:table-cell>
          <table:table-cell office:value-type="float" office:value="6551" calcext:value-type="float">
            <text:p>6551</text:p>
          </table:table-cell>
          <table:table-cell office:value-type="string" calcext:value-type="string">
            <text:p>Posto Shell Banc</text:p>
          </table:table-cell>
          <table:table-cell office:value-type="string" calcext:value-type="string">
            <text:p>TASK0147345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7958400" calcext:value-type="float">
            <text:p>1477958400</text:p>
          </table:table-cell>
          <table:table-cell office:value-type="float" office:value="6552" calcext:value-type="float">
            <text:p>6552</text:p>
          </table:table-cell>
          <table:table-cell office:value-type="string" calcext:value-type="string">
            <text:p>Posto Shell Thiago Vinicius</text:p>
          </table:table-cell>
          <table:table-cell office:value-type="string" calcext:value-type="string">
            <text:p>Task0147347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7958400" calcext:value-type="float">
            <text:p>1477958400</text:p>
          </table:table-cell>
          <table:table-cell office:value-type="float" office:value="6552" calcext:value-type="float">
            <text:p>6552</text:p>
          </table:table-cell>
          <table:table-cell office:value-type="string" calcext:value-type="string">
            <text:p>Posto Shell Thiago Vinicius</text:p>
          </table:table-cell>
          <table:table-cell office:value-type="string" calcext:value-type="string">
            <text:p>TASK0147347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7958400" calcext:value-type="float">
            <text:p>1477958400</text:p>
          </table:table-cell>
          <table:table-cell office:value-type="float" office:value="6568" calcext:value-type="float">
            <text:p>6568</text:p>
          </table:table-cell>
          <table:table-cell office:value-type="string" calcext:value-type="string">
            <text:p>Posto Shell Paraiso Lubrificantes</text:p>
          </table:table-cell>
          <table:table-cell office:value-type="string" calcext:value-type="string">
            <text:p>TASK0147349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7958400" calcext:value-type="float">
            <text:p>1477958400</text:p>
          </table:table-cell>
          <table:table-cell office:value-type="float" office:value="6568" calcext:value-type="float">
            <text:p>6568</text:p>
          </table:table-cell>
          <table:table-cell office:value-type="string" calcext:value-type="string">
            <text:p>Posto Shell Paraiso Lubrificantes</text:p>
          </table:table-cell>
          <table:table-cell office:value-type="string" calcext:value-type="string">
            <text:p>TASK0147348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7958400" calcext:value-type="float">
            <text:p>1477958400</text:p>
          </table:table-cell>
          <table:table-cell office:value-type="float" office:value="6595" calcext:value-type="float">
            <text:p>6595</text:p>
          </table:table-cell>
          <table:table-cell office:value-type="string" calcext:value-type="string">
            <text:p>Posto Shell A P F</text:p>
          </table:table-cell>
          <table:table-cell office:value-type="string" calcext:value-type="string">
            <text:p>TASK014025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7958400" calcext:value-type="float">
            <text:p>1477958400</text:p>
          </table:table-cell>
          <table:table-cell office:value-type="float" office:value="6602" calcext:value-type="float">
            <text:p>6602</text:p>
          </table:table-cell>
          <table:table-cell office:value-type="string" calcext:value-type="string">
            <text:p>Posto Shell JB Caxias</text:p>
          </table:table-cell>
          <table:table-cell office:value-type="string" calcext:value-type="string">
            <text:p>TASK0146994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2</text:p>
          </table:table-cell>
        </table:table-row>
        <table:table-row table:style-name="ro1">
          <table:table-cell office:value-type="float" office:value="1477958400" calcext:value-type="float">
            <text:p>1477958400</text:p>
          </table:table-cell>
          <table:table-cell office:value-type="float" office:value="6602" calcext:value-type="float">
            <text:p>6602</text:p>
          </table:table-cell>
          <table:table-cell office:value-type="string" calcext:value-type="string">
            <text:p>Posto Shell JB Caxias</text:p>
          </table:table-cell>
          <table:table-cell office:value-type="string" calcext:value-type="string">
            <text:p>TASK0146993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2</text:p>
          </table:table-cell>
        </table:table-row>
        <table:table-row table:style-name="ro1">
          <table:table-cell office:value-type="float" office:value="1477958400" calcext:value-type="float">
            <text:p>1477958400</text:p>
          </table:table-cell>
          <table:table-cell office:value-type="float" office:value="6629" calcext:value-type="float">
            <text:p>6629</text:p>
          </table:table-cell>
          <table:table-cell office:value-type="string" calcext:value-type="string">
            <text:p>Posto Shell Bolla Branca</text:p>
          </table:table-cell>
          <table:table-cell office:value-type="string" calcext:value-type="string">
            <text:p>INC018317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8044800" calcext:value-type="float">
            <text:p>1478044800</text:p>
          </table:table-cell>
          <table:table-cell office:value-type="float" office:value="6062" calcext:value-type="float">
            <text:p>6062</text:p>
          </table:table-cell>
          <table:table-cell office:value-type="string" calcext:value-type="string">
            <text:p>Posto Shell Astúrias</text:p>
          </table:table-cell>
          <table:table-cell office:value-type="string" calcext:value-type="string">
            <text:p>TASK0128358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8044800" calcext:value-type="float">
            <text:p>1478044800</text:p>
          </table:table-cell>
          <table:table-cell office:value-type="float" office:value="6062" calcext:value-type="float">
            <text:p>6062</text:p>
          </table:table-cell>
          <table:table-cell office:value-type="string" calcext:value-type="string">
            <text:p>Posto Shell Astúrias</text:p>
          </table:table-cell>
          <table:table-cell office:value-type="string" calcext:value-type="string">
            <text:p>TASK0147355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8044800" calcext:value-type="float">
            <text:p>1478044800</text:p>
          </table:table-cell>
          <table:table-cell office:value-type="float" office:value="6062" calcext:value-type="float">
            <text:p>6062</text:p>
          </table:table-cell>
          <table:table-cell office:value-type="string" calcext:value-type="string">
            <text:p>Posto Shell Astúrias</text:p>
          </table:table-cell>
          <table:table-cell office:value-type="string" calcext:value-type="string">
            <text:p>TASK0147354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8044800" calcext:value-type="float">
            <text:p>1478044800</text:p>
          </table:table-cell>
          <table:table-cell office:value-type="float" office:value="6629" calcext:value-type="float">
            <text:p>6629</text:p>
          </table:table-cell>
          <table:table-cell office:value-type="string" calcext:value-type="string">
            <text:p>Posto Shell Bolla Branca</text:p>
          </table:table-cell>
          <table:table-cell office:value-type="string" calcext:value-type="string">
            <text:p>TASK014736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8131200" calcext:value-type="float">
            <text:p>1478131200</text:p>
          </table:table-cell>
          <table:table-cell office:value-type="float" office:value="6091" calcext:value-type="float">
            <text:p>6091</text:p>
          </table:table-cell>
          <table:table-cell office:value-type="string" calcext:value-type="string">
            <text:p>Posto Shell Sergio Motta Marques</text:p>
          </table:table-cell>
          <table:table-cell office:value-type="string" calcext:value-type="string">
            <text:p>TASK0147773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8131200" calcext:value-type="float">
            <text:p>1478131200</text:p>
          </table:table-cell>
          <table:table-cell office:value-type="float" office:value="6116" calcext:value-type="float">
            <text:p>6116</text:p>
          </table:table-cell>
          <table:table-cell office:value-type="string" calcext:value-type="string">
            <text:p>Posto Shell Santa terezinha</text:p>
          </table:table-cell>
          <table:table-cell office:value-type="string" calcext:value-type="string">
            <text:p>TASK0147852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8131200" calcext:value-type="float">
            <text:p>1478131200</text:p>
          </table:table-cell>
          <table:table-cell office:value-type="float" office:value="6116" calcext:value-type="float">
            <text:p>6116</text:p>
          </table:table-cell>
          <table:table-cell office:value-type="string" calcext:value-type="string">
            <text:p>Posto Shell Santa terezinha</text:p>
          </table:table-cell>
          <table:table-cell office:value-type="string" calcext:value-type="string">
            <text:p>TASK147849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8131200" calcext:value-type="float">
            <text:p>1478131200</text:p>
          </table:table-cell>
          <table:table-cell office:value-type="float" office:value="6117" calcext:value-type="float">
            <text:p>6117</text:p>
          </table:table-cell>
          <table:table-cell office:value-type="string" calcext:value-type="string">
            <text:p>Posto Shell CPC</text:p>
          </table:table-cell>
          <table:table-cell office:value-type="string" calcext:value-type="string">
            <text:p>TASK0147847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8131200" calcext:value-type="float">
            <text:p>1478131200</text:p>
          </table:table-cell>
          <table:table-cell office:value-type="float" office:value="6117" calcext:value-type="float">
            <text:p>6117</text:p>
          </table:table-cell>
          <table:table-cell office:value-type="string" calcext:value-type="string">
            <text:p>Posto Shell CPC</text:p>
          </table:table-cell>
          <table:table-cell office:value-type="string" calcext:value-type="string">
            <text:p>TASK0147846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8131200" calcext:value-type="float">
            <text:p>1478131200</text:p>
          </table:table-cell>
          <table:table-cell office:value-type="float" office:value="6121" calcext:value-type="float">
            <text:p>6121</text:p>
          </table:table-cell>
          <table:table-cell office:value-type="string" calcext:value-type="string">
            <text:p>Posto Shell Novo Milenio</text:p>
          </table:table-cell>
          <table:table-cell office:value-type="string" calcext:value-type="string">
            <text:p>TASK0147778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8131200" calcext:value-type="float">
            <text:p>1478131200</text:p>
          </table:table-cell>
          <table:table-cell office:value-type="float" office:value="6138" calcext:value-type="float">
            <text:p>6138</text:p>
          </table:table-cell>
          <table:table-cell office:value-type="string" calcext:value-type="string">
            <text:p>Posto Shell Estonia 3</text:p>
          </table:table-cell>
          <table:table-cell office:value-type="string" calcext:value-type="string">
            <text:p>TASK0138395</text:p>
          </table:table-cell>
          <table:table-cell office:value-type="string" calcext:value-type="string">
            <text:p>PREDI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8131200" calcext:value-type="float">
            <text:p>1478131200</text:p>
          </table:table-cell>
          <table:table-cell office:value-type="float" office:value="6138" calcext:value-type="float">
            <text:p>6138</text:p>
          </table:table-cell>
          <table:table-cell office:value-type="string" calcext:value-type="string">
            <text:p>Posto Shell Estonia 3</text:p>
          </table:table-cell>
          <table:table-cell office:value-type="string" calcext:value-type="string">
            <text:p>TASK0147834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8131200" calcext:value-type="float">
            <text:p>1478131200</text:p>
          </table:table-cell>
          <table:table-cell office:value-type="float" office:value="6138" calcext:value-type="float">
            <text:p>6138</text:p>
          </table:table-cell>
          <table:table-cell office:value-type="string" calcext:value-type="string">
            <text:p>Posto Shell Estonia 3</text:p>
          </table:table-cell>
          <table:table-cell office:value-type="string" calcext:value-type="string">
            <text:p>TASK014784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8131200" calcext:value-type="float">
            <text:p>1478131200</text:p>
          </table:table-cell>
          <table:table-cell office:value-type="float" office:value="6286" calcext:value-type="float">
            <text:p>6286</text:p>
          </table:table-cell>
          <table:table-cell office:value-type="string" calcext:value-type="string">
            <text:p>Posto Shell Soledade Gaucha</text:p>
          </table:table-cell>
          <table:table-cell office:value-type="string" calcext:value-type="string">
            <text:p>TASK0147748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78131200" calcext:value-type="float">
            <text:p>1478131200</text:p>
          </table:table-cell>
          <table:table-cell office:value-type="float" office:value="6286" calcext:value-type="float">
            <text:p>6286</text:p>
          </table:table-cell>
          <table:table-cell office:value-type="string" calcext:value-type="string">
            <text:p>Posto Shell Soledade Gaucha</text:p>
          </table:table-cell>
          <table:table-cell office:value-type="string" calcext:value-type="string">
            <text:p>INC018383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78131200" calcext:value-type="float">
            <text:p>1478131200</text:p>
          </table:table-cell>
          <table:table-cell office:value-type="float" office:value="6286" calcext:value-type="float">
            <text:p>6286</text:p>
          </table:table-cell>
          <table:table-cell office:value-type="string" calcext:value-type="string">
            <text:p>Posto Shell Soledade Gaucha</text:p>
          </table:table-cell>
          <table:table-cell office:value-type="string" calcext:value-type="string">
            <text:p>TASK0147747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78131200" calcext:value-type="float">
            <text:p>1478131200</text:p>
          </table:table-cell>
          <table:table-cell office:value-type="float" office:value="6342" calcext:value-type="float">
            <text:p>6342</text:p>
          </table:table-cell>
          <table:table-cell office:value-type="string" calcext:value-type="string">
            <text:p>Posto Shell Alpha De Votorantim</text:p>
          </table:table-cell>
          <table:table-cell office:value-type="string" calcext:value-type="string">
            <text:p>TASK0147752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78131200" calcext:value-type="float">
            <text:p>1478131200</text:p>
          </table:table-cell>
          <table:table-cell office:value-type="float" office:value="6396" calcext:value-type="float">
            <text:p>6396</text:p>
          </table:table-cell>
          <table:table-cell office:value-type="string" calcext:value-type="string">
            <text:p>Posto Shell Universitario Sao Carlos</text:p>
          </table:table-cell>
          <table:table-cell office:value-type="string" calcext:value-type="string">
            <text:p>TASK0147766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8131200" calcext:value-type="float">
            <text:p>1478131200</text:p>
          </table:table-cell>
          <table:table-cell office:value-type="float" office:value="6396" calcext:value-type="float">
            <text:p>6396</text:p>
          </table:table-cell>
          <table:table-cell office:value-type="string" calcext:value-type="string">
            <text:p>Posto Shell Universitario Sao Carlos</text:p>
          </table:table-cell>
          <table:table-cell office:value-type="string" calcext:value-type="string">
            <text:p>TASK0147766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8131200" calcext:value-type="float">
            <text:p>1478131200</text:p>
          </table:table-cell>
          <table:table-cell office:value-type="float" office:value="6396" calcext:value-type="float">
            <text:p>6396</text:p>
          </table:table-cell>
          <table:table-cell office:value-type="string" calcext:value-type="string">
            <text:p>Posto Shell Universitario Sao Carlos</text:p>
          </table:table-cell>
          <table:table-cell office:value-type="string" calcext:value-type="string">
            <text:p>TASK0147764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8131200" calcext:value-type="float">
            <text:p>1478131200</text:p>
          </table:table-cell>
          <table:table-cell office:value-type="float" office:value="6507" calcext:value-type="float">
            <text:p>6507</text:p>
          </table:table-cell>
          <table:table-cell office:value-type="string" calcext:value-type="string">
            <text:p>Posto Shell Senhor Barcelona</text:p>
          </table:table-cell>
          <table:table-cell office:value-type="string" calcext:value-type="string">
            <text:p>INC018406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8131200" calcext:value-type="float">
            <text:p>1478131200</text:p>
          </table:table-cell>
          <table:table-cell office:value-type="float" office:value="6507" calcext:value-type="float">
            <text:p>6507</text:p>
          </table:table-cell>
          <table:table-cell office:value-type="string" calcext:value-type="string">
            <text:p>Posto Shell Senhor Barcelona</text:p>
          </table:table-cell>
          <table:table-cell office:value-type="string" calcext:value-type="string">
            <text:p>INC018434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8131200" calcext:value-type="float">
            <text:p>1478131200</text:p>
          </table:table-cell>
          <table:table-cell office:value-type="float" office:value="6544" calcext:value-type="float">
            <text:p>6544</text:p>
          </table:table-cell>
          <table:table-cell office:value-type="string" calcext:value-type="string">
            <text:p>Posto Shell Premiere</text:p>
          </table:table-cell>
          <table:table-cell office:value-type="string" calcext:value-type="string">
            <text:p>TASK0147799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8131200" calcext:value-type="float">
            <text:p>1478131200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Posto Shell Jardim Botanico</text:p>
          </table:table-cell>
          <table:table-cell office:value-type="string" calcext:value-type="string">
            <text:p>INC018434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8131200" calcext:value-type="float">
            <text:p>1478131200</text:p>
          </table:table-cell>
          <table:table-cell office:value-type="float" office:value="6577" calcext:value-type="float">
            <text:p>6577</text:p>
          </table:table-cell>
          <table:table-cell office:value-type="string" calcext:value-type="string">
            <text:p>Posto Shell Casaca</text:p>
          </table:table-cell>
          <table:table-cell office:value-type="string" calcext:value-type="string">
            <text:p>TASK0147744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2</text:p>
          </table:table-cell>
        </table:table-row>
        <table:table-row table:style-name="ro1">
          <table:table-cell office:value-type="float" office:value="1478131200" calcext:value-type="float">
            <text:p>1478131200</text:p>
          </table:table-cell>
          <table:table-cell office:value-type="float" office:value="6577" calcext:value-type="float">
            <text:p>6577</text:p>
          </table:table-cell>
          <table:table-cell office:value-type="string" calcext:value-type="string">
            <text:p>Posto Shell Casaca</text:p>
          </table:table-cell>
          <table:table-cell office:value-type="string" calcext:value-type="string">
            <text:p>INC018402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2</text:p>
          </table:table-cell>
        </table:table-row>
        <table:table-row table:style-name="ro1">
          <table:table-cell office:value-type="float" office:value="1478131200" calcext:value-type="float">
            <text:p>1478131200</text:p>
          </table:table-cell>
          <table:table-cell office:value-type="float" office:value="6577" calcext:value-type="float">
            <text:p>6577</text:p>
          </table:table-cell>
          <table:table-cell office:value-type="string" calcext:value-type="string">
            <text:p>Posto Shell Casaca</text:p>
          </table:table-cell>
          <table:table-cell office:value-type="string" calcext:value-type="string">
            <text:p>TASK0147742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2</text:p>
          </table:table-cell>
        </table:table-row>
        <table:table-row table:style-name="ro1">
          <table:table-cell office:value-type="float" office:value="1478131200" calcext:value-type="float">
            <text:p>1478131200</text:p>
          </table:table-cell>
          <table:table-cell office:value-type="float" office:value="6627" calcext:value-type="float">
            <text:p>6627</text:p>
          </table:table-cell>
          <table:table-cell office:value-type="string" calcext:value-type="string">
            <text:p>Posto Shell LG</text:p>
          </table:table-cell>
          <table:table-cell office:value-type="string" calcext:value-type="string">
            <text:p>TASK0147787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8131200" calcext:value-type="float">
            <text:p>1478131200</text:p>
          </table:table-cell>
          <table:table-cell office:value-type="float" office:value="6627" calcext:value-type="float">
            <text:p>6627</text:p>
          </table:table-cell>
          <table:table-cell office:value-type="string" calcext:value-type="string">
            <text:p>Posto Shell LG</text:p>
          </table:table-cell>
          <table:table-cell office:value-type="string" calcext:value-type="string">
            <text:p>TASK014778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8131200" calcext:value-type="float">
            <text:p>1478131200</text:p>
          </table:table-cell>
          <table:table-cell office:value-type="float" office:value="6627" calcext:value-type="float">
            <text:p>6627</text:p>
          </table:table-cell>
          <table:table-cell office:value-type="string" calcext:value-type="string">
            <text:p>Posto Shell LG</text:p>
          </table:table-cell>
          <table:table-cell office:value-type="string" calcext:value-type="string">
            <text:p>TASK0147784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8217600" calcext:value-type="float">
            <text:p>1478217600</text:p>
          </table:table-cell>
          <table:table-cell office:value-type="float" office:value="6139" calcext:value-type="float">
            <text:p>6139</text:p>
          </table:table-cell>
          <table:table-cell office:value-type="string" calcext:value-type="string">
            <text:p>Posto Shell Joia de Guarulhos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8217600" calcext:value-type="float">
            <text:p>1478217600</text:p>
          </table:table-cell>
          <table:table-cell office:value-type="float" office:value="6143" calcext:value-type="float">
            <text:p>6143</text:p>
          </table:table-cell>
          <table:table-cell office:value-type="string" calcext:value-type="string">
            <text:p>Posto Shell Veiga Filho</text:p>
          </table:table-cell>
          <table:table-cell office:value-type="string" calcext:value-type="string">
            <text:p>INc018454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8217600" calcext:value-type="float">
            <text:p>1478217600</text:p>
          </table:table-cell>
          <table:table-cell office:value-type="float" office:value="6478" calcext:value-type="float">
            <text:p>6478</text:p>
          </table:table-cell>
          <table:table-cell office:value-type="string" calcext:value-type="string">
            <text:p>Posto Shell Gazpark Participaçoes</text:p>
          </table:table-cell>
          <table:table-cell office:value-type="string" calcext:value-type="string">
            <text:p>TASK0147739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2</text:p>
          </table:table-cell>
        </table:table-row>
        <table:table-row table:style-name="ro1">
          <table:table-cell office:value-type="float" office:value="1478217600" calcext:value-type="float">
            <text:p>1478217600</text:p>
          </table:table-cell>
          <table:table-cell office:value-type="float" office:value="6544" calcext:value-type="float">
            <text:p>6544</text:p>
          </table:table-cell>
          <table:table-cell office:value-type="string" calcext:value-type="string">
            <text:p>Posto Shell Premiere</text:p>
          </table:table-cell>
          <table:table-cell office:value-type="string" calcext:value-type="string">
            <text:p>INC028465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8217600" calcext:value-type="float">
            <text:p>1478217600</text:p>
          </table:table-cell>
          <table:table-cell office:value-type="float" office:value="6546" calcext:value-type="float">
            <text:p>6546</text:p>
          </table:table-cell>
          <table:table-cell office:value-type="string" calcext:value-type="string">
            <text:p>Posto Shell Perola</text:p>
          </table:table-cell>
          <table:table-cell office:value-type="string" calcext:value-type="string">
            <text:p>TASK0148272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8217600" calcext:value-type="float">
            <text:p>1478217600</text:p>
          </table:table-cell>
          <table:table-cell office:value-type="float" office:value="6612" calcext:value-type="float">
            <text:p>6612</text:p>
          </table:table-cell>
          <table:table-cell office:value-type="string" calcext:value-type="string">
            <text:p>Posto Shell Abreu</text:p>
          </table:table-cell>
          <table:table-cell office:value-type="string" calcext:value-type="string">
            <text:p>TASK0148456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2</text:p>
          </table:table-cell>
        </table:table-row>
        <table:table-row table:style-name="ro1">
          <table:table-cell office:value-type="float" office:value="1478217600" calcext:value-type="float">
            <text:p>1478217600</text:p>
          </table:table-cell>
          <table:table-cell office:value-type="float" office:value="6629" calcext:value-type="float">
            <text:p>6629</text:p>
          </table:table-cell>
          <table:table-cell office:value-type="string" calcext:value-type="string">
            <text:p>Posto Shell Bolla Branca</text:p>
          </table:table-cell>
          <table:table-cell office:value-type="string" calcext:value-type="string">
            <text:p>INC018467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8304000" calcext:value-type="float">
            <text:p>1478304000</text:p>
          </table:table-cell>
          <table:table-cell office:value-type="float" office:value="6475" calcext:value-type="float">
            <text:p>6475</text:p>
          </table:table-cell>
          <table:table-cell office:value-type="string" calcext:value-type="string">
            <text:p>Posto Shell 2001</text:p>
          </table:table-cell>
          <table:table-cell office:value-type="string" calcext:value-type="string">
            <text:p>TASK0148788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2</text:p>
          </table:table-cell>
        </table:table-row>
        <table:table-row table:style-name="ro1">
          <table:table-cell office:value-type="float" office:value="1478304000" calcext:value-type="float">
            <text:p>1478304000</text:p>
          </table:table-cell>
          <table:table-cell office:value-type="float" office:value="6475" calcext:value-type="float">
            <text:p>6475</text:p>
          </table:table-cell>
          <table:table-cell office:value-type="string" calcext:value-type="string">
            <text:p>Posto Shell 2001</text:p>
          </table:table-cell>
          <table:table-cell office:value-type="string" calcext:value-type="string">
            <text:p>TASK0148789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2</text:p>
          </table:table-cell>
        </table:table-row>
        <table:table-row table:style-name="ro1">
          <table:table-cell office:value-type="float" office:value="1478304000" calcext:value-type="float">
            <text:p>1478304000</text:p>
          </table:table-cell>
          <table:table-cell office:value-type="float" office:value="6538" calcext:value-type="float">
            <text:p>6538</text:p>
          </table:table-cell>
          <table:table-cell office:value-type="string" calcext:value-type="string">
            <text:p>Posto Shell Verde Curitiba</text:p>
          </table:table-cell>
          <table:table-cell office:value-type="string" calcext:value-type="string">
            <text:p>TASK0148787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8304000" calcext:value-type="float">
            <text:p>1478304000</text:p>
          </table:table-cell>
          <table:table-cell office:value-type="float" office:value="6612" calcext:value-type="float">
            <text:p>6612</text:p>
          </table:table-cell>
          <table:table-cell office:value-type="string" calcext:value-type="string">
            <text:p>Posto Shell Abreu</text:p>
          </table:table-cell>
          <table:table-cell office:value-type="string" calcext:value-type="string">
            <text:p>TASK0148458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2</text:p>
          </table:table-cell>
        </table:table-row>
        <table:table-row table:style-name="ro1">
          <table:table-cell office:value-type="float" office:value="1478304000" calcext:value-type="float">
            <text:p>1478304000</text:p>
          </table:table-cell>
          <table:table-cell office:value-type="float" office:value="6627" calcext:value-type="float">
            <text:p>6627</text:p>
          </table:table-cell>
          <table:table-cell office:value-type="string" calcext:value-type="string">
            <text:p>Posto Shell LG</text:p>
          </table:table-cell>
          <table:table-cell office:value-type="string" calcext:value-type="string">
            <text:p>TASK014829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8476800" calcext:value-type="float">
            <text:p>1478476800</text:p>
          </table:table-cell>
          <table:table-cell office:value-type="float" office:value="6001" calcext:value-type="float">
            <text:p>6001</text:p>
          </table:table-cell>
          <table:table-cell office:value-type="string" calcext:value-type="string">
            <text:p>Posto Shell Ramal</text:p>
          </table:table-cell>
          <table:table-cell office:value-type="string" calcext:value-type="string">
            <text:p>TASK0148993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78476800" calcext:value-type="float">
            <text:p>1478476800</text:p>
          </table:table-cell>
          <table:table-cell office:value-type="float" office:value="6001" calcext:value-type="float">
            <text:p>6001</text:p>
          </table:table-cell>
          <table:table-cell office:value-type="string" calcext:value-type="string">
            <text:p>Posto Shell Ramal</text:p>
          </table:table-cell>
          <table:table-cell office:value-type="string" calcext:value-type="string">
            <text:p>TASK0148987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78476800" calcext:value-type="float">
            <text:p>1478476800</text:p>
          </table:table-cell>
          <table:table-cell office:value-type="float" office:value="6028" calcext:value-type="float">
            <text:p>6028</text:p>
          </table:table-cell>
          <table:table-cell office:value-type="string" calcext:value-type="string">
            <text:p>Posto Shell Sao Gualter</text:p>
          </table:table-cell>
          <table:table-cell office:value-type="string" calcext:value-type="string">
            <text:p>TASK0148966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8476800" calcext:value-type="float">
            <text:p>1478476800</text:p>
          </table:table-cell>
          <table:table-cell office:value-type="float" office:value="6028" calcext:value-type="float">
            <text:p>6028</text:p>
          </table:table-cell>
          <table:table-cell office:value-type="string" calcext:value-type="string">
            <text:p>Posto Shell Sao Gualter</text:p>
          </table:table-cell>
          <table:table-cell office:value-type="string" calcext:value-type="string">
            <text:p>INC018484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8476800" calcext:value-type="float">
            <text:p>1478476800</text:p>
          </table:table-cell>
          <table:table-cell office:value-type="float" office:value="6028" calcext:value-type="float">
            <text:p>6028</text:p>
          </table:table-cell>
          <table:table-cell office:value-type="string" calcext:value-type="string">
            <text:p>Posto Shell Sao Gualter</text:p>
          </table:table-cell>
          <table:table-cell office:value-type="string" calcext:value-type="string">
            <text:p>TASK0148964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8476800" calcext:value-type="float">
            <text:p>1478476800</text:p>
          </table:table-cell>
          <table:table-cell office:value-type="float" office:value="6041" calcext:value-type="float">
            <text:p>6041</text:p>
          </table:table-cell>
          <table:table-cell office:value-type="string" calcext:value-type="string">
            <text:p>Posto Shell Marini</text:p>
          </table:table-cell>
          <table:table-cell office:value-type="string" calcext:value-type="string">
            <text:p>TASK0148934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8476800" calcext:value-type="float">
            <text:p>1478476800</text:p>
          </table:table-cell>
          <table:table-cell office:value-type="float" office:value="6041" calcext:value-type="float">
            <text:p>6041</text:p>
          </table:table-cell>
          <table:table-cell office:value-type="string" calcext:value-type="string">
            <text:p>Posto Shell Marini</text:p>
          </table:table-cell>
          <table:table-cell office:value-type="string" calcext:value-type="string">
            <text:p>TASK00148933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8476800" calcext:value-type="float">
            <text:p>1478476800</text:p>
          </table:table-cell>
          <table:table-cell office:value-type="float" office:value="6041" calcext:value-type="float">
            <text:p>6041</text:p>
          </table:table-cell>
          <table:table-cell office:value-type="string" calcext:value-type="string">
            <text:p>Posto Shell Marini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8476800" calcext:value-type="float">
            <text:p>1478476800</text:p>
          </table:table-cell>
          <table:table-cell office:value-type="float" office:value="6041" calcext:value-type="float">
            <text:p>6041</text:p>
          </table:table-cell>
          <table:table-cell office:value-type="string" calcext:value-type="string">
            <text:p>Posto Shell Marini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8476800" calcext:value-type="float">
            <text:p>1478476800</text:p>
          </table:table-cell>
          <table:table-cell office:value-type="float" office:value="6062" calcext:value-type="float">
            <text:p>6062</text:p>
          </table:table-cell>
          <table:table-cell office:value-type="string" calcext:value-type="string">
            <text:p>Posto Shell Astúrias</text:p>
          </table:table-cell>
          <table:table-cell office:value-type="string" calcext:value-type="string">
            <text:p>INC018480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8476800" calcext:value-type="float">
            <text:p>1478476800</text:p>
          </table:table-cell>
          <table:table-cell office:value-type="float" office:value="6062" calcext:value-type="float">
            <text:p>6062</text:p>
          </table:table-cell>
          <table:table-cell office:value-type="string" calcext:value-type="string">
            <text:p>Posto Shell Astúrias</text:p>
          </table:table-cell>
          <table:table-cell office:value-type="string" calcext:value-type="string">
            <text:p>INC018481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8476800" calcext:value-type="float">
            <text:p>1478476800</text:p>
          </table:table-cell>
          <table:table-cell office:value-type="float" office:value="6062" calcext:value-type="float">
            <text:p>6062</text:p>
          </table:table-cell>
          <table:table-cell office:value-type="string" calcext:value-type="string">
            <text:p>Posto Shell Astúrias</text:p>
          </table:table-cell>
          <table:table-cell office:value-type="string" calcext:value-type="string">
            <text:p>INC018481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8476800" calcext:value-type="float">
            <text:p>1478476800</text:p>
          </table:table-cell>
          <table:table-cell office:value-type="float" office:value="6062" calcext:value-type="float">
            <text:p>6062</text:p>
          </table:table-cell>
          <table:table-cell office:value-type="string" calcext:value-type="string">
            <text:p>Posto Shell Astúrias</text:p>
          </table:table-cell>
          <table:table-cell office:value-type="string" calcext:value-type="string">
            <text:p>TASK0135637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8476800" calcext:value-type="float">
            <text:p>1478476800</text:p>
          </table:table-cell>
          <table:table-cell office:value-type="float" office:value="6062" calcext:value-type="float">
            <text:p>6062</text:p>
          </table:table-cell>
          <table:table-cell office:value-type="string" calcext:value-type="string">
            <text:p>Posto Shell Astúrias</text:p>
          </table:table-cell>
          <table:table-cell office:value-type="string" calcext:value-type="string">
            <text:p>TASK135637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8476800" calcext:value-type="float">
            <text:p>1478476800</text:p>
          </table:table-cell>
          <table:table-cell office:value-type="float" office:value="6062" calcext:value-type="float">
            <text:p>6062</text:p>
          </table:table-cell>
          <table:table-cell office:value-type="string" calcext:value-type="string">
            <text:p>Posto Shell Astúrias</text:p>
          </table:table-cell>
          <table:table-cell office:value-type="string" calcext:value-type="string">
            <text:p>TASK0126697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8476800" calcext:value-type="float">
            <text:p>1478476800</text:p>
          </table:table-cell>
          <table:table-cell office:value-type="float" office:value="6095" calcext:value-type="float">
            <text:p>6095</text:p>
          </table:table-cell>
          <table:table-cell office:value-type="string" calcext:value-type="string">
            <text:p>Posto Shell Jaguare</text:p>
          </table:table-cell>
          <table:table-cell office:value-type="string" calcext:value-type="string">
            <text:p>TASK01490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78476800" calcext:value-type="float">
            <text:p>1478476800</text:p>
          </table:table-cell>
          <table:table-cell office:value-type="float" office:value="6095" calcext:value-type="float">
            <text:p>6095</text:p>
          </table:table-cell>
          <table:table-cell office:value-type="string" calcext:value-type="string">
            <text:p>Posto Shell Jaguare</text:p>
          </table:table-cell>
          <table:table-cell office:value-type="string" calcext:value-type="string">
            <text:p>TASK0148995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78476800" calcext:value-type="float">
            <text:p>1478476800</text:p>
          </table:table-cell>
          <table:table-cell office:value-type="float" office:value="6106" calcext:value-type="float">
            <text:p>6106</text:p>
          </table:table-cell>
          <table:table-cell office:value-type="string" calcext:value-type="string">
            <text:p>Posto Shell Caracas Oil</text:p>
          </table:table-cell>
          <table:table-cell office:value-type="string" calcext:value-type="string">
            <text:p>TASK0148907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8476800" calcext:value-type="float">
            <text:p>1478476800</text:p>
          </table:table-cell>
          <table:table-cell office:value-type="float" office:value="6106" calcext:value-type="float">
            <text:p>6106</text:p>
          </table:table-cell>
          <table:table-cell office:value-type="string" calcext:value-type="string">
            <text:p>Posto Shell Caracas Oil</text:p>
          </table:table-cell>
          <table:table-cell office:value-type="string" calcext:value-type="string">
            <text:p>TASK0148905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8476800" calcext:value-type="float">
            <text:p>1478476800</text:p>
          </table:table-cell>
          <table:table-cell office:value-type="float" office:value="6106" calcext:value-type="float">
            <text:p>6106</text:p>
          </table:table-cell>
          <table:table-cell office:value-type="string" calcext:value-type="string">
            <text:p>Posto Shell Caracas Oil</text:p>
          </table:table-cell>
          <table:table-cell office:value-type="string" calcext:value-type="string">
            <text:p>TASK0119438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8476800" calcext:value-type="float">
            <text:p>1478476800</text:p>
          </table:table-cell>
          <table:table-cell office:value-type="float" office:value="6130" calcext:value-type="float">
            <text:p>6130</text:p>
          </table:table-cell>
          <table:table-cell office:value-type="string" calcext:value-type="string">
            <text:p>Posto Shell Recanto da seringueira</text:p>
          </table:table-cell>
          <table:table-cell office:value-type="string" calcext:value-type="string">
            <text:p>TASK0148893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8476800" calcext:value-type="float">
            <text:p>1478476800</text:p>
          </table:table-cell>
          <table:table-cell office:value-type="float" office:value="6130" calcext:value-type="float">
            <text:p>6130</text:p>
          </table:table-cell>
          <table:table-cell office:value-type="string" calcext:value-type="string">
            <text:p>Posto Shell Recanto da seringueira</text:p>
          </table:table-cell>
          <table:table-cell office:value-type="string" calcext:value-type="string">
            <text:p>TASK0148891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8476800" calcext:value-type="float">
            <text:p>1478476800</text:p>
          </table:table-cell>
          <table:table-cell office:value-type="float" office:value="6130" calcext:value-type="float">
            <text:p>6130</text:p>
          </table:table-cell>
          <table:table-cell office:value-type="string" calcext:value-type="string">
            <text:p>Posto Shell Recanto da seringueira</text:p>
          </table:table-cell>
          <table:table-cell office:value-type="string" calcext:value-type="string">
            <text:p>TASK0148903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8476800" calcext:value-type="float">
            <text:p>1478476800</text:p>
          </table:table-cell>
          <table:table-cell office:value-type="float" office:value="6171" calcext:value-type="float">
            <text:p>6171</text:p>
          </table:table-cell>
          <table:table-cell office:value-type="string" calcext:value-type="string">
            <text:p>Posto Shell Washington Luiz</text:p>
          </table:table-cell>
          <table:table-cell office:value-type="string" calcext:value-type="string">
            <text:p>TASK0148912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8476800" calcext:value-type="float">
            <text:p>1478476800</text:p>
          </table:table-cell>
          <table:table-cell office:value-type="float" office:value="6171" calcext:value-type="float">
            <text:p>6171</text:p>
          </table:table-cell>
          <table:table-cell office:value-type="string" calcext:value-type="string">
            <text:p>Posto Shell Washington Luiz</text:p>
          </table:table-cell>
          <table:table-cell office:value-type="string" calcext:value-type="string">
            <text:p>TASK0147827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8476800" calcext:value-type="float">
            <text:p>1478476800</text:p>
          </table:table-cell>
          <table:table-cell office:value-type="float" office:value="6171" calcext:value-type="float">
            <text:p>6171</text:p>
          </table:table-cell>
          <table:table-cell office:value-type="string" calcext:value-type="string">
            <text:p>Posto Shell Washington Luiz</text:p>
          </table:table-cell>
          <table:table-cell office:value-type="string" calcext:value-type="string">
            <text:p>TASK0147794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8476800" calcext:value-type="float">
            <text:p>1478476800</text:p>
          </table:table-cell>
          <table:table-cell office:value-type="float" office:value="6171" calcext:value-type="float">
            <text:p>6171</text:p>
          </table:table-cell>
          <table:table-cell office:value-type="string" calcext:value-type="string">
            <text:p>Posto Shell Washington Luiz</text:p>
          </table:table-cell>
          <table:table-cell office:value-type="string" calcext:value-type="string">
            <text:p>TASK0148912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8476800" calcext:value-type="float">
            <text:p>1478476800</text:p>
          </table:table-cell>
          <table:table-cell office:value-type="float" office:value="6352" calcext:value-type="float">
            <text:p>6352</text:p>
          </table:table-cell>
          <table:table-cell office:value-type="string" calcext:value-type="string">
            <text:p>Posto Shell Martineli City</text:p>
          </table:table-cell>
          <table:table-cell office:value-type="string" calcext:value-type="string">
            <text:p>TASK0149017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8476800" calcext:value-type="float">
            <text:p>1478476800</text:p>
          </table:table-cell>
          <table:table-cell office:value-type="float" office:value="6352" calcext:value-type="float">
            <text:p>6352</text:p>
          </table:table-cell>
          <table:table-cell office:value-type="string" calcext:value-type="string">
            <text:p>Posto Shell Martineli City</text:p>
          </table:table-cell>
          <table:table-cell office:value-type="string" calcext:value-type="string">
            <text:p>TASK0149017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8476800" calcext:value-type="float">
            <text:p>1478476800</text:p>
          </table:table-cell>
          <table:table-cell office:value-type="float" office:value="6352" calcext:value-type="float">
            <text:p>6352</text:p>
          </table:table-cell>
          <table:table-cell office:value-type="string" calcext:value-type="string">
            <text:p>Posto Shell Martineli City</text:p>
          </table:table-cell>
          <table:table-cell office:value-type="string" calcext:value-type="string">
            <text:p>TASK0149014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8476800" calcext:value-type="float">
            <text:p>1478476800</text:p>
          </table:table-cell>
          <table:table-cell office:value-type="float" office:value="6352" calcext:value-type="float">
            <text:p>6352</text:p>
          </table:table-cell>
          <table:table-cell office:value-type="string" calcext:value-type="string">
            <text:p>Posto Shell Martineli City</text:p>
          </table:table-cell>
          <table:table-cell office:value-type="string" calcext:value-type="string">
            <text:p>TASK014902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8476800" calcext:value-type="float">
            <text:p>1478476800</text:p>
          </table:table-cell>
          <table:table-cell office:value-type="float" office:value="6461" calcext:value-type="float">
            <text:p>6461</text:p>
          </table:table-cell>
          <table:table-cell office:value-type="string" calcext:value-type="string">
            <text:p>Posto Shell Brasil Santa Cruz</text:p>
          </table:table-cell>
          <table:table-cell office:value-type="string" calcext:value-type="string">
            <text:p>TASK0148883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8476800" calcext:value-type="float">
            <text:p>1478476800</text:p>
          </table:table-cell>
          <table:table-cell office:value-type="float" office:value="6461" calcext:value-type="float">
            <text:p>6461</text:p>
          </table:table-cell>
          <table:table-cell office:value-type="string" calcext:value-type="string">
            <text:p>Posto Shell Brasil Santa Cruz</text:p>
          </table:table-cell>
          <table:table-cell office:value-type="string" calcext:value-type="string">
            <text:p>TASK0148882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8476800" calcext:value-type="float">
            <text:p>1478476800</text:p>
          </table:table-cell>
          <table:table-cell office:value-type="float" office:value="6461" calcext:value-type="float">
            <text:p>6461</text:p>
          </table:table-cell>
          <table:table-cell office:value-type="string" calcext:value-type="string">
            <text:p>Posto Shell Brasil Santa Cruz</text:p>
          </table:table-cell>
          <table:table-cell office:value-type="string" calcext:value-type="string">
            <text:p>TASK0148884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8476800" calcext:value-type="float">
            <text:p>1478476800</text:p>
          </table:table-cell>
          <table:table-cell office:value-type="float" office:value="6567" calcext:value-type="float">
            <text:p>6567</text:p>
          </table:table-cell>
          <table:table-cell office:value-type="string" calcext:value-type="string">
            <text:p>Posto Shell NSL</text:p>
          </table:table-cell>
          <table:table-cell office:value-type="string" calcext:value-type="string">
            <text:p>TASK-0148872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8476800" calcext:value-type="float">
            <text:p>1478476800</text:p>
          </table:table-cell>
          <table:table-cell office:value-type="float" office:value="6567" calcext:value-type="float">
            <text:p>6567</text:p>
          </table:table-cell>
          <table:table-cell office:value-type="string" calcext:value-type="string">
            <text:p>Posto Shell NSL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8476800" calcext:value-type="float">
            <text:p>1478476800</text:p>
          </table:table-cell>
          <table:table-cell office:value-type="float" office:value="6580" calcext:value-type="float">
            <text:p>6580</text:p>
          </table:table-cell>
          <table:table-cell office:value-type="string" calcext:value-type="string">
            <text:p>Posto Shell Galapagos</text:p>
          </table:table-cell>
          <table:table-cell office:value-type="string" calcext:value-type="string">
            <text:p>TASK0148889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2</text:p>
          </table:table-cell>
        </table:table-row>
        <table:table-row table:style-name="ro1">
          <table:table-cell office:value-type="float" office:value="1478476800" calcext:value-type="float">
            <text:p>1478476800</text:p>
          </table:table-cell>
          <table:table-cell office:value-type="float" office:value="6580" calcext:value-type="float">
            <text:p>6580</text:p>
          </table:table-cell>
          <table:table-cell office:value-type="string" calcext:value-type="string">
            <text:p>Posto Shell Galapagos</text:p>
          </table:table-cell>
          <table:table-cell office:value-type="string" calcext:value-type="string">
            <text:p>TASK0148888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2</text:p>
          </table:table-cell>
        </table:table-row>
        <table:table-row table:style-name="ro1">
          <table:table-cell office:value-type="float" office:value="1478563200" calcext:value-type="float">
            <text:p>1478563200</text:p>
          </table:table-cell>
          <table:table-cell office:value-type="float" office:value="6014" calcext:value-type="float">
            <text:p>6014</text:p>
          </table:table-cell>
          <table:table-cell office:value-type="string" calcext:value-type="string">
            <text:p>Posto Shell Caetano Alvares</text:p>
          </table:table-cell>
          <table:table-cell office:value-type="string" calcext:value-type="string">
            <text:p>TASK0149456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8563200" calcext:value-type="float">
            <text:p>1478563200</text:p>
          </table:table-cell>
          <table:table-cell office:value-type="float" office:value="6118" calcext:value-type="float">
            <text:p>6118</text:p>
          </table:table-cell>
          <table:table-cell office:value-type="string" calcext:value-type="string">
            <text:p>Posto Shell Muraki</text:p>
          </table:table-cell>
          <table:table-cell office:value-type="string" calcext:value-type="string">
            <text:p>TASK0149411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8563200" calcext:value-type="float">
            <text:p>1478563200</text:p>
          </table:table-cell>
          <table:table-cell office:value-type="float" office:value="6118" calcext:value-type="float">
            <text:p>6118</text:p>
          </table:table-cell>
          <table:table-cell office:value-type="string" calcext:value-type="string">
            <text:p>Posto Shell Muraki</text:p>
          </table:table-cell>
          <table:table-cell office:value-type="string" calcext:value-type="string">
            <text:p>TASK0147979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8563200" calcext:value-type="float">
            <text:p>1478563200</text:p>
          </table:table-cell>
          <table:table-cell office:value-type="float" office:value="6175" calcext:value-type="float">
            <text:p>6175</text:p>
          </table:table-cell>
          <table:table-cell office:value-type="string" calcext:value-type="string">
            <text:p>Posto Shell Presidente Juscelino</text:p>
          </table:table-cell>
          <table:table-cell office:value-type="string" calcext:value-type="string">
            <text:p>TASK0149053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8563200" calcext:value-type="float">
            <text:p>1478563200</text:p>
          </table:table-cell>
          <table:table-cell office:value-type="float" office:value="6175" calcext:value-type="float">
            <text:p>6175</text:p>
          </table:table-cell>
          <table:table-cell office:value-type="string" calcext:value-type="string">
            <text:p>Posto Shell Presidente Juscelino</text:p>
          </table:table-cell>
          <table:table-cell office:value-type="string" calcext:value-type="string">
            <text:p>TASK0149051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8563200" calcext:value-type="float">
            <text:p>1478563200</text:p>
          </table:table-cell>
          <table:table-cell office:value-type="float" office:value="6315" calcext:value-type="float">
            <text:p>6315</text:p>
          </table:table-cell>
          <table:table-cell office:value-type="string" calcext:value-type="string">
            <text:p>Posto Shell Presidente Ribeirao</text:p>
          </table:table-cell>
          <table:table-cell office:value-type="string" calcext:value-type="string">
            <text:p>TASK0149448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8563200" calcext:value-type="float">
            <text:p>1478563200</text:p>
          </table:table-cell>
          <table:table-cell office:value-type="float" office:value="6319" calcext:value-type="float">
            <text:p>6319</text:p>
          </table:table-cell>
          <table:table-cell office:value-type="string" calcext:value-type="string">
            <text:p>Posto Shell Josimar D Lourenco</text:p>
          </table:table-cell>
          <table:table-cell office:value-type="string" calcext:value-type="string">
            <text:p>TASK0149012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8563200" calcext:value-type="float">
            <text:p>1478563200</text:p>
          </table:table-cell>
          <table:table-cell office:value-type="float" office:value="6319" calcext:value-type="float">
            <text:p>6319</text:p>
          </table:table-cell>
          <table:table-cell office:value-type="string" calcext:value-type="string">
            <text:p>Posto Shell Josimar D Lourenco</text:p>
          </table:table-cell>
          <table:table-cell office:value-type="string" calcext:value-type="string">
            <text:p>TASK0149012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8563200" calcext:value-type="float">
            <text:p>1478563200</text:p>
          </table:table-cell>
          <table:table-cell office:value-type="float" office:value="6319" calcext:value-type="float">
            <text:p>6319</text:p>
          </table:table-cell>
          <table:table-cell office:value-type="string" calcext:value-type="string">
            <text:p>Posto Shell Josimar D Lourenco</text:p>
          </table:table-cell>
          <table:table-cell office:value-type="string" calcext:value-type="string">
            <text:p>TASK0149011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8563200" calcext:value-type="float">
            <text:p>1478563200</text:p>
          </table:table-cell>
          <table:table-cell office:value-type="float" office:value="6319" calcext:value-type="float">
            <text:p>6319</text:p>
          </table:table-cell>
          <table:table-cell office:value-type="string" calcext:value-type="string">
            <text:p>Posto Shell Josimar D Lourenco</text:p>
          </table:table-cell>
          <table:table-cell office:value-type="string" calcext:value-type="string">
            <text:p>TASK0149013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8563200" calcext:value-type="float">
            <text:p>1478563200</text:p>
          </table:table-cell>
          <table:table-cell office:value-type="float" office:value="6320" calcext:value-type="float">
            <text:p>6320</text:p>
          </table:table-cell>
          <table:table-cell office:value-type="string" calcext:value-type="string">
            <text:p>Posto Shell Alcides Costa</text:p>
          </table:table-cell>
          <table:table-cell office:value-type="string" calcext:value-type="string">
            <text:p>TASK0149449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8563200" calcext:value-type="float">
            <text:p>1478563200</text:p>
          </table:table-cell>
          <table:table-cell office:value-type="float" office:value="6324" calcext:value-type="float">
            <text:p>6324</text:p>
          </table:table-cell>
          <table:table-cell office:value-type="string" calcext:value-type="string">
            <text:p>Posto Shell Bela Vista</text:p>
          </table:table-cell>
          <table:table-cell office:value-type="string" calcext:value-type="string">
            <text:p>TASK0148956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8563200" calcext:value-type="float">
            <text:p>1478563200</text:p>
          </table:table-cell>
          <table:table-cell office:value-type="float" office:value="6324" calcext:value-type="float">
            <text:p>6324</text:p>
          </table:table-cell>
          <table:table-cell office:value-type="string" calcext:value-type="string">
            <text:p>Posto Shell Bela Vista</text:p>
          </table:table-cell>
          <table:table-cell office:value-type="string" calcext:value-type="string">
            <text:p>TASK148952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8563200" calcext:value-type="float">
            <text:p>1478563200</text:p>
          </table:table-cell>
          <table:table-cell office:value-type="float" office:value="6361" calcext:value-type="float">
            <text:p>6361</text:p>
          </table:table-cell>
          <table:table-cell office:value-type="string" calcext:value-type="string">
            <text:p>Posto Shell Retiro</text:p>
          </table:table-cell>
          <table:table-cell office:value-type="string" calcext:value-type="string">
            <text:p>TASK0185128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78563200" calcext:value-type="float">
            <text:p>1478563200</text:p>
          </table:table-cell>
          <table:table-cell office:value-type="float" office:value="6503" calcext:value-type="float">
            <text:p>6503</text:p>
          </table:table-cell>
          <table:table-cell office:value-type="string" calcext:value-type="string">
            <text:p>Posto Shell Arigato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8563200" calcext:value-type="float">
            <text:p>1478563200</text:p>
          </table:table-cell>
          <table:table-cell office:value-type="float" office:value="6532" calcext:value-type="float">
            <text:p>6532</text:p>
          </table:table-cell>
          <table:table-cell office:value-type="string" calcext:value-type="string">
            <text:p>Posto Shell Antares</text:p>
          </table:table-cell>
          <table:table-cell office:value-type="string" calcext:value-type="string">
            <text:p>INC-018516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8563200" calcext:value-type="float">
            <text:p>1478563200</text:p>
          </table:table-cell>
          <table:table-cell office:value-type="float" office:value="6539" calcext:value-type="float">
            <text:p>6539</text:p>
          </table:table-cell>
          <table:table-cell office:value-type="string" calcext:value-type="string">
            <text:p>Posto Shell Pedrazzoli</text:p>
          </table:table-cell>
          <table:table-cell office:value-type="string" calcext:value-type="string">
            <text:p>INC-018522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8649600" calcext:value-type="float">
            <text:p>1478649600</text:p>
          </table:table-cell>
          <table:table-cell office:value-type="float" office:value="6073" calcext:value-type="float">
            <text:p>6073</text:p>
          </table:table-cell>
          <table:table-cell office:value-type="string" calcext:value-type="string">
            <text:p>Posto Shell Agua Funda 2</text:p>
          </table:table-cell>
          <table:table-cell office:value-type="string" calcext:value-type="string">
            <text:p>TASK014978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78649600" calcext:value-type="float">
            <text:p>1478649600</text:p>
          </table:table-cell>
          <table:table-cell office:value-type="float" office:value="6073" calcext:value-type="float">
            <text:p>6073</text:p>
          </table:table-cell>
          <table:table-cell office:value-type="string" calcext:value-type="string">
            <text:p>Posto Shell Agua Funda 2</text:p>
          </table:table-cell>
          <table:table-cell office:value-type="string" calcext:value-type="string">
            <text:p>TASK0149778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78649600" calcext:value-type="float">
            <text:p>1478649600</text:p>
          </table:table-cell>
          <table:table-cell office:value-type="float" office:value="6073" calcext:value-type="float">
            <text:p>6073</text:p>
          </table:table-cell>
          <table:table-cell office:value-type="string" calcext:value-type="string">
            <text:p>Posto Shell Agua Funda 2</text:p>
          </table:table-cell>
          <table:table-cell office:value-type="string" calcext:value-type="string">
            <text:p>TASK0149781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78649600" calcext:value-type="float">
            <text:p>1478649600</text:p>
          </table:table-cell>
          <table:table-cell office:value-type="float" office:value="6073" calcext:value-type="float">
            <text:p>6073</text:p>
          </table:table-cell>
          <table:table-cell office:value-type="string" calcext:value-type="string">
            <text:p>Posto Shell Agua Funda 2</text:p>
          </table:table-cell>
          <table:table-cell office:value-type="string" calcext:value-type="string">
            <text:p>TASK0126732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78649600" calcext:value-type="float">
            <text:p>1478649600</text:p>
          </table:table-cell>
          <table:table-cell office:value-type="float" office:value="6150" calcext:value-type="float">
            <text:p>6150</text:p>
          </table:table-cell>
          <table:table-cell office:value-type="string" calcext:value-type="string">
            <text:p>Posto Shell Moraes Sales</text:p>
          </table:table-cell>
          <table:table-cell office:value-type="string" calcext:value-type="string">
            <text:p>TASK0149806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8649600" calcext:value-type="float">
            <text:p>1478649600</text:p>
          </table:table-cell>
          <table:table-cell office:value-type="float" office:value="6150" calcext:value-type="float">
            <text:p>6150</text:p>
          </table:table-cell>
          <table:table-cell office:value-type="string" calcext:value-type="string">
            <text:p>Posto Shell Moraes Sales</text:p>
          </table:table-cell>
          <table:table-cell office:value-type="string" calcext:value-type="string">
            <text:p>TASK0149804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8649600" calcext:value-type="float">
            <text:p>1478649600</text:p>
          </table:table-cell>
          <table:table-cell office:value-type="float" office:value="6297" calcext:value-type="float">
            <text:p>6297</text:p>
          </table:table-cell>
          <table:table-cell office:value-type="string" calcext:value-type="string">
            <text:p>Posto Shell Grande São Paulo</text:p>
          </table:table-cell>
          <table:table-cell office:value-type="string" calcext:value-type="string">
            <text:p>TASK014979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8649600" calcext:value-type="float">
            <text:p>1478649600</text:p>
          </table:table-cell>
          <table:table-cell office:value-type="float" office:value="6314" calcext:value-type="float">
            <text:p>6314</text:p>
          </table:table-cell>
          <table:table-cell office:value-type="string" calcext:value-type="string">
            <text:p>Posto Shell Maravilha</text:p>
          </table:table-cell>
          <table:table-cell office:value-type="string" calcext:value-type="string">
            <text:p>TASK0126627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8649600" calcext:value-type="float">
            <text:p>1478649600</text:p>
          </table:table-cell>
          <table:table-cell office:value-type="float" office:value="6315" calcext:value-type="float">
            <text:p>6315</text:p>
          </table:table-cell>
          <table:table-cell office:value-type="string" calcext:value-type="string">
            <text:p>Posto Shell Presidente Ribeirao</text:p>
          </table:table-cell>
          <table:table-cell office:value-type="string" calcext:value-type="string">
            <text:p>TASK0136543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8649600" calcext:value-type="float">
            <text:p>1478649600</text:p>
          </table:table-cell>
          <table:table-cell office:value-type="float" office:value="6335" calcext:value-type="float">
            <text:p>6335</text:p>
          </table:table-cell>
          <table:table-cell office:value-type="string" calcext:value-type="string">
            <text:p>Posto Shell Quality Supra</text:p>
          </table:table-cell>
          <table:table-cell office:value-type="string" calcext:value-type="string">
            <text:p>TASK014979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8649600" calcext:value-type="float">
            <text:p>1478649600</text:p>
          </table:table-cell>
          <table:table-cell office:value-type="float" office:value="6335" calcext:value-type="float">
            <text:p>6335</text:p>
          </table:table-cell>
          <table:table-cell office:value-type="string" calcext:value-type="string">
            <text:p>Posto Shell Quality Supra</text:p>
          </table:table-cell>
          <table:table-cell office:value-type="string" calcext:value-type="string">
            <text:p>TASK0149795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8649600" calcext:value-type="float">
            <text:p>1478649600</text:p>
          </table:table-cell>
          <table:table-cell office:value-type="float" office:value="6335" calcext:value-type="float">
            <text:p>6335</text:p>
          </table:table-cell>
          <table:table-cell office:value-type="string" calcext:value-type="string">
            <text:p>Posto Shell Quality Supra</text:p>
          </table:table-cell>
          <table:table-cell office:value-type="string" calcext:value-type="string">
            <text:p>TASK0149798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8649600" calcext:value-type="float">
            <text:p>1478649600</text:p>
          </table:table-cell>
          <table:table-cell office:value-type="float" office:value="6336" calcext:value-type="float">
            <text:p>6336</text:p>
          </table:table-cell>
          <table:table-cell office:value-type="string" calcext:value-type="string">
            <text:p>Posto Shell M Super</text:p>
          </table:table-cell>
          <table:table-cell office:value-type="string" calcext:value-type="string">
            <text:p>TASK01498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8649600" calcext:value-type="float">
            <text:p>1478649600</text:p>
          </table:table-cell>
          <table:table-cell office:value-type="float" office:value="6336" calcext:value-type="float">
            <text:p>6336</text:p>
          </table:table-cell>
          <table:table-cell office:value-type="string" calcext:value-type="string">
            <text:p>Posto Shell M Super</text:p>
          </table:table-cell>
          <table:table-cell office:value-type="string" calcext:value-type="string">
            <text:p>TASK0149799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8649600" calcext:value-type="float">
            <text:p>1478649600</text:p>
          </table:table-cell>
          <table:table-cell office:value-type="float" office:value="6336" calcext:value-type="float">
            <text:p>6336</text:p>
          </table:table-cell>
          <table:table-cell office:value-type="string" calcext:value-type="string">
            <text:p>Posto Shell M Super</text:p>
          </table:table-cell>
          <table:table-cell office:value-type="string" calcext:value-type="string">
            <text:p>TASK0126617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8649600" calcext:value-type="float">
            <text:p>1478649600</text:p>
          </table:table-cell>
          <table:table-cell office:value-type="float" office:value="6342" calcext:value-type="float">
            <text:p>6342</text:p>
          </table:table-cell>
          <table:table-cell office:value-type="string" calcext:value-type="string">
            <text:p>Posto Shell Alpha De Votorantim</text:p>
          </table:table-cell>
          <table:table-cell office:value-type="string" calcext:value-type="string">
            <text:p>TASK0149765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8649600" calcext:value-type="float">
            <text:p>1478649600</text:p>
          </table:table-cell>
          <table:table-cell office:value-type="float" office:value="6342" calcext:value-type="float">
            <text:p>6342</text:p>
          </table:table-cell>
          <table:table-cell office:value-type="string" calcext:value-type="string">
            <text:p>Posto Shell Alpha De Votorantim</text:p>
          </table:table-cell>
          <table:table-cell office:value-type="string" calcext:value-type="string">
            <text:p>TASK0126667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8649600" calcext:value-type="float">
            <text:p>1478649600</text:p>
          </table:table-cell>
          <table:table-cell office:value-type="float" office:value="6342" calcext:value-type="float">
            <text:p>6342</text:p>
          </table:table-cell>
          <table:table-cell office:value-type="string" calcext:value-type="string">
            <text:p>Posto Shell Alpha De Votorantim</text:p>
          </table:table-cell>
          <table:table-cell office:value-type="string" calcext:value-type="string">
            <text:p>TASK0126667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8649600" calcext:value-type="float">
            <text:p>1478649600</text:p>
          </table:table-cell>
          <table:table-cell office:value-type="float" office:value="6356" calcext:value-type="float">
            <text:p>6356</text:p>
          </table:table-cell>
          <table:table-cell office:value-type="string" calcext:value-type="string">
            <text:p>Posto Shell Agronomia</text:p>
          </table:table-cell>
          <table:table-cell office:value-type="string" calcext:value-type="string">
            <text:p>TASK014955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8649600" calcext:value-type="float">
            <text:p>1478649600</text:p>
          </table:table-cell>
          <table:table-cell office:value-type="float" office:value="6399" calcext:value-type="float">
            <text:p>6399</text:p>
          </table:table-cell>
          <table:table-cell office:value-type="string" calcext:value-type="string">
            <text:p>Posto Shell Bela Cintra</text:p>
          </table:table-cell>
          <table:table-cell office:value-type="string" calcext:value-type="string">
            <text:p>TASK0149724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8649600" calcext:value-type="float">
            <text:p>1478649600</text:p>
          </table:table-cell>
          <table:table-cell office:value-type="float" office:value="6399" calcext:value-type="float">
            <text:p>6399</text:p>
          </table:table-cell>
          <table:table-cell office:value-type="string" calcext:value-type="string">
            <text:p>Posto Shell Bela Cintra</text:p>
          </table:table-cell>
          <table:table-cell office:value-type="string" calcext:value-type="string">
            <text:p>TASK0138397</text:p>
          </table:table-cell>
          <table:table-cell office:value-type="string" calcext:value-type="string">
            <text:p>PREDI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8649600" calcext:value-type="float">
            <text:p>1478649600</text:p>
          </table:table-cell>
          <table:table-cell office:value-type="float" office:value="6399" calcext:value-type="float">
            <text:p>6399</text:p>
          </table:table-cell>
          <table:table-cell office:value-type="string" calcext:value-type="string">
            <text:p>Posto Shell Bela Cintra</text:p>
          </table:table-cell>
          <table:table-cell office:value-type="string" calcext:value-type="string">
            <text:p>TASK0149713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8649600" calcext:value-type="float">
            <text:p>1478649600</text:p>
          </table:table-cell>
          <table:table-cell office:value-type="float" office:value="6444" calcext:value-type="float">
            <text:p>6444</text:p>
          </table:table-cell>
          <table:table-cell office:value-type="string" calcext:value-type="string">
            <text:p>Posto Shell Barra Monteiro</text:p>
          </table:table-cell>
          <table:table-cell office:value-type="string" calcext:value-type="string">
            <text:p>TASK0149755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2</text:p>
          </table:table-cell>
        </table:table-row>
        <table:table-row table:style-name="ro1">
          <table:table-cell office:value-type="float" office:value="1478649600" calcext:value-type="float">
            <text:p>1478649600</text:p>
          </table:table-cell>
          <table:table-cell office:value-type="float" office:value="6444" calcext:value-type="float">
            <text:p>6444</text:p>
          </table:table-cell>
          <table:table-cell office:value-type="string" calcext:value-type="string">
            <text:p>Posto Shell Barra Monteiro</text:p>
          </table:table-cell>
          <table:table-cell office:value-type="string" calcext:value-type="string">
            <text:p>TASK0149753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2</text:p>
          </table:table-cell>
        </table:table-row>
        <table:table-row table:style-name="ro1">
          <table:table-cell office:value-type="float" office:value="1478649600" calcext:value-type="float">
            <text:p>1478649600</text:p>
          </table:table-cell>
          <table:table-cell office:value-type="float" office:value="6481" calcext:value-type="float">
            <text:p>6481</text:p>
          </table:table-cell>
          <table:table-cell office:value-type="string" calcext:value-type="string">
            <text:p>Posto Shell Brasil 2000</text:p>
          </table:table-cell>
          <table:table-cell office:value-type="string" calcext:value-type="string">
            <text:p>INC018493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8649600" calcext:value-type="float">
            <text:p>1478649600</text:p>
          </table:table-cell>
          <table:table-cell office:value-type="float" office:value="6543" calcext:value-type="float">
            <text:p>6543</text:p>
          </table:table-cell>
          <table:table-cell office:value-type="string" calcext:value-type="string">
            <text:p>Posto Shell Gisela</text:p>
          </table:table-cell>
          <table:table-cell office:value-type="string" calcext:value-type="string">
            <text:p>TASK-0149736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8649600" calcext:value-type="float">
            <text:p>1478649600</text:p>
          </table:table-cell>
          <table:table-cell office:value-type="float" office:value="6549" calcext:value-type="float">
            <text:p>6549</text:p>
          </table:table-cell>
          <table:table-cell office:value-type="string" calcext:value-type="string">
            <text:p>Posto Shell Farol do Parque</text:p>
          </table:table-cell>
          <table:table-cell office:value-type="string" calcext:value-type="string">
            <text:p>INC-018553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8649600" calcext:value-type="float">
            <text:p>1478649600</text:p>
          </table:table-cell>
          <table:table-cell office:value-type="float" office:value="6593" calcext:value-type="float">
            <text:p>6593</text:p>
          </table:table-cell>
          <table:table-cell office:value-type="string" calcext:value-type="string">
            <text:p>Posto Shell Monte Santo</text:p>
          </table:table-cell>
          <table:table-cell office:value-type="string" calcext:value-type="string">
            <text:p>TASK014976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8649600" calcext:value-type="float">
            <text:p>1478649600</text:p>
          </table:table-cell>
          <table:table-cell office:value-type="float" office:value="6593" calcext:value-type="float">
            <text:p>6593</text:p>
          </table:table-cell>
          <table:table-cell office:value-type="string" calcext:value-type="string">
            <text:p>Posto Shell Monte Santo</text:p>
          </table:table-cell>
          <table:table-cell office:value-type="string" calcext:value-type="string">
            <text:p>TASK0149758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8649600" calcext:value-type="float">
            <text:p>1478649600</text:p>
          </table:table-cell>
          <table:table-cell office:value-type="float" office:value="6593" calcext:value-type="float">
            <text:p>6593</text:p>
          </table:table-cell>
          <table:table-cell office:value-type="string" calcext:value-type="string">
            <text:p>Posto Shell Monte Santo</text:p>
          </table:table-cell>
          <table:table-cell office:value-type="string" calcext:value-type="string">
            <text:p>TASK0149761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8736000" calcext:value-type="float">
            <text:p>1478736000</text:p>
          </table:table-cell>
          <table:table-cell office:value-type="float" office:value="6028" calcext:value-type="float">
            <text:p>6028</text:p>
          </table:table-cell>
          <table:table-cell office:value-type="string" calcext:value-type="string">
            <text:p>Posto Shell Sao Gualter</text:p>
          </table:table-cell>
          <table:table-cell office:value-type="string" calcext:value-type="string">
            <text:p>INC018574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8736000" calcext:value-type="float">
            <text:p>1478736000</text:p>
          </table:table-cell>
          <table:table-cell office:value-type="float" office:value="6046" calcext:value-type="float">
            <text:p>6046</text:p>
          </table:table-cell>
          <table:table-cell office:value-type="string" calcext:value-type="string">
            <text:p>Posto Shell Bellagio</text:p>
          </table:table-cell>
          <table:table-cell office:value-type="string" calcext:value-type="string">
            <text:p>INC018609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8736000" calcext:value-type="float">
            <text:p>1478736000</text:p>
          </table:table-cell>
          <table:table-cell office:value-type="float" office:value="6050" calcext:value-type="float">
            <text:p>6050</text:p>
          </table:table-cell>
          <table:table-cell office:value-type="string" calcext:value-type="string">
            <text:p>Posto Shell BAP</text:p>
          </table:table-cell>
          <table:table-cell office:value-type="string" calcext:value-type="string">
            <text:p>INC018580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8736000" calcext:value-type="float">
            <text:p>1478736000</text:p>
          </table:table-cell>
          <table:table-cell office:value-type="float" office:value="6077" calcext:value-type="float">
            <text:p>6077</text:p>
          </table:table-cell>
          <table:table-cell office:value-type="string" calcext:value-type="string">
            <text:p>Posto Shell Nellu</text:p>
          </table:table-cell>
          <table:table-cell office:value-type="string" calcext:value-type="string">
            <text:p>INC018586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8736000" calcext:value-type="float">
            <text:p>1478736000</text:p>
          </table:table-cell>
          <table:table-cell office:value-type="float" office:value="6134" calcext:value-type="float">
            <text:p>6134</text:p>
          </table:table-cell>
          <table:table-cell office:value-type="string" calcext:value-type="string">
            <text:p>Posto Shell Panamby</text:p>
          </table:table-cell>
          <table:table-cell office:value-type="string" calcext:value-type="string">
            <text:p>INC018579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8736000" calcext:value-type="float">
            <text:p>1478736000</text:p>
          </table:table-cell>
          <table:table-cell office:value-type="float" office:value="6138" calcext:value-type="float">
            <text:p>6138</text:p>
          </table:table-cell>
          <table:table-cell office:value-type="string" calcext:value-type="string">
            <text:p>Posto Shell Estonia 3</text:p>
          </table:table-cell>
          <table:table-cell office:value-type="string" calcext:value-type="string">
            <text:p>INC018548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8736000" calcext:value-type="float">
            <text:p>1478736000</text:p>
          </table:table-cell>
          <table:table-cell office:value-type="float" office:value="6139" calcext:value-type="float">
            <text:p>6139</text:p>
          </table:table-cell>
          <table:table-cell office:value-type="string" calcext:value-type="string">
            <text:p>Posto Shell Joia de Guarulhos</text:p>
          </table:table-cell>
          <table:table-cell office:value-type="string" calcext:value-type="string">
            <text:p>INC018581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8736000" calcext:value-type="float">
            <text:p>1478736000</text:p>
          </table:table-cell>
          <table:table-cell office:value-type="float" office:value="6143" calcext:value-type="float">
            <text:p>6143</text:p>
          </table:table-cell>
          <table:table-cell office:value-type="string" calcext:value-type="string">
            <text:p>Posto Shell Veiga Filho</text:p>
          </table:table-cell>
          <table:table-cell office:value-type="string" calcext:value-type="string">
            <text:p>INC18587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8736000" calcext:value-type="float">
            <text:p>1478736000</text:p>
          </table:table-cell>
          <table:table-cell office:value-type="float" office:value="6161" calcext:value-type="float">
            <text:p>6161</text:p>
          </table:table-cell>
          <table:table-cell office:value-type="string" calcext:value-type="string">
            <text:p>Posto Shell Arco Verde Cotia</text:p>
          </table:table-cell>
          <table:table-cell office:value-type="string" calcext:value-type="string">
            <text:p>INC018598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78736000" calcext:value-type="float">
            <text:p>1478736000</text:p>
          </table:table-cell>
          <table:table-cell office:value-type="float" office:value="6196" calcext:value-type="float">
            <text:p>6196</text:p>
          </table:table-cell>
          <table:table-cell office:value-type="string" calcext:value-type="string">
            <text:p>Posto Shell SPW</text:p>
          </table:table-cell>
          <table:table-cell office:value-type="string" calcext:value-type="string">
            <text:p>INC018548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78736000" calcext:value-type="float">
            <text:p>1478736000</text:p>
          </table:table-cell>
          <table:table-cell office:value-type="float" office:value="6223" calcext:value-type="float">
            <text:p>6223</text:p>
          </table:table-cell>
          <table:table-cell office:value-type="string" calcext:value-type="string">
            <text:p>Posto Shell Novo Ouro Negro</text:p>
          </table:table-cell>
          <table:table-cell office:value-type="string" calcext:value-type="string">
            <text:p>INC018562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8736000" calcext:value-type="float">
            <text:p>1478736000</text:p>
          </table:table-cell>
          <table:table-cell office:value-type="float" office:value="6242" calcext:value-type="float">
            <text:p>6242</text:p>
          </table:table-cell>
          <table:table-cell office:value-type="string" calcext:value-type="string">
            <text:p>Posto Shell Portal do Paraiso</text:p>
          </table:table-cell>
          <table:table-cell office:value-type="string" calcext:value-type="string">
            <text:p>INC018608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8736000" calcext:value-type="float">
            <text:p>1478736000</text:p>
          </table:table-cell>
          <table:table-cell office:value-type="float" office:value="6262" calcext:value-type="float">
            <text:p>6262</text:p>
          </table:table-cell>
          <table:table-cell office:value-type="string" calcext:value-type="string">
            <text:p>Posto Shell Moni</text:p>
          </table:table-cell>
          <table:table-cell office:value-type="string" calcext:value-type="string">
            <text:p>INC018609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8736000" calcext:value-type="float">
            <text:p>1478736000</text:p>
          </table:table-cell>
          <table:table-cell office:value-type="float" office:value="6273" calcext:value-type="float">
            <text:p>6273</text:p>
          </table:table-cell>
          <table:table-cell office:value-type="string" calcext:value-type="string">
            <text:p>Posto Shell Helio Valdivia</text:p>
          </table:table-cell>
          <table:table-cell office:value-type="string" calcext:value-type="string">
            <text:p>TASK0149446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8736000" calcext:value-type="float">
            <text:p>1478736000</text:p>
          </table:table-cell>
          <table:table-cell office:value-type="float" office:value="6273" calcext:value-type="float">
            <text:p>6273</text:p>
          </table:table-cell>
          <table:table-cell office:value-type="string" calcext:value-type="string">
            <text:p>Posto Shell Helio Valdivia</text:p>
          </table:table-cell>
          <table:table-cell office:value-type="string" calcext:value-type="string">
            <text:p>INC018598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8736000" calcext:value-type="float">
            <text:p>1478736000</text:p>
          </table:table-cell>
          <table:table-cell office:value-type="float" office:value="6273" calcext:value-type="float">
            <text:p>6273</text:p>
          </table:table-cell>
          <table:table-cell office:value-type="string" calcext:value-type="string">
            <text:p>Posto Shell Helio Valdivia</text:p>
          </table:table-cell>
          <table:table-cell office:value-type="string" calcext:value-type="string">
            <text:p>INC018555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8736000" calcext:value-type="float">
            <text:p>1478736000</text:p>
          </table:table-cell>
          <table:table-cell office:value-type="float" office:value="6273" calcext:value-type="float">
            <text:p>6273</text:p>
          </table:table-cell>
          <table:table-cell office:value-type="string" calcext:value-type="string">
            <text:p>Posto Shell Helio Valdivia</text:p>
          </table:table-cell>
          <table:table-cell office:value-type="string" calcext:value-type="string">
            <text:p>INC018595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8736000" calcext:value-type="float">
            <text:p>1478736000</text:p>
          </table:table-cell>
          <table:table-cell office:value-type="float" office:value="6273" calcext:value-type="float">
            <text:p>6273</text:p>
          </table:table-cell>
          <table:table-cell office:value-type="string" calcext:value-type="string">
            <text:p>Posto Shell Helio Valdivia</text:p>
          </table:table-cell>
          <table:table-cell office:value-type="string" calcext:value-type="string">
            <text:p>TASK0149445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8736000" calcext:value-type="float">
            <text:p>1478736000</text:p>
          </table:table-cell>
          <table:table-cell office:value-type="float" office:value="6286" calcext:value-type="float">
            <text:p>6286</text:p>
          </table:table-cell>
          <table:table-cell office:value-type="string" calcext:value-type="string">
            <text:p>Posto Shell Soledade Gaucha</text:p>
          </table:table-cell>
          <table:table-cell office:value-type="string" calcext:value-type="string">
            <text:p>INC018598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78736000" calcext:value-type="float">
            <text:p>1478736000</text:p>
          </table:table-cell>
          <table:table-cell office:value-type="float" office:value="6289" calcext:value-type="float">
            <text:p>6289</text:p>
          </table:table-cell>
          <table:table-cell office:value-type="string" calcext:value-type="string">
            <text:p>Posto Shell Turismo 2</text:p>
          </table:table-cell>
          <table:table-cell office:value-type="string" calcext:value-type="string">
            <text:p>INC013192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8736000" calcext:value-type="float">
            <text:p>1478736000</text:p>
          </table:table-cell>
          <table:table-cell office:value-type="float" office:value="6297" calcext:value-type="float">
            <text:p>6297</text:p>
          </table:table-cell>
          <table:table-cell office:value-type="string" calcext:value-type="string">
            <text:p>Posto Shell Grande São Paulo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8736000" calcext:value-type="float">
            <text:p>1478736000</text:p>
          </table:table-cell>
          <table:table-cell office:value-type="float" office:value="6297" calcext:value-type="float">
            <text:p>6297</text:p>
          </table:table-cell>
          <table:table-cell office:value-type="string" calcext:value-type="string">
            <text:p>Posto Shell Grande São Paulo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8736000" calcext:value-type="float">
            <text:p>1478736000</text:p>
          </table:table-cell>
          <table:table-cell office:value-type="float" office:value="6335" calcext:value-type="float">
            <text:p>6335</text:p>
          </table:table-cell>
          <table:table-cell office:value-type="string" calcext:value-type="string">
            <text:p>Posto Shell Quality Supra</text:p>
          </table:table-cell>
          <table:table-cell office:value-type="string" calcext:value-type="string">
            <text:p>INC018542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78736000" calcext:value-type="float">
            <text:p>1478736000</text:p>
          </table:table-cell>
          <table:table-cell office:value-type="float" office:value="6399" calcext:value-type="float">
            <text:p>6399</text:p>
          </table:table-cell>
          <table:table-cell office:value-type="string" calcext:value-type="string">
            <text:p>Posto Shell Bela Cintra</text:p>
          </table:table-cell>
          <table:table-cell office:value-type="string" calcext:value-type="string">
            <text:p>TASK015021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8736000" calcext:value-type="float">
            <text:p>1478736000</text:p>
          </table:table-cell>
          <table:table-cell office:value-type="float" office:value="6421" calcext:value-type="float">
            <text:p>6421</text:p>
          </table:table-cell>
          <table:table-cell office:value-type="string" calcext:value-type="string">
            <text:p>Posto Shell Sao Bernardo</text:p>
          </table:table-cell>
          <table:table-cell office:value-type="string" calcext:value-type="string">
            <text:p>INC018561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8736000" calcext:value-type="float">
            <text:p>1478736000</text:p>
          </table:table-cell>
          <table:table-cell office:value-type="float" office:value="6455" calcext:value-type="float">
            <text:p>6455</text:p>
          </table:table-cell>
          <table:table-cell office:value-type="string" calcext:value-type="string">
            <text:p>Posto Shell Borssato Serrazul</text:p>
          </table:table-cell>
          <table:table-cell office:value-type="string" calcext:value-type="string">
            <text:p>INC018596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8736000" calcext:value-type="float">
            <text:p>1478736000</text:p>
          </table:table-cell>
          <table:table-cell office:value-type="float" office:value="6463" calcext:value-type="float">
            <text:p>6463</text:p>
          </table:table-cell>
          <table:table-cell office:value-type="string" calcext:value-type="string">
            <text:p>Posto Shell Amigao de Itaborai</text:p>
          </table:table-cell>
          <table:table-cell office:value-type="string" calcext:value-type="string">
            <text:p>INC018591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8736000" calcext:value-type="float">
            <text:p>1478736000</text:p>
          </table:table-cell>
          <table:table-cell office:value-type="float" office:value="6536" calcext:value-type="float">
            <text:p>6536</text:p>
          </table:table-cell>
          <table:table-cell office:value-type="string" calcext:value-type="string">
            <text:p>Posto Shell Aladin Servicos</text:p>
          </table:table-cell>
          <table:table-cell office:value-type="string" calcext:value-type="string">
            <text:p>TASK-0150298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8822400" calcext:value-type="float">
            <text:p>1478822400</text:p>
          </table:table-cell>
          <table:table-cell office:value-type="float" office:value="6046" calcext:value-type="float">
            <text:p>6046</text:p>
          </table:table-cell>
          <table:table-cell office:value-type="string" calcext:value-type="string">
            <text:p>Posto Shell Bellagio</text:p>
          </table:table-cell>
          <table:table-cell office:value-type="string" calcext:value-type="string">
            <text:p>INC018609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8822400" calcext:value-type="float">
            <text:p>1478822400</text:p>
          </table:table-cell>
          <table:table-cell office:value-type="float" office:value="6054" calcext:value-type="float">
            <text:p>6054</text:p>
          </table:table-cell>
          <table:table-cell office:value-type="string" calcext:value-type="string">
            <text:p>Posto Shell Vera Cruz</text:p>
          </table:table-cell>
          <table:table-cell office:value-type="string" calcext:value-type="string">
            <text:p>INC018608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8822400" calcext:value-type="float">
            <text:p>1478822400</text:p>
          </table:table-cell>
          <table:table-cell office:value-type="float" office:value="6091" calcext:value-type="float">
            <text:p>6091</text:p>
          </table:table-cell>
          <table:table-cell office:value-type="string" calcext:value-type="string">
            <text:p>Posto Shell Sergio Motta Marques</text:p>
          </table:table-cell>
          <table:table-cell office:value-type="string" calcext:value-type="string">
            <text:p>INC018608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8822400" calcext:value-type="float">
            <text:p>1478822400</text:p>
          </table:table-cell>
          <table:table-cell office:value-type="float" office:value="6139" calcext:value-type="float">
            <text:p>6139</text:p>
          </table:table-cell>
          <table:table-cell office:value-type="string" calcext:value-type="string">
            <text:p>Posto Shell Joia de Guarulhos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8822400" calcext:value-type="float">
            <text:p>1478822400</text:p>
          </table:table-cell>
          <table:table-cell office:value-type="float" office:value="6284" calcext:value-type="float">
            <text:p>6284</text:p>
          </table:table-cell>
          <table:table-cell office:value-type="string" calcext:value-type="string">
            <text:p>Posto Shell Keeper</text:p>
          </table:table-cell>
          <table:table-cell office:value-type="string" calcext:value-type="string">
            <text:p>INC018621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78822400" calcext:value-type="float">
            <text:p>1478822400</text:p>
          </table:table-cell>
          <table:table-cell office:value-type="float" office:value="6294" calcext:value-type="float">
            <text:p>6294</text:p>
          </table:table-cell>
          <table:table-cell office:value-type="string" calcext:value-type="string">
            <text:p>Posto Shell Telles</text:p>
          </table:table-cell>
          <table:table-cell office:value-type="string" calcext:value-type="string">
            <text:p>INC018608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78822400" calcext:value-type="float">
            <text:p>1478822400</text:p>
          </table:table-cell>
          <table:table-cell office:value-type="float" office:value="6356" calcext:value-type="float">
            <text:p>6356</text:p>
          </table:table-cell>
          <table:table-cell office:value-type="string" calcext:value-type="string">
            <text:p>Posto Shell Agronomia</text:p>
          </table:table-cell>
          <table:table-cell office:value-type="string" calcext:value-type="string">
            <text:p>INC018619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8822400" calcext:value-type="float">
            <text:p>1478822400</text:p>
          </table:table-cell>
          <table:table-cell office:value-type="float" office:value="6470" calcext:value-type="float">
            <text:p>6470</text:p>
          </table:table-cell>
          <table:table-cell office:value-type="string" calcext:value-type="string">
            <text:p>Posto Shell Duque 21 de Moura</text:p>
          </table:table-cell>
          <table:table-cell office:value-type="string" calcext:value-type="string">
            <text:p>INC018621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8822400" calcext:value-type="float">
            <text:p>1478822400</text:p>
          </table:table-cell>
          <table:table-cell office:value-type="float" office:value="6471" calcext:value-type="float">
            <text:p>6471</text:p>
          </table:table-cell>
          <table:table-cell office:value-type="string" calcext:value-type="string">
            <text:p>Posto Shell Limoeiro</text:p>
          </table:table-cell>
          <table:table-cell office:value-type="string" calcext:value-type="string">
            <text:p>TASK0126669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8822400" calcext:value-type="float">
            <text:p>1478822400</text:p>
          </table:table-cell>
          <table:table-cell office:value-type="float" office:value="6511" calcext:value-type="float">
            <text:p>6511</text:p>
          </table:table-cell>
          <table:table-cell office:value-type="string" calcext:value-type="string">
            <text:p>Posto Shell Reyssol</text:p>
          </table:table-cell>
          <table:table-cell office:value-type="string" calcext:value-type="string">
            <text:p>INC018593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8822400" calcext:value-type="float">
            <text:p>1478822400</text:p>
          </table:table-cell>
          <table:table-cell office:value-type="float" office:value="6537" calcext:value-type="float">
            <text:p>6537</text:p>
          </table:table-cell>
          <table:table-cell office:value-type="string" calcext:value-type="string">
            <text:p>Posto Shell Lord Rodrigo</text:p>
          </table:table-cell>
          <table:table-cell office:value-type="string" calcext:value-type="string">
            <text:p>INC018565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2</text:p>
          </table:table-cell>
        </table:table-row>
        <table:table-row table:style-name="ro1">
          <table:table-cell office:value-type="float" office:value="1478822400" calcext:value-type="float">
            <text:p>1478822400</text:p>
          </table:table-cell>
          <table:table-cell office:value-type="float" office:value="6564" calcext:value-type="float">
            <text:p>6564</text:p>
          </table:table-cell>
          <table:table-cell office:value-type="string" calcext:value-type="string">
            <text:p>Posto Shell MLL</text:p>
          </table:table-cell>
          <table:table-cell office:value-type="string" calcext:value-type="string">
            <text:p>TASK-0150618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8822400" calcext:value-type="float">
            <text:p>1478822400</text:p>
          </table:table-cell>
          <table:table-cell office:value-type="float" office:value="6568" calcext:value-type="float">
            <text:p>6568</text:p>
          </table:table-cell>
          <table:table-cell office:value-type="string" calcext:value-type="string">
            <text:p>Posto Shell Paraiso Lubrificantes</text:p>
          </table:table-cell>
          <table:table-cell office:value-type="string" calcext:value-type="string">
            <text:p>INC018541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8822400" calcext:value-type="float">
            <text:p>1478822400</text:p>
          </table:table-cell>
          <table:table-cell office:value-type="float" office:value="6602" calcext:value-type="float">
            <text:p>6602</text:p>
          </table:table-cell>
          <table:table-cell office:value-type="string" calcext:value-type="string">
            <text:p>Posto Shell JB Caxias</text:p>
          </table:table-cell>
          <table:table-cell office:value-type="string" calcext:value-type="string">
            <text:p>INC018599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2</text:p>
          </table:table-cell>
        </table:table-row>
        <table:table-row table:style-name="ro1">
          <table:table-cell office:value-type="float" office:value="1478908800" calcext:value-type="float">
            <text:p>1478908800</text:p>
          </table:table-cell>
          <table:table-cell office:value-type="float" office:value="6038" calcext:value-type="float">
            <text:p>6038</text:p>
          </table:table-cell>
          <table:table-cell office:value-type="string" calcext:value-type="string">
            <text:p>Posto Shell Benets</text:p>
          </table:table-cell>
          <table:table-cell office:value-type="string" calcext:value-type="string">
            <text:p>INC018641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8908800" calcext:value-type="float">
            <text:p>1478908800</text:p>
          </table:table-cell>
          <table:table-cell office:value-type="float" office:value="6310" calcext:value-type="float">
            <text:p>6310</text:p>
          </table:table-cell>
          <table:table-cell office:value-type="string" calcext:value-type="string">
            <text:p>Posto Shell Algodoal</text:p>
          </table:table-cell>
          <table:table-cell office:value-type="string" calcext:value-type="string">
            <text:p>INC018614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8908800" calcext:value-type="float">
            <text:p>1478908800</text:p>
          </table:table-cell>
          <table:table-cell office:value-type="float" office:value="6321" calcext:value-type="float">
            <text:p>6321</text:p>
          </table:table-cell>
          <table:table-cell office:value-type="string" calcext:value-type="string">
            <text:p>Posto Shell Carro Nobre</text:p>
          </table:table-cell>
          <table:table-cell office:value-type="string" calcext:value-type="string">
            <text:p>INC018626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8908800" calcext:value-type="float">
            <text:p>1478908800</text:p>
          </table:table-cell>
          <table:table-cell office:value-type="float" office:value="6494" calcext:value-type="float">
            <text:p>6494</text:p>
          </table:table-cell>
          <table:table-cell office:value-type="string" calcext:value-type="string">
            <text:p>Posto Shell Gasparzinho</text:p>
          </table:table-cell>
          <table:table-cell office:value-type="string" calcext:value-type="string">
            <text:p>INC018605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8908800" calcext:value-type="float">
            <text:p>1478908800</text:p>
          </table:table-cell>
          <table:table-cell office:value-type="float" office:value="6532" calcext:value-type="float">
            <text:p>6532</text:p>
          </table:table-cell>
          <table:table-cell office:value-type="string" calcext:value-type="string">
            <text:p>Posto Shell Antares</text:p>
          </table:table-cell>
          <table:table-cell office:value-type="string" calcext:value-type="string">
            <text:p>INC-018642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9081600" calcext:value-type="float">
            <text:p>1479081600</text:p>
          </table:table-cell>
          <table:table-cell office:value-type="float" office:value="6045" calcext:value-type="float">
            <text:p>6045</text:p>
          </table:table-cell>
          <table:table-cell office:value-type="string" calcext:value-type="string">
            <text:p>Posto Shell Lutaif</text:p>
          </table:table-cell>
          <table:table-cell office:value-type="string" calcext:value-type="string">
            <text:p>INC0185685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9081600" calcext:value-type="float">
            <text:p>1479081600</text:p>
          </table:table-cell>
          <table:table-cell office:value-type="float" office:value="6045" calcext:value-type="float">
            <text:p>6045</text:p>
          </table:table-cell>
          <table:table-cell office:value-type="string" calcext:value-type="string">
            <text:p>Posto Shell Lutaif</text:p>
          </table:table-cell>
          <table:table-cell office:value-type="string" calcext:value-type="string">
            <text:p>INC018568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9081600" calcext:value-type="float">
            <text:p>1479081600</text:p>
          </table:table-cell>
          <table:table-cell office:value-type="float" office:value="6045" calcext:value-type="float">
            <text:p>6045</text:p>
          </table:table-cell>
          <table:table-cell office:value-type="string" calcext:value-type="string">
            <text:p>Posto Shell Lutaif</text:p>
          </table:table-cell>
          <table:table-cell office:value-type="string" calcext:value-type="string">
            <text:p>INC018568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9081600" calcext:value-type="float">
            <text:p>1479081600</text:p>
          </table:table-cell>
          <table:table-cell office:value-type="float" office:value="6045" calcext:value-type="float">
            <text:p>6045</text:p>
          </table:table-cell>
          <table:table-cell office:value-type="string" calcext:value-type="string">
            <text:p>Posto Shell Lutaif</text:p>
          </table:table-cell>
          <table:table-cell office:value-type="string" calcext:value-type="string">
            <text:p>TASK0185685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9081600" calcext:value-type="float">
            <text:p>1479081600</text:p>
          </table:table-cell>
          <table:table-cell office:value-type="float" office:value="6074" calcext:value-type="float">
            <text:p>6074</text:p>
          </table:table-cell>
          <table:table-cell office:value-type="string" calcext:value-type="string">
            <text:p>Posto Shell Kobayachi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9081600" calcext:value-type="float">
            <text:p>1479081600</text:p>
          </table:table-cell>
          <table:table-cell office:value-type="float" office:value="6074" calcext:value-type="float">
            <text:p>6074</text:p>
          </table:table-cell>
          <table:table-cell office:value-type="string" calcext:value-type="string">
            <text:p>Posto Shell Kobayachi</text:p>
          </table:table-cell>
          <table:table-cell office:value-type="string" calcext:value-type="string">
            <text:p>INC0186695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9081600" calcext:value-type="float">
            <text:p>1479081600</text:p>
          </table:table-cell>
          <table:table-cell office:value-type="float" office:value="6074" calcext:value-type="float">
            <text:p>6074</text:p>
          </table:table-cell>
          <table:table-cell office:value-type="string" calcext:value-type="string">
            <text:p>Posto Shell Kobayachi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9081600" calcext:value-type="float">
            <text:p>1479081600</text:p>
          </table:table-cell>
          <table:table-cell office:value-type="float" office:value="6074" calcext:value-type="float">
            <text:p>6074</text:p>
          </table:table-cell>
          <table:table-cell office:value-type="string" calcext:value-type="string">
            <text:p>Posto Shell Kobayachi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9081600" calcext:value-type="float">
            <text:p>1479081600</text:p>
          </table:table-cell>
          <table:table-cell office:value-type="float" office:value="6074" calcext:value-type="float">
            <text:p>6074</text:p>
          </table:table-cell>
          <table:table-cell office:value-type="string" calcext:value-type="string">
            <text:p>Posto Shell Kobayachi</text:p>
          </table:table-cell>
          <table:table-cell office:value-type="string" calcext:value-type="string">
            <text:p>TASK0186695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9081600" calcext:value-type="float">
            <text:p>1479081600</text:p>
          </table:table-cell>
          <table:table-cell office:value-type="float" office:value="6138" calcext:value-type="float">
            <text:p>6138</text:p>
          </table:table-cell>
          <table:table-cell office:value-type="string" calcext:value-type="string">
            <text:p>Posto Shell Estonia 3</text:p>
          </table:table-cell>
          <table:table-cell office:value-type="string" calcext:value-type="string">
            <text:p>INC018655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9081600" calcext:value-type="float">
            <text:p>1479081600</text:p>
          </table:table-cell>
          <table:table-cell office:value-type="float" office:value="6138" calcext:value-type="float">
            <text:p>6138</text:p>
          </table:table-cell>
          <table:table-cell office:value-type="string" calcext:value-type="string">
            <text:p>Posto Shell Estonia 3</text:p>
          </table:table-cell>
          <table:table-cell office:value-type="string" calcext:value-type="string">
            <text:p>INC0186550INC018684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9081600" calcext:value-type="float">
            <text:p>1479081600</text:p>
          </table:table-cell>
          <table:table-cell office:value-type="float" office:value="6139" calcext:value-type="float">
            <text:p>6139</text:p>
          </table:table-cell>
          <table:table-cell office:value-type="string" calcext:value-type="string">
            <text:p>Posto Shell Joia de Guarulhos</text:p>
          </table:table-cell>
          <table:table-cell office:value-type="string" calcext:value-type="string">
            <text:p>INC0185814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9081600" calcext:value-type="float">
            <text:p>1479081600</text:p>
          </table:table-cell>
          <table:table-cell office:value-type="float" office:value="6139" calcext:value-type="float">
            <text:p>6139</text:p>
          </table:table-cell>
          <table:table-cell office:value-type="string" calcext:value-type="string">
            <text:p>Posto Shell Joia de Guarulhos</text:p>
          </table:table-cell>
          <table:table-cell office:value-type="string" calcext:value-type="string">
            <text:p>INC018581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9081600" calcext:value-type="float">
            <text:p>1479081600</text:p>
          </table:table-cell>
          <table:table-cell office:value-type="float" office:value="6139" calcext:value-type="float">
            <text:p>6139</text:p>
          </table:table-cell>
          <table:table-cell office:value-type="string" calcext:value-type="string">
            <text:p>Posto Shell Joia de Guarulhos</text:p>
          </table:table-cell>
          <table:table-cell office:value-type="string" calcext:value-type="string">
            <text:p>TASK0185814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9081600" calcext:value-type="float">
            <text:p>1479081600</text:p>
          </table:table-cell>
          <table:table-cell office:value-type="float" office:value="6293" calcext:value-type="float">
            <text:p>6293</text:p>
          </table:table-cell>
          <table:table-cell office:value-type="string" calcext:value-type="string">
            <text:p>Posto Shell Caxambu</text:p>
          </table:table-cell>
          <table:table-cell office:value-type="string" calcext:value-type="string">
            <text:p>INC018668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9081600" calcext:value-type="float">
            <text:p>1479081600</text:p>
          </table:table-cell>
          <table:table-cell office:value-type="float" office:value="6309" calcext:value-type="float">
            <text:p>6309</text:p>
          </table:table-cell>
          <table:table-cell office:value-type="string" calcext:value-type="string">
            <text:p>Posto Shell GT</text:p>
          </table:table-cell>
          <table:table-cell office:value-type="string" calcext:value-type="string">
            <text:p>TASK0150563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9081600" calcext:value-type="float">
            <text:p>1479081600</text:p>
          </table:table-cell>
          <table:table-cell office:value-type="float" office:value="6309" calcext:value-type="float">
            <text:p>6309</text:p>
          </table:table-cell>
          <table:table-cell office:value-type="string" calcext:value-type="string">
            <text:p>Posto Shell GT</text:p>
          </table:table-cell>
          <table:table-cell office:value-type="string" calcext:value-type="string">
            <text:p>TASK0150563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9081600" calcext:value-type="float">
            <text:p>1479081600</text:p>
          </table:table-cell>
          <table:table-cell office:value-type="float" office:value="6345" calcext:value-type="float">
            <text:p>6345</text:p>
          </table:table-cell>
          <table:table-cell office:value-type="string" calcext:value-type="string">
            <text:p>Posto Shell Cedro</text:p>
          </table:table-cell>
          <table:table-cell office:value-type="string" calcext:value-type="string">
            <text:p>INC018635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79081600" calcext:value-type="float">
            <text:p>1479081600</text:p>
          </table:table-cell>
          <table:table-cell office:value-type="float" office:value="6401" calcext:value-type="float">
            <text:p>6401</text:p>
          </table:table-cell>
          <table:table-cell office:value-type="string" calcext:value-type="string">
            <text:p>Posto Shell Itaipu Bassit</text:p>
          </table:table-cell>
          <table:table-cell office:value-type="string" calcext:value-type="string">
            <text:p>INC018630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9081600" calcext:value-type="float">
            <text:p>1479081600</text:p>
          </table:table-cell>
          <table:table-cell office:value-type="float" office:value="6434" calcext:value-type="float">
            <text:p>6434</text:p>
          </table:table-cell>
          <table:table-cell office:value-type="string" calcext:value-type="string">
            <text:p>Posto Shell Modelo JMLBG</text:p>
          </table:table-cell>
          <table:table-cell office:value-type="string" calcext:value-type="string">
            <text:p>TASK0151021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2</text:p>
          </table:table-cell>
        </table:table-row>
        <table:table-row table:style-name="ro1">
          <table:table-cell office:value-type="float" office:value="1479081600" calcext:value-type="float">
            <text:p>1479081600</text:p>
          </table:table-cell>
          <table:table-cell office:value-type="float" office:value="6434" calcext:value-type="float">
            <text:p>6434</text:p>
          </table:table-cell>
          <table:table-cell office:value-type="string" calcext:value-type="string">
            <text:p>Posto Shell Modelo JMLBG</text:p>
          </table:table-cell>
          <table:table-cell office:value-type="string" calcext:value-type="string">
            <text:p>TASK0151021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2</text:p>
          </table:table-cell>
        </table:table-row>
        <table:table-row table:style-name="ro1">
          <table:table-cell office:value-type="float" office:value="1479081600" calcext:value-type="float">
            <text:p>1479081600</text:p>
          </table:table-cell>
          <table:table-cell office:value-type="float" office:value="6447" calcext:value-type="float">
            <text:p>6447</text:p>
          </table:table-cell>
          <table:table-cell office:value-type="string" calcext:value-type="string">
            <text:p>Posto Shell Rocar Rio</text:p>
          </table:table-cell>
          <table:table-cell office:value-type="string" calcext:value-type="string">
            <text:p>TASK0151024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9081600" calcext:value-type="float">
            <text:p>1479081600</text:p>
          </table:table-cell>
          <table:table-cell office:value-type="float" office:value="6447" calcext:value-type="float">
            <text:p>6447</text:p>
          </table:table-cell>
          <table:table-cell office:value-type="string" calcext:value-type="string">
            <text:p>Posto Shell Rocar Rio</text:p>
          </table:table-cell>
          <table:table-cell office:value-type="string" calcext:value-type="string">
            <text:p>TASK0151024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9081600" calcext:value-type="float">
            <text:p>1479081600</text:p>
          </table:table-cell>
          <table:table-cell office:value-type="float" office:value="6462" calcext:value-type="float">
            <text:p>6462</text:p>
          </table:table-cell>
          <table:table-cell office:value-type="string" calcext:value-type="string">
            <text:p>Posto Shell Estrela</text:p>
          </table:table-cell>
          <table:table-cell office:value-type="string" calcext:value-type="string">
            <text:p>TASK0151033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9081600" calcext:value-type="float">
            <text:p>1479081600</text:p>
          </table:table-cell>
          <table:table-cell office:value-type="float" office:value="6462" calcext:value-type="float">
            <text:p>6462</text:p>
          </table:table-cell>
          <table:table-cell office:value-type="string" calcext:value-type="string">
            <text:p>Posto Shell Estrela</text:p>
          </table:table-cell>
          <table:table-cell office:value-type="string" calcext:value-type="string">
            <text:p>TASK0151033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9081600" calcext:value-type="float">
            <text:p>1479081600</text:p>
          </table:table-cell>
          <table:table-cell office:value-type="float" office:value="6492" calcext:value-type="float">
            <text:p>6492</text:p>
          </table:table-cell>
          <table:table-cell office:value-type="string" calcext:value-type="string">
            <text:p>Posto Shell Pavao Castelinho</text:p>
          </table:table-cell>
          <table:table-cell office:value-type="string" calcext:value-type="string">
            <text:p>INC018717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79081600" calcext:value-type="float">
            <text:p>1479081600</text:p>
          </table:table-cell>
          <table:table-cell office:value-type="float" office:value="6499" calcext:value-type="float">
            <text:p>6499</text:p>
          </table:table-cell>
          <table:table-cell office:value-type="string" calcext:value-type="string">
            <text:p>Posto Shell Mato Alto</text:p>
          </table:table-cell>
          <table:table-cell office:value-type="string" calcext:value-type="string">
            <text:p>INC018622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2</text:p>
          </table:table-cell>
        </table:table-row>
        <table:table-row table:style-name="ro1">
          <table:table-cell office:value-type="float" office:value="1479081600" calcext:value-type="float">
            <text:p>1479081600</text:p>
          </table:table-cell>
          <table:table-cell office:value-type="float" office:value="6507" calcext:value-type="float">
            <text:p>6507</text:p>
          </table:table-cell>
          <table:table-cell office:value-type="string" calcext:value-type="string">
            <text:p>Posto Shell Senhor Barcelona</text:p>
          </table:table-cell>
          <table:table-cell office:value-type="string" calcext:value-type="string">
            <text:p>TASK-0151019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9081600" calcext:value-type="float">
            <text:p>1479081600</text:p>
          </table:table-cell>
          <table:table-cell office:value-type="float" office:value="6546" calcext:value-type="float">
            <text:p>6546</text:p>
          </table:table-cell>
          <table:table-cell office:value-type="string" calcext:value-type="string">
            <text:p>Posto Shell Perola</text:p>
          </table:table-cell>
          <table:table-cell office:value-type="string" calcext:value-type="string">
            <text:p>INC-018679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9254400" calcext:value-type="float">
            <text:p>1479254400</text:p>
          </table:table-cell>
          <table:table-cell office:value-type="float" office:value="6038" calcext:value-type="float">
            <text:p>6038</text:p>
          </table:table-cell>
          <table:table-cell office:value-type="string" calcext:value-type="string">
            <text:p>Posto Shell Benets</text:p>
          </table:table-cell>
          <table:table-cell office:value-type="string" calcext:value-type="string">
            <text:p>INC18693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9254400" calcext:value-type="float">
            <text:p>1479254400</text:p>
          </table:table-cell>
          <table:table-cell office:value-type="float" office:value="6038" calcext:value-type="float">
            <text:p>6038</text:p>
          </table:table-cell>
          <table:table-cell office:value-type="string" calcext:value-type="string">
            <text:p>Posto Shell Benets</text:p>
          </table:table-cell>
          <table:table-cell office:value-type="string" calcext:value-type="string">
            <text:p>INC18682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9254400" calcext:value-type="float">
            <text:p>1479254400</text:p>
          </table:table-cell>
          <table:table-cell office:value-type="float" office:value="6169" calcext:value-type="float">
            <text:p>6169</text:p>
          </table:table-cell>
          <table:table-cell office:value-type="string" calcext:value-type="string">
            <text:p>Posto Shell Lorena</text:p>
          </table:table-cell>
          <table:table-cell office:value-type="string" calcext:value-type="string">
            <text:p>INC0186891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9254400" calcext:value-type="float">
            <text:p>1479254400</text:p>
          </table:table-cell>
          <table:table-cell office:value-type="float" office:value="6169" calcext:value-type="float">
            <text:p>6169</text:p>
          </table:table-cell>
          <table:table-cell office:value-type="string" calcext:value-type="string">
            <text:p>Posto Shell Lorena</text:p>
          </table:table-cell>
          <table:table-cell office:value-type="string" calcext:value-type="string">
            <text:p>INC018689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9254400" calcext:value-type="float">
            <text:p>1479254400</text:p>
          </table:table-cell>
          <table:table-cell office:value-type="float" office:value="6169" calcext:value-type="float">
            <text:p>6169</text:p>
          </table:table-cell>
          <table:table-cell office:value-type="string" calcext:value-type="string">
            <text:p>Posto Shell Lorena</text:p>
          </table:table-cell>
          <table:table-cell office:value-type="string" calcext:value-type="string">
            <text:p>TASK0186891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9254400" calcext:value-type="float">
            <text:p>1479254400</text:p>
          </table:table-cell>
          <table:table-cell office:value-type="float" office:value="6169" calcext:value-type="float">
            <text:p>6169</text:p>
          </table:table-cell>
          <table:table-cell office:value-type="string" calcext:value-type="string">
            <text:p>Posto Shell Lorena</text:p>
          </table:table-cell>
          <table:table-cell office:value-type="string" calcext:value-type="string">
            <text:p>TASK0126715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9254400" calcext:value-type="float">
            <text:p>1479254400</text:p>
          </table:table-cell>
          <table:table-cell office:value-type="float" office:value="6273" calcext:value-type="float">
            <text:p>6273</text:p>
          </table:table-cell>
          <table:table-cell office:value-type="string" calcext:value-type="string">
            <text:p>Posto Shell Helio Valdivia</text:p>
          </table:table-cell>
          <table:table-cell office:value-type="string" calcext:value-type="string">
            <text:p>TASK015123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9254400" calcext:value-type="float">
            <text:p>1479254400</text:p>
          </table:table-cell>
          <table:table-cell office:value-type="float" office:value="6273" calcext:value-type="float">
            <text:p>6273</text:p>
          </table:table-cell>
          <table:table-cell office:value-type="string" calcext:value-type="string">
            <text:p>Posto Shell Helio Valdivia</text:p>
          </table:table-cell>
          <table:table-cell office:value-type="string" calcext:value-type="string">
            <text:p>TASK015123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9254400" calcext:value-type="float">
            <text:p>1479254400</text:p>
          </table:table-cell>
          <table:table-cell office:value-type="float" office:value="6274" calcext:value-type="float">
            <text:p>6274</text:p>
          </table:table-cell>
          <table:table-cell office:value-type="string" calcext:value-type="string">
            <text:p>Posto Shell Silvia Maria Pinto Santos Abastece</text:p>
          </table:table-cell>
          <table:table-cell office:value-type="string" calcext:value-type="string">
            <text:p>TASK0151177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79254400" calcext:value-type="float">
            <text:p>1479254400</text:p>
          </table:table-cell>
          <table:table-cell office:value-type="float" office:value="6322" calcext:value-type="float">
            <text:p>6322</text:p>
          </table:table-cell>
          <table:table-cell office:value-type="string" calcext:value-type="string">
            <text:p>Posto Shell Monaco</text:p>
          </table:table-cell>
          <table:table-cell office:value-type="string" calcext:value-type="string">
            <text:p>INC018697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9254400" calcext:value-type="float">
            <text:p>1479254400</text:p>
          </table:table-cell>
          <table:table-cell office:value-type="float" office:value="6322" calcext:value-type="float">
            <text:p>6322</text:p>
          </table:table-cell>
          <table:table-cell office:value-type="string" calcext:value-type="string">
            <text:p>Posto Shell Monaco</text:p>
          </table:table-cell>
          <table:table-cell office:value-type="string" calcext:value-type="string">
            <text:p>INC018697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9254400" calcext:value-type="float">
            <text:p>1479254400</text:p>
          </table:table-cell>
          <table:table-cell office:value-type="float" office:value="6346" calcext:value-type="float">
            <text:p>6346</text:p>
          </table:table-cell>
          <table:table-cell office:value-type="string" calcext:value-type="string">
            <text:p>Posto Shell Abraao Ribeiro</text:p>
          </table:table-cell>
          <table:table-cell office:value-type="string" calcext:value-type="string">
            <text:p>INC18654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9254400" calcext:value-type="float">
            <text:p>1479254400</text:p>
          </table:table-cell>
          <table:table-cell office:value-type="float" office:value="6355" calcext:value-type="float">
            <text:p>6355</text:p>
          </table:table-cell>
          <table:table-cell office:value-type="string" calcext:value-type="string">
            <text:p>Posto Shell Quinta Avenida</text:p>
          </table:table-cell>
          <table:table-cell office:value-type="string" calcext:value-type="string">
            <text:p>INC0186552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9254400" calcext:value-type="float">
            <text:p>1479254400</text:p>
          </table:table-cell>
          <table:table-cell office:value-type="float" office:value="6355" calcext:value-type="float">
            <text:p>6355</text:p>
          </table:table-cell>
          <table:table-cell office:value-type="string" calcext:value-type="string">
            <text:p>Posto Shell Quinta Avenida</text:p>
          </table:table-cell>
          <table:table-cell office:value-type="string" calcext:value-type="string">
            <text:p>INC018655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9254400" calcext:value-type="float">
            <text:p>1479254400</text:p>
          </table:table-cell>
          <table:table-cell office:value-type="float" office:value="6355" calcext:value-type="float">
            <text:p>6355</text:p>
          </table:table-cell>
          <table:table-cell office:value-type="string" calcext:value-type="string">
            <text:p>Posto Shell Quinta Avenida</text:p>
          </table:table-cell>
          <table:table-cell office:value-type="string" calcext:value-type="string">
            <text:p>Inc0186552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9254400" calcext:value-type="float">
            <text:p>1479254400</text:p>
          </table:table-cell>
          <table:table-cell office:value-type="float" office:value="6355" calcext:value-type="float">
            <text:p>6355</text:p>
          </table:table-cell>
          <table:table-cell office:value-type="string" calcext:value-type="string">
            <text:p>Posto Shell Quinta Avenida</text:p>
          </table:table-cell>
          <table:table-cell office:value-type="string" calcext:value-type="string">
            <text:p>TASK0126692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9254400" calcext:value-type="float">
            <text:p>1479254400</text:p>
          </table:table-cell>
          <table:table-cell office:value-type="float" office:value="6421" calcext:value-type="float">
            <text:p>6421</text:p>
          </table:table-cell>
          <table:table-cell office:value-type="string" calcext:value-type="string">
            <text:p>Posto Shell Sao Bernardo</text:p>
          </table:table-cell>
          <table:table-cell office:value-type="string" calcext:value-type="string">
            <text:p>INC0186324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9254400" calcext:value-type="float">
            <text:p>1479254400</text:p>
          </table:table-cell>
          <table:table-cell office:value-type="float" office:value="6421" calcext:value-type="float">
            <text:p>6421</text:p>
          </table:table-cell>
          <table:table-cell office:value-type="string" calcext:value-type="string">
            <text:p>Posto Shell Sao Bernardo</text:p>
          </table:table-cell>
          <table:table-cell office:value-type="string" calcext:value-type="string">
            <text:p>INC018690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9254400" calcext:value-type="float">
            <text:p>1479254400</text:p>
          </table:table-cell>
          <table:table-cell office:value-type="float" office:value="6421" calcext:value-type="float">
            <text:p>6421</text:p>
          </table:table-cell>
          <table:table-cell office:value-type="string" calcext:value-type="string">
            <text:p>Posto Shell Sao Bernardo</text:p>
          </table:table-cell>
          <table:table-cell office:value-type="string" calcext:value-type="string">
            <text:p>inc0186324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9254400" calcext:value-type="float">
            <text:p>1479254400</text:p>
          </table:table-cell>
          <table:table-cell office:value-type="float" office:value="6523" calcext:value-type="float">
            <text:p>6523</text:p>
          </table:table-cell>
          <table:table-cell office:value-type="string" calcext:value-type="string">
            <text:p>Posto Shell Colossal</text:p>
          </table:table-cell>
          <table:table-cell office:value-type="string" calcext:value-type="string">
            <text:p>TASK-0151216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9254400" calcext:value-type="float">
            <text:p>1479254400</text:p>
          </table:table-cell>
          <table:table-cell office:value-type="float" office:value="6523" calcext:value-type="float">
            <text:p>6523</text:p>
          </table:table-cell>
          <table:table-cell office:value-type="string" calcext:value-type="string">
            <text:p>Posto Shell Colossal</text:p>
          </table:table-cell>
          <table:table-cell office:value-type="string" calcext:value-type="string">
            <text:p>TASK-0151216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9254400" calcext:value-type="float">
            <text:p>1479254400</text:p>
          </table:table-cell>
          <table:table-cell office:value-type="float" office:value="6532" calcext:value-type="float">
            <text:p>6532</text:p>
          </table:table-cell>
          <table:table-cell office:value-type="string" calcext:value-type="string">
            <text:p>Posto Shell Antares</text:p>
          </table:table-cell>
          <table:table-cell office:value-type="string" calcext:value-type="string">
            <text:p>INC-018710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9254400" calcext:value-type="float">
            <text:p>1479254400</text:p>
          </table:table-cell>
          <table:table-cell office:value-type="float" office:value="6532" calcext:value-type="float">
            <text:p>6532</text:p>
          </table:table-cell>
          <table:table-cell office:value-type="string" calcext:value-type="string">
            <text:p>Posto Shell Antares</text:p>
          </table:table-cell>
          <table:table-cell office:value-type="string" calcext:value-type="string">
            <text:p>INC-018710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9254400" calcext:value-type="float">
            <text:p>1479254400</text:p>
          </table:table-cell>
          <table:table-cell office:value-type="float" office:value="6532" calcext:value-type="float">
            <text:p>6532</text:p>
          </table:table-cell>
          <table:table-cell office:value-type="string" calcext:value-type="string">
            <text:p>Posto Shell Antares</text:p>
          </table:table-cell>
          <table:table-cell office:value-type="string" calcext:value-type="string">
            <text:p>INC-018722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9254400" calcext:value-type="float">
            <text:p>1479254400</text:p>
          </table:table-cell>
          <table:table-cell office:value-type="float" office:value="6546" calcext:value-type="float">
            <text:p>6546</text:p>
          </table:table-cell>
          <table:table-cell office:value-type="string" calcext:value-type="string">
            <text:p>Posto Shell Perola</text:p>
          </table:table-cell>
          <table:table-cell office:value-type="string" calcext:value-type="string">
            <text:p>INC-018690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9254400" calcext:value-type="float">
            <text:p>1479254400</text:p>
          </table:table-cell>
          <table:table-cell office:value-type="float" office:value="6627" calcext:value-type="float">
            <text:p>6627</text:p>
          </table:table-cell>
          <table:table-cell office:value-type="string" calcext:value-type="string">
            <text:p>Posto Shell LG</text:p>
          </table:table-cell>
          <table:table-cell office:value-type="string" calcext:value-type="string">
            <text:p>TASK0126680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9254400" calcext:value-type="float">
            <text:p>1479254400</text:p>
          </table:table-cell>
          <table:table-cell office:value-type="float" office:value="6627" calcext:value-type="float">
            <text:p>6627</text:p>
          </table:table-cell>
          <table:table-cell office:value-type="string" calcext:value-type="string">
            <text:p>Posto Shell LG</text:p>
          </table:table-cell>
          <table:table-cell office:value-type="string" calcext:value-type="string">
            <text:p>TASK0126680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9340800" calcext:value-type="float">
            <text:p>1479340800</text:p>
          </table:table-cell>
          <table:table-cell office:value-type="float" office:value="6045" calcext:value-type="float">
            <text:p>6045</text:p>
          </table:table-cell>
          <table:table-cell office:value-type="string" calcext:value-type="string">
            <text:p>Posto Shell Lutaif</text:p>
          </table:table-cell>
          <table:table-cell office:value-type="string" calcext:value-type="string">
            <text:p>INC018722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9340800" calcext:value-type="float">
            <text:p>1479340800</text:p>
          </table:table-cell>
          <table:table-cell office:value-type="float" office:value="6138" calcext:value-type="float">
            <text:p>6138</text:p>
          </table:table-cell>
          <table:table-cell office:value-type="string" calcext:value-type="string">
            <text:p>Posto Shell Estonia 3</text:p>
          </table:table-cell>
          <table:table-cell office:value-type="string" calcext:value-type="string">
            <text:p>INC018720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9340800" calcext:value-type="float">
            <text:p>1479340800</text:p>
          </table:table-cell>
          <table:table-cell office:value-type="float" office:value="6400" calcext:value-type="float">
            <text:p>6400</text:p>
          </table:table-cell>
          <table:table-cell office:value-type="string" calcext:value-type="string">
            <text:p>Posto Shell Rio Claro Center Shopping</text:p>
          </table:table-cell>
          <table:table-cell office:value-type="string" calcext:value-type="string">
            <text:p>INC018717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79340800" calcext:value-type="float">
            <text:p>1479340800</text:p>
          </table:table-cell>
          <table:table-cell office:value-type="float" office:value="6481" calcext:value-type="float">
            <text:p>6481</text:p>
          </table:table-cell>
          <table:table-cell office:value-type="string" calcext:value-type="string">
            <text:p>Posto Shell Brasil 2000</text:p>
          </table:table-cell>
          <table:table-cell office:value-type="string" calcext:value-type="string">
            <text:p>INC018723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9340800" calcext:value-type="float">
            <text:p>1479340800</text:p>
          </table:table-cell>
          <table:table-cell office:value-type="float" office:value="6504" calcext:value-type="float">
            <text:p>6504</text:p>
          </table:table-cell>
          <table:table-cell office:value-type="string" calcext:value-type="string">
            <text:p>Posto Shell Delta Mar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9340800" calcext:value-type="float">
            <text:p>1479340800</text:p>
          </table:table-cell>
          <table:table-cell office:value-type="float" office:value="6606" calcext:value-type="float">
            <text:p>6606</text:p>
          </table:table-cell>
          <table:table-cell office:value-type="string" calcext:value-type="string">
            <text:p>Posto Shell Colina Aracatuba</text:p>
          </table:table-cell>
          <table:table-cell office:value-type="string" calcext:value-type="string">
            <text:p>INC018672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9340800" calcext:value-type="float">
            <text:p>1479340800</text:p>
          </table:table-cell>
          <table:table-cell office:value-type="float" office:value="6606" calcext:value-type="float">
            <text:p>6606</text:p>
          </table:table-cell>
          <table:table-cell office:value-type="string" calcext:value-type="string">
            <text:p>Posto Shell Colina Aracatuba</text:p>
          </table:table-cell>
          <table:table-cell office:value-type="string" calcext:value-type="string">
            <text:p>INC018704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9427200" calcext:value-type="float">
            <text:p>1479427200</text:p>
          </table:table-cell>
          <table:table-cell office:value-type="float" office:value="6040" calcext:value-type="float">
            <text:p>6040</text:p>
          </table:table-cell>
          <table:table-cell office:value-type="string" calcext:value-type="string">
            <text:p>Posto Shell Carlos Alberto Papacidero</text:p>
          </table:table-cell>
          <table:table-cell office:value-type="string" calcext:value-type="string">
            <text:p>INC0187209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9427200" calcext:value-type="float">
            <text:p>1479427200</text:p>
          </table:table-cell>
          <table:table-cell office:value-type="float" office:value="6040" calcext:value-type="float">
            <text:p>6040</text:p>
          </table:table-cell>
          <table:table-cell office:value-type="string" calcext:value-type="string">
            <text:p>Posto Shell Carlos Alberto Papacidero</text:p>
          </table:table-cell>
          <table:table-cell office:value-type="string" calcext:value-type="string">
            <text:p>TASK0148153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9427200" calcext:value-type="float">
            <text:p>1479427200</text:p>
          </table:table-cell>
          <table:table-cell office:value-type="float" office:value="6040" calcext:value-type="float">
            <text:p>6040</text:p>
          </table:table-cell>
          <table:table-cell office:value-type="string" calcext:value-type="string">
            <text:p>Posto Shell Carlos Alberto Papacidero</text:p>
          </table:table-cell>
          <table:table-cell office:value-type="string" calcext:value-type="string">
            <text:p>INC018720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9427200" calcext:value-type="float">
            <text:p>1479427200</text:p>
          </table:table-cell>
          <table:table-cell office:value-type="float" office:value="6050" calcext:value-type="float">
            <text:p>6050</text:p>
          </table:table-cell>
          <table:table-cell office:value-type="string" calcext:value-type="string">
            <text:p>Posto Shell BAP</text:p>
          </table:table-cell>
          <table:table-cell office:value-type="string" calcext:value-type="string">
            <text:p>INC018739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9427200" calcext:value-type="float">
            <text:p>1479427200</text:p>
          </table:table-cell>
          <table:table-cell office:value-type="float" office:value="6087" calcext:value-type="float">
            <text:p>6087</text:p>
          </table:table-cell>
          <table:table-cell office:value-type="string" calcext:value-type="string">
            <text:p>Posto Shell Tapera Grande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9427200" calcext:value-type="float">
            <text:p>1479427200</text:p>
          </table:table-cell>
          <table:table-cell office:value-type="float" office:value="6379" calcext:value-type="float">
            <text:p>6379</text:p>
          </table:table-cell>
          <table:table-cell office:value-type="string" calcext:value-type="string">
            <text:p>Posto Shell Sabella</text:p>
          </table:table-cell>
          <table:table-cell office:value-type="string" calcext:value-type="string">
            <text:p>INC018713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9427200" calcext:value-type="float">
            <text:p>1479427200</text:p>
          </table:table-cell>
          <table:table-cell office:value-type="float" office:value="6438" calcext:value-type="float">
            <text:p>6438</text:p>
          </table:table-cell>
          <table:table-cell office:value-type="string" calcext:value-type="string">
            <text:p>Posto Shell Hawai Rio</text:p>
          </table:table-cell>
          <table:table-cell office:value-type="string" calcext:value-type="string">
            <text:p>INC018757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9513600" calcext:value-type="float">
            <text:p>1479513600</text:p>
          </table:table-cell>
          <table:table-cell office:value-type="float" office:value="6028" calcext:value-type="float">
            <text:p>6028</text:p>
          </table:table-cell>
          <table:table-cell office:value-type="string" calcext:value-type="string">
            <text:p>Posto Shell Sao Gualter</text:p>
          </table:table-cell>
          <table:table-cell office:value-type="string" calcext:value-type="string">
            <text:p>INC018794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9513600" calcext:value-type="float">
            <text:p>1479513600</text:p>
          </table:table-cell>
          <table:table-cell office:value-type="float" office:value="6256" calcext:value-type="float">
            <text:p>6256</text:p>
          </table:table-cell>
          <table:table-cell office:value-type="string" calcext:value-type="string">
            <text:p>Posto Shell CRS</text:p>
          </table:table-cell>
          <table:table-cell office:value-type="string" calcext:value-type="string">
            <text:p>INC18752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9513600" calcext:value-type="float">
            <text:p>1479513600</text:p>
          </table:table-cell>
          <table:table-cell office:value-type="float" office:value="6256" calcext:value-type="float">
            <text:p>6256</text:p>
          </table:table-cell>
          <table:table-cell office:value-type="string" calcext:value-type="string">
            <text:p>Posto Shell CRS</text:p>
          </table:table-cell>
          <table:table-cell office:value-type="string" calcext:value-type="string">
            <text:p>inc187523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9513600" calcext:value-type="float">
            <text:p>1479513600</text:p>
          </table:table-cell>
          <table:table-cell office:value-type="float" office:value="6273" calcext:value-type="float">
            <text:p>6273</text:p>
          </table:table-cell>
          <table:table-cell office:value-type="string" calcext:value-type="string">
            <text:p>Posto Shell Helio Valdivia</text:p>
          </table:table-cell>
          <table:table-cell office:value-type="string" calcext:value-type="string">
            <text:p>INC018805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9513600" calcext:value-type="float">
            <text:p>1479513600</text:p>
          </table:table-cell>
          <table:table-cell office:value-type="float" office:value="6273" calcext:value-type="float">
            <text:p>6273</text:p>
          </table:table-cell>
          <table:table-cell office:value-type="string" calcext:value-type="string">
            <text:p>Posto Shell Helio Valdivia</text:p>
          </table:table-cell>
          <table:table-cell office:value-type="string" calcext:value-type="string">
            <text:p>INC0188051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9513600" calcext:value-type="float">
            <text:p>1479513600</text:p>
          </table:table-cell>
          <table:table-cell office:value-type="float" office:value="6273" calcext:value-type="float">
            <text:p>6273</text:p>
          </table:table-cell>
          <table:table-cell office:value-type="string" calcext:value-type="string">
            <text:p>Posto Shell Helio Valdivia</text:p>
          </table:table-cell>
          <table:table-cell office:value-type="string" calcext:value-type="string">
            <text:p>TASK0151305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9513600" calcext:value-type="float">
            <text:p>1479513600</text:p>
          </table:table-cell>
          <table:table-cell office:value-type="float" office:value="6463" calcext:value-type="float">
            <text:p>6463</text:p>
          </table:table-cell>
          <table:table-cell office:value-type="string" calcext:value-type="string">
            <text:p>Posto Shell Amigao de Itaborai</text:p>
          </table:table-cell>
          <table:table-cell office:value-type="string" calcext:value-type="string">
            <text:p>INC0187997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9513600" calcext:value-type="float">
            <text:p>1479513600</text:p>
          </table:table-cell>
          <table:table-cell office:value-type="float" office:value="6508" calcext:value-type="float">
            <text:p>6508</text:p>
          </table:table-cell>
          <table:table-cell office:value-type="string" calcext:value-type="string">
            <text:p>Posto Shell Malure</text:p>
          </table:table-cell>
          <table:table-cell office:value-type="string" calcext:value-type="string">
            <text:p>TASK0152062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9686400" calcext:value-type="float">
            <text:p>1479686400</text:p>
          </table:table-cell>
          <table:table-cell office:value-type="float" office:value="6005" calcext:value-type="float">
            <text:p>6005</text:p>
          </table:table-cell>
          <table:table-cell office:value-type="string" calcext:value-type="string">
            <text:p>Posto Shell Atlantica</text:p>
          </table:table-cell>
          <table:table-cell office:value-type="string" calcext:value-type="string">
            <text:p>Task015087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9686400" calcext:value-type="float">
            <text:p>1479686400</text:p>
          </table:table-cell>
          <table:table-cell office:value-type="float" office:value="6005" calcext:value-type="float">
            <text:p>6005</text:p>
          </table:table-cell>
          <table:table-cell office:value-type="string" calcext:value-type="string">
            <text:p>Posto Shell Atlantica</text:p>
          </table:table-cell>
          <table:table-cell office:value-type="string" calcext:value-type="string">
            <text:p>task015087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9686400" calcext:value-type="float">
            <text:p>1479686400</text:p>
          </table:table-cell>
          <table:table-cell office:value-type="float" office:value="6005" calcext:value-type="float">
            <text:p>6005</text:p>
          </table:table-cell>
          <table:table-cell office:value-type="string" calcext:value-type="string">
            <text:p>Posto Shell Atlantica</text:p>
          </table:table-cell>
          <table:table-cell office:value-type="string" calcext:value-type="string">
            <text:p>task015087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9686400" calcext:value-type="float">
            <text:p>1479686400</text:p>
          </table:table-cell>
          <table:table-cell office:value-type="float" office:value="6005" calcext:value-type="float">
            <text:p>6005</text:p>
          </table:table-cell>
          <table:table-cell office:value-type="string" calcext:value-type="string">
            <text:p>Posto Shell Atlantica</text:p>
          </table:table-cell>
          <table:table-cell office:value-type="string" calcext:value-type="string">
            <text:p>TASK0150870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9686400" calcext:value-type="float">
            <text:p>1479686400</text:p>
          </table:table-cell>
          <table:table-cell office:value-type="float" office:value="6005" calcext:value-type="float">
            <text:p>6005</text:p>
          </table:table-cell>
          <table:table-cell office:value-type="string" calcext:value-type="string">
            <text:p>Posto Shell Atlantica</text:p>
          </table:table-cell>
          <table:table-cell office:value-type="string" calcext:value-type="string">
            <text:p>TASK0133941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9686400" calcext:value-type="float">
            <text:p>1479686400</text:p>
          </table:table-cell>
          <table:table-cell office:value-type="float" office:value="6129" calcext:value-type="float">
            <text:p>6129</text:p>
          </table:table-cell>
          <table:table-cell office:value-type="string" calcext:value-type="string">
            <text:p>Posto Shell Roan</text:p>
          </table:table-cell>
          <table:table-cell office:value-type="string" calcext:value-type="string">
            <text:p>INC018823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9686400" calcext:value-type="float">
            <text:p>1479686400</text:p>
          </table:table-cell>
          <table:table-cell office:value-type="float" office:value="6198" calcext:value-type="float">
            <text:p>6198</text:p>
          </table:table-cell>
          <table:table-cell office:value-type="string" calcext:value-type="string">
            <text:p>Posto Shell Maranelo 2</text:p>
          </table:table-cell>
          <table:table-cell office:value-type="string" calcext:value-type="string">
            <text:p>TASK0152538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9686400" calcext:value-type="float">
            <text:p>1479686400</text:p>
          </table:table-cell>
          <table:table-cell office:value-type="float" office:value="6198" calcext:value-type="float">
            <text:p>6198</text:p>
          </table:table-cell>
          <table:table-cell office:value-type="string" calcext:value-type="string">
            <text:p>Posto Shell Maranelo 2</text:p>
          </table:table-cell>
          <table:table-cell office:value-type="float" office:value="152538" calcext:value-type="float">
            <text:p>152538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9686400" calcext:value-type="float">
            <text:p>1479686400</text:p>
          </table:table-cell>
          <table:table-cell office:value-type="float" office:value="6198" calcext:value-type="float">
            <text:p>6198</text:p>
          </table:table-cell>
          <table:table-cell office:value-type="string" calcext:value-type="string">
            <text:p>Posto Shell Maranelo 2</text:p>
          </table:table-cell>
          <table:table-cell office:value-type="string" calcext:value-type="string">
            <text:p>TASK0152538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9686400" calcext:value-type="float">
            <text:p>1479686400</text:p>
          </table:table-cell>
          <table:table-cell office:value-type="float" office:value="6302" calcext:value-type="float">
            <text:p>6302</text:p>
          </table:table-cell>
          <table:table-cell office:value-type="string" calcext:value-type="string">
            <text:p>Posto Shell Parque Villa Lobos</text:p>
          </table:table-cell>
          <table:table-cell office:value-type="string" calcext:value-type="string">
            <text:p>task0152598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9686400" calcext:value-type="float">
            <text:p>1479686400</text:p>
          </table:table-cell>
          <table:table-cell office:value-type="float" office:value="6302" calcext:value-type="float">
            <text:p>6302</text:p>
          </table:table-cell>
          <table:table-cell office:value-type="string" calcext:value-type="string">
            <text:p>Posto Shell Parque Villa Lobos</text:p>
          </table:table-cell>
          <table:table-cell office:value-type="string" calcext:value-type="string">
            <text:p>TASK0152598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9686400" calcext:value-type="float">
            <text:p>1479686400</text:p>
          </table:table-cell>
          <table:table-cell office:value-type="float" office:value="6412" calcext:value-type="float">
            <text:p>6412</text:p>
          </table:table-cell>
          <table:table-cell office:value-type="string" calcext:value-type="string">
            <text:p>Posto Shell Duque City</text:p>
          </table:table-cell>
          <table:table-cell office:value-type="string" calcext:value-type="string">
            <text:p>TASK0148969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9686400" calcext:value-type="float">
            <text:p>1479686400</text:p>
          </table:table-cell>
          <table:table-cell office:value-type="float" office:value="6412" calcext:value-type="float">
            <text:p>6412</text:p>
          </table:table-cell>
          <table:table-cell office:value-type="string" calcext:value-type="string">
            <text:p>Posto Shell Duque City</text:p>
          </table:table-cell>
          <table:table-cell office:value-type="string" calcext:value-type="string">
            <text:p>task148968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9686400" calcext:value-type="float">
            <text:p>1479686400</text:p>
          </table:table-cell>
          <table:table-cell office:value-type="float" office:value="6412" calcext:value-type="float">
            <text:p>6412</text:p>
          </table:table-cell>
          <table:table-cell office:value-type="string" calcext:value-type="string">
            <text:p>Posto Shell Duque City</text:p>
          </table:table-cell>
          <table:table-cell office:value-type="string" calcext:value-type="string">
            <text:p>TASK0148968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9686400" calcext:value-type="float">
            <text:p>1479686400</text:p>
          </table:table-cell>
          <table:table-cell office:value-type="float" office:value="6418" calcext:value-type="float">
            <text:p>6418</text:p>
          </table:table-cell>
          <table:table-cell office:value-type="string" calcext:value-type="string">
            <text:p>Posto Shell Chacaras do Coelho</text:p>
          </table:table-cell>
          <table:table-cell office:value-type="string" calcext:value-type="string">
            <text:p>TASK0152464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9686400" calcext:value-type="float">
            <text:p>1479686400</text:p>
          </table:table-cell>
          <table:table-cell office:value-type="float" office:value="6418" calcext:value-type="float">
            <text:p>6418</text:p>
          </table:table-cell>
          <table:table-cell office:value-type="string" calcext:value-type="string">
            <text:p>Posto Shell Chacaras do Coelho</text:p>
          </table:table-cell>
          <table:table-cell office:value-type="string" calcext:value-type="string">
            <text:p>TASK0152464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9686400" calcext:value-type="float">
            <text:p>1479686400</text:p>
          </table:table-cell>
          <table:table-cell office:value-type="float" office:value="6418" calcext:value-type="float">
            <text:p>6418</text:p>
          </table:table-cell>
          <table:table-cell office:value-type="string" calcext:value-type="string">
            <text:p>Posto Shell Chacaras do Coelho</text:p>
          </table:table-cell>
          <table:table-cell office:value-type="string" calcext:value-type="string">
            <text:p>TASK0152464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9686400" calcext:value-type="float">
            <text:p>1479686400</text:p>
          </table:table-cell>
          <table:table-cell office:value-type="float" office:value="6418" calcext:value-type="float">
            <text:p>6418</text:p>
          </table:table-cell>
          <table:table-cell office:value-type="string" calcext:value-type="string">
            <text:p>Posto Shell Chacaras do Coelho</text:p>
          </table:table-cell>
          <table:table-cell office:value-type="string" calcext:value-type="string">
            <text:p>TASK0152464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9686400" calcext:value-type="float">
            <text:p>1479686400</text:p>
          </table:table-cell>
          <table:table-cell office:value-type="float" office:value="6442" calcext:value-type="float">
            <text:p>6442</text:p>
          </table:table-cell>
          <table:table-cell office:value-type="string" calcext:value-type="string">
            <text:p>Posto Shell Grande Amor</text:p>
          </table:table-cell>
          <table:table-cell office:value-type="string" calcext:value-type="string">
            <text:p>TASK0149752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9686400" calcext:value-type="float">
            <text:p>1479686400</text:p>
          </table:table-cell>
          <table:table-cell office:value-type="float" office:value="6442" calcext:value-type="float">
            <text:p>6442</text:p>
          </table:table-cell>
          <table:table-cell office:value-type="string" calcext:value-type="string">
            <text:p>Posto Shell Grande Amor</text:p>
          </table:table-cell>
          <table:table-cell office:value-type="string" calcext:value-type="string">
            <text:p>Task014975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9686400" calcext:value-type="float">
            <text:p>1479686400</text:p>
          </table:table-cell>
          <table:table-cell office:value-type="float" office:value="6442" calcext:value-type="float">
            <text:p>6442</text:p>
          </table:table-cell>
          <table:table-cell office:value-type="string" calcext:value-type="string">
            <text:p>Posto Shell Grande Amor</text:p>
          </table:table-cell>
          <table:table-cell office:value-type="string" calcext:value-type="string">
            <text:p>TASK014975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9686400" calcext:value-type="float">
            <text:p>1479686400</text:p>
          </table:table-cell>
          <table:table-cell office:value-type="float" office:value="6442" calcext:value-type="float">
            <text:p>6442</text:p>
          </table:table-cell>
          <table:table-cell office:value-type="string" calcext:value-type="string">
            <text:p>Posto Shell Grande Amor</text:p>
          </table:table-cell>
          <table:table-cell office:value-type="string" calcext:value-type="string">
            <text:p>TASK0149750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9686400" calcext:value-type="float">
            <text:p>1479686400</text:p>
          </table:table-cell>
          <table:table-cell office:value-type="float" office:value="6465" calcext:value-type="float">
            <text:p>6465</text:p>
          </table:table-cell>
          <table:table-cell office:value-type="string" calcext:value-type="string">
            <text:p>Posto Shell Araujo Leite</text:p>
          </table:table-cell>
          <table:table-cell office:value-type="string" calcext:value-type="string">
            <text:p>INC018813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9686400" calcext:value-type="float">
            <text:p>1479686400</text:p>
          </table:table-cell>
          <table:table-cell office:value-type="float" office:value="6465" calcext:value-type="float">
            <text:p>6465</text:p>
          </table:table-cell>
          <table:table-cell office:value-type="string" calcext:value-type="string">
            <text:p>Posto Shell Araujo Leite</text:p>
          </table:table-cell>
          <table:table-cell office:value-type="float" office:value="188138" calcext:value-type="float">
            <text:p>188138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9686400" calcext:value-type="float">
            <text:p>1479686400</text:p>
          </table:table-cell>
          <table:table-cell office:value-type="float" office:value="6468" calcext:value-type="float">
            <text:p>6468</text:p>
          </table:table-cell>
          <table:table-cell office:value-type="string" calcext:value-type="string">
            <text:p>Posto Shell Aeroporto Bauru</text:p>
          </table:table-cell>
          <table:table-cell office:value-type="float" office:value="152356" calcext:value-type="float">
            <text:p>152356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9686400" calcext:value-type="float">
            <text:p>1479686400</text:p>
          </table:table-cell>
          <table:table-cell office:value-type="float" office:value="6539" calcext:value-type="float">
            <text:p>6539</text:p>
          </table:table-cell>
          <table:table-cell office:value-type="string" calcext:value-type="string">
            <text:p>Posto Shell Pedrazzoli</text:p>
          </table:table-cell>
          <table:table-cell office:value-type="string" calcext:value-type="string">
            <text:p>INC-018808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9686400" calcext:value-type="float">
            <text:p>1479686400</text:p>
          </table:table-cell>
          <table:table-cell office:value-type="float" office:value="6539" calcext:value-type="float">
            <text:p>6539</text:p>
          </table:table-cell>
          <table:table-cell office:value-type="string" calcext:value-type="string">
            <text:p>Posto Shell Pedrazzoli</text:p>
          </table:table-cell>
          <table:table-cell office:value-type="string" calcext:value-type="string">
            <text:p>INC-018813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9686400" calcext:value-type="float">
            <text:p>1479686400</text:p>
          </table:table-cell>
          <table:table-cell office:value-type="float" office:value="6539" calcext:value-type="float">
            <text:p>6539</text:p>
          </table:table-cell>
          <table:table-cell office:value-type="string" calcext:value-type="string">
            <text:p>Posto Shell Pedrazzoli</text:p>
          </table:table-cell>
          <table:table-cell office:value-type="string" calcext:value-type="string">
            <text:p>INC-0188087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9686400" calcext:value-type="float">
            <text:p>1479686400</text:p>
          </table:table-cell>
          <table:table-cell office:value-type="float" office:value="6549" calcext:value-type="float">
            <text:p>6549</text:p>
          </table:table-cell>
          <table:table-cell office:value-type="string" calcext:value-type="string">
            <text:p>Posto Shell Farol do Parque</text:p>
          </table:table-cell>
          <table:table-cell office:value-type="string" calcext:value-type="string">
            <text:p>INC-018807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9686400" calcext:value-type="float">
            <text:p>1479686400</text:p>
          </table:table-cell>
          <table:table-cell office:value-type="float" office:value="6549" calcext:value-type="float">
            <text:p>6549</text:p>
          </table:table-cell>
          <table:table-cell office:value-type="string" calcext:value-type="string">
            <text:p>Posto Shell Farol do Parque</text:p>
          </table:table-cell>
          <table:table-cell office:value-type="string" calcext:value-type="string">
            <text:p>INC-0188077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9686400" calcext:value-type="float">
            <text:p>1479686400</text:p>
          </table:table-cell>
          <table:table-cell office:value-type="float" office:value="6566" calcext:value-type="float">
            <text:p>6566</text:p>
          </table:table-cell>
          <table:table-cell office:value-type="string" calcext:value-type="string">
            <text:p>Posto Shell Artigas</text:p>
          </table:table-cell>
          <table:table-cell office:value-type="string" calcext:value-type="string">
            <text:p>INC-018815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9686400" calcext:value-type="float">
            <text:p>1479686400</text:p>
          </table:table-cell>
          <table:table-cell office:value-type="float" office:value="6566" calcext:value-type="float">
            <text:p>6566</text:p>
          </table:table-cell>
          <table:table-cell office:value-type="string" calcext:value-type="string">
            <text:p>Posto Shell Artigas</text:p>
          </table:table-cell>
          <table:table-cell office:value-type="string" calcext:value-type="string">
            <text:p>INC-0188155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9686400" calcext:value-type="float">
            <text:p>1479686400</text:p>
          </table:table-cell>
          <table:table-cell office:value-type="float" office:value="6605" calcext:value-type="float">
            <text:p>6605</text:p>
          </table:table-cell>
          <table:table-cell office:value-type="string" calcext:value-type="string">
            <text:p>Posto Shell Morro Azul de Itatiba</text:p>
          </table:table-cell>
          <table:table-cell office:value-type="string" calcext:value-type="string">
            <text:p>INC0188256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9686400" calcext:value-type="float">
            <text:p>1479686400</text:p>
          </table:table-cell>
          <table:table-cell office:value-type="float" office:value="6605" calcext:value-type="float">
            <text:p>6605</text:p>
          </table:table-cell>
          <table:table-cell office:value-type="string" calcext:value-type="string">
            <text:p>Posto Shell Morro Azul de Itatiba</text:p>
          </table:table-cell>
          <table:table-cell office:value-type="string" calcext:value-type="string">
            <text:p>INC018825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9686400" calcext:value-type="float">
            <text:p>1479686400</text:p>
          </table:table-cell>
          <table:table-cell office:value-type="float" office:value="6605" calcext:value-type="float">
            <text:p>6605</text:p>
          </table:table-cell>
          <table:table-cell office:value-type="string" calcext:value-type="string">
            <text:p>Posto Shell Morro Azul de Itatiba</text:p>
          </table:table-cell>
          <table:table-cell office:value-type="string" calcext:value-type="string">
            <text:p>INC0188256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9686400" calcext:value-type="float">
            <text:p>1479686400</text:p>
          </table:table-cell>
          <table:table-cell office:value-type="float" office:value="6605" calcext:value-type="float">
            <text:p>6605</text:p>
          </table:table-cell>
          <table:table-cell office:value-type="string" calcext:value-type="string">
            <text:p>Posto Shell Morro Azul de Itatiba</text:p>
          </table:table-cell>
          <table:table-cell office:value-type="string" calcext:value-type="string">
            <text:p>INC0188256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9686400" calcext:value-type="float">
            <text:p>1479686400</text:p>
          </table:table-cell>
          <table:table-cell office:value-type="float" office:value="6652" calcext:value-type="float">
            <text:p>6652</text:p>
          </table:table-cell>
          <table:table-cell office:value-type="string" calcext:value-type="string">
            <text:p>Posto Shell Parambos</text:p>
          </table:table-cell>
          <table:table-cell office:value-type="string" calcext:value-type="string">
            <text:p>TASK0149785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79686400" calcext:value-type="float">
            <text:p>1479686400</text:p>
          </table:table-cell>
          <table:table-cell office:value-type="float" office:value="6652" calcext:value-type="float">
            <text:p>6652</text:p>
          </table:table-cell>
          <table:table-cell office:value-type="string" calcext:value-type="string">
            <text:p>Posto Shell Parambos</text:p>
          </table:table-cell>
          <table:table-cell office:value-type="string" calcext:value-type="string">
            <text:p>Task0149784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79686400" calcext:value-type="float">
            <text:p>1479686400</text:p>
          </table:table-cell>
          <table:table-cell office:value-type="float" office:value="6652" calcext:value-type="float">
            <text:p>6652</text:p>
          </table:table-cell>
          <table:table-cell office:value-type="string" calcext:value-type="string">
            <text:p>Posto Shell Parambos</text:p>
          </table:table-cell>
          <table:table-cell office:value-type="string" calcext:value-type="string">
            <text:p>TASK0149784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79686400" calcext:value-type="float">
            <text:p>1479686400</text:p>
          </table:table-cell>
          <table:table-cell office:value-type="float" office:value="6652" calcext:value-type="float">
            <text:p>6652</text:p>
          </table:table-cell>
          <table:table-cell office:value-type="string" calcext:value-type="string">
            <text:p>Posto Shell Parambos</text:p>
          </table:table-cell>
          <table:table-cell office:value-type="string" calcext:value-type="string">
            <text:p>TASK0139575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79772800" calcext:value-type="float">
            <text:p>1479772800</text:p>
          </table:table-cell>
          <table:table-cell office:value-type="float" office:value="6011" calcext:value-type="float">
            <text:p>6011</text:p>
          </table:table-cell>
          <table:table-cell office:value-type="string" calcext:value-type="string">
            <text:p>Posto Shell Ralpha</text:p>
          </table:table-cell>
          <table:table-cell office:value-type="string" calcext:value-type="string">
            <text:p>INC018859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9772800" calcext:value-type="float">
            <text:p>1479772800</text:p>
          </table:table-cell>
          <table:table-cell office:value-type="float" office:value="6017" calcext:value-type="float">
            <text:p>6017</text:p>
          </table:table-cell>
          <table:table-cell office:value-type="string" calcext:value-type="string">
            <text:p>Posto Shell Portal Leste</text:p>
          </table:table-cell>
          <table:table-cell office:value-type="string" calcext:value-type="string">
            <text:p>TASK0119421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9772800" calcext:value-type="float">
            <text:p>1479772800</text:p>
          </table:table-cell>
          <table:table-cell office:value-type="float" office:value="6017" calcext:value-type="float">
            <text:p>6017</text:p>
          </table:table-cell>
          <table:table-cell office:value-type="string" calcext:value-type="string">
            <text:p>Posto Shell Portal Leste</text:p>
          </table:table-cell>
          <table:table-cell office:value-type="string" calcext:value-type="string">
            <text:p>TASK0119421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9772800" calcext:value-type="float">
            <text:p>1479772800</text:p>
          </table:table-cell>
          <table:table-cell office:value-type="float" office:value="6017" calcext:value-type="float">
            <text:p>6017</text:p>
          </table:table-cell>
          <table:table-cell office:value-type="string" calcext:value-type="string">
            <text:p>Posto Shell Portal Leste</text:p>
          </table:table-cell>
          <table:table-cell office:value-type="float" office:value="119421" calcext:value-type="float">
            <text:p>119421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9772800" calcext:value-type="float">
            <text:p>1479772800</text:p>
          </table:table-cell>
          <table:table-cell office:value-type="float" office:value="6017" calcext:value-type="float">
            <text:p>6017</text:p>
          </table:table-cell>
          <table:table-cell office:value-type="string" calcext:value-type="string">
            <text:p>Posto Shell Portal Leste</text:p>
          </table:table-cell>
          <table:table-cell office:value-type="string" calcext:value-type="string">
            <text:p>TASK0119421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9772800" calcext:value-type="float">
            <text:p>1479772800</text:p>
          </table:table-cell>
          <table:table-cell office:value-type="float" office:value="6017" calcext:value-type="float">
            <text:p>6017</text:p>
          </table:table-cell>
          <table:table-cell office:value-type="string" calcext:value-type="string">
            <text:p>Posto Shell Portal Leste</text:p>
          </table:table-cell>
          <table:table-cell office:value-type="string" calcext:value-type="string">
            <text:p>TASK0119421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9772800" calcext:value-type="float">
            <text:p>1479772800</text:p>
          </table:table-cell>
          <table:table-cell office:value-type="float" office:value="6050" calcext:value-type="float">
            <text:p>6050</text:p>
          </table:table-cell>
          <table:table-cell office:value-type="string" calcext:value-type="string">
            <text:p>Posto Shell BAP</text:p>
          </table:table-cell>
          <table:table-cell office:value-type="string" calcext:value-type="string">
            <text:p>INC018860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9772800" calcext:value-type="float">
            <text:p>1479772800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Posto Shell ABD</text:p>
          </table:table-cell>
          <table:table-cell office:value-type="string" calcext:value-type="string">
            <text:p>task0151032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9772800" calcext:value-type="float">
            <text:p>1479772800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Posto Shell ABD</text:p>
          </table:table-cell>
          <table:table-cell office:value-type="string" calcext:value-type="string">
            <text:p>TASK0151032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9772800" calcext:value-type="float">
            <text:p>1479772800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Posto Shell ABD</text:p>
          </table:table-cell>
          <table:table-cell office:value-type="string" calcext:value-type="string">
            <text:p>TASK0151032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9772800" calcext:value-type="float">
            <text:p>1479772800</text:p>
          </table:table-cell>
          <table:table-cell office:value-type="float" office:value="6129" calcext:value-type="float">
            <text:p>6129</text:p>
          </table:table-cell>
          <table:table-cell office:value-type="string" calcext:value-type="string">
            <text:p>Posto Shell Roan</text:p>
          </table:table-cell>
          <table:table-cell office:value-type="string" calcext:value-type="string">
            <text:p>INC0188321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9772800" calcext:value-type="float">
            <text:p>1479772800</text:p>
          </table:table-cell>
          <table:table-cell office:value-type="float" office:value="6129" calcext:value-type="float">
            <text:p>6129</text:p>
          </table:table-cell>
          <table:table-cell office:value-type="string" calcext:value-type="string">
            <text:p>Posto Shell Roan</text:p>
          </table:table-cell>
          <table:table-cell office:value-type="string" calcext:value-type="string">
            <text:p>TASK015292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9772800" calcext:value-type="float">
            <text:p>1479772800</text:p>
          </table:table-cell>
          <table:table-cell office:value-type="float" office:value="6129" calcext:value-type="float">
            <text:p>6129</text:p>
          </table:table-cell>
          <table:table-cell office:value-type="string" calcext:value-type="string">
            <text:p>Posto Shell Roan</text:p>
          </table:table-cell>
          <table:table-cell office:value-type="string" calcext:value-type="string">
            <text:p>TASK0152925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9772800" calcext:value-type="float">
            <text:p>1479772800</text:p>
          </table:table-cell>
          <table:table-cell office:value-type="float" office:value="6129" calcext:value-type="float">
            <text:p>6129</text:p>
          </table:table-cell>
          <table:table-cell office:value-type="string" calcext:value-type="string">
            <text:p>Posto Shell Roan</text:p>
          </table:table-cell>
          <table:table-cell office:value-type="string" calcext:value-type="string">
            <text:p>TASK0152925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9772800" calcext:value-type="float">
            <text:p>1479772800</text:p>
          </table:table-cell>
          <table:table-cell office:value-type="float" office:value="6138" calcext:value-type="float">
            <text:p>6138</text:p>
          </table:table-cell>
          <table:table-cell office:value-type="string" calcext:value-type="string">
            <text:p>Posto Shell Estonia 3</text:p>
          </table:table-cell>
          <table:table-cell office:value-type="string" calcext:value-type="string">
            <text:p>INC018815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9772800" calcext:value-type="float">
            <text:p>1479772800</text:p>
          </table:table-cell>
          <table:table-cell office:value-type="float" office:value="6173" calcext:value-type="float">
            <text:p>6173</text:p>
          </table:table-cell>
          <table:table-cell office:value-type="string" calcext:value-type="string">
            <text:p>Posto Shell Futuro</text:p>
          </table:table-cell>
          <table:table-cell office:value-type="string" calcext:value-type="string">
            <text:p>TASK0152433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9772800" calcext:value-type="float">
            <text:p>1479772800</text:p>
          </table:table-cell>
          <table:table-cell office:value-type="float" office:value="6203" calcext:value-type="float">
            <text:p>6203</text:p>
          </table:table-cell>
          <table:table-cell office:value-type="string" calcext:value-type="string">
            <text:p>Posto Shell Casa Grande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9772800" calcext:value-type="float">
            <text:p>1479772800</text:p>
          </table:table-cell>
          <table:table-cell office:value-type="float" office:value="6346" calcext:value-type="float">
            <text:p>6346</text:p>
          </table:table-cell>
          <table:table-cell office:value-type="string" calcext:value-type="string">
            <text:p>Posto Shell Abraao Ribeiro</text:p>
          </table:table-cell>
          <table:table-cell office:value-type="string" calcext:value-type="string">
            <text:p>TASK012666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79772800" calcext:value-type="float">
            <text:p>1479772800</text:p>
          </table:table-cell>
          <table:table-cell office:value-type="float" office:value="6346" calcext:value-type="float">
            <text:p>6346</text:p>
          </table:table-cell>
          <table:table-cell office:value-type="string" calcext:value-type="string">
            <text:p>Posto Shell Abraao Ribeiro</text:p>
          </table:table-cell>
          <table:table-cell office:value-type="string" calcext:value-type="string">
            <text:p>TASK012666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79772800" calcext:value-type="float">
            <text:p>1479772800</text:p>
          </table:table-cell>
          <table:table-cell office:value-type="float" office:value="6346" calcext:value-type="float">
            <text:p>6346</text:p>
          </table:table-cell>
          <table:table-cell office:value-type="string" calcext:value-type="string">
            <text:p>Posto Shell Abraao Ribeiro</text:p>
          </table:table-cell>
          <table:table-cell office:value-type="string" calcext:value-type="string">
            <text:p>TASK0126660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79772800" calcext:value-type="float">
            <text:p>1479772800</text:p>
          </table:table-cell>
          <table:table-cell office:value-type="float" office:value="6346" calcext:value-type="float">
            <text:p>6346</text:p>
          </table:table-cell>
          <table:table-cell office:value-type="string" calcext:value-type="string">
            <text:p>Posto Shell Abraao Ribeiro</text:p>
          </table:table-cell>
          <table:table-cell office:value-type="string" calcext:value-type="string">
            <text:p>TASK0126660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79772800" calcext:value-type="float">
            <text:p>1479772800</text:p>
          </table:table-cell>
          <table:table-cell office:value-type="float" office:value="6420" calcext:value-type="float">
            <text:p>6420</text:p>
          </table:table-cell>
          <table:table-cell office:value-type="string" calcext:value-type="string">
            <text:p>Posto Shell Vitoria</text:p>
          </table:table-cell>
          <table:table-cell office:value-type="string" calcext:value-type="string">
            <text:p>INC018851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9772800" calcext:value-type="float">
            <text:p>1479772800</text:p>
          </table:table-cell>
          <table:table-cell office:value-type="float" office:value="6434" calcext:value-type="float">
            <text:p>6434</text:p>
          </table:table-cell>
          <table:table-cell office:value-type="string" calcext:value-type="string">
            <text:p>Posto Shell Modelo JMLBG</text:p>
          </table:table-cell>
          <table:table-cell office:value-type="string" calcext:value-type="string">
            <text:p>Task0152872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9772800" calcext:value-type="float">
            <text:p>1479772800</text:p>
          </table:table-cell>
          <table:table-cell office:value-type="float" office:value="6434" calcext:value-type="float">
            <text:p>6434</text:p>
          </table:table-cell>
          <table:table-cell office:value-type="string" calcext:value-type="string">
            <text:p>Posto Shell Modelo JMLBG</text:p>
          </table:table-cell>
          <table:table-cell office:value-type="string" calcext:value-type="string">
            <text:p>TASK0152872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9772800" calcext:value-type="float">
            <text:p>1479772800</text:p>
          </table:table-cell>
          <table:table-cell office:value-type="float" office:value="6507" calcext:value-type="float">
            <text:p>6507</text:p>
          </table:table-cell>
          <table:table-cell office:value-type="string" calcext:value-type="string">
            <text:p>Posto Shell Senhor Barcelona</text:p>
          </table:table-cell>
          <table:table-cell office:value-type="string" calcext:value-type="string">
            <text:p>INC018780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9772800" calcext:value-type="float">
            <text:p>1479772800</text:p>
          </table:table-cell>
          <table:table-cell office:value-type="float" office:value="6507" calcext:value-type="float">
            <text:p>6507</text:p>
          </table:table-cell>
          <table:table-cell office:value-type="string" calcext:value-type="string">
            <text:p>Posto Shell Senhor Barcelona</text:p>
          </table:table-cell>
          <table:table-cell office:value-type="string" calcext:value-type="string">
            <text:p>INC-0187808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9772800" calcext:value-type="float">
            <text:p>1479772800</text:p>
          </table:table-cell>
          <table:table-cell office:value-type="float" office:value="6539" calcext:value-type="float">
            <text:p>6539</text:p>
          </table:table-cell>
          <table:table-cell office:value-type="string" calcext:value-type="string">
            <text:p>Posto Shell Pedrazzoli</text:p>
          </table:table-cell>
          <table:table-cell office:value-type="string" calcext:value-type="string">
            <text:p>INC-018860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9772800" calcext:value-type="float">
            <text:p>1479772800</text:p>
          </table:table-cell>
          <table:table-cell office:value-type="float" office:value="6549" calcext:value-type="float">
            <text:p>6549</text:p>
          </table:table-cell>
          <table:table-cell office:value-type="string" calcext:value-type="string">
            <text:p>Posto Shell Farol do Parque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9772800" calcext:value-type="float">
            <text:p>1479772800</text:p>
          </table:table-cell>
          <table:table-cell office:value-type="float" office:value="6549" calcext:value-type="float">
            <text:p>6549</text:p>
          </table:table-cell>
          <table:table-cell office:value-type="string" calcext:value-type="string">
            <text:p>Posto Shell Farol do Parque</text:p>
          </table:table-cell>
          <table:table-cell office:value-type="string" calcext:value-type="string">
            <text:p>INC-018854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9772800" calcext:value-type="float">
            <text:p>1479772800</text:p>
          </table:table-cell>
          <table:table-cell office:value-type="float" office:value="6578" calcext:value-type="float">
            <text:p>6578</text:p>
          </table:table-cell>
          <table:table-cell office:value-type="string" calcext:value-type="string">
            <text:p>Posto Shell LK Vila Universitaria</text:p>
          </table:table-cell>
          <table:table-cell office:value-type="float" office:value="152892" calcext:value-type="float">
            <text:p>152892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9772800" calcext:value-type="float">
            <text:p>1479772800</text:p>
          </table:table-cell>
          <table:table-cell office:value-type="float" office:value="6578" calcext:value-type="float">
            <text:p>6578</text:p>
          </table:table-cell>
          <table:table-cell office:value-type="string" calcext:value-type="string">
            <text:p>Posto Shell LK Vila Universitaria</text:p>
          </table:table-cell>
          <table:table-cell office:value-type="string" calcext:value-type="string">
            <text:p>TASK0126699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9859200" calcext:value-type="float">
            <text:p>1479859200</text:p>
          </table:table-cell>
          <table:table-cell office:value-type="float" office:value="6030" calcext:value-type="float">
            <text:p>6030</text:p>
          </table:table-cell>
          <table:table-cell office:value-type="string" calcext:value-type="string">
            <text:p>Posto Shell Gigante da Imigrantes</text:p>
          </table:table-cell>
          <table:table-cell office:value-type="string" calcext:value-type="string">
            <text:p>TASK0138398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79859200" calcext:value-type="float">
            <text:p>1479859200</text:p>
          </table:table-cell>
          <table:table-cell office:value-type="float" office:value="6030" calcext:value-type="float">
            <text:p>6030</text:p>
          </table:table-cell>
          <table:table-cell office:value-type="string" calcext:value-type="string">
            <text:p>Posto Shell Gigante da Imigrantes</text:p>
          </table:table-cell>
          <table:table-cell office:value-type="string" calcext:value-type="string">
            <text:p>Task0138398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79859200" calcext:value-type="float">
            <text:p>1479859200</text:p>
          </table:table-cell>
          <table:table-cell office:value-type="float" office:value="6030" calcext:value-type="float">
            <text:p>6030</text:p>
          </table:table-cell>
          <table:table-cell office:value-type="string" calcext:value-type="string">
            <text:p>Posto Shell Gigante da Imigrantes</text:p>
          </table:table-cell>
          <table:table-cell office:value-type="string" calcext:value-type="string">
            <text:p>TASK0138398</text:p>
          </table:table-cell>
          <table:table-cell office:value-type="string" calcext:value-type="string">
            <text:p>PREDI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79859200" calcext:value-type="float">
            <text:p>1479859200</text:p>
          </table:table-cell>
          <table:table-cell office:value-type="float" office:value="6030" calcext:value-type="float">
            <text:p>6030</text:p>
          </table:table-cell>
          <table:table-cell office:value-type="string" calcext:value-type="string">
            <text:p>Posto Shell Gigante da Imigrantes</text:p>
          </table:table-cell>
          <table:table-cell office:value-type="string" calcext:value-type="string">
            <text:p>TASK0138398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79859200" calcext:value-type="float">
            <text:p>1479859200</text:p>
          </table:table-cell>
          <table:table-cell office:value-type="float" office:value="6030" calcext:value-type="float">
            <text:p>6030</text:p>
          </table:table-cell>
          <table:table-cell office:value-type="string" calcext:value-type="string">
            <text:p>Posto Shell Gigante da Imigrantes</text:p>
          </table:table-cell>
          <table:table-cell office:value-type="string" calcext:value-type="string">
            <text:p>TASK0138398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79859200" calcext:value-type="float">
            <text:p>1479859200</text:p>
          </table:table-cell>
          <table:table-cell office:value-type="float" office:value="6030" calcext:value-type="float">
            <text:p>6030</text:p>
          </table:table-cell>
          <table:table-cell office:value-type="string" calcext:value-type="string">
            <text:p>Posto Shell Gigante da Imigrantes</text:p>
          </table:table-cell>
          <table:table-cell office:value-type="string" calcext:value-type="string">
            <text:p>TASK0138398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79859200" calcext:value-type="float">
            <text:p>1479859200</text:p>
          </table:table-cell>
          <table:table-cell office:value-type="float" office:value="6296" calcext:value-type="float">
            <text:p>6296</text:p>
          </table:table-cell>
          <table:table-cell office:value-type="string" calcext:value-type="string">
            <text:p>Posto Shell Dom Pedro I</text:p>
          </table:table-cell>
          <table:table-cell office:value-type="string" calcext:value-type="string">
            <text:p>INC018883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9859200" calcext:value-type="float">
            <text:p>1479859200</text:p>
          </table:table-cell>
          <table:table-cell office:value-type="float" office:value="6296" calcext:value-type="float">
            <text:p>6296</text:p>
          </table:table-cell>
          <table:table-cell office:value-type="string" calcext:value-type="string">
            <text:p>Posto Shell Dom Pedro I</text:p>
          </table:table-cell>
          <table:table-cell office:value-type="string" calcext:value-type="string">
            <text:p>INC018887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9859200" calcext:value-type="float">
            <text:p>1479859200</text:p>
          </table:table-cell>
          <table:table-cell office:value-type="float" office:value="6465" calcext:value-type="float">
            <text:p>6465</text:p>
          </table:table-cell>
          <table:table-cell office:value-type="string" calcext:value-type="string">
            <text:p>Posto Shell Araujo Leite</text:p>
          </table:table-cell>
          <table:table-cell office:value-type="string" calcext:value-type="string">
            <text:p>TASK0153203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9859200" calcext:value-type="float">
            <text:p>1479859200</text:p>
          </table:table-cell>
          <table:table-cell office:value-type="float" office:value="6491" calcext:value-type="float">
            <text:p>6491</text:p>
          </table:table-cell>
          <table:table-cell office:value-type="string" calcext:value-type="string">
            <text:p>Posto Shell Nova Suiça</text:p>
          </table:table-cell>
          <table:table-cell office:value-type="string" calcext:value-type="string">
            <text:p>INC018857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9859200" calcext:value-type="float">
            <text:p>1479859200</text:p>
          </table:table-cell>
          <table:table-cell office:value-type="float" office:value="6507" calcext:value-type="float">
            <text:p>6507</text:p>
          </table:table-cell>
          <table:table-cell office:value-type="string" calcext:value-type="string">
            <text:p>Posto Shell Senhor Barcelona</text:p>
          </table:table-cell>
          <table:table-cell office:value-type="string" calcext:value-type="string">
            <text:p>INC-018780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9859200" calcext:value-type="float">
            <text:p>1479859200</text:p>
          </table:table-cell>
          <table:table-cell office:value-type="float" office:value="6523" calcext:value-type="float">
            <text:p>6523</text:p>
          </table:table-cell>
          <table:table-cell office:value-type="string" calcext:value-type="string">
            <text:p>Posto Shell Colossal</text:p>
          </table:table-cell>
          <table:table-cell office:value-type="string" calcext:value-type="string">
            <text:p>Task-0151212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9859200" calcext:value-type="float">
            <text:p>1479859200</text:p>
          </table:table-cell>
          <table:table-cell office:value-type="float" office:value="6523" calcext:value-type="float">
            <text:p>6523</text:p>
          </table:table-cell>
          <table:table-cell office:value-type="string" calcext:value-type="string">
            <text:p>Posto Shell Colossal</text:p>
          </table:table-cell>
          <table:table-cell office:value-type="string" calcext:value-type="string">
            <text:p>TASK-0151212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9859200" calcext:value-type="float">
            <text:p>1479859200</text:p>
          </table:table-cell>
          <table:table-cell office:value-type="float" office:value="6539" calcext:value-type="float">
            <text:p>6539</text:p>
          </table:table-cell>
          <table:table-cell office:value-type="string" calcext:value-type="string">
            <text:p>Posto Shell Pedrazzoli</text:p>
          </table:table-cell>
          <table:table-cell office:value-type="string" calcext:value-type="string">
            <text:p>INC-018894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9859200" calcext:value-type="float">
            <text:p>1479859200</text:p>
          </table:table-cell>
          <table:table-cell office:value-type="float" office:value="6602" calcext:value-type="float">
            <text:p>6602</text:p>
          </table:table-cell>
          <table:table-cell office:value-type="string" calcext:value-type="string">
            <text:p>Posto Shell JB Caxias</text:p>
          </table:table-cell>
          <table:table-cell office:value-type="string" calcext:value-type="string">
            <text:p>INC0188439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9859200" calcext:value-type="float">
            <text:p>1479859200</text:p>
          </table:table-cell>
          <table:table-cell office:value-type="float" office:value="6602" calcext:value-type="float">
            <text:p>6602</text:p>
          </table:table-cell>
          <table:table-cell office:value-type="string" calcext:value-type="string">
            <text:p>Posto Shell JB Caxias</text:p>
          </table:table-cell>
          <table:table-cell office:value-type="string" calcext:value-type="string">
            <text:p>INC018843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9859200" calcext:value-type="float">
            <text:p>1479859200</text:p>
          </table:table-cell>
          <table:table-cell office:value-type="float" office:value="6602" calcext:value-type="float">
            <text:p>6602</text:p>
          </table:table-cell>
          <table:table-cell office:value-type="string" calcext:value-type="string">
            <text:p>Posto Shell JB Caxias</text:p>
          </table:table-cell>
          <table:table-cell office:value-type="string" calcext:value-type="string">
            <text:p>INC0188439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9859200" calcext:value-type="float">
            <text:p>1479859200</text:p>
          </table:table-cell>
          <table:table-cell office:value-type="float" office:value="6605" calcext:value-type="float">
            <text:p>6605</text:p>
          </table:table-cell>
          <table:table-cell office:value-type="string" calcext:value-type="string">
            <text:p>Posto Shell Morro Azul de Itatiba</text:p>
          </table:table-cell>
          <table:table-cell office:value-type="string" calcext:value-type="string">
            <text:p>INC018825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9945600" calcext:value-type="float">
            <text:p>1479945600</text:p>
          </table:table-cell>
          <table:table-cell office:value-type="float" office:value="6044" calcext:value-type="float">
            <text:p>6044</text:p>
          </table:table-cell>
          <table:table-cell office:value-type="string" calcext:value-type="string">
            <text:p>Posto Shell Galena</text:p>
          </table:table-cell>
          <table:table-cell office:value-type="string" calcext:value-type="string">
            <text:p>task01384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9945600" calcext:value-type="float">
            <text:p>1479945600</text:p>
          </table:table-cell>
          <table:table-cell office:value-type="float" office:value="6044" calcext:value-type="float">
            <text:p>6044</text:p>
          </table:table-cell>
          <table:table-cell office:value-type="string" calcext:value-type="string">
            <text:p>Posto Shell Galena</text:p>
          </table:table-cell>
          <table:table-cell office:value-type="string" calcext:value-type="string">
            <text:p>TASK0138400</text:p>
          </table:table-cell>
          <table:table-cell office:value-type="string" calcext:value-type="string">
            <text:p>PREDI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9945600" calcext:value-type="float">
            <text:p>1479945600</text:p>
          </table:table-cell>
          <table:table-cell office:value-type="float" office:value="6044" calcext:value-type="float">
            <text:p>6044</text:p>
          </table:table-cell>
          <table:table-cell office:value-type="string" calcext:value-type="string">
            <text:p>Posto Shell Galena</text:p>
          </table:table-cell>
          <table:table-cell office:value-type="string" calcext:value-type="string">
            <text:p>TASK0148400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9945600" calcext:value-type="float">
            <text:p>1479945600</text:p>
          </table:table-cell>
          <table:table-cell office:value-type="float" office:value="6044" calcext:value-type="float">
            <text:p>6044</text:p>
          </table:table-cell>
          <table:table-cell office:value-type="string" calcext:value-type="string">
            <text:p>Posto Shell Galena</text:p>
          </table:table-cell>
          <table:table-cell office:value-type="string" calcext:value-type="string">
            <text:p>TASK01384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9945600" calcext:value-type="float">
            <text:p>1479945600</text:p>
          </table:table-cell>
          <table:table-cell office:value-type="float" office:value="6044" calcext:value-type="float">
            <text:p>6044</text:p>
          </table:table-cell>
          <table:table-cell office:value-type="string" calcext:value-type="string">
            <text:p>Posto Shell Galena</text:p>
          </table:table-cell>
          <table:table-cell office:value-type="string" calcext:value-type="string">
            <text:p>TASK0143205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9945600" calcext:value-type="float">
            <text:p>1479945600</text:p>
          </table:table-cell>
          <table:table-cell office:value-type="float" office:value="6050" calcext:value-type="float">
            <text:p>6050</text:p>
          </table:table-cell>
          <table:table-cell office:value-type="string" calcext:value-type="string">
            <text:p>Posto Shell BAP</text:p>
          </table:table-cell>
          <table:table-cell office:value-type="string" calcext:value-type="string">
            <text:p>INC018897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9945600" calcext:value-type="float">
            <text:p>1479945600</text:p>
          </table:table-cell>
          <table:table-cell office:value-type="float" office:value="6050" calcext:value-type="float">
            <text:p>6050</text:p>
          </table:table-cell>
          <table:table-cell office:value-type="string" calcext:value-type="string">
            <text:p>Posto Shell BAP</text:p>
          </table:table-cell>
          <table:table-cell office:value-type="float" office:value="188975" calcext:value-type="float">
            <text:p>188975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9945600" calcext:value-type="float">
            <text:p>1479945600</text:p>
          </table:table-cell>
          <table:table-cell office:value-type="float" office:value="6052" calcext:value-type="float">
            <text:p>6052</text:p>
          </table:table-cell>
          <table:table-cell office:value-type="string" calcext:value-type="string">
            <text:p>Posto Shell Ponto Solar</text:p>
          </table:table-cell>
          <table:table-cell office:value-type="string" calcext:value-type="string">
            <text:p>INC018897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9945600" calcext:value-type="float">
            <text:p>1479945600</text:p>
          </table:table-cell>
          <table:table-cell office:value-type="float" office:value="6058" calcext:value-type="float">
            <text:p>6058</text:p>
          </table:table-cell>
          <table:table-cell office:value-type="string" calcext:value-type="string">
            <text:p>Posto Shell Bordo</text:p>
          </table:table-cell>
          <table:table-cell office:value-type="string" calcext:value-type="string">
            <text:p>TASK0119446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9945600" calcext:value-type="float">
            <text:p>1479945600</text:p>
          </table:table-cell>
          <table:table-cell office:value-type="float" office:value="6058" calcext:value-type="float">
            <text:p>6058</text:p>
          </table:table-cell>
          <table:table-cell office:value-type="string" calcext:value-type="string">
            <text:p>Posto Shell Bordo</text:p>
          </table:table-cell>
          <table:table-cell office:value-type="string" calcext:value-type="string">
            <text:p>TASK0119446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9945600" calcext:value-type="float">
            <text:p>1479945600</text:p>
          </table:table-cell>
          <table:table-cell office:value-type="float" office:value="6058" calcext:value-type="float">
            <text:p>6058</text:p>
          </table:table-cell>
          <table:table-cell office:value-type="string" calcext:value-type="string">
            <text:p>Posto Shell Bordo</text:p>
          </table:table-cell>
          <table:table-cell office:value-type="string" calcext:value-type="string">
            <text:p>TASK0119446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9945600" calcext:value-type="float">
            <text:p>1479945600</text:p>
          </table:table-cell>
          <table:table-cell office:value-type="float" office:value="6058" calcext:value-type="float">
            <text:p>6058</text:p>
          </table:table-cell>
          <table:table-cell office:value-type="string" calcext:value-type="string">
            <text:p>Posto Shell Bordo</text:p>
          </table:table-cell>
          <table:table-cell office:value-type="string" calcext:value-type="string">
            <text:p>TASK0119446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9945600" calcext:value-type="float">
            <text:p>1479945600</text:p>
          </table:table-cell>
          <table:table-cell office:value-type="float" office:value="6173" calcext:value-type="float">
            <text:p>6173</text:p>
          </table:table-cell>
          <table:table-cell office:value-type="string" calcext:value-type="string">
            <text:p>Posto Shell Futuro</text:p>
          </table:table-cell>
          <table:table-cell office:value-type="string" calcext:value-type="string">
            <text:p>INC018876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9945600" calcext:value-type="float">
            <text:p>1479945600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osto Shell Progresso Mogi</text:p>
          </table:table-cell>
          <table:table-cell office:value-type="string" calcext:value-type="string">
            <text:p>INC018871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9945600" calcext:value-type="float">
            <text:p>1479945600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osto Shell Progresso Mogi</text:p>
          </table:table-cell>
          <table:table-cell office:value-type="string" calcext:value-type="string">
            <text:p>INC0188718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9945600" calcext:value-type="float">
            <text:p>1479945600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Posto Shell Guaruja Andalo</text:p>
          </table:table-cell>
          <table:table-cell office:value-type="string" calcext:value-type="string">
            <text:p>INC018870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9945600" calcext:value-type="float">
            <text:p>1479945600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Posto Shell Guaruja Andalo</text:p>
          </table:table-cell>
          <table:table-cell office:value-type="float" office:value="188700" calcext:value-type="float">
            <text:p>1887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9945600" calcext:value-type="float">
            <text:p>1479945600</text:p>
          </table:table-cell>
          <table:table-cell office:value-type="float" office:value="6552" calcext:value-type="float">
            <text:p>6552</text:p>
          </table:table-cell>
          <table:table-cell office:value-type="string" calcext:value-type="string">
            <text:p>Posto Shell Thiago Vinicius</text:p>
          </table:table-cell>
          <table:table-cell office:value-type="string" calcext:value-type="string">
            <text:p>INC-018869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9945600" calcext:value-type="float">
            <text:p>1479945600</text:p>
          </table:table-cell>
          <table:table-cell office:value-type="float" office:value="6552" calcext:value-type="float">
            <text:p>6552</text:p>
          </table:table-cell>
          <table:table-cell office:value-type="string" calcext:value-type="string">
            <text:p>Posto Shell Thiago Vinicius</text:p>
          </table:table-cell>
          <table:table-cell office:value-type="string" calcext:value-type="string">
            <text:p>INC-0188609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9945600" calcext:value-type="float">
            <text:p>1479945600</text:p>
          </table:table-cell>
          <table:table-cell office:value-type="float" office:value="6552" calcext:value-type="float">
            <text:p>6552</text:p>
          </table:table-cell>
          <table:table-cell office:value-type="string" calcext:value-type="string">
            <text:p>Posto Shell Thiago Vinicius</text:p>
          </table:table-cell>
          <table:table-cell office:value-type="string" calcext:value-type="string">
            <text:p>TASK-0188609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9945600" calcext:value-type="float">
            <text:p>1479945600</text:p>
          </table:table-cell>
          <table:table-cell office:value-type="float" office:value="6580" calcext:value-type="float">
            <text:p>6580</text:p>
          </table:table-cell>
          <table:table-cell office:value-type="string" calcext:value-type="string">
            <text:p>Posto Shell Galapagos</text:p>
          </table:table-cell>
          <table:table-cell office:value-type="string" calcext:value-type="string">
            <text:p>TASK015354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9945600" calcext:value-type="float">
            <text:p>1479945600</text:p>
          </table:table-cell>
          <table:table-cell office:value-type="float" office:value="6580" calcext:value-type="float">
            <text:p>6580</text:p>
          </table:table-cell>
          <table:table-cell office:value-type="string" calcext:value-type="string">
            <text:p>Posto Shell Galapagos</text:p>
          </table:table-cell>
          <table:table-cell office:value-type="string" calcext:value-type="string">
            <text:p>TASK0153542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80032000" calcext:value-type="float">
            <text:p>1480032000</text:p>
          </table:table-cell>
          <table:table-cell office:value-type="float" office:value="6028" calcext:value-type="float">
            <text:p>6028</text:p>
          </table:table-cell>
          <table:table-cell office:value-type="string" calcext:value-type="string">
            <text:p>Posto Shell Sao Gualter</text:p>
          </table:table-cell>
          <table:table-cell office:value-type="string" calcext:value-type="string">
            <text:p>INC018872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0032000" calcext:value-type="float">
            <text:p>1480032000</text:p>
          </table:table-cell>
          <table:table-cell office:value-type="float" office:value="6049" calcext:value-type="float">
            <text:p>6049</text:p>
          </table:table-cell>
          <table:table-cell office:value-type="string" calcext:value-type="string">
            <text:p>Posto Shell Francisco Morato</text:p>
          </table:table-cell>
          <table:table-cell office:value-type="string" calcext:value-type="string">
            <text:p>INC018935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0032000" calcext:value-type="float">
            <text:p>1480032000</text:p>
          </table:table-cell>
          <table:table-cell office:value-type="float" office:value="6086" calcext:value-type="float">
            <text:p>6086</text:p>
          </table:table-cell>
          <table:table-cell office:value-type="string" calcext:value-type="string">
            <text:p>Posto Shell Cinadis</text:p>
          </table:table-cell>
          <table:table-cell office:value-type="string" calcext:value-type="string">
            <text:p>TASK0154145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0032000" calcext:value-type="float">
            <text:p>1480032000</text:p>
          </table:table-cell>
          <table:table-cell office:value-type="float" office:value="6086" calcext:value-type="float">
            <text:p>6086</text:p>
          </table:table-cell>
          <table:table-cell office:value-type="string" calcext:value-type="string">
            <text:p>Posto Shell Cinadis</text:p>
          </table:table-cell>
          <table:table-cell office:value-type="string" calcext:value-type="string">
            <text:p>TASK0154145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0032000" calcext:value-type="float">
            <text:p>1480032000</text:p>
          </table:table-cell>
          <table:table-cell office:value-type="float" office:value="6088" calcext:value-type="float">
            <text:p>6088</text:p>
          </table:table-cell>
          <table:table-cell office:value-type="string" calcext:value-type="string">
            <text:p>Posto Shell Estonia 5</text:p>
          </table:table-cell>
          <table:table-cell office:value-type="string" calcext:value-type="string">
            <text:p>TASK0154144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0032000" calcext:value-type="float">
            <text:p>1480032000</text:p>
          </table:table-cell>
          <table:table-cell office:value-type="float" office:value="6088" calcext:value-type="float">
            <text:p>6088</text:p>
          </table:table-cell>
          <table:table-cell office:value-type="string" calcext:value-type="string">
            <text:p>Posto Shell Estonia 5</text:p>
          </table:table-cell>
          <table:table-cell office:value-type="string" calcext:value-type="string">
            <text:p>TASK0154144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0032000" calcext:value-type="float">
            <text:p>1480032000</text:p>
          </table:table-cell>
          <table:table-cell office:value-type="float" office:value="6118" calcext:value-type="float">
            <text:p>6118</text:p>
          </table:table-cell>
          <table:table-cell office:value-type="string" calcext:value-type="string">
            <text:p>Posto Shell Muraki</text:p>
          </table:table-cell>
          <table:table-cell office:value-type="string" calcext:value-type="string">
            <text:p>INC018918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0032000" calcext:value-type="float">
            <text:p>1480032000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to Shell Tratto</text:p>
          </table:table-cell>
          <table:table-cell office:value-type="string" calcext:value-type="string">
            <text:p>TASK0154143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0032000" calcext:value-type="float">
            <text:p>1480032000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to Shell Tratto</text:p>
          </table:table-cell>
          <table:table-cell office:value-type="string" calcext:value-type="string">
            <text:p>TASK0154143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0032000" calcext:value-type="float">
            <text:p>1480032000</text:p>
          </table:table-cell>
          <table:table-cell office:value-type="float" office:value="6193" calcext:value-type="float">
            <text:p>6193</text:p>
          </table:table-cell>
          <table:table-cell office:value-type="string" calcext:value-type="string">
            <text:p>Posto Shell Jardim colonial</text:p>
          </table:table-cell>
          <table:table-cell office:value-type="string" calcext:value-type="string">
            <text:p>TASK0154157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0032000" calcext:value-type="float">
            <text:p>1480032000</text:p>
          </table:table-cell>
          <table:table-cell office:value-type="float" office:value="6193" calcext:value-type="float">
            <text:p>6193</text:p>
          </table:table-cell>
          <table:table-cell office:value-type="string" calcext:value-type="string">
            <text:p>Posto Shell Jardim colonial</text:p>
          </table:table-cell>
          <table:table-cell office:value-type="string" calcext:value-type="string">
            <text:p>TASK0154157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0032000" calcext:value-type="float">
            <text:p>1480032000</text:p>
          </table:table-cell>
          <table:table-cell office:value-type="float" office:value="6204" calcext:value-type="float">
            <text:p>6204</text:p>
          </table:table-cell>
          <table:table-cell office:value-type="string" calcext:value-type="string">
            <text:p>Posto Shell Mingo</text:p>
          </table:table-cell>
          <table:table-cell office:value-type="string" calcext:value-type="string">
            <text:p>INC018921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0032000" calcext:value-type="float">
            <text:p>1480032000</text:p>
          </table:table-cell>
          <table:table-cell office:value-type="float" office:value="6300" calcext:value-type="float">
            <text:p>6300</text:p>
          </table:table-cell>
          <table:table-cell office:value-type="string" calcext:value-type="string">
            <text:p>Posto Shell Abdelnor</text:p>
          </table:table-cell>
          <table:table-cell office:value-type="string" calcext:value-type="string">
            <text:p>TASK0154158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0032000" calcext:value-type="float">
            <text:p>1480032000</text:p>
          </table:table-cell>
          <table:table-cell office:value-type="float" office:value="6300" calcext:value-type="float">
            <text:p>6300</text:p>
          </table:table-cell>
          <table:table-cell office:value-type="string" calcext:value-type="string">
            <text:p>Posto Shell Abdelnor</text:p>
          </table:table-cell>
          <table:table-cell office:value-type="string" calcext:value-type="string">
            <text:p>TASK0154158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0032000" calcext:value-type="float">
            <text:p>1480032000</text:p>
          </table:table-cell>
          <table:table-cell office:value-type="float" office:value="6387" calcext:value-type="float">
            <text:p>6387</text:p>
          </table:table-cell>
          <table:table-cell office:value-type="string" calcext:value-type="string">
            <text:p>Posto Shell Panamericano</text:p>
          </table:table-cell>
          <table:table-cell office:value-type="string" calcext:value-type="string">
            <text:p>TASK0154133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80032000" calcext:value-type="float">
            <text:p>1480032000</text:p>
          </table:table-cell>
          <table:table-cell office:value-type="float" office:value="6387" calcext:value-type="float">
            <text:p>6387</text:p>
          </table:table-cell>
          <table:table-cell office:value-type="string" calcext:value-type="string">
            <text:p>Posto Shell Panamericano</text:p>
          </table:table-cell>
          <table:table-cell office:value-type="float" office:value="1154133" calcext:value-type="float">
            <text:p>1154133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80032000" calcext:value-type="float">
            <text:p>1480032000</text:p>
          </table:table-cell>
          <table:table-cell office:value-type="float" office:value="6387" calcext:value-type="float">
            <text:p>6387</text:p>
          </table:table-cell>
          <table:table-cell office:value-type="string" calcext:value-type="string">
            <text:p>Posto Shell Panamericano</text:p>
          </table:table-cell>
          <table:table-cell office:value-type="string" calcext:value-type="string">
            <text:p>TASK0154132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80032000" calcext:value-type="float">
            <text:p>1480032000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Posto Shell Quinta do Golfe</text:p>
          </table:table-cell>
          <table:table-cell office:value-type="string" calcext:value-type="string">
            <text:p>TASK0131756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0032000" calcext:value-type="float">
            <text:p>1480032000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Posto Shell Quinta do Golfe</text:p>
          </table:table-cell>
          <table:table-cell office:value-type="string" calcext:value-type="string">
            <text:p>INC013175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0032000" calcext:value-type="float">
            <text:p>1480032000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Posto Shell Quinta do Golfe</text:p>
          </table:table-cell>
          <table:table-cell office:value-type="float" office:value="131756" calcext:value-type="float">
            <text:p>131756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0032000" calcext:value-type="float">
            <text:p>1480032000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Posto Shell Quinta do Golfe</text:p>
          </table:table-cell>
          <table:table-cell office:value-type="string" calcext:value-type="string">
            <text:p>TASK0131756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0032000" calcext:value-type="float">
            <text:p>1480032000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Posto Shell Quinta do Golfe</text:p>
          </table:table-cell>
          <table:table-cell office:value-type="string" calcext:value-type="string">
            <text:p>TASK0131756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0032000" calcext:value-type="float">
            <text:p>1480032000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Posto Shell Guaruja Andalo</text:p>
          </table:table-cell>
          <table:table-cell office:value-type="string" calcext:value-type="string">
            <text:p>TASK01887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0032000" calcext:value-type="float">
            <text:p>1480032000</text:p>
          </table:table-cell>
          <table:table-cell office:value-type="float" office:value="6507" calcext:value-type="float">
            <text:p>6507</text:p>
          </table:table-cell>
          <table:table-cell office:value-type="string" calcext:value-type="string">
            <text:p>Posto Shell Senhor Barcelona</text:p>
          </table:table-cell>
          <table:table-cell office:value-type="string" calcext:value-type="string">
            <text:p>INC-018941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0032000" calcext:value-type="float">
            <text:p>1480032000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Posto Shell Jardim Botanico</text:p>
          </table:table-cell>
          <table:table-cell office:value-type="string" calcext:value-type="string">
            <text:p>TASK-0154108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0032000" calcext:value-type="float">
            <text:p>1480032000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Posto Shell Jardim Botanico</text:p>
          </table:table-cell>
          <table:table-cell office:value-type="string" calcext:value-type="string">
            <text:p>TASK-0154108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0032000" calcext:value-type="float">
            <text:p>1480032000</text:p>
          </table:table-cell>
          <table:table-cell office:value-type="float" office:value="6623" calcext:value-type="float">
            <text:p>6623</text:p>
          </table:table-cell>
          <table:table-cell office:value-type="string" calcext:value-type="string">
            <text:p>Posto Shell Boa Viagem Friburgo</text:p>
          </table:table-cell>
          <table:table-cell office:value-type="string" calcext:value-type="string">
            <text:p>TASK0154114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80032000" calcext:value-type="float">
            <text:p>1480032000</text:p>
          </table:table-cell>
          <table:table-cell office:value-type="float" office:value="6623" calcext:value-type="float">
            <text:p>6623</text:p>
          </table:table-cell>
          <table:table-cell office:value-type="string" calcext:value-type="string">
            <text:p>Posto Shell Boa Viagem Friburgo</text:p>
          </table:table-cell>
          <table:table-cell office:value-type="string" calcext:value-type="string">
            <text:p>Task0154114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80032000" calcext:value-type="float">
            <text:p>1480032000</text:p>
          </table:table-cell>
          <table:table-cell office:value-type="float" office:value="6623" calcext:value-type="float">
            <text:p>6623</text:p>
          </table:table-cell>
          <table:table-cell office:value-type="string" calcext:value-type="string">
            <text:p>Posto Shell Boa Viagem Friburgo</text:p>
          </table:table-cell>
          <table:table-cell office:value-type="string" calcext:value-type="string">
            <text:p>TASK0154114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80118400" calcext:value-type="float">
            <text:p>1480118400</text:p>
          </table:table-cell>
          <table:table-cell office:value-type="float" office:value="6239" calcext:value-type="float">
            <text:p>6239</text:p>
          </table:table-cell>
          <table:table-cell office:value-type="string" calcext:value-type="string">
            <text:p>Posto Shell Jordanopolis</text:p>
          </table:table-cell>
          <table:table-cell office:value-type="string" calcext:value-type="string">
            <text:p>INC018915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0118400" calcext:value-type="float">
            <text:p>1480118400</text:p>
          </table:table-cell>
          <table:table-cell office:value-type="float" office:value="6400" calcext:value-type="float">
            <text:p>6400</text:p>
          </table:table-cell>
          <table:table-cell office:value-type="string" calcext:value-type="string">
            <text:p>Posto Shell Rio Claro Center Shopping</text:p>
          </table:table-cell>
          <table:table-cell office:value-type="string" calcext:value-type="string">
            <text:p>TASK0154142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0118400" calcext:value-type="float">
            <text:p>1480118400</text:p>
          </table:table-cell>
          <table:table-cell office:value-type="float" office:value="6459" calcext:value-type="float">
            <text:p>6459</text:p>
          </table:table-cell>
          <table:table-cell office:value-type="string" calcext:value-type="string">
            <text:p>Posto Shell Duque Conde Alphaville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80291200" calcext:value-type="float">
            <text:p>1480291200</text:p>
          </table:table-cell>
          <table:table-cell office:value-type="float" office:value="6018" calcext:value-type="float">
            <text:p>6018</text:p>
          </table:table-cell>
          <table:table-cell office:value-type="string" calcext:value-type="string">
            <text:p>Posto Shell Faga e Bizarria</text:p>
          </table:table-cell>
          <table:table-cell office:value-type="string" calcext:value-type="string">
            <text:p>INC018962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0291200" calcext:value-type="float">
            <text:p>1480291200</text:p>
          </table:table-cell>
          <table:table-cell office:value-type="float" office:value="6021" calcext:value-type="float">
            <text:p>6021</text:p>
          </table:table-cell>
          <table:table-cell office:value-type="string" calcext:value-type="string">
            <text:p>Posto Shell Monte Carlo</text:p>
          </table:table-cell>
          <table:table-cell office:value-type="string" calcext:value-type="string">
            <text:p>123105/126681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0291200" calcext:value-type="float">
            <text:p>1480291200</text:p>
          </table:table-cell>
          <table:table-cell office:value-type="float" office:value="6050" calcext:value-type="float">
            <text:p>6050</text:p>
          </table:table-cell>
          <table:table-cell office:value-type="string" calcext:value-type="string">
            <text:p>Posto Shell BAP</text:p>
          </table:table-cell>
          <table:table-cell office:value-type="float" office:value="189228" calcext:value-type="float">
            <text:p>18922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0291200" calcext:value-type="float">
            <text:p>1480291200</text:p>
          </table:table-cell>
          <table:table-cell office:value-type="float" office:value="6050" calcext:value-type="float">
            <text:p>6050</text:p>
          </table:table-cell>
          <table:table-cell office:value-type="string" calcext:value-type="string">
            <text:p>Posto Shell BAP</text:p>
          </table:table-cell>
          <table:table-cell office:value-type="string" calcext:value-type="string">
            <text:p>Inc0154490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0291200" calcext:value-type="float">
            <text:p>1480291200</text:p>
          </table:table-cell>
          <table:table-cell office:value-type="float" office:value="6051" calcext:value-type="float">
            <text:p>6051</text:p>
          </table:table-cell>
          <table:table-cell office:value-type="string" calcext:value-type="string">
            <text:p>Posto Shell Independencia do cambuci</text:p>
          </table:table-cell>
          <table:table-cell office:value-type="string" calcext:value-type="string">
            <text:p>INC018943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0291200" calcext:value-type="float">
            <text:p>1480291200</text:p>
          </table:table-cell>
          <table:table-cell office:value-type="float" office:value="6167" calcext:value-type="float">
            <text:p>6167</text:p>
          </table:table-cell>
          <table:table-cell office:value-type="string" calcext:value-type="string">
            <text:p>Posto Shell Sao Conrado</text:p>
          </table:table-cell>
          <table:table-cell office:value-type="string" calcext:value-type="string">
            <text:p>task0141845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80291200" calcext:value-type="float">
            <text:p>1480291200</text:p>
          </table:table-cell>
          <table:table-cell office:value-type="float" office:value="6167" calcext:value-type="float">
            <text:p>6167</text:p>
          </table:table-cell>
          <table:table-cell office:value-type="string" calcext:value-type="string">
            <text:p>Posto Shell Sao Conrado</text:p>
          </table:table-cell>
          <table:table-cell office:value-type="string" calcext:value-type="string">
            <text:p>task0141845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80291200" calcext:value-type="float">
            <text:p>1480291200</text:p>
          </table:table-cell>
          <table:table-cell office:value-type="float" office:value="6268" calcext:value-type="float">
            <text:p>6268</text:p>
          </table:table-cell>
          <table:table-cell office:value-type="string" calcext:value-type="string">
            <text:p>Posto Shell Gôndola</text:p>
          </table:table-cell>
          <table:table-cell office:value-type="string" calcext:value-type="string">
            <text:p>TASK012495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0291200" calcext:value-type="float">
            <text:p>1480291200</text:p>
          </table:table-cell>
          <table:table-cell office:value-type="float" office:value="6268" calcext:value-type="float">
            <text:p>6268</text:p>
          </table:table-cell>
          <table:table-cell office:value-type="string" calcext:value-type="string">
            <text:p>Posto Shell Gôndola</text:p>
          </table:table-cell>
          <table:table-cell office:value-type="string" calcext:value-type="string">
            <text:p>TASK0120952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0291200" calcext:value-type="float">
            <text:p>1480291200</text:p>
          </table:table-cell>
          <table:table-cell office:value-type="float" office:value="6300" calcext:value-type="float">
            <text:p>6300</text:p>
          </table:table-cell>
          <table:table-cell office:value-type="string" calcext:value-type="string">
            <text:p>Posto Shell Abdelnor</text:p>
          </table:table-cell>
          <table:table-cell office:value-type="string" calcext:value-type="string">
            <text:p>INC018989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0291200" calcext:value-type="float">
            <text:p>1480291200</text:p>
          </table:table-cell>
          <table:table-cell office:value-type="float" office:value="6432" calcext:value-type="float">
            <text:p>6432</text:p>
          </table:table-cell>
          <table:table-cell office:value-type="string" calcext:value-type="string">
            <text:p>Posto Shell Golfe Clube</text:p>
          </table:table-cell>
          <table:table-cell office:value-type="string" calcext:value-type="string">
            <text:p>TASK015054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80291200" calcext:value-type="float">
            <text:p>1480291200</text:p>
          </table:table-cell>
          <table:table-cell office:value-type="float" office:value="6491" calcext:value-type="float">
            <text:p>6491</text:p>
          </table:table-cell>
          <table:table-cell office:value-type="string" calcext:value-type="string">
            <text:p>Posto Shell Nova Suiça</text:p>
          </table:table-cell>
          <table:table-cell office:value-type="string" calcext:value-type="string">
            <text:p>TASK0154480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0291200" calcext:value-type="float">
            <text:p>1480291200</text:p>
          </table:table-cell>
          <table:table-cell office:value-type="float" office:value="6491" calcext:value-type="float">
            <text:p>6491</text:p>
          </table:table-cell>
          <table:table-cell office:value-type="string" calcext:value-type="string">
            <text:p>Posto Shell Nova Suiça</text:p>
          </table:table-cell>
          <table:table-cell office:value-type="string" calcext:value-type="string">
            <text:p>TASK015448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0291200" calcext:value-type="float">
            <text:p>1480291200</text:p>
          </table:table-cell>
          <table:table-cell office:value-type="float" office:value="6491" calcext:value-type="float">
            <text:p>6491</text:p>
          </table:table-cell>
          <table:table-cell office:value-type="string" calcext:value-type="string">
            <text:p>Posto Shell Nova Suiça</text:p>
          </table:table-cell>
          <table:table-cell office:value-type="string" calcext:value-type="string">
            <text:p>TASK0154480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0291200" calcext:value-type="float">
            <text:p>1480291200</text:p>
          </table:table-cell>
          <table:table-cell office:value-type="float" office:value="6491" calcext:value-type="float">
            <text:p>6491</text:p>
          </table:table-cell>
          <table:table-cell office:value-type="string" calcext:value-type="string">
            <text:p>Posto Shell Nova Suiça</text:p>
          </table:table-cell>
          <table:table-cell office:value-type="string" calcext:value-type="string">
            <text:p>TASK015448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0291200" calcext:value-type="float">
            <text:p>1480291200</text:p>
          </table:table-cell>
          <table:table-cell office:value-type="float" office:value="6507" calcext:value-type="float">
            <text:p>6507</text:p>
          </table:table-cell>
          <table:table-cell office:value-type="string" calcext:value-type="string">
            <text:p>Posto Shell Senhor Barcelona</text:p>
          </table:table-cell>
          <table:table-cell office:value-type="string" calcext:value-type="string">
            <text:p>INC0189414/INC0180993/TASK015463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0291200" calcext:value-type="float">
            <text:p>1480291200</text:p>
          </table:table-cell>
          <table:table-cell office:value-type="float" office:value="6510" calcext:value-type="float">
            <text:p>6510</text:p>
          </table:table-cell>
          <table:table-cell office:value-type="string" calcext:value-type="string">
            <text:p>Posto Shell Manhattam</text:p>
          </table:table-cell>
          <table:table-cell office:value-type="string" calcext:value-type="string">
            <text:p>TASK018946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0291200" calcext:value-type="float">
            <text:p>1480291200</text:p>
          </table:table-cell>
          <table:table-cell office:value-type="float" office:value="6510" calcext:value-type="float">
            <text:p>6510</text:p>
          </table:table-cell>
          <table:table-cell office:value-type="string" calcext:value-type="string">
            <text:p>Posto Shell Manhattam</text:p>
          </table:table-cell>
          <table:table-cell office:value-type="string" calcext:value-type="string">
            <text:p>TASK0189464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0291200" calcext:value-type="float">
            <text:p>1480291200</text:p>
          </table:table-cell>
          <table:table-cell office:value-type="float" office:value="6510" calcext:value-type="float">
            <text:p>6510</text:p>
          </table:table-cell>
          <table:table-cell office:value-type="string" calcext:value-type="string">
            <text:p>Posto Shell Manhattam</text:p>
          </table:table-cell>
          <table:table-cell office:value-type="string" calcext:value-type="string">
            <text:p>TASK0189464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0291200" calcext:value-type="float">
            <text:p>1480291200</text:p>
          </table:table-cell>
          <table:table-cell office:value-type="float" office:value="6523" calcext:value-type="float">
            <text:p>6523</text:p>
          </table:table-cell>
          <table:table-cell office:value-type="string" calcext:value-type="string">
            <text:p>Posto Shell Colossal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0291200" calcext:value-type="float">
            <text:p>1480291200</text:p>
          </table:table-cell>
          <table:table-cell office:value-type="float" office:value="6543" calcext:value-type="float">
            <text:p>6543</text:p>
          </table:table-cell>
          <table:table-cell office:value-type="string" calcext:value-type="string">
            <text:p>Posto Shell Gisela</text:p>
          </table:table-cell>
          <table:table-cell office:value-type="string" calcext:value-type="string">
            <text:p>INC0189677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0291200" calcext:value-type="float">
            <text:p>1480291200</text:p>
          </table:table-cell>
          <table:table-cell office:value-type="float" office:value="6543" calcext:value-type="float">
            <text:p>6543</text:p>
          </table:table-cell>
          <table:table-cell office:value-type="string" calcext:value-type="string">
            <text:p>Posto Shell Gisela</text:p>
          </table:table-cell>
          <table:table-cell office:value-type="string" calcext:value-type="string">
            <text:p>INC0189677/0189679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0291200" calcext:value-type="float">
            <text:p>1480291200</text:p>
          </table:table-cell>
          <table:table-cell office:value-type="float" office:value="6566" calcext:value-type="float">
            <text:p>6566</text:p>
          </table:table-cell>
          <table:table-cell office:value-type="string" calcext:value-type="string">
            <text:p>Posto Shell Artigas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0291200" calcext:value-type="float">
            <text:p>1480291200</text:p>
          </table:table-cell>
          <table:table-cell office:value-type="float" office:value="6567" calcext:value-type="float">
            <text:p>6567</text:p>
          </table:table-cell>
          <table:table-cell office:value-type="string" calcext:value-type="string">
            <text:p>Posto Shell NSL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0291200" calcext:value-type="float">
            <text:p>1480291200</text:p>
          </table:table-cell>
          <table:table-cell office:value-type="float" office:value="6606" calcext:value-type="float">
            <text:p>6606</text:p>
          </table:table-cell>
          <table:table-cell office:value-type="string" calcext:value-type="string">
            <text:p>Posto Shell Colina Aracatuba</text:p>
          </table:table-cell>
          <table:table-cell office:value-type="string" calcext:value-type="string">
            <text:p>TASK018988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0291200" calcext:value-type="float">
            <text:p>1480291200</text:p>
          </table:table-cell>
          <table:table-cell office:value-type="float" office:value="6659" calcext:value-type="float">
            <text:p>6659</text:p>
          </table:table-cell>
          <table:table-cell office:value-type="string" calcext:value-type="string">
            <text:p>Posto Shell Jardim Marajoara</text:p>
          </table:table-cell>
          <table:table-cell office:value-type="float" office:value="154450" calcext:value-type="float">
            <text:p>154450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0377600" calcext:value-type="float">
            <text:p>1480377600</text:p>
          </table:table-cell>
          <table:table-cell office:value-type="float" office:value="6040" calcext:value-type="float">
            <text:p>6040</text:p>
          </table:table-cell>
          <table:table-cell office:value-type="string" calcext:value-type="string">
            <text:p>Posto Shell Carlos Alberto Papacidero</text:p>
          </table:table-cell>
          <table:table-cell office:value-type="string" calcext:value-type="string">
            <text:p>TASK0154793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0377600" calcext:value-type="float">
            <text:p>1480377600</text:p>
          </table:table-cell>
          <table:table-cell office:value-type="float" office:value="6046" calcext:value-type="float">
            <text:p>6046</text:p>
          </table:table-cell>
          <table:table-cell office:value-type="string" calcext:value-type="string">
            <text:p>Posto Shell Bellagio</text:p>
          </table:table-cell>
          <table:table-cell office:value-type="string" calcext:value-type="string">
            <text:p>inc018993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80377600" calcext:value-type="float">
            <text:p>1480377600</text:p>
          </table:table-cell>
          <table:table-cell office:value-type="float" office:value="6113" calcext:value-type="float">
            <text:p>6113</text:p>
          </table:table-cell>
          <table:table-cell office:value-type="string" calcext:value-type="string">
            <text:p>Posto Shell Martinelli</text:p>
          </table:table-cell>
          <table:table-cell office:value-type="string" calcext:value-type="string">
            <text:p>INC019012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0377600" calcext:value-type="float">
            <text:p>1480377600</text:p>
          </table:table-cell>
          <table:table-cell office:value-type="float" office:value="6137" calcext:value-type="float">
            <text:p>6137</text:p>
          </table:table-cell>
          <table:table-cell office:value-type="string" calcext:value-type="string">
            <text:p>Posto Shell Toninho trinta</text:p>
          </table:table-cell>
          <table:table-cell office:value-type="string" calcext:value-type="string">
            <text:p>INC018988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0377600" calcext:value-type="float">
            <text:p>1480377600</text:p>
          </table:table-cell>
          <table:table-cell office:value-type="float" office:value="6137" calcext:value-type="float">
            <text:p>6137</text:p>
          </table:table-cell>
          <table:table-cell office:value-type="string" calcext:value-type="string">
            <text:p>Posto Shell Toninho trinta</text:p>
          </table:table-cell>
          <table:table-cell office:value-type="string" calcext:value-type="string">
            <text:p>INC018995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0377600" calcext:value-type="float">
            <text:p>1480377600</text:p>
          </table:table-cell>
          <table:table-cell office:value-type="float" office:value="6245" calcext:value-type="float">
            <text:p>6245</text:p>
          </table:table-cell>
          <table:table-cell office:value-type="string" calcext:value-type="string">
            <text:p>Posto Shell Campo limpo</text:p>
          </table:table-cell>
          <table:table-cell office:value-type="string" calcext:value-type="string">
            <text:p>INC018987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0377600" calcext:value-type="float">
            <text:p>1480377600</text:p>
          </table:table-cell>
          <table:table-cell office:value-type="float" office:value="6299" calcext:value-type="float">
            <text:p>6299</text:p>
          </table:table-cell>
          <table:table-cell office:value-type="string" calcext:value-type="string">
            <text:p>Posto Shell Dar A</text:p>
          </table:table-cell>
          <table:table-cell office:value-type="string" calcext:value-type="string">
            <text:p>INC018989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0377600" calcext:value-type="float">
            <text:p>1480377600</text:p>
          </table:table-cell>
          <table:table-cell office:value-type="float" office:value="6302" calcext:value-type="float">
            <text:p>6302</text:p>
          </table:table-cell>
          <table:table-cell office:value-type="string" calcext:value-type="string">
            <text:p>Posto Shell Parque Villa Lobos</text:p>
          </table:table-cell>
          <table:table-cell office:value-type="string" calcext:value-type="string">
            <text:p>INC0189738INC018966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0377600" calcext:value-type="float">
            <text:p>1480377600</text:p>
          </table:table-cell>
          <table:table-cell office:value-type="float" office:value="6315" calcext:value-type="float">
            <text:p>6315</text:p>
          </table:table-cell>
          <table:table-cell office:value-type="string" calcext:value-type="string">
            <text:p>Posto Shell Presidente Ribeirao</text:p>
          </table:table-cell>
          <table:table-cell office:value-type="float" office:value="154804" calcext:value-type="float">
            <text:p>154804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0377600" calcext:value-type="float">
            <text:p>1480377600</text:p>
          </table:table-cell>
          <table:table-cell office:value-type="float" office:value="6320" calcext:value-type="float">
            <text:p>6320</text:p>
          </table:table-cell>
          <table:table-cell office:value-type="string" calcext:value-type="string">
            <text:p>Posto Shell Alcides Costa</text:p>
          </table:table-cell>
          <table:table-cell office:value-type="float" office:value="189860" calcext:value-type="float">
            <text:p>18986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0377600" calcext:value-type="float">
            <text:p>1480377600</text:p>
          </table:table-cell>
          <table:table-cell office:value-type="float" office:value="6389" calcext:value-type="float">
            <text:p>6389</text:p>
          </table:table-cell>
          <table:table-cell office:value-type="string" calcext:value-type="string">
            <text:p>Posto Shell Nelson Scorsolini</text:p>
          </table:table-cell>
          <table:table-cell office:value-type="float" office:value="190023" calcext:value-type="float">
            <text:p>19002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0377600" calcext:value-type="float">
            <text:p>1480377600</text:p>
          </table:table-cell>
          <table:table-cell office:value-type="float" office:value="6432" calcext:value-type="float">
            <text:p>6432</text:p>
          </table:table-cell>
          <table:table-cell office:value-type="string" calcext:value-type="string">
            <text:p>Posto Shell Golfe Clube</text:p>
          </table:table-cell>
          <table:table-cell office:value-type="string" calcext:value-type="string">
            <text:p>TASK0150540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80377600" calcext:value-type="float">
            <text:p>1480377600</text:p>
          </table:table-cell>
          <table:table-cell office:value-type="float" office:value="6432" calcext:value-type="float">
            <text:p>6432</text:p>
          </table:table-cell>
          <table:table-cell office:value-type="string" calcext:value-type="string">
            <text:p>Posto Shell Golfe Clube</text:p>
          </table:table-cell>
          <table:table-cell office:value-type="string" calcext:value-type="string">
            <text:p>TASK015054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80377600" calcext:value-type="float">
            <text:p>1480377600</text:p>
          </table:table-cell>
          <table:table-cell office:value-type="float" office:value="6432" calcext:value-type="float">
            <text:p>6432</text:p>
          </table:table-cell>
          <table:table-cell office:value-type="string" calcext:value-type="string">
            <text:p>Posto Shell Golfe Clube</text:p>
          </table:table-cell>
          <table:table-cell office:value-type="string" calcext:value-type="string">
            <text:p>TASK0150540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80377600" calcext:value-type="float">
            <text:p>1480377600</text:p>
          </table:table-cell>
          <table:table-cell office:value-type="float" office:value="6432" calcext:value-type="float">
            <text:p>6432</text:p>
          </table:table-cell>
          <table:table-cell office:value-type="string" calcext:value-type="string">
            <text:p>Posto Shell Golfe Clube</text:p>
          </table:table-cell>
          <table:table-cell office:value-type="string" calcext:value-type="string">
            <text:p>TASK015054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80377600" calcext:value-type="float">
            <text:p>1480377600</text:p>
          </table:table-cell>
          <table:table-cell office:value-type="float" office:value="6447" calcext:value-type="float">
            <text:p>6447</text:p>
          </table:table-cell>
          <table:table-cell office:value-type="string" calcext:value-type="string">
            <text:p>Posto Shell Rocar Rio</text:p>
          </table:table-cell>
          <table:table-cell office:value-type="string" calcext:value-type="string">
            <text:p>INC018985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80377600" calcext:value-type="float">
            <text:p>1480377600</text:p>
          </table:table-cell>
          <table:table-cell office:value-type="float" office:value="6522" calcext:value-type="float">
            <text:p>6522</text:p>
          </table:table-cell>
          <table:table-cell office:value-type="string" calcext:value-type="string">
            <text:p>Posto Shell Trento</text:p>
          </table:table-cell>
          <table:table-cell office:value-type="float" office:value="190022" calcext:value-type="float">
            <text:p>19002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0377600" calcext:value-type="float">
            <text:p>1480377600</text:p>
          </table:table-cell>
          <table:table-cell office:value-type="float" office:value="6538" calcext:value-type="float">
            <text:p>6538</text:p>
          </table:table-cell>
          <table:table-cell office:value-type="string" calcext:value-type="string">
            <text:p>Posto Shell Verde Curitiba</text:p>
          </table:table-cell>
          <table:table-cell office:value-type="string" calcext:value-type="string">
            <text:p>INC019016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0377600" calcext:value-type="float">
            <text:p>1480377600</text:p>
          </table:table-cell>
          <table:table-cell office:value-type="float" office:value="6539" calcext:value-type="float">
            <text:p>6539</text:p>
          </table:table-cell>
          <table:table-cell office:value-type="string" calcext:value-type="string">
            <text:p>Posto Shell Pedrazzoli</text:p>
          </table:table-cell>
          <table:table-cell office:value-type="string" calcext:value-type="string">
            <text:p>INC018981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0377600" calcext:value-type="float">
            <text:p>1480377600</text:p>
          </table:table-cell>
          <table:table-cell office:value-type="float" office:value="6539" calcext:value-type="float">
            <text:p>6539</text:p>
          </table:table-cell>
          <table:table-cell office:value-type="string" calcext:value-type="string">
            <text:p>Posto Shell Pedrazzoli</text:p>
          </table:table-cell>
          <table:table-cell office:value-type="string" calcext:value-type="string">
            <text:p>TASK0154788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0377600" calcext:value-type="float">
            <text:p>1480377600</text:p>
          </table:table-cell>
          <table:table-cell office:value-type="float" office:value="6546" calcext:value-type="float">
            <text:p>6546</text:p>
          </table:table-cell>
          <table:table-cell office:value-type="string" calcext:value-type="string">
            <text:p>Posto Shell Perola</text:p>
          </table:table-cell>
          <table:table-cell office:value-type="string" calcext:value-type="string">
            <text:p>TASK0154785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0377600" calcext:value-type="float">
            <text:p>1480377600</text:p>
          </table:table-cell>
          <table:table-cell office:value-type="float" office:value="6546" calcext:value-type="float">
            <text:p>6546</text:p>
          </table:table-cell>
          <table:table-cell office:value-type="string" calcext:value-type="string">
            <text:p>Posto Shell Perola</text:p>
          </table:table-cell>
          <table:table-cell office:value-type="string" calcext:value-type="string">
            <text:p>TASK0154785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0464000" calcext:value-type="float">
            <text:p>1480464000</text:p>
          </table:table-cell>
          <table:table-cell office:value-type="float" office:value="6014" calcext:value-type="float">
            <text:p>6014</text:p>
          </table:table-cell>
          <table:table-cell office:value-type="string" calcext:value-type="string">
            <text:p>Posto Shell Caetano Alvares</text:p>
          </table:table-cell>
          <table:table-cell office:value-type="string" calcext:value-type="string">
            <text:p>TASK155279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0464000" calcext:value-type="float">
            <text:p>1480464000</text:p>
          </table:table-cell>
          <table:table-cell office:value-type="float" office:value="6025" calcext:value-type="float">
            <text:p>6025</text:p>
          </table:table-cell>
          <table:table-cell office:value-type="string" calcext:value-type="string">
            <text:p>Posto Shell Batalha</text:p>
          </table:table-cell>
          <table:table-cell office:value-type="float" office:value="114730" calcext:value-type="float">
            <text:p>11473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80464000" calcext:value-type="float">
            <text:p>1480464000</text:p>
          </table:table-cell>
          <table:table-cell office:value-type="float" office:value="6025" calcext:value-type="float">
            <text:p>6025</text:p>
          </table:table-cell>
          <table:table-cell office:value-type="string" calcext:value-type="string">
            <text:p>Posto Shell Batalha</text:p>
          </table:table-cell>
          <table:table-cell office:value-type="float" office:value="114730" calcext:value-type="float">
            <text:p>114730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80464000" calcext:value-type="float">
            <text:p>1480464000</text:p>
          </table:table-cell>
          <table:table-cell office:value-type="float" office:value="6219" calcext:value-type="float">
            <text:p>6219</text:p>
          </table:table-cell>
          <table:table-cell office:value-type="string" calcext:value-type="string">
            <text:p>Posto Shell Diesel Mac</text:p>
          </table:table-cell>
          <table:table-cell office:value-type="string" calcext:value-type="string">
            <text:p>inc018995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80464000" calcext:value-type="float">
            <text:p>1480464000</text:p>
          </table:table-cell>
          <table:table-cell office:value-type="float" office:value="6281" calcext:value-type="float">
            <text:p>6281</text:p>
          </table:table-cell>
          <table:table-cell office:value-type="string" calcext:value-type="string">
            <text:p>Posto Shell Bate Bola</text:p>
          </table:table-cell>
          <table:table-cell office:value-type="string" calcext:value-type="string">
            <text:p>INC0190167/TASK015360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0464000" calcext:value-type="float">
            <text:p>1480464000</text:p>
          </table:table-cell>
          <table:table-cell office:value-type="float" office:value="6281" calcext:value-type="float">
            <text:p>6281</text:p>
          </table:table-cell>
          <table:table-cell office:value-type="string" calcext:value-type="string">
            <text:p>Posto Shell Bate Bola</text:p>
          </table:table-cell>
          <table:table-cell office:value-type="string" calcext:value-type="string">
            <text:p>TASK0119449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0464000" calcext:value-type="float">
            <text:p>1480464000</text:p>
          </table:table-cell>
          <table:table-cell office:value-type="float" office:value="6292" calcext:value-type="float">
            <text:p>6292</text:p>
          </table:table-cell>
          <table:table-cell office:value-type="string" calcext:value-type="string">
            <text:p>Posto Shell Portal de Americana</text:p>
          </table:table-cell>
          <table:table-cell office:value-type="string" calcext:value-type="string">
            <text:p>INC018976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0464000" calcext:value-type="float">
            <text:p>1480464000</text:p>
          </table:table-cell>
          <table:table-cell office:value-type="float" office:value="6377" calcext:value-type="float">
            <text:p>6377</text:p>
          </table:table-cell>
          <table:table-cell office:value-type="string" calcext:value-type="string">
            <text:p>Posto Shell Guigui</text:p>
          </table:table-cell>
          <table:table-cell office:value-type="string" calcext:value-type="string">
            <text:p>INC019016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0464000" calcext:value-type="float">
            <text:p>1480464000</text:p>
          </table:table-cell>
          <table:table-cell office:value-type="float" office:value="6377" calcext:value-type="float">
            <text:p>6377</text:p>
          </table:table-cell>
          <table:table-cell office:value-type="string" calcext:value-type="string">
            <text:p>Posto Shell Guigui</text:p>
          </table:table-cell>
          <table:table-cell office:value-type="string" calcext:value-type="string">
            <text:p>INC019003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0464000" calcext:value-type="float">
            <text:p>1480464000</text:p>
          </table:table-cell>
          <table:table-cell office:value-type="float" office:value="6538" calcext:value-type="float">
            <text:p>6538</text:p>
          </table:table-cell>
          <table:table-cell office:value-type="string" calcext:value-type="string">
            <text:p>Posto Shell Verde Curitiba</text:p>
          </table:table-cell>
          <table:table-cell office:value-type="string" calcext:value-type="string">
            <text:p>TASK0155196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0464000" calcext:value-type="float">
            <text:p>1480464000</text:p>
          </table:table-cell>
          <table:table-cell office:value-type="float" office:value="6538" calcext:value-type="float">
            <text:p>6538</text:p>
          </table:table-cell>
          <table:table-cell office:value-type="string" calcext:value-type="string">
            <text:p>Posto Shell Verde Curitiba</text:p>
          </table:table-cell>
          <table:table-cell office:value-type="string" calcext:value-type="string">
            <text:p>TASK0155196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0464000" calcext:value-type="float">
            <text:p>1480464000</text:p>
          </table:table-cell>
          <table:table-cell office:value-type="float" office:value="6539" calcext:value-type="float">
            <text:p>6539</text:p>
          </table:table-cell>
          <table:table-cell office:value-type="string" calcext:value-type="string">
            <text:p>Posto Shell Pedrazzoli</text:p>
          </table:table-cell>
          <table:table-cell office:value-type="string" calcext:value-type="string">
            <text:p>INC019045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0464000" calcext:value-type="float">
            <text:p>1480464000</text:p>
          </table:table-cell>
          <table:table-cell office:value-type="float" office:value="6575" calcext:value-type="float">
            <text:p>6575</text:p>
          </table:table-cell>
          <table:table-cell office:value-type="string" calcext:value-type="string">
            <text:p>Posto Shell Santa Amalia</text:p>
          </table:table-cell>
          <table:table-cell office:value-type="string" calcext:value-type="string">
            <text:p>INC18988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80464000" calcext:value-type="float">
            <text:p>1480464000</text:p>
          </table:table-cell>
          <table:table-cell office:value-type="float" office:value="6575" calcext:value-type="float">
            <text:p>6575</text:p>
          </table:table-cell>
          <table:table-cell office:value-type="string" calcext:value-type="string">
            <text:p>Posto Shell Santa Amalia</text:p>
          </table:table-cell>
          <table:table-cell office:value-type="string" calcext:value-type="string">
            <text:p>TASK0155168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80464000" calcext:value-type="float">
            <text:p>1480464000</text:p>
          </table:table-cell>
          <table:table-cell office:value-type="float" office:value="6575" calcext:value-type="float">
            <text:p>6575</text:p>
          </table:table-cell>
          <table:table-cell office:value-type="string" calcext:value-type="string">
            <text:p>Posto Shell Santa Amalia</text:p>
          </table:table-cell>
          <table:table-cell office:value-type="string" calcext:value-type="string">
            <text:p>TASK0155168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80464000" calcext:value-type="float">
            <text:p>1480464000</text:p>
          </table:table-cell>
          <table:table-cell office:value-type="float" office:value="6609" calcext:value-type="float">
            <text:p>6609</text:p>
          </table:table-cell>
          <table:table-cell office:value-type="string" calcext:value-type="string">
            <text:p>Posto Shell Forgerine E Inouye Itirapina</text:p>
          </table:table-cell>
          <table:table-cell office:value-type="float" office:value="190212" calcext:value-type="float">
            <text:p>19021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0464000" calcext:value-type="float">
            <text:p>1480464000</text:p>
          </table:table-cell>
          <table:table-cell office:value-type="float" office:value="6609" calcext:value-type="float">
            <text:p>6609</text:p>
          </table:table-cell>
          <table:table-cell office:value-type="string" calcext:value-type="string">
            <text:p>Posto Shell Forgerine E Inouye Itirapina</text:p>
          </table:table-cell>
          <table:table-cell office:value-type="float" office:value="155301" calcext:value-type="float">
            <text:p>155301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0464000" calcext:value-type="float">
            <text:p>1480464000</text:p>
          </table:table-cell>
          <table:table-cell office:value-type="float" office:value="6609" calcext:value-type="float">
            <text:p>6609</text:p>
          </table:table-cell>
          <table:table-cell office:value-type="string" calcext:value-type="string">
            <text:p>Posto Shell Forgerine E Inouye Itirapina</text:p>
          </table:table-cell>
          <table:table-cell office:value-type="float" office:value="155301" calcext:value-type="float">
            <text:p>155301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0550400" calcext:value-type="float">
            <text:p>1480550400</text:p>
          </table:table-cell>
          <table:table-cell office:value-type="float" office:value="6173" calcext:value-type="float">
            <text:p>6173</text:p>
          </table:table-cell>
          <table:table-cell office:value-type="string" calcext:value-type="string">
            <text:p>Posto Shell Futuro</text:p>
          </table:table-cell>
          <table:table-cell office:value-type="string" calcext:value-type="string">
            <text:p>TASK0153457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0550400" calcext:value-type="float">
            <text:p>1480550400</text:p>
          </table:table-cell>
          <table:table-cell office:value-type="float" office:value="6173" calcext:value-type="float">
            <text:p>6173</text:p>
          </table:table-cell>
          <table:table-cell office:value-type="string" calcext:value-type="string">
            <text:p>Posto Shell Futuro</text:p>
          </table:table-cell>
          <table:table-cell office:value-type="string" calcext:value-type="string">
            <text:p>TASK0119447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0550400" calcext:value-type="float">
            <text:p>1480550400</text:p>
          </table:table-cell>
          <table:table-cell office:value-type="float" office:value="6203" calcext:value-type="float">
            <text:p>6203</text:p>
          </table:table-cell>
          <table:table-cell office:value-type="string" calcext:value-type="string">
            <text:p>Posto Shell Casa Grande</text:p>
          </table:table-cell>
          <table:table-cell office:value-type="float" office:value="138404" calcext:value-type="float">
            <text:p>138404</text:p>
          </table:table-cell>
          <table:table-cell office:value-type="string" calcext:value-type="string">
            <text:p>PREDI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0550400" calcext:value-type="float">
            <text:p>1480550400</text:p>
          </table:table-cell>
          <table:table-cell office:value-type="float" office:value="6203" calcext:value-type="float">
            <text:p>6203</text:p>
          </table:table-cell>
          <table:table-cell office:value-type="string" calcext:value-type="string">
            <text:p>Posto Shell Casa Grande</text:p>
          </table:table-cell>
          <table:table-cell office:value-type="float" office:value="149158" calcext:value-type="float">
            <text:p>149158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0550400" calcext:value-type="float">
            <text:p>1480550400</text:p>
          </table:table-cell>
          <table:table-cell office:value-type="float" office:value="6203" calcext:value-type="float">
            <text:p>6203</text:p>
          </table:table-cell>
          <table:table-cell office:value-type="string" calcext:value-type="string">
            <text:p>Posto Shell Casa Grande</text:p>
          </table:table-cell>
          <table:table-cell office:value-type="float" office:value="149158" calcext:value-type="float">
            <text:p>149158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0550400" calcext:value-type="float">
            <text:p>1480550400</text:p>
          </table:table-cell>
          <table:table-cell office:value-type="float" office:value="6203" calcext:value-type="float">
            <text:p>6203</text:p>
          </table:table-cell>
          <table:table-cell office:value-type="string" calcext:value-type="string">
            <text:p>Posto Shell Casa Grande</text:p>
          </table:table-cell>
          <table:table-cell office:value-type="float" office:value="119436" calcext:value-type="float">
            <text:p>119436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0550400" calcext:value-type="float">
            <text:p>1480550400</text:p>
          </table:table-cell>
          <table:table-cell office:value-type="float" office:value="6314" calcext:value-type="float">
            <text:p>6314</text:p>
          </table:table-cell>
          <table:table-cell office:value-type="string" calcext:value-type="string">
            <text:p>Posto Shell Maravilha</text:p>
          </table:table-cell>
          <table:table-cell office:value-type="float" office:value="154190" calcext:value-type="float">
            <text:p>15419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0550400" calcext:value-type="float">
            <text:p>1480550400</text:p>
          </table:table-cell>
          <table:table-cell office:value-type="float" office:value="6348" calcext:value-type="float">
            <text:p>6348</text:p>
          </table:table-cell>
          <table:table-cell office:value-type="string" calcext:value-type="string">
            <text:p>Posto Shell Pedro Lessa</text:p>
          </table:table-cell>
          <table:table-cell office:value-type="string" calcext:value-type="string">
            <text:p>task0119411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0550400" calcext:value-type="float">
            <text:p>1480550400</text:p>
          </table:table-cell>
          <table:table-cell office:value-type="float" office:value="6348" calcext:value-type="float">
            <text:p>6348</text:p>
          </table:table-cell>
          <table:table-cell office:value-type="string" calcext:value-type="string">
            <text:p>Posto Shell Pedro Lessa</text:p>
          </table:table-cell>
          <table:table-cell office:value-type="string" calcext:value-type="string">
            <text:p>task0119411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0550400" calcext:value-type="float">
            <text:p>1480550400</text:p>
          </table:table-cell>
          <table:table-cell office:value-type="float" office:value="6348" calcext:value-type="float">
            <text:p>6348</text:p>
          </table:table-cell>
          <table:table-cell office:value-type="string" calcext:value-type="string">
            <text:p>Posto Shell Pedro Lessa</text:p>
          </table:table-cell>
          <table:table-cell office:value-type="string" calcext:value-type="string">
            <text:p>task0119411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0550400" calcext:value-type="float">
            <text:p>1480550400</text:p>
          </table:table-cell>
          <table:table-cell office:value-type="float" office:value="6447" calcext:value-type="float">
            <text:p>6447</text:p>
          </table:table-cell>
          <table:table-cell office:value-type="string" calcext:value-type="string">
            <text:p>Posto Shell Rocar Rio</text:p>
          </table:table-cell>
          <table:table-cell office:value-type="string" calcext:value-type="string">
            <text:p>INC019043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80550400" calcext:value-type="float">
            <text:p>1480550400</text:p>
          </table:table-cell>
          <table:table-cell office:value-type="float" office:value="6447" calcext:value-type="float">
            <text:p>6447</text:p>
          </table:table-cell>
          <table:table-cell office:value-type="string" calcext:value-type="string">
            <text:p>Posto Shell Rocar Rio</text:p>
          </table:table-cell>
          <table:table-cell office:value-type="string" calcext:value-type="string">
            <text:p>INC0190438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80636800" calcext:value-type="float">
            <text:p>1480636800</text:p>
          </table:table-cell>
          <table:table-cell office:value-type="float" office:value="6253" calcext:value-type="float">
            <text:p>6253</text:p>
          </table:table-cell>
          <table:table-cell office:value-type="string" calcext:value-type="string">
            <text:p>Posto Shell BE</text:p>
          </table:table-cell>
          <table:table-cell office:value-type="float" office:value="190114" calcext:value-type="float">
            <text:p>19011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0636800" calcext:value-type="float">
            <text:p>1480636800</text:p>
          </table:table-cell>
          <table:table-cell office:value-type="float" office:value="6253" calcext:value-type="float">
            <text:p>6253</text:p>
          </table:table-cell>
          <table:table-cell office:value-type="string" calcext:value-type="string">
            <text:p>Posto Shell BE</text:p>
          </table:table-cell>
          <table:table-cell office:value-type="float" office:value="137351" calcext:value-type="float">
            <text:p>137351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0636800" calcext:value-type="float">
            <text:p>1480636800</text:p>
          </table:table-cell>
          <table:table-cell office:value-type="float" office:value="6253" calcext:value-type="float">
            <text:p>6253</text:p>
          </table:table-cell>
          <table:table-cell office:value-type="string" calcext:value-type="string">
            <text:p>Posto Shell BE</text:p>
          </table:table-cell>
          <table:table-cell office:value-type="float" office:value="137351" calcext:value-type="float">
            <text:p>137351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0636800" calcext:value-type="float">
            <text:p>1480636800</text:p>
          </table:table-cell>
          <table:table-cell office:value-type="float" office:value="6253" calcext:value-type="float">
            <text:p>6253</text:p>
          </table:table-cell>
          <table:table-cell office:value-type="string" calcext:value-type="string">
            <text:p>Posto Shell BE</text:p>
          </table:table-cell>
          <table:table-cell office:value-type="float" office:value="137351" calcext:value-type="float">
            <text:p>137351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0636800" calcext:value-type="float">
            <text:p>1480636800</text:p>
          </table:table-cell>
          <table:table-cell office:value-type="float" office:value="6490" calcext:value-type="float">
            <text:p>6490</text:p>
          </table:table-cell>
          <table:table-cell office:value-type="string" calcext:value-type="string">
            <text:p>Posto Shell Progresso Eloy Chaves</text:p>
          </table:table-cell>
          <table:table-cell office:value-type="string" calcext:value-type="string">
            <text:p>INC019072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0636800" calcext:value-type="float">
            <text:p>1480636800</text:p>
          </table:table-cell>
          <table:table-cell office:value-type="float" office:value="6490" calcext:value-type="float">
            <text:p>6490</text:p>
          </table:table-cell>
          <table:table-cell office:value-type="string" calcext:value-type="string">
            <text:p>Posto Shell Progresso Eloy Chaves</text:p>
          </table:table-cell>
          <table:table-cell office:value-type="string" calcext:value-type="string">
            <text:p>TASK0152428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0636800" calcext:value-type="float">
            <text:p>1480636800</text:p>
          </table:table-cell>
          <table:table-cell office:value-type="float" office:value="6490" calcext:value-type="float">
            <text:p>6490</text:p>
          </table:table-cell>
          <table:table-cell office:value-type="string" calcext:value-type="string">
            <text:p>Posto Shell Progresso Eloy Chaves</text:p>
          </table:table-cell>
          <table:table-cell office:value-type="string" calcext:value-type="string">
            <text:p>TASK0152428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0636800" calcext:value-type="float">
            <text:p>1480636800</text:p>
          </table:table-cell>
          <table:table-cell office:value-type="float" office:value="6490" calcext:value-type="float">
            <text:p>6490</text:p>
          </table:table-cell>
          <table:table-cell office:value-type="string" calcext:value-type="string">
            <text:p>Posto Shell Progresso Eloy Chaves</text:p>
          </table:table-cell>
          <table:table-cell office:value-type="string" calcext:value-type="string">
            <text:p>TASK0117111/TASK0126623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0723200" calcext:value-type="float">
            <text:p>1480723200</text:p>
          </table:table-cell>
          <table:table-cell office:value-type="float" office:value="6050" calcext:value-type="float">
            <text:p>6050</text:p>
          </table:table-cell>
          <table:table-cell office:value-type="string" calcext:value-type="string">
            <text:p>Posto Shell BAP</text:p>
          </table:table-cell>
          <table:table-cell office:value-type="float" office:value="190815" calcext:value-type="float">
            <text:p>19081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0723200" calcext:value-type="float">
            <text:p>1480723200</text:p>
          </table:table-cell>
          <table:table-cell office:value-type="float" office:value="6425" calcext:value-type="float">
            <text:p>6425</text:p>
          </table:table-cell>
          <table:table-cell office:value-type="string" calcext:value-type="string">
            <text:p>Posto Shell Perola de Ubatuba</text:p>
          </table:table-cell>
          <table:table-cell office:value-type="string" calcext:value-type="string">
            <text:p>INC019065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0723200" calcext:value-type="float">
            <text:p>1480723200</text:p>
          </table:table-cell>
          <table:table-cell office:value-type="float" office:value="6471" calcext:value-type="float">
            <text:p>6471</text:p>
          </table:table-cell>
          <table:table-cell office:value-type="string" calcext:value-type="string">
            <text:p>Posto Shell Limoeiro</text:p>
          </table:table-cell>
          <table:table-cell office:value-type="float" office:value="190507" calcext:value-type="float">
            <text:p>19050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0723200" calcext:value-type="float">
            <text:p>1480723200</text:p>
          </table:table-cell>
          <table:table-cell office:value-type="float" office:value="6532" calcext:value-type="float">
            <text:p>6532</text:p>
          </table:table-cell>
          <table:table-cell office:value-type="string" calcext:value-type="string">
            <text:p>Posto Shell Antares</text:p>
          </table:table-cell>
          <table:table-cell office:value-type="string" calcext:value-type="string">
            <text:p>INC019066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0723200" calcext:value-type="float">
            <text:p>1480723200</text:p>
          </table:table-cell>
          <table:table-cell office:value-type="float" office:value="6546" calcext:value-type="float">
            <text:p>6546</text:p>
          </table:table-cell>
          <table:table-cell office:value-type="string" calcext:value-type="string">
            <text:p>Posto Shell Perola</text:p>
          </table:table-cell>
          <table:table-cell office:value-type="string" calcext:value-type="string">
            <text:p>INC019104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0896000" calcext:value-type="float">
            <text:p>1480896000</text:p>
          </table:table-cell>
          <table:table-cell office:value-type="float" office:value="6040" calcext:value-type="float">
            <text:p>6040</text:p>
          </table:table-cell>
          <table:table-cell office:value-type="string" calcext:value-type="string">
            <text:p>Posto Shell Carlos Alberto Papacidero</text:p>
          </table:table-cell>
          <table:table-cell office:value-type="string" calcext:value-type="string">
            <text:p>TASK15633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0896000" calcext:value-type="float">
            <text:p>1480896000</text:p>
          </table:table-cell>
          <table:table-cell office:value-type="float" office:value="6040" calcext:value-type="float">
            <text:p>6040</text:p>
          </table:table-cell>
          <table:table-cell office:value-type="string" calcext:value-type="string">
            <text:p>Posto Shell Carlos Alberto Papacidero</text:p>
          </table:table-cell>
          <table:table-cell office:value-type="string" calcext:value-type="string">
            <text:p>INC19149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0896000" calcext:value-type="float">
            <text:p>1480896000</text:p>
          </table:table-cell>
          <table:table-cell office:value-type="float" office:value="6076" calcext:value-type="float">
            <text:p>6076</text:p>
          </table:table-cell>
          <table:table-cell office:value-type="string" calcext:value-type="string">
            <text:p>Posto Shell Nova Itapevi</text:p>
          </table:table-cell>
          <table:table-cell office:value-type="string" calcext:value-type="string">
            <text:p>TASK0138428</text:p>
          </table:table-cell>
          <table:table-cell office:value-type="string" calcext:value-type="string">
            <text:p>PREDI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0896000" calcext:value-type="float">
            <text:p>1480896000</text:p>
          </table:table-cell>
          <table:table-cell office:value-type="float" office:value="6078" calcext:value-type="float">
            <text:p>6078</text:p>
          </table:table-cell>
          <table:table-cell office:value-type="string" calcext:value-type="string">
            <text:p>Posto Shell Star Red</text:p>
          </table:table-cell>
          <table:table-cell office:value-type="string" calcext:value-type="string">
            <text:p>Task0156346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0896000" calcext:value-type="float">
            <text:p>1480896000</text:p>
          </table:table-cell>
          <table:table-cell office:value-type="float" office:value="6078" calcext:value-type="float">
            <text:p>6078</text:p>
          </table:table-cell>
          <table:table-cell office:value-type="string" calcext:value-type="string">
            <text:p>Posto Shell Star Red</text:p>
          </table:table-cell>
          <table:table-cell office:value-type="string" calcext:value-type="string">
            <text:p>Task0156346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0896000" calcext:value-type="float">
            <text:p>1480896000</text:p>
          </table:table-cell>
          <table:table-cell office:value-type="float" office:value="6078" calcext:value-type="float">
            <text:p>6078</text:p>
          </table:table-cell>
          <table:table-cell office:value-type="string" calcext:value-type="string">
            <text:p>Posto Shell Star Red</text:p>
          </table:table-cell>
          <table:table-cell office:value-type="string" calcext:value-type="string">
            <text:p>Task0156346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0896000" calcext:value-type="float">
            <text:p>1480896000</text:p>
          </table:table-cell>
          <table:table-cell office:value-type="float" office:value="6180" calcext:value-type="float">
            <text:p>6180</text:p>
          </table:table-cell>
          <table:table-cell office:value-type="string" calcext:value-type="string">
            <text:p>Posto Shell Companheiro</text:p>
          </table:table-cell>
          <table:table-cell office:value-type="string" calcext:value-type="string">
            <text:p>TASK0152544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0896000" calcext:value-type="float">
            <text:p>1480896000</text:p>
          </table:table-cell>
          <table:table-cell office:value-type="float" office:value="6180" calcext:value-type="float">
            <text:p>6180</text:p>
          </table:table-cell>
          <table:table-cell office:value-type="string" calcext:value-type="string">
            <text:p>Posto Shell Companheiro</text:p>
          </table:table-cell>
          <table:table-cell office:value-type="string" calcext:value-type="string">
            <text:p>TASK0152544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0896000" calcext:value-type="float">
            <text:p>1480896000</text:p>
          </table:table-cell>
          <table:table-cell office:value-type="float" office:value="6196" calcext:value-type="float">
            <text:p>6196</text:p>
          </table:table-cell>
          <table:table-cell office:value-type="string" calcext:value-type="string">
            <text:p>Posto Shell SPW</text:p>
          </table:table-cell>
          <table:table-cell office:value-type="string" calcext:value-type="string">
            <text:p>TASK0156303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0896000" calcext:value-type="float">
            <text:p>1480896000</text:p>
          </table:table-cell>
          <table:table-cell office:value-type="float" office:value="6196" calcext:value-type="float">
            <text:p>6196</text:p>
          </table:table-cell>
          <table:table-cell office:value-type="string" calcext:value-type="string">
            <text:p>Posto Shell SPW</text:p>
          </table:table-cell>
          <table:table-cell office:value-type="string" calcext:value-type="string">
            <text:p>TASK0156303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0896000" calcext:value-type="float">
            <text:p>1480896000</text:p>
          </table:table-cell>
          <table:table-cell office:value-type="float" office:value="6196" calcext:value-type="float">
            <text:p>6196</text:p>
          </table:table-cell>
          <table:table-cell office:value-type="string" calcext:value-type="string">
            <text:p>Posto Shell SPW</text:p>
          </table:table-cell>
          <table:table-cell office:value-type="string" calcext:value-type="string">
            <text:p>TASK0119408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0896000" calcext:value-type="float">
            <text:p>1480896000</text:p>
          </table:table-cell>
          <table:table-cell office:value-type="float" office:value="6289" calcext:value-type="float">
            <text:p>6289</text:p>
          </table:table-cell>
          <table:table-cell office:value-type="string" calcext:value-type="string">
            <text:p>Posto Shell Turismo 2</text:p>
          </table:table-cell>
          <table:table-cell office:value-type="float" office:value="126179" calcext:value-type="float">
            <text:p>126179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0896000" calcext:value-type="float">
            <text:p>1480896000</text:p>
          </table:table-cell>
          <table:table-cell office:value-type="float" office:value="6289" calcext:value-type="float">
            <text:p>6289</text:p>
          </table:table-cell>
          <table:table-cell office:value-type="string" calcext:value-type="string">
            <text:p>Posto Shell Turismo 2</text:p>
          </table:table-cell>
          <table:table-cell office:value-type="string" calcext:value-type="string">
            <text:p>task0126179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0896000" calcext:value-type="float">
            <text:p>1480896000</text:p>
          </table:table-cell>
          <table:table-cell office:value-type="float" office:value="6289" calcext:value-type="float">
            <text:p>6289</text:p>
          </table:table-cell>
          <table:table-cell office:value-type="string" calcext:value-type="string">
            <text:p>Posto Shell Turismo 2</text:p>
          </table:table-cell>
          <table:table-cell office:value-type="float" office:value="126179" calcext:value-type="float">
            <text:p>126179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0896000" calcext:value-type="float">
            <text:p>1480896000</text:p>
          </table:table-cell>
          <table:table-cell office:value-type="float" office:value="6379" calcext:value-type="float">
            <text:p>6379</text:p>
          </table:table-cell>
          <table:table-cell office:value-type="string" calcext:value-type="string">
            <text:p>Posto Shell Sabella</text:p>
          </table:table-cell>
          <table:table-cell office:value-type="string" calcext:value-type="string">
            <text:p>INC019142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0896000" calcext:value-type="float">
            <text:p>1480896000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Posto Shell Guaruja Andalo</text:p>
          </table:table-cell>
          <table:table-cell office:value-type="float" office:value="188700" calcext:value-type="float">
            <text:p>18870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0896000" calcext:value-type="float">
            <text:p>1480896000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Posto Shell Guaruja Andalo</text:p>
          </table:table-cell>
          <table:table-cell office:value-type="float" office:value="190666" calcext:value-type="float">
            <text:p>19066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0896000" calcext:value-type="float">
            <text:p>1480896000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Posto Shell Guaruja Andalo</text:p>
          </table:table-cell>
          <table:table-cell office:value-type="float" office:value="190724" calcext:value-type="float">
            <text:p>19072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0896000" calcext:value-type="float">
            <text:p>1480896000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Posto Shell Guaruja Andalo</text:p>
          </table:table-cell>
          <table:table-cell office:value-type="float" office:value="190629" calcext:value-type="float">
            <text:p>19062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0896000" calcext:value-type="float">
            <text:p>1480896000</text:p>
          </table:table-cell>
          <table:table-cell office:value-type="float" office:value="6425" calcext:value-type="float">
            <text:p>6425</text:p>
          </table:table-cell>
          <table:table-cell office:value-type="string" calcext:value-type="string">
            <text:p>Posto Shell Perola de Ubatuba</text:p>
          </table:table-cell>
          <table:table-cell office:value-type="string" calcext:value-type="string">
            <text:p>TASK0156019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0896000" calcext:value-type="float">
            <text:p>1480896000</text:p>
          </table:table-cell>
          <table:table-cell office:value-type="float" office:value="6425" calcext:value-type="float">
            <text:p>6425</text:p>
          </table:table-cell>
          <table:table-cell office:value-type="string" calcext:value-type="string">
            <text:p>Posto Shell Perola de Ubatuba</text:p>
          </table:table-cell>
          <table:table-cell office:value-type="string" calcext:value-type="string">
            <text:p>TASK0156019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0896000" calcext:value-type="float">
            <text:p>1480896000</text:p>
          </table:table-cell>
          <table:table-cell office:value-type="float" office:value="6425" calcext:value-type="float">
            <text:p>6425</text:p>
          </table:table-cell>
          <table:table-cell office:value-type="string" calcext:value-type="string">
            <text:p>Posto Shell Perola de Ubatuba</text:p>
          </table:table-cell>
          <table:table-cell office:value-type="string" calcext:value-type="string">
            <text:p>TASK0156019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0896000" calcext:value-type="float">
            <text:p>1480896000</text:p>
          </table:table-cell>
          <table:table-cell office:value-type="float" office:value="6504" calcext:value-type="float">
            <text:p>6504</text:p>
          </table:table-cell>
          <table:table-cell office:value-type="string" calcext:value-type="string">
            <text:p>Posto Shell Delta Mar</text:p>
          </table:table-cell>
          <table:table-cell office:value-type="string" calcext:value-type="string">
            <text:p>INC018970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0896000" calcext:value-type="float">
            <text:p>1480896000</text:p>
          </table:table-cell>
          <table:table-cell office:value-type="float" office:value="6504" calcext:value-type="float">
            <text:p>6504</text:p>
          </table:table-cell>
          <table:table-cell office:value-type="string" calcext:value-type="string">
            <text:p>Posto Shell Delta Mar</text:p>
          </table:table-cell>
          <table:table-cell office:value-type="string" calcext:value-type="string">
            <text:p>TASK0155287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0896000" calcext:value-type="float">
            <text:p>1480896000</text:p>
          </table:table-cell>
          <table:table-cell office:value-type="float" office:value="6504" calcext:value-type="float">
            <text:p>6504</text:p>
          </table:table-cell>
          <table:table-cell office:value-type="string" calcext:value-type="string">
            <text:p>Posto Shell Delta Mar</text:p>
          </table:table-cell>
          <table:table-cell office:value-type="string" calcext:value-type="string">
            <text:p>TASK0155287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0896000" calcext:value-type="float">
            <text:p>1480896000</text:p>
          </table:table-cell>
          <table:table-cell office:value-type="float" office:value="6564" calcext:value-type="float">
            <text:p>6564</text:p>
          </table:table-cell>
          <table:table-cell office:value-type="string" calcext:value-type="string">
            <text:p>Posto Shell MLL</text:p>
          </table:table-cell>
          <table:table-cell office:value-type="string" calcext:value-type="string">
            <text:p>INC019068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0896000" calcext:value-type="float">
            <text:p>1480896000</text:p>
          </table:table-cell>
          <table:table-cell office:value-type="float" office:value="6564" calcext:value-type="float">
            <text:p>6564</text:p>
          </table:table-cell>
          <table:table-cell office:value-type="string" calcext:value-type="string">
            <text:p>Posto Shell MLL</text:p>
          </table:table-cell>
          <table:table-cell office:value-type="string" calcext:value-type="string">
            <text:p>TASK0156393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0896000" calcext:value-type="float">
            <text:p>1480896000</text:p>
          </table:table-cell>
          <table:table-cell office:value-type="float" office:value="6564" calcext:value-type="float">
            <text:p>6564</text:p>
          </table:table-cell>
          <table:table-cell office:value-type="string" calcext:value-type="string">
            <text:p>Posto Shell MLL</text:p>
          </table:table-cell>
          <table:table-cell office:value-type="string" calcext:value-type="string">
            <text:p>TASK0156393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0896000" calcext:value-type="float">
            <text:p>1480896000</text:p>
          </table:table-cell>
          <table:table-cell office:value-type="float" office:value="6603" calcext:value-type="float">
            <text:p>6603</text:p>
          </table:table-cell>
          <table:table-cell office:value-type="string" calcext:value-type="string">
            <text:p>Posto Shell Vitoria 040</text:p>
          </table:table-cell>
          <table:table-cell office:value-type="string" calcext:value-type="string">
            <text:p>TASK0156301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80896000" calcext:value-type="float">
            <text:p>1480896000</text:p>
          </table:table-cell>
          <table:table-cell office:value-type="float" office:value="6603" calcext:value-type="float">
            <text:p>6603</text:p>
          </table:table-cell>
          <table:table-cell office:value-type="string" calcext:value-type="string">
            <text:p>Posto Shell Vitoria 040</text:p>
          </table:table-cell>
          <table:table-cell office:value-type="string" calcext:value-type="string">
            <text:p>TASK0156301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80982400" calcext:value-type="float">
            <text:p>1480982400</text:p>
          </table:table-cell>
          <table:table-cell office:value-type="float" office:value="6025" calcext:value-type="float">
            <text:p>6025</text:p>
          </table:table-cell>
          <table:table-cell office:value-type="string" calcext:value-type="string">
            <text:p>Posto Shell Batalha</text:p>
          </table:table-cell>
          <table:table-cell office:value-type="float" office:value="191455" calcext:value-type="float">
            <text:p>19145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0982400" calcext:value-type="float">
            <text:p>1480982400</text:p>
          </table:table-cell>
          <table:table-cell office:value-type="float" office:value="6138" calcext:value-type="float">
            <text:p>6138</text:p>
          </table:table-cell>
          <table:table-cell office:value-type="string" calcext:value-type="string">
            <text:p>Posto Shell Estonia 3</text:p>
          </table:table-cell>
          <table:table-cell office:value-type="string" calcext:value-type="string">
            <text:p>inc0191368inc019142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0982400" calcext:value-type="float">
            <text:p>1480982400</text:p>
          </table:table-cell>
          <table:table-cell office:value-type="float" office:value="6163" calcext:value-type="float">
            <text:p>6163</text:p>
          </table:table-cell>
          <table:table-cell office:value-type="string" calcext:value-type="string">
            <text:p>Posto Shell Express Valinhos</text:p>
          </table:table-cell>
          <table:table-cell office:value-type="string" calcext:value-type="string">
            <text:p>INC019147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0982400" calcext:value-type="float">
            <text:p>1480982400</text:p>
          </table:table-cell>
          <table:table-cell office:value-type="float" office:value="6163" calcext:value-type="float">
            <text:p>6163</text:p>
          </table:table-cell>
          <table:table-cell office:value-type="string" calcext:value-type="string">
            <text:p>Posto Shell Express Valinhos</text:p>
          </table:table-cell>
          <table:table-cell office:value-type="string" calcext:value-type="string">
            <text:p>TASK0156623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0982400" calcext:value-type="float">
            <text:p>1480982400</text:p>
          </table:table-cell>
          <table:table-cell office:value-type="float" office:value="6163" calcext:value-type="float">
            <text:p>6163</text:p>
          </table:table-cell>
          <table:table-cell office:value-type="string" calcext:value-type="string">
            <text:p>Posto Shell Express Valinhos</text:p>
          </table:table-cell>
          <table:table-cell office:value-type="string" calcext:value-type="string">
            <text:p>TASK0156623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0982400" calcext:value-type="float">
            <text:p>1480982400</text:p>
          </table:table-cell>
          <table:table-cell office:value-type="float" office:value="6163" calcext:value-type="float">
            <text:p>6163</text:p>
          </table:table-cell>
          <table:table-cell office:value-type="string" calcext:value-type="string">
            <text:p>Posto Shell Express Valinhos</text:p>
          </table:table-cell>
          <table:table-cell office:value-type="string" calcext:value-type="string">
            <text:p>TASK0156623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0982400" calcext:value-type="float">
            <text:p>1480982400</text:p>
          </table:table-cell>
          <table:table-cell office:value-type="float" office:value="6214" calcext:value-type="float">
            <text:p>6214</text:p>
          </table:table-cell>
          <table:table-cell office:value-type="string" calcext:value-type="string">
            <text:p>Posto Shell 3M</text:p>
          </table:table-cell>
          <table:table-cell office:value-type="float" office:value="191304" calcext:value-type="float">
            <text:p>19130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80982400" calcext:value-type="float">
            <text:p>1480982400</text:p>
          </table:table-cell>
          <table:table-cell office:value-type="float" office:value="6214" calcext:value-type="float">
            <text:p>6214</text:p>
          </table:table-cell>
          <table:table-cell office:value-type="string" calcext:value-type="string">
            <text:p>Posto Shell 3M</text:p>
          </table:table-cell>
          <table:table-cell office:value-type="string" calcext:value-type="string">
            <text:p>task0186677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80982400" calcext:value-type="float">
            <text:p>1480982400</text:p>
          </table:table-cell>
          <table:table-cell office:value-type="float" office:value="6256" calcext:value-type="float">
            <text:p>6256</text:p>
          </table:table-cell>
          <table:table-cell office:value-type="string" calcext:value-type="string">
            <text:p>Posto Shell CRS</text:p>
          </table:table-cell>
          <table:table-cell office:value-type="string" calcext:value-type="string">
            <text:p>INC019666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0982400" calcext:value-type="float">
            <text:p>1480982400</text:p>
          </table:table-cell>
          <table:table-cell office:value-type="float" office:value="6256" calcext:value-type="float">
            <text:p>6256</text:p>
          </table:table-cell>
          <table:table-cell office:value-type="string" calcext:value-type="string">
            <text:p>Posto Shell CRS</text:p>
          </table:table-cell>
          <table:table-cell office:value-type="string" calcext:value-type="string">
            <text:p>TASK0156669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0982400" calcext:value-type="float">
            <text:p>1480982400</text:p>
          </table:table-cell>
          <table:table-cell office:value-type="float" office:value="6315" calcext:value-type="float">
            <text:p>6315</text:p>
          </table:table-cell>
          <table:table-cell office:value-type="string" calcext:value-type="string">
            <text:p>Posto Shell Presidente Ribeirao</text:p>
          </table:table-cell>
          <table:table-cell office:value-type="float" office:value="190935" calcext:value-type="float">
            <text:p>19093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0982400" calcext:value-type="float">
            <text:p>1480982400</text:p>
          </table:table-cell>
          <table:table-cell office:value-type="float" office:value="6316" calcext:value-type="float">
            <text:p>6316</text:p>
          </table:table-cell>
          <table:table-cell office:value-type="string" calcext:value-type="string">
            <text:p>Posto Shell Sociedade RD</text:p>
          </table:table-cell>
          <table:table-cell office:value-type="float" office:value="191465" calcext:value-type="float">
            <text:p>19146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0982400" calcext:value-type="float">
            <text:p>1480982400</text:p>
          </table:table-cell>
          <table:table-cell office:value-type="float" office:value="6357" calcext:value-type="float">
            <text:p>6357</text:p>
          </table:table-cell>
          <table:table-cell office:value-type="string" calcext:value-type="string">
            <text:p>Posto Shell Rede Senna</text:p>
          </table:table-cell>
          <table:table-cell office:value-type="string" calcext:value-type="string">
            <text:p>inc019125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0982400" calcext:value-type="float">
            <text:p>1480982400</text:p>
          </table:table-cell>
          <table:table-cell office:value-type="float" office:value="6459" calcext:value-type="float">
            <text:p>6459</text:p>
          </table:table-cell>
          <table:table-cell office:value-type="string" calcext:value-type="string">
            <text:p>Posto Shell Duque Conde Alphaville</text:p>
          </table:table-cell>
          <table:table-cell office:value-type="string" calcext:value-type="string">
            <text:p>INC019141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0982400" calcext:value-type="float">
            <text:p>1480982400</text:p>
          </table:table-cell>
          <table:table-cell office:value-type="float" office:value="6459" calcext:value-type="float">
            <text:p>6459</text:p>
          </table:table-cell>
          <table:table-cell office:value-type="string" calcext:value-type="string">
            <text:p>Posto Shell Duque Conde Alphaville</text:p>
          </table:table-cell>
          <table:table-cell office:value-type="string" calcext:value-type="string">
            <text:p>TASK0156664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0982400" calcext:value-type="float">
            <text:p>1480982400</text:p>
          </table:table-cell>
          <table:table-cell office:value-type="float" office:value="6511" calcext:value-type="float">
            <text:p>6511</text:p>
          </table:table-cell>
          <table:table-cell office:value-type="string" calcext:value-type="string">
            <text:p>Posto Shell Reyssol</text:p>
          </table:table-cell>
          <table:table-cell office:value-type="float" office:value="191493" calcext:value-type="float">
            <text:p>19149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0982400" calcext:value-type="float">
            <text:p>1480982400</text:p>
          </table:table-cell>
          <table:table-cell office:value-type="float" office:value="6536" calcext:value-type="float">
            <text:p>6536</text:p>
          </table:table-cell>
          <table:table-cell office:value-type="string" calcext:value-type="string">
            <text:p>Posto Shell Aladin Servicos</text:p>
          </table:table-cell>
          <table:table-cell office:value-type="string" calcext:value-type="string">
            <text:p>TASK0156627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0982400" calcext:value-type="float">
            <text:p>1480982400</text:p>
          </table:table-cell>
          <table:table-cell office:value-type="float" office:value="6536" calcext:value-type="float">
            <text:p>6536</text:p>
          </table:table-cell>
          <table:table-cell office:value-type="string" calcext:value-type="string">
            <text:p>Posto Shell Aladin Servicos</text:p>
          </table:table-cell>
          <table:table-cell office:value-type="string" calcext:value-type="string">
            <text:p>TASK0156627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0982400" calcext:value-type="float">
            <text:p>1480982400</text:p>
          </table:table-cell>
          <table:table-cell office:value-type="float" office:value="6539" calcext:value-type="float">
            <text:p>6539</text:p>
          </table:table-cell>
          <table:table-cell office:value-type="string" calcext:value-type="string">
            <text:p>Posto Shell Pedrazzoli</text:p>
          </table:table-cell>
          <table:table-cell office:value-type="string" calcext:value-type="string">
            <text:p>INC019045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0982400" calcext:value-type="float">
            <text:p>1480982400</text:p>
          </table:table-cell>
          <table:table-cell office:value-type="float" office:value="6600" calcext:value-type="float">
            <text:p>6600</text:p>
          </table:table-cell>
          <table:table-cell office:value-type="string" calcext:value-type="string">
            <text:p>Posto Shell Barra Cachamorra</text:p>
          </table:table-cell>
          <table:table-cell office:value-type="string" calcext:value-type="string">
            <text:p>INC019145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80982400" calcext:value-type="float">
            <text:p>1480982400</text:p>
          </table:table-cell>
          <table:table-cell office:value-type="float" office:value="6600" calcext:value-type="float">
            <text:p>6600</text:p>
          </table:table-cell>
          <table:table-cell office:value-type="string" calcext:value-type="string">
            <text:p>Posto Shell Barra Cachamorra</text:p>
          </table:table-cell>
          <table:table-cell office:value-type="string" calcext:value-type="string">
            <text:p>TASK0156659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80982400" calcext:value-type="float">
            <text:p>1480982400</text:p>
          </table:table-cell>
          <table:table-cell office:value-type="float" office:value="6602" calcext:value-type="float">
            <text:p>6602</text:p>
          </table:table-cell>
          <table:table-cell office:value-type="string" calcext:value-type="string">
            <text:p>Posto Shell JB Caxias</text:p>
          </table:table-cell>
          <table:table-cell office:value-type="string" calcext:value-type="string">
            <text:p>INC019140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80982400" calcext:value-type="float">
            <text:p>1480982400</text:p>
          </table:table-cell>
          <table:table-cell office:value-type="float" office:value="6611" calcext:value-type="float">
            <text:p>6611</text:p>
          </table:table-cell>
          <table:table-cell office:value-type="string" calcext:value-type="string">
            <text:p>Posto Shell Gran Penha</text:p>
          </table:table-cell>
          <table:table-cell office:value-type="string" calcext:value-type="string">
            <text:p>inc019145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1068800" calcext:value-type="float">
            <text:p>1481068800</text:p>
          </table:table-cell>
          <table:table-cell office:value-type="float" office:value="6023" calcext:value-type="float">
            <text:p>6023</text:p>
          </table:table-cell>
          <table:table-cell office:value-type="string" calcext:value-type="string">
            <text:p>Posto Shell ABV</text:p>
          </table:table-cell>
          <table:table-cell office:value-type="float" office:value="167251" calcext:value-type="float">
            <text:p>167251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1068800" calcext:value-type="float">
            <text:p>1481068800</text:p>
          </table:table-cell>
          <table:table-cell office:value-type="float" office:value="6023" calcext:value-type="float">
            <text:p>6023</text:p>
          </table:table-cell>
          <table:table-cell office:value-type="string" calcext:value-type="string">
            <text:p>Posto Shell ABV</text:p>
          </table:table-cell>
          <table:table-cell office:value-type="float" office:value="191286" calcext:value-type="float">
            <text:p>19128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1068800" calcext:value-type="float">
            <text:p>1481068800</text:p>
          </table:table-cell>
          <table:table-cell office:value-type="float" office:value="6023" calcext:value-type="float">
            <text:p>6023</text:p>
          </table:table-cell>
          <table:table-cell office:value-type="string" calcext:value-type="string">
            <text:p>Posto Shell ABV</text:p>
          </table:table-cell>
          <table:table-cell office:value-type="float" office:value="157251" calcext:value-type="float">
            <text:p>157251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1068800" calcext:value-type="float">
            <text:p>1481068800</text:p>
          </table:table-cell>
          <table:table-cell office:value-type="float" office:value="6023" calcext:value-type="float">
            <text:p>6023</text:p>
          </table:table-cell>
          <table:table-cell office:value-type="string" calcext:value-type="string">
            <text:p>Posto Shell ABV</text:p>
          </table:table-cell>
          <table:table-cell office:value-type="float" office:value="157251" calcext:value-type="float">
            <text:p>157251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1068800" calcext:value-type="float">
            <text:p>1481068800</text:p>
          </table:table-cell>
          <table:table-cell office:value-type="float" office:value="6023" calcext:value-type="float">
            <text:p>6023</text:p>
          </table:table-cell>
          <table:table-cell office:value-type="string" calcext:value-type="string">
            <text:p>Posto Shell ABV</text:p>
          </table:table-cell>
          <table:table-cell office:value-type="float" office:value="157251" calcext:value-type="float">
            <text:p>157251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1068800" calcext:value-type="float">
            <text:p>1481068800</text:p>
          </table:table-cell>
          <table:table-cell office:value-type="float" office:value="6043" calcext:value-type="float">
            <text:p>6043</text:p>
          </table:table-cell>
          <table:table-cell office:value-type="string" calcext:value-type="string">
            <text:p>Posto Shell Fukuya Kanemoto</text:p>
          </table:table-cell>
          <table:table-cell office:value-type="string" calcext:value-type="string">
            <text:p>TASK0148926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1068800" calcext:value-type="float">
            <text:p>1481068800</text:p>
          </table:table-cell>
          <table:table-cell office:value-type="float" office:value="6043" calcext:value-type="float">
            <text:p>6043</text:p>
          </table:table-cell>
          <table:table-cell office:value-type="string" calcext:value-type="string">
            <text:p>Posto Shell Fukuya Kanemoto</text:p>
          </table:table-cell>
          <table:table-cell office:value-type="string" calcext:value-type="string">
            <text:p>TASK014896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1068800" calcext:value-type="float">
            <text:p>1481068800</text:p>
          </table:table-cell>
          <table:table-cell office:value-type="float" office:value="6043" calcext:value-type="float">
            <text:p>6043</text:p>
          </table:table-cell>
          <table:table-cell office:value-type="string" calcext:value-type="string">
            <text:p>Posto Shell Fukuya Kanemoto</text:p>
          </table:table-cell>
          <table:table-cell office:value-type="string" calcext:value-type="string">
            <text:p>TASK0148926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1068800" calcext:value-type="float">
            <text:p>1481068800</text:p>
          </table:table-cell>
          <table:table-cell office:value-type="float" office:value="6045" calcext:value-type="float">
            <text:p>6045</text:p>
          </table:table-cell>
          <table:table-cell office:value-type="string" calcext:value-type="string">
            <text:p>Posto Shell Lutaif</text:p>
          </table:table-cell>
          <table:table-cell office:value-type="string" calcext:value-type="string">
            <text:p>TASK0</text:p>
          </table:table-cell>
          <table:table-cell office:value-type="string" calcext:value-type="string">
            <text:p>PREDI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1068800" calcext:value-type="float">
            <text:p>1481068800</text:p>
          </table:table-cell>
          <table:table-cell office:value-type="float" office:value="6045" calcext:value-type="float">
            <text:p>6045</text:p>
          </table:table-cell>
          <table:table-cell office:value-type="string" calcext:value-type="string">
            <text:p>Posto Shell Lutaif</text:p>
          </table:table-cell>
          <table:table-cell office:value-type="string" calcext:value-type="string">
            <text:p>TASK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1068800" calcext:value-type="float">
            <text:p>1481068800</text:p>
          </table:table-cell>
          <table:table-cell office:value-type="float" office:value="6049" calcext:value-type="float">
            <text:p>6049</text:p>
          </table:table-cell>
          <table:table-cell office:value-type="string" calcext:value-type="string">
            <text:p>Posto Shell Francisco Morato</text:p>
          </table:table-cell>
          <table:table-cell office:value-type="float" office:value="147832" calcext:value-type="float">
            <text:p>147832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1068800" calcext:value-type="float">
            <text:p>1481068800</text:p>
          </table:table-cell>
          <table:table-cell office:value-type="float" office:value="6049" calcext:value-type="float">
            <text:p>6049</text:p>
          </table:table-cell>
          <table:table-cell office:value-type="string" calcext:value-type="string">
            <text:p>Posto Shell Francisco Morato</text:p>
          </table:table-cell>
          <table:table-cell office:value-type="float" office:value="191414" calcext:value-type="float">
            <text:p>19141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1068800" calcext:value-type="float">
            <text:p>1481068800</text:p>
          </table:table-cell>
          <table:table-cell office:value-type="float" office:value="6049" calcext:value-type="float">
            <text:p>6049</text:p>
          </table:table-cell>
          <table:table-cell office:value-type="string" calcext:value-type="string">
            <text:p>Posto Shell Francisco Morato</text:p>
          </table:table-cell>
          <table:table-cell office:value-type="float" office:value="119406" calcext:value-type="float">
            <text:p>119406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1068800" calcext:value-type="float">
            <text:p>1481068800</text:p>
          </table:table-cell>
          <table:table-cell office:value-type="float" office:value="6049" calcext:value-type="float">
            <text:p>6049</text:p>
          </table:table-cell>
          <table:table-cell office:value-type="string" calcext:value-type="string">
            <text:p>Posto Shell Francisco Morato</text:p>
          </table:table-cell>
          <table:table-cell office:value-type="float" office:value="119406" calcext:value-type="float">
            <text:p>119406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1068800" calcext:value-type="float">
            <text:p>1481068800</text:p>
          </table:table-cell>
          <table:table-cell office:value-type="float" office:value="6049" calcext:value-type="float">
            <text:p>6049</text:p>
          </table:table-cell>
          <table:table-cell office:value-type="string" calcext:value-type="string">
            <text:p>Posto Shell Francisco Morato</text:p>
          </table:table-cell>
          <table:table-cell office:value-type="float" office:value="119406" calcext:value-type="float">
            <text:p>119406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1068800" calcext:value-type="float">
            <text:p>1481068800</text:p>
          </table:table-cell>
          <table:table-cell office:value-type="float" office:value="6161" calcext:value-type="float">
            <text:p>6161</text:p>
          </table:table-cell>
          <table:table-cell office:value-type="string" calcext:value-type="string">
            <text:p>Posto Shell Arco Verde Cotia</text:p>
          </table:table-cell>
          <table:table-cell office:value-type="string" calcext:value-type="string">
            <text:p>TASK0126654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1068800" calcext:value-type="float">
            <text:p>1481068800</text:p>
          </table:table-cell>
          <table:table-cell office:value-type="float" office:value="6161" calcext:value-type="float">
            <text:p>6161</text:p>
          </table:table-cell>
          <table:table-cell office:value-type="string" calcext:value-type="string">
            <text:p>Posto Shell Arco Verde Cotia</text:p>
          </table:table-cell>
          <table:table-cell office:value-type="string" calcext:value-type="string">
            <text:p>TASK0126654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1068800" calcext:value-type="float">
            <text:p>1481068800</text:p>
          </table:table-cell>
          <table:table-cell office:value-type="float" office:value="6161" calcext:value-type="float">
            <text:p>6161</text:p>
          </table:table-cell>
          <table:table-cell office:value-type="string" calcext:value-type="string">
            <text:p>Posto Shell Arco Verde Cotia</text:p>
          </table:table-cell>
          <table:table-cell office:value-type="string" calcext:value-type="string">
            <text:p>TASK0126654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1068800" calcext:value-type="float">
            <text:p>1481068800</text:p>
          </table:table-cell>
          <table:table-cell office:value-type="float" office:value="6161" calcext:value-type="float">
            <text:p>6161</text:p>
          </table:table-cell>
          <table:table-cell office:value-type="string" calcext:value-type="string">
            <text:p>Posto Shell Arco Verde Cotia</text:p>
          </table:table-cell>
          <table:table-cell office:value-type="string" calcext:value-type="string">
            <text:p>TASK0126654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1068800" calcext:value-type="float">
            <text:p>1481068800</text:p>
          </table:table-cell>
          <table:table-cell office:value-type="float" office:value="6167" calcext:value-type="float">
            <text:p>6167</text:p>
          </table:table-cell>
          <table:table-cell office:value-type="string" calcext:value-type="string">
            <text:p>Posto Shell Sao Conrado</text:p>
          </table:table-cell>
          <table:table-cell office:value-type="string" calcext:value-type="string">
            <text:p>inc019164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81068800" calcext:value-type="float">
            <text:p>1481068800</text:p>
          </table:table-cell>
          <table:table-cell office:value-type="float" office:value="6167" calcext:value-type="float">
            <text:p>6167</text:p>
          </table:table-cell>
          <table:table-cell office:value-type="string" calcext:value-type="string">
            <text:p>Posto Shell Sao Conrado</text:p>
          </table:table-cell>
          <table:table-cell office:value-type="string" calcext:value-type="string">
            <text:p>task0157001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81068800" calcext:value-type="float">
            <text:p>1481068800</text:p>
          </table:table-cell>
          <table:table-cell office:value-type="float" office:value="6392" calcext:value-type="float">
            <text:p>6392</text:p>
          </table:table-cell>
          <table:table-cell office:value-type="string" calcext:value-type="string">
            <text:p>Posto Shell Ceiba Speciosa</text:p>
          </table:table-cell>
          <table:table-cell office:value-type="string" calcext:value-type="string">
            <text:p>TASK011945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1068800" calcext:value-type="float">
            <text:p>1481068800</text:p>
          </table:table-cell>
          <table:table-cell office:value-type="float" office:value="6392" calcext:value-type="float">
            <text:p>6392</text:p>
          </table:table-cell>
          <table:table-cell office:value-type="string" calcext:value-type="string">
            <text:p>Posto Shell Ceiba Speciosa</text:p>
          </table:table-cell>
          <table:table-cell office:value-type="string" calcext:value-type="string">
            <text:p>TASK0154478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1068800" calcext:value-type="float">
            <text:p>1481068800</text:p>
          </table:table-cell>
          <table:table-cell office:value-type="float" office:value="6392" calcext:value-type="float">
            <text:p>6392</text:p>
          </table:table-cell>
          <table:table-cell office:value-type="string" calcext:value-type="string">
            <text:p>Posto Shell Ceiba Speciosa</text:p>
          </table:table-cell>
          <table:table-cell office:value-type="string" calcext:value-type="string">
            <text:p>TASK0154478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1068800" calcext:value-type="float">
            <text:p>1481068800</text:p>
          </table:table-cell>
          <table:table-cell office:value-type="float" office:value="6466" calcext:value-type="float">
            <text:p>6466</text:p>
          </table:table-cell>
          <table:table-cell office:value-type="string" calcext:value-type="string">
            <text:p>Posto Shell Nações Bauru</text:p>
          </table:table-cell>
          <table:table-cell office:value-type="string" calcext:value-type="string">
            <text:p>TASK0157194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1068800" calcext:value-type="float">
            <text:p>1481068800</text:p>
          </table:table-cell>
          <table:table-cell office:value-type="float" office:value="6470" calcext:value-type="float">
            <text:p>6470</text:p>
          </table:table-cell>
          <table:table-cell office:value-type="string" calcext:value-type="string">
            <text:p>Posto Shell Duque 21 de Moura</text:p>
          </table:table-cell>
          <table:table-cell office:value-type="float" office:value="153565" calcext:value-type="float">
            <text:p>153565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1068800" calcext:value-type="float">
            <text:p>1481068800</text:p>
          </table:table-cell>
          <table:table-cell office:value-type="float" office:value="6470" calcext:value-type="float">
            <text:p>6470</text:p>
          </table:table-cell>
          <table:table-cell office:value-type="string" calcext:value-type="string">
            <text:p>Posto Shell Duque 21 de Moura</text:p>
          </table:table-cell>
          <table:table-cell office:value-type="float" office:value="153565" calcext:value-type="float">
            <text:p>153565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1068800" calcext:value-type="float">
            <text:p>1481068800</text:p>
          </table:table-cell>
          <table:table-cell office:value-type="float" office:value="6532" calcext:value-type="float">
            <text:p>6532</text:p>
          </table:table-cell>
          <table:table-cell office:value-type="string" calcext:value-type="string">
            <text:p>Posto Shell Antares</text:p>
          </table:table-cell>
          <table:table-cell office:value-type="string" calcext:value-type="string">
            <text:p>TASK015699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1068800" calcext:value-type="float">
            <text:p>1481068800</text:p>
          </table:table-cell>
          <table:table-cell office:value-type="float" office:value="6532" calcext:value-type="float">
            <text:p>6532</text:p>
          </table:table-cell>
          <table:table-cell office:value-type="string" calcext:value-type="string">
            <text:p>Posto Shell Antares</text:p>
          </table:table-cell>
          <table:table-cell office:value-type="string" calcext:value-type="string">
            <text:p>TASK015699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1068800" calcext:value-type="float">
            <text:p>1481068800</text:p>
          </table:table-cell>
          <table:table-cell office:value-type="float" office:value="6546" calcext:value-type="float">
            <text:p>6546</text:p>
          </table:table-cell>
          <table:table-cell office:value-type="string" calcext:value-type="string">
            <text:p>Posto Shell Perola</text:p>
          </table:table-cell>
          <table:table-cell office:value-type="string" calcext:value-type="string">
            <text:p>INC019195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1068800" calcext:value-type="float">
            <text:p>1481068800</text:p>
          </table:table-cell>
          <table:table-cell office:value-type="float" office:value="6611" calcext:value-type="float">
            <text:p>6611</text:p>
          </table:table-cell>
          <table:table-cell office:value-type="string" calcext:value-type="string">
            <text:p>Posto Shell Gran Penha</text:p>
          </table:table-cell>
          <table:table-cell office:value-type="string" calcext:value-type="string">
            <text:p>Task0156725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1068800" calcext:value-type="float">
            <text:p>1481068800</text:p>
          </table:table-cell>
          <table:table-cell office:value-type="float" office:value="6611" calcext:value-type="float">
            <text:p>6611</text:p>
          </table:table-cell>
          <table:table-cell office:value-type="string" calcext:value-type="string">
            <text:p>Posto Shell Gran Penha</text:p>
          </table:table-cell>
          <table:table-cell office:value-type="string" calcext:value-type="string">
            <text:p>Task0156725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1155200" calcext:value-type="float">
            <text:p>1481155200</text:p>
          </table:table-cell>
          <table:table-cell office:value-type="float" office:value="6009" calcext:value-type="float">
            <text:p>6009</text:p>
          </table:table-cell>
          <table:table-cell office:value-type="string" calcext:value-type="string">
            <text:p>Posto Shell Hawai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1155200" calcext:value-type="float">
            <text:p>1481155200</text:p>
          </table:table-cell>
          <table:table-cell office:value-type="float" office:value="6009" calcext:value-type="float">
            <text:p>6009</text:p>
          </table:table-cell>
          <table:table-cell office:value-type="string" calcext:value-type="string">
            <text:p>Posto Shell Hawai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DI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1155200" calcext:value-type="float">
            <text:p>1481155200</text:p>
          </table:table-cell>
          <table:table-cell office:value-type="float" office:value="6009" calcext:value-type="float">
            <text:p>6009</text:p>
          </table:table-cell>
          <table:table-cell office:value-type="string" calcext:value-type="string">
            <text:p>Posto Shell Hawai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1155200" calcext:value-type="float">
            <text:p>1481155200</text:p>
          </table:table-cell>
          <table:table-cell office:value-type="float" office:value="6009" calcext:value-type="float">
            <text:p>6009</text:p>
          </table:table-cell>
          <table:table-cell office:value-type="string" calcext:value-type="string">
            <text:p>Posto Shell Hawai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1155200" calcext:value-type="float">
            <text:p>1481155200</text:p>
          </table:table-cell>
          <table:table-cell office:value-type="float" office:value="6009" calcext:value-type="float">
            <text:p>6009</text:p>
          </table:table-cell>
          <table:table-cell office:value-type="string" calcext:value-type="string">
            <text:p>Posto Shell Hawai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1155200" calcext:value-type="float">
            <text:p>1481155200</text:p>
          </table:table-cell>
          <table:table-cell office:value-type="float" office:value="6013" calcext:value-type="float">
            <text:p>6013</text:p>
          </table:table-cell>
          <table:table-cell office:value-type="string" calcext:value-type="string">
            <text:p>Posto Shell Estacao Carandiru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81155200" calcext:value-type="float">
            <text:p>1481155200</text:p>
          </table:table-cell>
          <table:table-cell office:value-type="float" office:value="6013" calcext:value-type="float">
            <text:p>6013</text:p>
          </table:table-cell>
          <table:table-cell office:value-type="string" calcext:value-type="string">
            <text:p>Posto Shell Estacao Carandiru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81155200" calcext:value-type="float">
            <text:p>1481155200</text:p>
          </table:table-cell>
          <table:table-cell office:value-type="float" office:value="6123" calcext:value-type="float">
            <text:p>6123</text:p>
          </table:table-cell>
          <table:table-cell office:value-type="string" calcext:value-type="string">
            <text:p>Posto Shell Estação Anchiet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1155200" calcext:value-type="float">
            <text:p>1481155200</text:p>
          </table:table-cell>
          <table:table-cell office:value-type="float" office:value="6123" calcext:value-type="float">
            <text:p>6123</text:p>
          </table:table-cell>
          <table:table-cell office:value-type="string" calcext:value-type="string">
            <text:p>Posto Shell Estação Anchiet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1155200" calcext:value-type="float">
            <text:p>1481155200</text:p>
          </table:table-cell>
          <table:table-cell office:value-type="float" office:value="6123" calcext:value-type="float">
            <text:p>6123</text:p>
          </table:table-cell>
          <table:table-cell office:value-type="string" calcext:value-type="string">
            <text:p>Posto Shell Estação Anchiet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1155200" calcext:value-type="float">
            <text:p>1481155200</text:p>
          </table:table-cell>
          <table:table-cell office:value-type="float" office:value="6167" calcext:value-type="float">
            <text:p>6167</text:p>
          </table:table-cell>
          <table:table-cell office:value-type="string" calcext:value-type="string">
            <text:p>Posto Shell Sao Conrad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81155200" calcext:value-type="float">
            <text:p>1481155200</text:p>
          </table:table-cell>
          <table:table-cell office:value-type="float" office:value="6325" calcext:value-type="float">
            <text:p>6325</text:p>
          </table:table-cell>
          <table:table-cell office:value-type="string" calcext:value-type="string">
            <text:p>Posto Shell Sao Martinh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1155200" calcext:value-type="float">
            <text:p>1481155200</text:p>
          </table:table-cell>
          <table:table-cell office:value-type="float" office:value="6325" calcext:value-type="float">
            <text:p>6325</text:p>
          </table:table-cell>
          <table:table-cell office:value-type="string" calcext:value-type="string">
            <text:p>Posto Shell Sao Martinh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1155200" calcext:value-type="float">
            <text:p>1481155200</text:p>
          </table:table-cell>
          <table:table-cell office:value-type="float" office:value="6325" calcext:value-type="float">
            <text:p>6325</text:p>
          </table:table-cell>
          <table:table-cell office:value-type="string" calcext:value-type="string">
            <text:p>Posto Shell Sao Martinh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1155200" calcext:value-type="float">
            <text:p>1481155200</text:p>
          </table:table-cell>
          <table:table-cell office:value-type="float" office:value="6397" calcext:value-type="float">
            <text:p>6397</text:p>
          </table:table-cell>
          <table:table-cell office:value-type="string" calcext:value-type="string">
            <text:p>Posto Shell Mixam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1155200" calcext:value-type="float">
            <text:p>1481155200</text:p>
          </table:table-cell>
          <table:table-cell office:value-type="float" office:value="6397" calcext:value-type="float">
            <text:p>6397</text:p>
          </table:table-cell>
          <table:table-cell office:value-type="string" calcext:value-type="string">
            <text:p>Posto Shell Mixam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1155200" calcext:value-type="float">
            <text:p>1481155200</text:p>
          </table:table-cell>
          <table:table-cell office:value-type="float" office:value="6397" calcext:value-type="float">
            <text:p>6397</text:p>
          </table:table-cell>
          <table:table-cell office:value-type="string" calcext:value-type="string">
            <text:p>Posto Shell Mixam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1155200" calcext:value-type="float">
            <text:p>1481155200</text:p>
          </table:table-cell>
          <table:table-cell office:value-type="float" office:value="6463" calcext:value-type="float">
            <text:p>6463</text:p>
          </table:table-cell>
          <table:table-cell office:value-type="string" calcext:value-type="string">
            <text:p>Posto Shell Amigao de Itaborai</text:p>
          </table:table-cell>
          <table:table-cell office:value-type="string" calcext:value-type="string">
            <text:p>INC018799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81155200" calcext:value-type="float">
            <text:p>1481155200</text:p>
          </table:table-cell>
          <table:table-cell office:value-type="float" office:value="6463" calcext:value-type="float">
            <text:p>6463</text:p>
          </table:table-cell>
          <table:table-cell office:value-type="string" calcext:value-type="string">
            <text:p>Posto Shell Amigao de Itaborai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81155200" calcext:value-type="float">
            <text:p>1481155200</text:p>
          </table:table-cell>
          <table:table-cell office:value-type="float" office:value="6562" calcext:value-type="float">
            <text:p>6562</text:p>
          </table:table-cell>
          <table:table-cell office:value-type="string" calcext:value-type="string">
            <text:p>Posto Shell Petrogil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1155200" calcext:value-type="float">
            <text:p>1481155200</text:p>
          </table:table-cell>
          <table:table-cell office:value-type="float" office:value="6562" calcext:value-type="float">
            <text:p>6562</text:p>
          </table:table-cell>
          <table:table-cell office:value-type="string" calcext:value-type="string">
            <text:p>Posto Shell Petrogil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1155200" calcext:value-type="float">
            <text:p>1481155200</text:p>
          </table:table-cell>
          <table:table-cell office:value-type="float" office:value="6562" calcext:value-type="float">
            <text:p>6562</text:p>
          </table:table-cell>
          <table:table-cell office:value-type="string" calcext:value-type="string">
            <text:p>Posto Shell Petrogil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1155200" calcext:value-type="float">
            <text:p>1481155200</text:p>
          </table:table-cell>
          <table:table-cell office:value-type="float" office:value="6563" calcext:value-type="float">
            <text:p>6563</text:p>
          </table:table-cell>
          <table:table-cell office:value-type="string" calcext:value-type="string">
            <text:p>Posto Shell Sao Jose 3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1155200" calcext:value-type="float">
            <text:p>1481155200</text:p>
          </table:table-cell>
          <table:table-cell office:value-type="float" office:value="6563" calcext:value-type="float">
            <text:p>6563</text:p>
          </table:table-cell>
          <table:table-cell office:value-type="string" calcext:value-type="string">
            <text:p>Posto Shell Sao Jose 3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1241600" calcext:value-type="float">
            <text:p>1481241600</text:p>
          </table:table-cell>
          <table:table-cell office:value-type="float" office:value="6013" calcext:value-type="float">
            <text:p>6013</text:p>
          </table:table-cell>
          <table:table-cell office:value-type="string" calcext:value-type="string">
            <text:p>Posto Shell Estacao Carandiru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81241600" calcext:value-type="float">
            <text:p>1481241600</text:p>
          </table:table-cell>
          <table:table-cell office:value-type="float" office:value="6014" calcext:value-type="float">
            <text:p>6014</text:p>
          </table:table-cell>
          <table:table-cell office:value-type="string" calcext:value-type="string">
            <text:p>Posto Shell Caetano Alvare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1241600" calcext:value-type="float">
            <text:p>1481241600</text:p>
          </table:table-cell>
          <table:table-cell office:value-type="float" office:value="6094" calcext:value-type="float">
            <text:p>6094</text:p>
          </table:table-cell>
          <table:table-cell office:value-type="string" calcext:value-type="string">
            <text:p>Posto Shell Arco Verde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1241600" calcext:value-type="float">
            <text:p>1481241600</text:p>
          </table:table-cell>
          <table:table-cell office:value-type="float" office:value="6094" calcext:value-type="float">
            <text:p>6094</text:p>
          </table:table-cell>
          <table:table-cell office:value-type="string" calcext:value-type="string">
            <text:p>Posto Shell Arco Verde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1241600" calcext:value-type="float">
            <text:p>1481241600</text:p>
          </table:table-cell>
          <table:table-cell office:value-type="float" office:value="6094" calcext:value-type="float">
            <text:p>6094</text:p>
          </table:table-cell>
          <table:table-cell office:value-type="string" calcext:value-type="string">
            <text:p>Posto Shell Arco Verde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1241600" calcext:value-type="float">
            <text:p>1481241600</text:p>
          </table:table-cell>
          <table:table-cell office:value-type="float" office:value="6095" calcext:value-type="float">
            <text:p>6095</text:p>
          </table:table-cell>
          <table:table-cell office:value-type="string" calcext:value-type="string">
            <text:p>Posto Shell Jaguare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1241600" calcext:value-type="float">
            <text:p>1481241600</text:p>
          </table:table-cell>
          <table:table-cell office:value-type="float" office:value="6095" calcext:value-type="float">
            <text:p>6095</text:p>
          </table:table-cell>
          <table:table-cell office:value-type="string" calcext:value-type="string">
            <text:p>Posto Shell Jaguare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1241600" calcext:value-type="float">
            <text:p>1481241600</text:p>
          </table:table-cell>
          <table:table-cell office:value-type="float" office:value="6095" calcext:value-type="float">
            <text:p>6095</text:p>
          </table:table-cell>
          <table:table-cell office:value-type="string" calcext:value-type="string">
            <text:p>Posto Shell Jaguare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1241600" calcext:value-type="float">
            <text:p>1481241600</text:p>
          </table:table-cell>
          <table:table-cell office:value-type="float" office:value="6124" calcext:value-type="float">
            <text:p>6124</text:p>
          </table:table-cell>
          <table:table-cell office:value-type="string" calcext:value-type="string">
            <text:p>Posto Shell La Caniz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1241600" calcext:value-type="float">
            <text:p>1481241600</text:p>
          </table:table-cell>
          <table:table-cell office:value-type="float" office:value="6124" calcext:value-type="float">
            <text:p>6124</text:p>
          </table:table-cell>
          <table:table-cell office:value-type="string" calcext:value-type="string">
            <text:p>Posto Shell La Caniz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1241600" calcext:value-type="float">
            <text:p>1481241600</text:p>
          </table:table-cell>
          <table:table-cell office:value-type="float" office:value="6124" calcext:value-type="float">
            <text:p>6124</text:p>
          </table:table-cell>
          <table:table-cell office:value-type="string" calcext:value-type="string">
            <text:p>Posto Shell La Caniz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1241600" calcext:value-type="float">
            <text:p>1481241600</text:p>
          </table:table-cell>
          <table:table-cell office:value-type="float" office:value="6348" calcext:value-type="float">
            <text:p>6348</text:p>
          </table:table-cell>
          <table:table-cell office:value-type="string" calcext:value-type="string">
            <text:p>Posto Shell Pedro Less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1241600" calcext:value-type="float">
            <text:p>1481241600</text:p>
          </table:table-cell>
          <table:table-cell office:value-type="float" office:value="6448" calcext:value-type="float">
            <text:p>6448</text:p>
          </table:table-cell>
          <table:table-cell office:value-type="string" calcext:value-type="string">
            <text:p>Posto Shell Jardim Oceanic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81241600" calcext:value-type="float">
            <text:p>1481241600</text:p>
          </table:table-cell>
          <table:table-cell office:value-type="float" office:value="6448" calcext:value-type="float">
            <text:p>6448</text:p>
          </table:table-cell>
          <table:table-cell office:value-type="string" calcext:value-type="string">
            <text:p>Posto Shell Jardim Oceanic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81241600" calcext:value-type="float">
            <text:p>1481241600</text:p>
          </table:table-cell>
          <table:table-cell office:value-type="float" office:value="6448" calcext:value-type="float">
            <text:p>6448</text:p>
          </table:table-cell>
          <table:table-cell office:value-type="string" calcext:value-type="string">
            <text:p>Posto Shell Jardim Oceanic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81241600" calcext:value-type="float">
            <text:p>1481241600</text:p>
          </table:table-cell>
          <table:table-cell office:value-type="float" office:value="6449" calcext:value-type="float">
            <text:p>6449</text:p>
          </table:table-cell>
          <table:table-cell office:value-type="string" calcext:value-type="string">
            <text:p>Posto Shell Jardim Oceanico da Barr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81241600" calcext:value-type="float">
            <text:p>1481241600</text:p>
          </table:table-cell>
          <table:table-cell office:value-type="float" office:value="6472" calcext:value-type="float">
            <text:p>6472</text:p>
          </table:table-cell>
          <table:table-cell office:value-type="string" calcext:value-type="string">
            <text:p>Posto Shell Carbonari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1241600" calcext:value-type="float">
            <text:p>1481241600</text:p>
          </table:table-cell>
          <table:table-cell office:value-type="float" office:value="6472" calcext:value-type="float">
            <text:p>6472</text:p>
          </table:table-cell>
          <table:table-cell office:value-type="string" calcext:value-type="string">
            <text:p>Posto Shell Carbonari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1241600" calcext:value-type="float">
            <text:p>1481241600</text:p>
          </table:table-cell>
          <table:table-cell office:value-type="float" office:value="6562" calcext:value-type="float">
            <text:p>6562</text:p>
          </table:table-cell>
          <table:table-cell office:value-type="string" calcext:value-type="string">
            <text:p>Posto Shell Petrogil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1328000" calcext:value-type="float">
            <text:p>1481328000</text:p>
          </table:table-cell>
          <table:table-cell office:value-type="float" office:value="6073" calcext:value-type="float">
            <text:p>6073</text:p>
          </table:table-cell>
          <table:table-cell office:value-type="string" calcext:value-type="string">
            <text:p>Posto Shell Agua Funda 2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1328000" calcext:value-type="float">
            <text:p>1481328000</text:p>
          </table:table-cell>
          <table:table-cell office:value-type="float" office:value="6161" calcext:value-type="float">
            <text:p>6161</text:p>
          </table:table-cell>
          <table:table-cell office:value-type="string" calcext:value-type="string">
            <text:p>Posto Shell Arco Verde Coti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1328000" calcext:value-type="float">
            <text:p>1481328000</text:p>
          </table:table-cell>
          <table:table-cell office:value-type="float" office:value="6311" calcext:value-type="float">
            <text:p>6311</text:p>
          </table:table-cell>
          <table:table-cell office:value-type="string" calcext:value-type="string">
            <text:p>Posto Shell Dona Francisc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1328000" calcext:value-type="float">
            <text:p>1481328000</text:p>
          </table:table-cell>
          <table:table-cell office:value-type="float" office:value="6325" calcext:value-type="float">
            <text:p>6325</text:p>
          </table:table-cell>
          <table:table-cell office:value-type="string" calcext:value-type="string">
            <text:p>Posto Shell Sao Martinh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1328000" calcext:value-type="float">
            <text:p>1481328000</text:p>
          </table:table-cell>
          <table:table-cell office:value-type="float" office:value="6507" calcext:value-type="float">
            <text:p>6507</text:p>
          </table:table-cell>
          <table:table-cell office:value-type="string" calcext:value-type="string">
            <text:p>Posto Shell Senhor Barcelon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1328000" calcext:value-type="float">
            <text:p>1481328000</text:p>
          </table:table-cell>
          <table:table-cell office:value-type="float" office:value="6546" calcext:value-type="float">
            <text:p>6546</text:p>
          </table:table-cell>
          <table:table-cell office:value-type="string" calcext:value-type="string">
            <text:p>Posto Shell Perol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1414400" calcext:value-type="float">
            <text:p>1481414400</text:p>
          </table:table-cell>
          <table:table-cell office:value-type="float" office:value="6075" calcext:value-type="float">
            <text:p>6075</text:p>
          </table:table-cell>
          <table:table-cell office:value-type="string" calcext:value-type="string">
            <text:p>Posto Shell 45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1414400" calcext:value-type="float">
            <text:p>1481414400</text:p>
          </table:table-cell>
          <table:table-cell office:value-type="float" office:value="6075" calcext:value-type="float">
            <text:p>6075</text:p>
          </table:table-cell>
          <table:table-cell office:value-type="string" calcext:value-type="string">
            <text:p>Posto Shell 45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1500800" calcext:value-type="float">
            <text:p>1481500800</text:p>
          </table:table-cell>
          <table:table-cell office:value-type="float" office:value="6053" calcext:value-type="float">
            <text:p>6053</text:p>
          </table:table-cell>
          <table:table-cell office:value-type="string" calcext:value-type="string">
            <text:p>Posto Shell Via Sul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1500800" calcext:value-type="float">
            <text:p>1481500800</text:p>
          </table:table-cell>
          <table:table-cell office:value-type="float" office:value="6053" calcext:value-type="float">
            <text:p>6053</text:p>
          </table:table-cell>
          <table:table-cell office:value-type="string" calcext:value-type="string">
            <text:p>Posto Shell Via Sul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1500800" calcext:value-type="float">
            <text:p>1481500800</text:p>
          </table:table-cell>
          <table:table-cell office:value-type="float" office:value="6053" calcext:value-type="float">
            <text:p>6053</text:p>
          </table:table-cell>
          <table:table-cell office:value-type="string" calcext:value-type="string">
            <text:p>Posto Shell Via Sul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1500800" calcext:value-type="float">
            <text:p>1481500800</text:p>
          </table:table-cell>
          <table:table-cell office:value-type="float" office:value="6071" calcext:value-type="float">
            <text:p>6071</text:p>
          </table:table-cell>
          <table:table-cell office:value-type="string" calcext:value-type="string">
            <text:p>Posto Shell Oitent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1500800" calcext:value-type="float">
            <text:p>1481500800</text:p>
          </table:table-cell>
          <table:table-cell office:value-type="float" office:value="6071" calcext:value-type="float">
            <text:p>6071</text:p>
          </table:table-cell>
          <table:table-cell office:value-type="string" calcext:value-type="string">
            <text:p>Posto Shell Oitent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1500800" calcext:value-type="float">
            <text:p>1481500800</text:p>
          </table:table-cell>
          <table:table-cell office:value-type="float" office:value="6071" calcext:value-type="float">
            <text:p>6071</text:p>
          </table:table-cell>
          <table:table-cell office:value-type="string" calcext:value-type="string">
            <text:p>Posto Shell Oitent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1500800" calcext:value-type="float">
            <text:p>1481500800</text:p>
          </table:table-cell>
          <table:table-cell office:value-type="float" office:value="6077" calcext:value-type="float">
            <text:p>6077</text:p>
          </table:table-cell>
          <table:table-cell office:value-type="string" calcext:value-type="string">
            <text:p>Posto Shell Nellu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1500800" calcext:value-type="float">
            <text:p>1481500800</text:p>
          </table:table-cell>
          <table:table-cell office:value-type="float" office:value="6077" calcext:value-type="float">
            <text:p>6077</text:p>
          </table:table-cell>
          <table:table-cell office:value-type="string" calcext:value-type="string">
            <text:p>Posto Shell Nellu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1500800" calcext:value-type="float">
            <text:p>1481500800</text:p>
          </table:table-cell>
          <table:table-cell office:value-type="float" office:value="6077" calcext:value-type="float">
            <text:p>6077</text:p>
          </table:table-cell>
          <table:table-cell office:value-type="string" calcext:value-type="string">
            <text:p>Posto Shell Nellu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1500800" calcext:value-type="float">
            <text:p>1481500800</text:p>
          </table:table-cell>
          <table:table-cell office:value-type="float" office:value="6115" calcext:value-type="float">
            <text:p>6115</text:p>
          </table:table-cell>
          <table:table-cell office:value-type="string" calcext:value-type="string">
            <text:p>Posto Shell 2002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1500800" calcext:value-type="float">
            <text:p>1481500800</text:p>
          </table:table-cell>
          <table:table-cell office:value-type="float" office:value="6115" calcext:value-type="float">
            <text:p>6115</text:p>
          </table:table-cell>
          <table:table-cell office:value-type="string" calcext:value-type="string">
            <text:p>Posto Shell 2002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1500800" calcext:value-type="float">
            <text:p>1481500800</text:p>
          </table:table-cell>
          <table:table-cell office:value-type="float" office:value="6187" calcext:value-type="float">
            <text:p>6187</text:p>
          </table:table-cell>
          <table:table-cell office:value-type="string" calcext:value-type="string">
            <text:p>Posto Shell Mara Miru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1500800" calcext:value-type="float">
            <text:p>1481500800</text:p>
          </table:table-cell>
          <table:table-cell office:value-type="float" office:value="6209" calcext:value-type="float">
            <text:p>6209</text:p>
          </table:table-cell>
          <table:table-cell office:value-type="string" calcext:value-type="string">
            <text:p>Posto Shell Andorinha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1500800" calcext:value-type="float">
            <text:p>1481500800</text:p>
          </table:table-cell>
          <table:table-cell office:value-type="float" office:value="6238" calcext:value-type="float">
            <text:p>6238</text:p>
          </table:table-cell>
          <table:table-cell office:value-type="string" calcext:value-type="string">
            <text:p>Posto Shell Formula Shell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1500800" calcext:value-type="float">
            <text:p>1481500800</text:p>
          </table:table-cell>
          <table:table-cell office:value-type="float" office:value="6288" calcext:value-type="float">
            <text:p>6288</text:p>
          </table:table-cell>
          <table:table-cell office:value-type="string" calcext:value-type="string">
            <text:p>Posto Shell Piment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1500800" calcext:value-type="float">
            <text:p>1481500800</text:p>
          </table:table-cell>
          <table:table-cell office:value-type="float" office:value="6338" calcext:value-type="float">
            <text:p>6338</text:p>
          </table:table-cell>
          <table:table-cell office:value-type="string" calcext:value-type="string">
            <text:p>Posto Shell Portal Presidente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1500800" calcext:value-type="float">
            <text:p>1481500800</text:p>
          </table:table-cell>
          <table:table-cell office:value-type="float" office:value="6338" calcext:value-type="float">
            <text:p>6338</text:p>
          </table:table-cell>
          <table:table-cell office:value-type="string" calcext:value-type="string">
            <text:p>Posto Shell Portal Presidente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1500800" calcext:value-type="float">
            <text:p>1481500800</text:p>
          </table:table-cell>
          <table:table-cell office:value-type="float" office:value="6373" calcext:value-type="float">
            <text:p>6373</text:p>
          </table:table-cell>
          <table:table-cell office:value-type="string" calcext:value-type="string">
            <text:p>Posto Shell Sabella e Sabell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1500800" calcext:value-type="float">
            <text:p>1481500800</text:p>
          </table:table-cell>
          <table:table-cell office:value-type="float" office:value="6373" calcext:value-type="float">
            <text:p>6373</text:p>
          </table:table-cell>
          <table:table-cell office:value-type="string" calcext:value-type="string">
            <text:p>Posto Shell Sabella e Sabell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1500800" calcext:value-type="float">
            <text:p>1481500800</text:p>
          </table:table-cell>
          <table:table-cell office:value-type="float" office:value="6373" calcext:value-type="float">
            <text:p>6373</text:p>
          </table:table-cell>
          <table:table-cell office:value-type="string" calcext:value-type="string">
            <text:p>Posto Shell Sabella e Sabell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1500800" calcext:value-type="float">
            <text:p>1481500800</text:p>
          </table:table-cell>
          <table:table-cell office:value-type="float" office:value="6379" calcext:value-type="float">
            <text:p>6379</text:p>
          </table:table-cell>
          <table:table-cell office:value-type="string" calcext:value-type="string">
            <text:p>Posto Shell Sabell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1500800" calcext:value-type="float">
            <text:p>1481500800</text:p>
          </table:table-cell>
          <table:table-cell office:value-type="float" office:value="6379" calcext:value-type="float">
            <text:p>6379</text:p>
          </table:table-cell>
          <table:table-cell office:value-type="string" calcext:value-type="string">
            <text:p>Posto Shell Sabell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1500800" calcext:value-type="float">
            <text:p>1481500800</text:p>
          </table:table-cell>
          <table:table-cell office:value-type="float" office:value="6415" calcext:value-type="float">
            <text:p>6415</text:p>
          </table:table-cell>
          <table:table-cell office:value-type="string" calcext:value-type="string">
            <text:p>Posto Shell Aguia de Hai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1500800" calcext:value-type="float">
            <text:p>1481500800</text:p>
          </table:table-cell>
          <table:table-cell office:value-type="float" office:value="6443" calcext:value-type="float">
            <text:p>6443</text:p>
          </table:table-cell>
          <table:table-cell office:value-type="string" calcext:value-type="string">
            <text:p>Posto Shell Karapito da Beir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81500800" calcext:value-type="float">
            <text:p>1481500800</text:p>
          </table:table-cell>
          <table:table-cell office:value-type="float" office:value="6443" calcext:value-type="float">
            <text:p>6443</text:p>
          </table:table-cell>
          <table:table-cell office:value-type="string" calcext:value-type="string">
            <text:p>Posto Shell Karapito da Beir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81500800" calcext:value-type="float">
            <text:p>1481500800</text:p>
          </table:table-cell>
          <table:table-cell office:value-type="float" office:value="6445" calcext:value-type="float">
            <text:p>6445</text:p>
          </table:table-cell>
          <table:table-cell office:value-type="string" calcext:value-type="string">
            <text:p>Posto Shell Portela Doi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81500800" calcext:value-type="float">
            <text:p>1481500800</text:p>
          </table:table-cell>
          <table:table-cell office:value-type="float" office:value="6445" calcext:value-type="float">
            <text:p>6445</text:p>
          </table:table-cell>
          <table:table-cell office:value-type="string" calcext:value-type="string">
            <text:p>Posto Shell Portela Doi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81500800" calcext:value-type="float">
            <text:p>1481500800</text:p>
          </table:table-cell>
          <table:table-cell office:value-type="float" office:value="6532" calcext:value-type="float">
            <text:p>6532</text:p>
          </table:table-cell>
          <table:table-cell office:value-type="string" calcext:value-type="string">
            <text:p>Posto Shell Antare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1500800" calcext:value-type="float">
            <text:p>1481500800</text:p>
          </table:table-cell>
          <table:table-cell office:value-type="float" office:value="6533" calcext:value-type="float">
            <text:p>6533</text:p>
          </table:table-cell>
          <table:table-cell office:value-type="string" calcext:value-type="string">
            <text:p>Posto Shell Copa Our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1500800" calcext:value-type="float">
            <text:p>1481500800</text:p>
          </table:table-cell>
          <table:table-cell office:value-type="float" office:value="6533" calcext:value-type="float">
            <text:p>6533</text:p>
          </table:table-cell>
          <table:table-cell office:value-type="string" calcext:value-type="string">
            <text:p>Posto Shell Copa Our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1587200" calcext:value-type="float">
            <text:p>1481587200</text:p>
          </table:table-cell>
          <table:table-cell office:value-type="float" office:value="6002" calcext:value-type="float">
            <text:p>6002</text:p>
          </table:table-cell>
          <table:table-cell office:value-type="string" calcext:value-type="string">
            <text:p>Posto Shell Orion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1587200" calcext:value-type="float">
            <text:p>1481587200</text:p>
          </table:table-cell>
          <table:table-cell office:value-type="float" office:value="6002" calcext:value-type="float">
            <text:p>6002</text:p>
          </table:table-cell>
          <table:table-cell office:value-type="string" calcext:value-type="string">
            <text:p>Posto Shell Orion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1587200" calcext:value-type="float">
            <text:p>1481587200</text:p>
          </table:table-cell>
          <table:table-cell office:value-type="float" office:value="6002" calcext:value-type="float">
            <text:p>6002</text:p>
          </table:table-cell>
          <table:table-cell office:value-type="string" calcext:value-type="string">
            <text:p>Posto Shell Orion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1587200" calcext:value-type="float">
            <text:p>1481587200</text:p>
          </table:table-cell>
          <table:table-cell office:value-type="float" office:value="6009" calcext:value-type="float">
            <text:p>6009</text:p>
          </table:table-cell>
          <table:table-cell office:value-type="string" calcext:value-type="string">
            <text:p>Posto Shell Hawai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1587200" calcext:value-type="float">
            <text:p>1481587200</text:p>
          </table:table-cell>
          <table:table-cell office:value-type="float" office:value="6051" calcext:value-type="float">
            <text:p>6051</text:p>
          </table:table-cell>
          <table:table-cell office:value-type="string" calcext:value-type="string">
            <text:p>Posto Shell Independencia do cambuci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1587200" calcext:value-type="float">
            <text:p>1481587200</text:p>
          </table:table-cell>
          <table:table-cell office:value-type="float" office:value="6146" calcext:value-type="float">
            <text:p>6146</text:p>
          </table:table-cell>
          <table:table-cell office:value-type="string" calcext:value-type="string">
            <text:p>Posto Shell Brilhante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1587200" calcext:value-type="float">
            <text:p>1481587200</text:p>
          </table:table-cell>
          <table:table-cell office:value-type="float" office:value="6190" calcext:value-type="float">
            <text:p>6190</text:p>
          </table:table-cell>
          <table:table-cell office:value-type="string" calcext:value-type="string">
            <text:p>Posto Shell Lavape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1587200" calcext:value-type="float">
            <text:p>1481587200</text:p>
          </table:table-cell>
          <table:table-cell office:value-type="float" office:value="6204" calcext:value-type="float">
            <text:p>6204</text:p>
          </table:table-cell>
          <table:table-cell office:value-type="string" calcext:value-type="string">
            <text:p>Posto Shell Ming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81587200" calcext:value-type="float">
            <text:p>1481587200</text:p>
          </table:table-cell>
          <table:table-cell office:value-type="float" office:value="6234" calcext:value-type="float">
            <text:p>6234</text:p>
          </table:table-cell>
          <table:table-cell office:value-type="string" calcext:value-type="string">
            <text:p>Posto Shell Tropical Ga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1587200" calcext:value-type="float">
            <text:p>1481587200</text:p>
          </table:table-cell>
          <table:table-cell office:value-type="float" office:value="6246" calcext:value-type="float">
            <text:p>6246</text:p>
          </table:table-cell>
          <table:table-cell office:value-type="string" calcext:value-type="string">
            <text:p>Posto Shell Venez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81587200" calcext:value-type="float">
            <text:p>1481587200</text:p>
          </table:table-cell>
          <table:table-cell office:value-type="float" office:value="6254" calcext:value-type="float">
            <text:p>6254</text:p>
          </table:table-cell>
          <table:table-cell office:value-type="string" calcext:value-type="string">
            <text:p>Posto Shell Padock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1587200" calcext:value-type="float">
            <text:p>1481587200</text:p>
          </table:table-cell>
          <table:table-cell office:value-type="float" office:value="6270" calcext:value-type="float">
            <text:p>6270</text:p>
          </table:table-cell>
          <table:table-cell office:value-type="string" calcext:value-type="string">
            <text:p>Posto Shell Rocar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1587200" calcext:value-type="float">
            <text:p>1481587200</text:p>
          </table:table-cell>
          <table:table-cell office:value-type="float" office:value="6311" calcext:value-type="float">
            <text:p>6311</text:p>
          </table:table-cell>
          <table:table-cell office:value-type="string" calcext:value-type="string">
            <text:p>Posto Shell Dona Francisc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1587200" calcext:value-type="float">
            <text:p>1481587200</text:p>
          </table:table-cell>
          <table:table-cell office:value-type="float" office:value="6313" calcext:value-type="float">
            <text:p>6313</text:p>
          </table:table-cell>
          <table:table-cell office:value-type="string" calcext:value-type="string">
            <text:p>Posto Shell Bongue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1587200" calcext:value-type="float">
            <text:p>1481587200</text:p>
          </table:table-cell>
          <table:table-cell office:value-type="float" office:value="6343" calcext:value-type="float">
            <text:p>6343</text:p>
          </table:table-cell>
          <table:table-cell office:value-type="string" calcext:value-type="string">
            <text:p>Posto Shell Universo 2000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1587200" calcext:value-type="float">
            <text:p>1481587200</text:p>
          </table:table-cell>
          <table:table-cell office:value-type="float" office:value="6348" calcext:value-type="float">
            <text:p>6348</text:p>
          </table:table-cell>
          <table:table-cell office:value-type="string" calcext:value-type="string">
            <text:p>Posto Shell Pedro Less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1587200" calcext:value-type="float">
            <text:p>1481587200</text:p>
          </table:table-cell>
          <table:table-cell office:value-type="float" office:value="6378" calcext:value-type="float">
            <text:p>6378</text:p>
          </table:table-cell>
          <table:table-cell office:value-type="string" calcext:value-type="string">
            <text:p>Posto Shell Dias</text:p>
          </table:table-cell>
          <table:table-cell office:value-type="string" calcext:value-type="string">
            <text:p>TASK0158751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1587200" calcext:value-type="float">
            <text:p>1481587200</text:p>
          </table:table-cell>
          <table:table-cell office:value-type="float" office:value="6456" calcext:value-type="float">
            <text:p>6456</text:p>
          </table:table-cell>
          <table:table-cell office:value-type="string" calcext:value-type="string">
            <text:p>Posto Shell Siqueira e Carbonari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1587200" calcext:value-type="float">
            <text:p>1481587200</text:p>
          </table:table-cell>
          <table:table-cell office:value-type="float" office:value="6501" calcext:value-type="float">
            <text:p>6501</text:p>
          </table:table-cell>
          <table:table-cell office:value-type="string" calcext:value-type="string">
            <text:p>Posto Shell Kalot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1587200" calcext:value-type="float">
            <text:p>1481587200</text:p>
          </table:table-cell>
          <table:table-cell office:value-type="float" office:value="6542" calcext:value-type="float">
            <text:p>6542</text:p>
          </table:table-cell>
          <table:table-cell office:value-type="string" calcext:value-type="string">
            <text:p>Posto Shell Ducati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1587200" calcext:value-type="float">
            <text:p>1481587200</text:p>
          </table:table-cell>
          <table:table-cell office:value-type="float" office:value="6542" calcext:value-type="float">
            <text:p>6542</text:p>
          </table:table-cell>
          <table:table-cell office:value-type="string" calcext:value-type="string">
            <text:p>Posto Shell Ducati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1587200" calcext:value-type="float">
            <text:p>1481587200</text:p>
          </table:table-cell>
          <table:table-cell office:value-type="float" office:value="6575" calcext:value-type="float">
            <text:p>6575</text:p>
          </table:table-cell>
          <table:table-cell office:value-type="string" calcext:value-type="string">
            <text:p>Posto Shell Santa Amali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81587200" calcext:value-type="float">
            <text:p>1481587200</text:p>
          </table:table-cell>
          <table:table-cell office:value-type="float" office:value="6575" calcext:value-type="float">
            <text:p>6575</text:p>
          </table:table-cell>
          <table:table-cell office:value-type="string" calcext:value-type="string">
            <text:p>Posto Shell Santa Amali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81587200" calcext:value-type="float">
            <text:p>1481587200</text:p>
          </table:table-cell>
          <table:table-cell office:value-type="float" office:value="6594" calcext:value-type="float">
            <text:p>6594</text:p>
          </table:table-cell>
          <table:table-cell office:value-type="string" calcext:value-type="string">
            <text:p>Posto Shell Luches</text:p>
          </table:table-cell>
          <table:table-cell office:value-type="string" calcext:value-type="string">
            <text:p>TASK0158581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1587200" calcext:value-type="float">
            <text:p>1481587200</text:p>
          </table:table-cell>
          <table:table-cell office:value-type="float" office:value="6594" calcext:value-type="float">
            <text:p>6594</text:p>
          </table:table-cell>
          <table:table-cell office:value-type="string" calcext:value-type="string">
            <text:p>Posto Shell Luches</text:p>
          </table:table-cell>
          <table:table-cell office:value-type="string" calcext:value-type="string">
            <text:p>TASK0158581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1673600" calcext:value-type="float">
            <text:p>1481673600</text:p>
          </table:table-cell>
          <table:table-cell office:value-type="float" office:value="6008" calcext:value-type="float">
            <text:p>6008</text:p>
          </table:table-cell>
          <table:table-cell office:value-type="string" calcext:value-type="string">
            <text:p>Posto Shell Rimacri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1673600" calcext:value-type="float">
            <text:p>1481673600</text:p>
          </table:table-cell>
          <table:table-cell office:value-type="float" office:value="6008" calcext:value-type="float">
            <text:p>6008</text:p>
          </table:table-cell>
          <table:table-cell office:value-type="string" calcext:value-type="string">
            <text:p>Posto Shell Rimacri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1673600" calcext:value-type="float">
            <text:p>1481673600</text:p>
          </table:table-cell>
          <table:table-cell office:value-type="float" office:value="6008" calcext:value-type="float">
            <text:p>6008</text:p>
          </table:table-cell>
          <table:table-cell office:value-type="string" calcext:value-type="string">
            <text:p>Posto Shell Rimacri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1673600" calcext:value-type="float">
            <text:p>1481673600</text:p>
          </table:table-cell>
          <table:table-cell office:value-type="float" office:value="6052" calcext:value-type="float">
            <text:p>6052</text:p>
          </table:table-cell>
          <table:table-cell office:value-type="string" calcext:value-type="string">
            <text:p>Posto Shell Ponto Solar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1673600" calcext:value-type="float">
            <text:p>1481673600</text:p>
          </table:table-cell>
          <table:table-cell office:value-type="float" office:value="6062" calcext:value-type="float">
            <text:p>6062</text:p>
          </table:table-cell>
          <table:table-cell office:value-type="string" calcext:value-type="string">
            <text:p>Posto Shell Astúria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1673600" calcext:value-type="float">
            <text:p>1481673600</text:p>
          </table:table-cell>
          <table:table-cell office:value-type="float" office:value="6076" calcext:value-type="float">
            <text:p>6076</text:p>
          </table:table-cell>
          <table:table-cell office:value-type="string" calcext:value-type="string">
            <text:p>Posto Shell Nova Itapevi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1673600" calcext:value-type="float">
            <text:p>1481673600</text:p>
          </table:table-cell>
          <table:table-cell office:value-type="float" office:value="6076" calcext:value-type="float">
            <text:p>6076</text:p>
          </table:table-cell>
          <table:table-cell office:value-type="string" calcext:value-type="string">
            <text:p>Posto Shell Nova Itapevi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1673600" calcext:value-type="float">
            <text:p>1481673600</text:p>
          </table:table-cell>
          <table:table-cell office:value-type="float" office:value="6076" calcext:value-type="float">
            <text:p>6076</text:p>
          </table:table-cell>
          <table:table-cell office:value-type="string" calcext:value-type="string">
            <text:p>Posto Shell Nova Itapevi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1673600" calcext:value-type="float">
            <text:p>1481673600</text:p>
          </table:table-cell>
          <table:table-cell office:value-type="float" office:value="6085" calcext:value-type="float">
            <text:p>6085</text:p>
          </table:table-cell>
          <table:table-cell office:value-type="string" calcext:value-type="string">
            <text:p>Posto Shell Alcantar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81673600" calcext:value-type="float">
            <text:p>1481673600</text:p>
          </table:table-cell>
          <table:table-cell office:value-type="float" office:value="6086" calcext:value-type="float">
            <text:p>6086</text:p>
          </table:table-cell>
          <table:table-cell office:value-type="string" calcext:value-type="string">
            <text:p>Posto Shell Cinadi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1673600" calcext:value-type="float">
            <text:p>1481673600</text:p>
          </table:table-cell>
          <table:table-cell office:value-type="float" office:value="6101" calcext:value-type="float">
            <text:p>6101</text:p>
          </table:table-cell>
          <table:table-cell office:value-type="string" calcext:value-type="string">
            <text:p>Posto Shell Estonia 2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1673600" calcext:value-type="float">
            <text:p>1481673600</text:p>
          </table:table-cell>
          <table:table-cell office:value-type="float" office:value="6103" calcext:value-type="float">
            <text:p>6103</text:p>
          </table:table-cell>
          <table:table-cell office:value-type="string" calcext:value-type="string">
            <text:p>Posto Shell Tao Set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1673600" calcext:value-type="float">
            <text:p>1481673600</text:p>
          </table:table-cell>
          <table:table-cell office:value-type="float" office:value="6103" calcext:value-type="float">
            <text:p>6103</text:p>
          </table:table-cell>
          <table:table-cell office:value-type="string" calcext:value-type="string">
            <text:p>Posto Shell Tao Set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1673600" calcext:value-type="float">
            <text:p>1481673600</text:p>
          </table:table-cell>
          <table:table-cell office:value-type="float" office:value="6110" calcext:value-type="float">
            <text:p>6110</text:p>
          </table:table-cell>
          <table:table-cell office:value-type="string" calcext:value-type="string">
            <text:p>Posto Shell Estonia 4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1673600" calcext:value-type="float">
            <text:p>1481673600</text:p>
          </table:table-cell>
          <table:table-cell office:value-type="float" office:value="6155" calcext:value-type="float">
            <text:p>6155</text:p>
          </table:table-cell>
          <table:table-cell office:value-type="string" calcext:value-type="string">
            <text:p>Posto Shell Antonio Pae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1673600" calcext:value-type="float">
            <text:p>1481673600</text:p>
          </table:table-cell>
          <table:table-cell office:value-type="float" office:value="6169" calcext:value-type="float">
            <text:p>6169</text:p>
          </table:table-cell>
          <table:table-cell office:value-type="string" calcext:value-type="string">
            <text:p>Posto Shell Loren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1673600" calcext:value-type="float">
            <text:p>1481673600</text:p>
          </table:table-cell>
          <table:table-cell office:value-type="float" office:value="6189" calcext:value-type="float">
            <text:p>6189</text:p>
          </table:table-cell>
          <table:table-cell office:value-type="string" calcext:value-type="string">
            <text:p>Posto Shell Zont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1673600" calcext:value-type="float">
            <text:p>1481673600</text:p>
          </table:table-cell>
          <table:table-cell office:value-type="float" office:value="6242" calcext:value-type="float">
            <text:p>6242</text:p>
          </table:table-cell>
          <table:table-cell office:value-type="string" calcext:value-type="string">
            <text:p>Posto Shell Portal do Parais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1673600" calcext:value-type="float">
            <text:p>1481673600</text:p>
          </table:table-cell>
          <table:table-cell office:value-type="float" office:value="6456" calcext:value-type="float">
            <text:p>6456</text:p>
          </table:table-cell>
          <table:table-cell office:value-type="string" calcext:value-type="string">
            <text:p>Posto Shell Siqueira e Carbonari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1673600" calcext:value-type="float">
            <text:p>1481673600</text:p>
          </table:table-cell>
          <table:table-cell office:value-type="float" office:value="6511" calcext:value-type="float">
            <text:p>6511</text:p>
          </table:table-cell>
          <table:table-cell office:value-type="string" calcext:value-type="string">
            <text:p>Posto Shell Reyssol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1673600" calcext:value-type="float">
            <text:p>1481673600</text:p>
          </table:table-cell>
          <table:table-cell office:value-type="float" office:value="6511" calcext:value-type="float">
            <text:p>6511</text:p>
          </table:table-cell>
          <table:table-cell office:value-type="string" calcext:value-type="string">
            <text:p>Posto Shell Reyssol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1673600" calcext:value-type="float">
            <text:p>1481673600</text:p>
          </table:table-cell>
          <table:table-cell office:value-type="float" office:value="6511" calcext:value-type="float">
            <text:p>6511</text:p>
          </table:table-cell>
          <table:table-cell office:value-type="string" calcext:value-type="string">
            <text:p>Posto Shell Reyssol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1673600" calcext:value-type="float">
            <text:p>1481673600</text:p>
          </table:table-cell>
          <table:table-cell office:value-type="float" office:value="6543" calcext:value-type="float">
            <text:p>6543</text:p>
          </table:table-cell>
          <table:table-cell office:value-type="string" calcext:value-type="string">
            <text:p>Posto Shell Gisel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1673600" calcext:value-type="float">
            <text:p>1481673600</text:p>
          </table:table-cell>
          <table:table-cell office:value-type="float" office:value="6549" calcext:value-type="float">
            <text:p>6549</text:p>
          </table:table-cell>
          <table:table-cell office:value-type="string" calcext:value-type="string">
            <text:p>Posto Shell Farol do Parque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1673600" calcext:value-type="float">
            <text:p>1481673600</text:p>
          </table:table-cell>
          <table:table-cell office:value-type="float" office:value="6549" calcext:value-type="float">
            <text:p>6549</text:p>
          </table:table-cell>
          <table:table-cell office:value-type="string" calcext:value-type="string">
            <text:p>Posto Shell Farol do Parque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1673600" calcext:value-type="float">
            <text:p>1481673600</text:p>
          </table:table-cell>
          <table:table-cell office:value-type="float" office:value="6623" calcext:value-type="float">
            <text:p>6623</text:p>
          </table:table-cell>
          <table:table-cell office:value-type="string" calcext:value-type="string">
            <text:p>Posto Shell Boa Viagem Friburg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81760000" calcext:value-type="float">
            <text:p>1481760000</text:p>
          </table:table-cell>
          <table:table-cell office:value-type="float" office:value="6014" calcext:value-type="float">
            <text:p>6014</text:p>
          </table:table-cell>
          <table:table-cell office:value-type="string" calcext:value-type="string">
            <text:p>Posto Shell Caetano Alvare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81760000" calcext:value-type="float">
            <text:p>1481760000</text:p>
          </table:table-cell>
          <table:table-cell office:value-type="float" office:value="6014" calcext:value-type="float">
            <text:p>6014</text:p>
          </table:table-cell>
          <table:table-cell office:value-type="string" calcext:value-type="string">
            <text:p>Posto Shell Caetano Alvare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81760000" calcext:value-type="float">
            <text:p>1481760000</text:p>
          </table:table-cell>
          <table:table-cell office:value-type="float" office:value="6015" calcext:value-type="float">
            <text:p>6015</text:p>
          </table:table-cell>
          <table:table-cell office:value-type="string" calcext:value-type="string">
            <text:p>Posto Shell Bristol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1760000" calcext:value-type="float">
            <text:p>1481760000</text:p>
          </table:table-cell>
          <table:table-cell office:value-type="float" office:value="6015" calcext:value-type="float">
            <text:p>6015</text:p>
          </table:table-cell>
          <table:table-cell office:value-type="string" calcext:value-type="string">
            <text:p>Posto Shell Bristol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1760000" calcext:value-type="float">
            <text:p>1481760000</text:p>
          </table:table-cell>
          <table:table-cell office:value-type="float" office:value="6015" calcext:value-type="float">
            <text:p>6015</text:p>
          </table:table-cell>
          <table:table-cell office:value-type="string" calcext:value-type="string">
            <text:p>Posto Shell Bristol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1760000" calcext:value-type="float">
            <text:p>1481760000</text:p>
          </table:table-cell>
          <table:table-cell office:value-type="float" office:value="6138" calcext:value-type="float">
            <text:p>6138</text:p>
          </table:table-cell>
          <table:table-cell office:value-type="string" calcext:value-type="string">
            <text:p>Posto Shell Estonia 3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1760000" calcext:value-type="float">
            <text:p>1481760000</text:p>
          </table:table-cell>
          <table:table-cell office:value-type="float" office:value="6282" calcext:value-type="float">
            <text:p>6282</text:p>
          </table:table-cell>
          <table:table-cell office:value-type="string" calcext:value-type="string">
            <text:p>Posto Shell Parque da Uv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1760000" calcext:value-type="float">
            <text:p>1481760000</text:p>
          </table:table-cell>
          <table:table-cell office:value-type="float" office:value="6282" calcext:value-type="float">
            <text:p>6282</text:p>
          </table:table-cell>
          <table:table-cell office:value-type="string" calcext:value-type="string">
            <text:p>Posto Shell Parque da Uv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1760000" calcext:value-type="float">
            <text:p>1481760000</text:p>
          </table:table-cell>
          <table:table-cell office:value-type="float" office:value="6282" calcext:value-type="float">
            <text:p>6282</text:p>
          </table:table-cell>
          <table:table-cell office:value-type="string" calcext:value-type="string">
            <text:p>Posto Shell Parque da Uv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1760000" calcext:value-type="float">
            <text:p>1481760000</text:p>
          </table:table-cell>
          <table:table-cell office:value-type="float" office:value="6323" calcext:value-type="float">
            <text:p>6323</text:p>
          </table:table-cell>
          <table:table-cell office:value-type="string" calcext:value-type="string">
            <text:p>Posto Shell Vitrine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1760000" calcext:value-type="float">
            <text:p>1481760000</text:p>
          </table:table-cell>
          <table:table-cell office:value-type="float" office:value="6323" calcext:value-type="float">
            <text:p>6323</text:p>
          </table:table-cell>
          <table:table-cell office:value-type="string" calcext:value-type="string">
            <text:p>Posto Shell Vitrine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1760000" calcext:value-type="float">
            <text:p>1481760000</text:p>
          </table:table-cell>
          <table:table-cell office:value-type="float" office:value="6323" calcext:value-type="float">
            <text:p>6323</text:p>
          </table:table-cell>
          <table:table-cell office:value-type="string" calcext:value-type="string">
            <text:p>Posto Shell Vitrine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1760000" calcext:value-type="float">
            <text:p>1481760000</text:p>
          </table:table-cell>
          <table:table-cell office:value-type="float" office:value="6417" calcext:value-type="float">
            <text:p>6417</text:p>
          </table:table-cell>
          <table:table-cell office:value-type="string" calcext:value-type="string">
            <text:p>Posto Shell Acc Radial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1760000" calcext:value-type="float">
            <text:p>1481760000</text:p>
          </table:table-cell>
          <table:table-cell office:value-type="float" office:value="6417" calcext:value-type="float">
            <text:p>6417</text:p>
          </table:table-cell>
          <table:table-cell office:value-type="string" calcext:value-type="string">
            <text:p>Posto Shell Acc Radial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1760000" calcext:value-type="float">
            <text:p>1481760000</text:p>
          </table:table-cell>
          <table:table-cell office:value-type="float" office:value="6417" calcext:value-type="float">
            <text:p>6417</text:p>
          </table:table-cell>
          <table:table-cell office:value-type="string" calcext:value-type="string">
            <text:p>Posto Shell Acc Radial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1760000" calcext:value-type="float">
            <text:p>1481760000</text:p>
          </table:table-cell>
          <table:table-cell office:value-type="float" office:value="6469" calcext:value-type="float">
            <text:p>6469</text:p>
          </table:table-cell>
          <table:table-cell office:value-type="string" calcext:value-type="string">
            <text:p>Posto Shell Rodoposto Maristel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1760000" calcext:value-type="float">
            <text:p>1481760000</text:p>
          </table:table-cell>
          <table:table-cell office:value-type="float" office:value="6469" calcext:value-type="float">
            <text:p>6469</text:p>
          </table:table-cell>
          <table:table-cell office:value-type="string" calcext:value-type="string">
            <text:p>Posto Shell Rodoposto Maristel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1760000" calcext:value-type="float">
            <text:p>1481760000</text:p>
          </table:table-cell>
          <table:table-cell office:value-type="float" office:value="6469" calcext:value-type="float">
            <text:p>6469</text:p>
          </table:table-cell>
          <table:table-cell office:value-type="string" calcext:value-type="string">
            <text:p>Posto Shell Rodoposto Maristel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1760000" calcext:value-type="float">
            <text:p>1481760000</text:p>
          </table:table-cell>
          <table:table-cell office:value-type="float" office:value="6508" calcext:value-type="float">
            <text:p>6508</text:p>
          </table:table-cell>
          <table:table-cell office:value-type="string" calcext:value-type="string">
            <text:p>Posto Shell Malure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1760000" calcext:value-type="float">
            <text:p>1481760000</text:p>
          </table:table-cell>
          <table:table-cell office:value-type="float" office:value="6534" calcext:value-type="float">
            <text:p>6534</text:p>
          </table:table-cell>
          <table:table-cell office:value-type="string" calcext:value-type="string">
            <text:p>Posto Shell Alameda Sacom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1760000" calcext:value-type="float">
            <text:p>1481760000</text:p>
          </table:table-cell>
          <table:table-cell office:value-type="float" office:value="6534" calcext:value-type="float">
            <text:p>6534</text:p>
          </table:table-cell>
          <table:table-cell office:value-type="string" calcext:value-type="string">
            <text:p>Posto Shell Alameda Sacom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1760000" calcext:value-type="float">
            <text:p>1481760000</text:p>
          </table:table-cell>
          <table:table-cell office:value-type="float" office:value="6534" calcext:value-type="float">
            <text:p>6534</text:p>
          </table:table-cell>
          <table:table-cell office:value-type="string" calcext:value-type="string">
            <text:p>Posto Shell Alameda Sacom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1760000" calcext:value-type="float">
            <text:p>1481760000</text:p>
          </table:table-cell>
          <table:table-cell office:value-type="float" office:value="6534" calcext:value-type="float">
            <text:p>6534</text:p>
          </table:table-cell>
          <table:table-cell office:value-type="string" calcext:value-type="string">
            <text:p>Posto Shell Alameda Sacom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1760000" calcext:value-type="float">
            <text:p>1481760000</text:p>
          </table:table-cell>
          <table:table-cell office:value-type="float" office:value="6541" calcext:value-type="float">
            <text:p>6541</text:p>
          </table:table-cell>
          <table:table-cell office:value-type="string" calcext:value-type="string">
            <text:p>Posto Shell Picheth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1760000" calcext:value-type="float">
            <text:p>1481760000</text:p>
          </table:table-cell>
          <table:table-cell office:value-type="float" office:value="6541" calcext:value-type="float">
            <text:p>6541</text:p>
          </table:table-cell>
          <table:table-cell office:value-type="string" calcext:value-type="string">
            <text:p>Posto Shell Picheth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1760000" calcext:value-type="float">
            <text:p>1481760000</text:p>
          </table:table-cell>
          <table:table-cell office:value-type="float" office:value="6543" calcext:value-type="float">
            <text:p>6543</text:p>
          </table:table-cell>
          <table:table-cell office:value-type="string" calcext:value-type="string">
            <text:p>Posto Shell Gisel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1760000" calcext:value-type="float">
            <text:p>1481760000</text:p>
          </table:table-cell>
          <table:table-cell office:value-type="float" office:value="6610" calcext:value-type="float">
            <text:p>6610</text:p>
          </table:table-cell>
          <table:table-cell office:value-type="string" calcext:value-type="string">
            <text:p>Posto Shell Cardoso Castr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81760000" calcext:value-type="float">
            <text:p>1481760000</text:p>
          </table:table-cell>
          <table:table-cell office:value-type="float" office:value="6610" calcext:value-type="float">
            <text:p>6610</text:p>
          </table:table-cell>
          <table:table-cell office:value-type="string" calcext:value-type="string">
            <text:p>Posto Shell Cardoso Castr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81760000" calcext:value-type="float">
            <text:p>1481760000</text:p>
          </table:table-cell>
          <table:table-cell office:value-type="float" office:value="6610" calcext:value-type="float">
            <text:p>6610</text:p>
          </table:table-cell>
          <table:table-cell office:value-type="string" calcext:value-type="string">
            <text:p>Posto Shell Cardoso Castr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81846400" calcext:value-type="float">
            <text:p>1481846400</text:p>
          </table:table-cell>
          <table:table-cell office:value-type="float" office:value="6007" calcext:value-type="float">
            <text:p>6007</text:p>
          </table:table-cell>
          <table:table-cell office:value-type="string" calcext:value-type="string">
            <text:p>Posto Shell Abraao de Morai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1846400" calcext:value-type="float">
            <text:p>1481846400</text:p>
          </table:table-cell>
          <table:table-cell office:value-type="float" office:value="6007" calcext:value-type="float">
            <text:p>6007</text:p>
          </table:table-cell>
          <table:table-cell office:value-type="string" calcext:value-type="string">
            <text:p>Posto Shell Abraao de Morai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1846400" calcext:value-type="float">
            <text:p>1481846400</text:p>
          </table:table-cell>
          <table:table-cell office:value-type="float" office:value="6007" calcext:value-type="float">
            <text:p>6007</text:p>
          </table:table-cell>
          <table:table-cell office:value-type="string" calcext:value-type="string">
            <text:p>Posto Shell Abraao de Morai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1846400" calcext:value-type="float">
            <text:p>1481846400</text:p>
          </table:table-cell>
          <table:table-cell office:value-type="float" office:value="6024" calcext:value-type="float">
            <text:p>6024</text:p>
          </table:table-cell>
          <table:table-cell office:value-type="string" calcext:value-type="string">
            <text:p>Posto Shell Tasc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1846400" calcext:value-type="float">
            <text:p>1481846400</text:p>
          </table:table-cell>
          <table:table-cell office:value-type="float" office:value="6052" calcext:value-type="float">
            <text:p>6052</text:p>
          </table:table-cell>
          <table:table-cell office:value-type="string" calcext:value-type="string">
            <text:p>Posto Shell Ponto Solar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1846400" calcext:value-type="float">
            <text:p>1481846400</text:p>
          </table:table-cell>
          <table:table-cell office:value-type="float" office:value="6171" calcext:value-type="float">
            <text:p>6171</text:p>
          </table:table-cell>
          <table:table-cell office:value-type="string" calcext:value-type="string">
            <text:p>Posto Shell Washington Luiz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1846400" calcext:value-type="float">
            <text:p>1481846400</text:p>
          </table:table-cell>
          <table:table-cell office:value-type="float" office:value="6171" calcext:value-type="float">
            <text:p>6171</text:p>
          </table:table-cell>
          <table:table-cell office:value-type="string" calcext:value-type="string">
            <text:p>Posto Shell Washington Luiz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1846400" calcext:value-type="float">
            <text:p>1481846400</text:p>
          </table:table-cell>
          <table:table-cell office:value-type="float" office:value="6186" calcext:value-type="float">
            <text:p>6186</text:p>
          </table:table-cell>
          <table:table-cell office:value-type="string" calcext:value-type="string">
            <text:p>Posto Shell Rebouça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1846400" calcext:value-type="float">
            <text:p>1481846400</text:p>
          </table:table-cell>
          <table:table-cell office:value-type="float" office:value="6186" calcext:value-type="float">
            <text:p>6186</text:p>
          </table:table-cell>
          <table:table-cell office:value-type="string" calcext:value-type="string">
            <text:p>Posto Shell Rebouça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1846400" calcext:value-type="float">
            <text:p>1481846400</text:p>
          </table:table-cell>
          <table:table-cell office:value-type="float" office:value="6186" calcext:value-type="float">
            <text:p>6186</text:p>
          </table:table-cell>
          <table:table-cell office:value-type="string" calcext:value-type="string">
            <text:p>Posto Shell Rebouça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1846400" calcext:value-type="float">
            <text:p>1481846400</text:p>
          </table:table-cell>
          <table:table-cell office:value-type="float" office:value="6186" calcext:value-type="float">
            <text:p>6186</text:p>
          </table:table-cell>
          <table:table-cell office:value-type="string" calcext:value-type="string">
            <text:p>Posto Shell Rebouça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1846400" calcext:value-type="float">
            <text:p>1481846400</text:p>
          </table:table-cell>
          <table:table-cell office:value-type="float" office:value="6186" calcext:value-type="float">
            <text:p>6186</text:p>
          </table:table-cell>
          <table:table-cell office:value-type="string" calcext:value-type="string">
            <text:p>Posto Shell Rebouça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1846400" calcext:value-type="float">
            <text:p>1481846400</text:p>
          </table:table-cell>
          <table:table-cell office:value-type="float" office:value="6253" calcext:value-type="float">
            <text:p>6253</text:p>
          </table:table-cell>
          <table:table-cell office:value-type="string" calcext:value-type="string">
            <text:p>Posto Shell BE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1846400" calcext:value-type="float">
            <text:p>1481846400</text:p>
          </table:table-cell>
          <table:table-cell office:value-type="float" office:value="6253" calcext:value-type="float">
            <text:p>6253</text:p>
          </table:table-cell>
          <table:table-cell office:value-type="string" calcext:value-type="string">
            <text:p>Posto Shell BE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1846400" calcext:value-type="float">
            <text:p>1481846400</text:p>
          </table:table-cell>
          <table:table-cell office:value-type="float" office:value="6404" calcext:value-type="float">
            <text:p>6404</text:p>
          </table:table-cell>
          <table:table-cell office:value-type="string" calcext:value-type="string">
            <text:p>Posto Shell Atarumin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1846400" calcext:value-type="float">
            <text:p>1481846400</text:p>
          </table:table-cell>
          <table:table-cell office:value-type="float" office:value="6532" calcext:value-type="float">
            <text:p>6532</text:p>
          </table:table-cell>
          <table:table-cell office:value-type="string" calcext:value-type="string">
            <text:p>Posto Shell Antare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1846400" calcext:value-type="float">
            <text:p>1481846400</text:p>
          </table:table-cell>
          <table:table-cell office:value-type="float" office:value="6543" calcext:value-type="float">
            <text:p>6543</text:p>
          </table:table-cell>
          <table:table-cell office:value-type="string" calcext:value-type="string">
            <text:p>Posto Shell Gisel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1846400" calcext:value-type="float">
            <text:p>1481846400</text:p>
          </table:table-cell>
          <table:table-cell office:value-type="float" office:value="6544" calcext:value-type="float">
            <text:p>6544</text:p>
          </table:table-cell>
          <table:table-cell office:value-type="string" calcext:value-type="string">
            <text:p>Posto Shell Premiere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1846400" calcext:value-type="float">
            <text:p>1481846400</text:p>
          </table:table-cell>
          <table:table-cell office:value-type="float" office:value="6544" calcext:value-type="float">
            <text:p>6544</text:p>
          </table:table-cell>
          <table:table-cell office:value-type="string" calcext:value-type="string">
            <text:p>Posto Shell Premiere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1846400" calcext:value-type="float">
            <text:p>1481846400</text:p>
          </table:table-cell>
          <table:table-cell office:value-type="float" office:value="6576" calcext:value-type="float">
            <text:p>6576</text:p>
          </table:table-cell>
          <table:table-cell office:value-type="string" calcext:value-type="string">
            <text:p>Posto Shell Avenida Central de Iraj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81846400" calcext:value-type="float">
            <text:p>1481846400</text:p>
          </table:table-cell>
          <table:table-cell office:value-type="float" office:value="6576" calcext:value-type="float">
            <text:p>6576</text:p>
          </table:table-cell>
          <table:table-cell office:value-type="string" calcext:value-type="string">
            <text:p>Posto Shell Avenida Central de Iraj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81846400" calcext:value-type="float">
            <text:p>1481846400</text:p>
          </table:table-cell>
          <table:table-cell office:value-type="float" office:value="6576" calcext:value-type="float">
            <text:p>6576</text:p>
          </table:table-cell>
          <table:table-cell office:value-type="string" calcext:value-type="string">
            <text:p>Posto Shell Avenida Central de Iraj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81846400" calcext:value-type="float">
            <text:p>1481846400</text:p>
          </table:table-cell>
          <table:table-cell office:value-type="float" office:value="6625" calcext:value-type="float">
            <text:p>6625</text:p>
          </table:table-cell>
          <table:table-cell office:value-type="string" calcext:value-type="string">
            <text:p>Posto Shell Bola Pesad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1846400" calcext:value-type="float">
            <text:p>1481846400</text:p>
          </table:table-cell>
          <table:table-cell office:value-type="float" office:value="6625" calcext:value-type="float">
            <text:p>6625</text:p>
          </table:table-cell>
          <table:table-cell office:value-type="string" calcext:value-type="string">
            <text:p>Posto Shell Bola Pesad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DI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1846400" calcext:value-type="float">
            <text:p>1481846400</text:p>
          </table:table-cell>
          <table:table-cell office:value-type="float" office:value="6625" calcext:value-type="float">
            <text:p>6625</text:p>
          </table:table-cell>
          <table:table-cell office:value-type="string" calcext:value-type="string">
            <text:p>Posto Shell Bola Pesad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1846400" calcext:value-type="float">
            <text:p>1481846400</text:p>
          </table:table-cell>
          <table:table-cell office:value-type="float" office:value="6625" calcext:value-type="float">
            <text:p>6625</text:p>
          </table:table-cell>
          <table:table-cell office:value-type="string" calcext:value-type="string">
            <text:p>Posto Shell Bola Pesad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2105600" calcext:value-type="float">
            <text:p>1482105600</text:p>
          </table:table-cell>
          <table:table-cell office:value-type="float" office:value="6011" calcext:value-type="float">
            <text:p>6011</text:p>
          </table:table-cell>
          <table:table-cell office:value-type="string" calcext:value-type="string">
            <text:p>Posto Shell Ralph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2105600" calcext:value-type="float">
            <text:p>1482105600</text:p>
          </table:table-cell>
          <table:table-cell office:value-type="float" office:value="6034" calcext:value-type="float">
            <text:p>6034</text:p>
          </table:table-cell>
          <table:table-cell office:value-type="string" calcext:value-type="string">
            <text:p>Posto Shell Prime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82105600" calcext:value-type="float">
            <text:p>1482105600</text:p>
          </table:table-cell>
          <table:table-cell office:value-type="float" office:value="6034" calcext:value-type="float">
            <text:p>6034</text:p>
          </table:table-cell>
          <table:table-cell office:value-type="string" calcext:value-type="string">
            <text:p>Posto Shell Prime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DI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82105600" calcext:value-type="float">
            <text:p>1482105600</text:p>
          </table:table-cell>
          <table:table-cell office:value-type="float" office:value="6034" calcext:value-type="float">
            <text:p>6034</text:p>
          </table:table-cell>
          <table:table-cell office:value-type="string" calcext:value-type="string">
            <text:p>Posto Shell Prime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82105600" calcext:value-type="float">
            <text:p>1482105600</text:p>
          </table:table-cell>
          <table:table-cell office:value-type="float" office:value="6034" calcext:value-type="float">
            <text:p>6034</text:p>
          </table:table-cell>
          <table:table-cell office:value-type="string" calcext:value-type="string">
            <text:p>Posto Shell Prime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82105600" calcext:value-type="float">
            <text:p>1482105600</text:p>
          </table:table-cell>
          <table:table-cell office:value-type="float" office:value="6093" calcext:value-type="float">
            <text:p>6093</text:p>
          </table:table-cell>
          <table:table-cell office:value-type="string" calcext:value-type="string">
            <text:p>Posto Shell Fernão dia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2105600" calcext:value-type="float">
            <text:p>1482105600</text:p>
          </table:table-cell>
          <table:table-cell office:value-type="float" office:value="6093" calcext:value-type="float">
            <text:p>6093</text:p>
          </table:table-cell>
          <table:table-cell office:value-type="string" calcext:value-type="string">
            <text:p>Posto Shell Fernão dia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2105600" calcext:value-type="float">
            <text:p>1482105600</text:p>
          </table:table-cell>
          <table:table-cell office:value-type="float" office:value="6093" calcext:value-type="float">
            <text:p>6093</text:p>
          </table:table-cell>
          <table:table-cell office:value-type="string" calcext:value-type="string">
            <text:p>Posto Shell Fernão dia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2105600" calcext:value-type="float">
            <text:p>1482105600</text:p>
          </table:table-cell>
          <table:table-cell office:value-type="float" office:value="6230" calcext:value-type="float">
            <text:p>6230</text:p>
          </table:table-cell>
          <table:table-cell office:value-type="string" calcext:value-type="string">
            <text:p>Posto Shell Amiga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2105600" calcext:value-type="float">
            <text:p>1482105600</text:p>
          </table:table-cell>
          <table:table-cell office:value-type="float" office:value="6230" calcext:value-type="float">
            <text:p>6230</text:p>
          </table:table-cell>
          <table:table-cell office:value-type="string" calcext:value-type="string">
            <text:p>Posto Shell Amiga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2105600" calcext:value-type="float">
            <text:p>1482105600</text:p>
          </table:table-cell>
          <table:table-cell office:value-type="float" office:value="6230" calcext:value-type="float">
            <text:p>6230</text:p>
          </table:table-cell>
          <table:table-cell office:value-type="string" calcext:value-type="string">
            <text:p>Posto Shell Amiga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2105600" calcext:value-type="float">
            <text:p>1482105600</text:p>
          </table:table-cell>
          <table:table-cell office:value-type="float" office:value="6435" calcext:value-type="float">
            <text:p>6435</text:p>
          </table:table-cell>
          <table:table-cell office:value-type="string" calcext:value-type="string">
            <text:p>Posto Shell Catedral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82105600" calcext:value-type="float">
            <text:p>1482105600</text:p>
          </table:table-cell>
          <table:table-cell office:value-type="float" office:value="6435" calcext:value-type="float">
            <text:p>6435</text:p>
          </table:table-cell>
          <table:table-cell office:value-type="string" calcext:value-type="string">
            <text:p>Posto Shell Catedral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82105600" calcext:value-type="float">
            <text:p>1482105600</text:p>
          </table:table-cell>
          <table:table-cell office:value-type="float" office:value="6435" calcext:value-type="float">
            <text:p>6435</text:p>
          </table:table-cell>
          <table:table-cell office:value-type="string" calcext:value-type="string">
            <text:p>Posto Shell Catedral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82105600" calcext:value-type="float">
            <text:p>1482105600</text:p>
          </table:table-cell>
          <table:table-cell office:value-type="float" office:value="6469" calcext:value-type="float">
            <text:p>6469</text:p>
          </table:table-cell>
          <table:table-cell office:value-type="string" calcext:value-type="string">
            <text:p>Posto Shell Rodoposto Maristel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2105600" calcext:value-type="float">
            <text:p>1482105600</text:p>
          </table:table-cell>
          <table:table-cell office:value-type="float" office:value="6507" calcext:value-type="float">
            <text:p>6507</text:p>
          </table:table-cell>
          <table:table-cell office:value-type="string" calcext:value-type="string">
            <text:p>Posto Shell Senhor Barcelon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2105600" calcext:value-type="float">
            <text:p>1482105600</text:p>
          </table:table-cell>
          <table:table-cell office:value-type="float" office:value="6507" calcext:value-type="float">
            <text:p>6507</text:p>
          </table:table-cell>
          <table:table-cell office:value-type="string" calcext:value-type="string">
            <text:p>Posto Shell Senhor Barcelon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2105600" calcext:value-type="float">
            <text:p>1482105600</text:p>
          </table:table-cell>
          <table:table-cell office:value-type="float" office:value="6543" calcext:value-type="float">
            <text:p>6543</text:p>
          </table:table-cell>
          <table:table-cell office:value-type="string" calcext:value-type="string">
            <text:p>Posto Shell Gisel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2192000" calcext:value-type="float">
            <text:p>1482192000</text:p>
          </table:table-cell>
          <table:table-cell office:value-type="float" office:value="6019" calcext:value-type="float">
            <text:p>6019</text:p>
          </table:table-cell>
          <table:table-cell office:value-type="string" calcext:value-type="string">
            <text:p>Posto Shell Fabio Motta Marque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2192000" calcext:value-type="float">
            <text:p>1482192000</text:p>
          </table:table-cell>
          <table:table-cell office:value-type="float" office:value="6019" calcext:value-type="float">
            <text:p>6019</text:p>
          </table:table-cell>
          <table:table-cell office:value-type="string" calcext:value-type="string">
            <text:p>Posto Shell Fabio Motta Marque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DI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2192000" calcext:value-type="float">
            <text:p>1482192000</text:p>
          </table:table-cell>
          <table:table-cell office:value-type="float" office:value="6019" calcext:value-type="float">
            <text:p>6019</text:p>
          </table:table-cell>
          <table:table-cell office:value-type="string" calcext:value-type="string">
            <text:p>Posto Shell Fabio Motta Marque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2192000" calcext:value-type="float">
            <text:p>1482192000</text:p>
          </table:table-cell>
          <table:table-cell office:value-type="float" office:value="6019" calcext:value-type="float">
            <text:p>6019</text:p>
          </table:table-cell>
          <table:table-cell office:value-type="string" calcext:value-type="string">
            <text:p>Posto Shell Fabio Motta Marque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2192000" calcext:value-type="float">
            <text:p>1482192000</text:p>
          </table:table-cell>
          <table:table-cell office:value-type="float" office:value="6034" calcext:value-type="float">
            <text:p>6034</text:p>
          </table:table-cell>
          <table:table-cell office:value-type="string" calcext:value-type="string">
            <text:p>Posto Shell Prime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82192000" calcext:value-type="float">
            <text:p>1482192000</text:p>
          </table:table-cell>
          <table:table-cell office:value-type="float" office:value="6052" calcext:value-type="float">
            <text:p>6052</text:p>
          </table:table-cell>
          <table:table-cell office:value-type="string" calcext:value-type="string">
            <text:p>Posto Shell Ponto Solar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2192000" calcext:value-type="float">
            <text:p>1482192000</text:p>
          </table:table-cell>
          <table:table-cell office:value-type="float" office:value="6118" calcext:value-type="float">
            <text:p>6118</text:p>
          </table:table-cell>
          <table:table-cell office:value-type="string" calcext:value-type="string">
            <text:p>Posto Shell Muraki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82192000" calcext:value-type="float">
            <text:p>1482192000</text:p>
          </table:table-cell>
          <table:table-cell office:value-type="float" office:value="6127" calcext:value-type="float">
            <text:p>6127</text:p>
          </table:table-cell>
          <table:table-cell office:value-type="string" calcext:value-type="string">
            <text:p>Posto Shell Osasco Country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2192000" calcext:value-type="float">
            <text:p>1482192000</text:p>
          </table:table-cell>
          <table:table-cell office:value-type="float" office:value="6127" calcext:value-type="float">
            <text:p>6127</text:p>
          </table:table-cell>
          <table:table-cell office:value-type="string" calcext:value-type="string">
            <text:p>Posto Shell Osasco Country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2192000" calcext:value-type="float">
            <text:p>1482192000</text:p>
          </table:table-cell>
          <table:table-cell office:value-type="float" office:value="6250" calcext:value-type="float">
            <text:p>6250</text:p>
          </table:table-cell>
          <table:table-cell office:value-type="string" calcext:value-type="string">
            <text:p>Posto Shell Rioli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2192000" calcext:value-type="float">
            <text:p>1482192000</text:p>
          </table:table-cell>
          <table:table-cell office:value-type="float" office:value="6299" calcext:value-type="float">
            <text:p>6299</text:p>
          </table:table-cell>
          <table:table-cell office:value-type="string" calcext:value-type="string">
            <text:p>Posto Shell Dar 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2192000" calcext:value-type="float">
            <text:p>1482192000</text:p>
          </table:table-cell>
          <table:table-cell office:value-type="float" office:value="6302" calcext:value-type="float">
            <text:p>6302</text:p>
          </table:table-cell>
          <table:table-cell office:value-type="string" calcext:value-type="string">
            <text:p>Posto Shell Parque Villa Lobo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2192000" calcext:value-type="float">
            <text:p>1482192000</text:p>
          </table:table-cell>
          <table:table-cell office:value-type="float" office:value="6490" calcext:value-type="float">
            <text:p>6490</text:p>
          </table:table-cell>
          <table:table-cell office:value-type="string" calcext:value-type="string">
            <text:p>Posto Shell Progresso Eloy Chave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2192000" calcext:value-type="float">
            <text:p>1482192000</text:p>
          </table:table-cell>
          <table:table-cell office:value-type="float" office:value="6503" calcext:value-type="float">
            <text:p>6503</text:p>
          </table:table-cell>
          <table:table-cell office:value-type="string" calcext:value-type="string">
            <text:p>Posto Shell Arigat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82192000" calcext:value-type="float">
            <text:p>1482192000</text:p>
          </table:table-cell>
          <table:table-cell office:value-type="float" office:value="6522" calcext:value-type="float">
            <text:p>6522</text:p>
          </table:table-cell>
          <table:table-cell office:value-type="string" calcext:value-type="string">
            <text:p>Posto Shell Trent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2192000" calcext:value-type="float">
            <text:p>1482192000</text:p>
          </table:table-cell>
          <table:table-cell office:value-type="float" office:value="6522" calcext:value-type="float">
            <text:p>6522</text:p>
          </table:table-cell>
          <table:table-cell office:value-type="string" calcext:value-type="string">
            <text:p>Posto Shell Trent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2192000" calcext:value-type="float">
            <text:p>1482192000</text:p>
          </table:table-cell>
          <table:table-cell office:value-type="float" office:value="6531" calcext:value-type="float">
            <text:p>6531</text:p>
          </table:table-cell>
          <table:table-cell office:value-type="string" calcext:value-type="string">
            <text:p>Posto Shell Galo Branc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2192000" calcext:value-type="float">
            <text:p>1482192000</text:p>
          </table:table-cell>
          <table:table-cell office:value-type="float" office:value="6562" calcext:value-type="float">
            <text:p>6562</text:p>
          </table:table-cell>
          <table:table-cell office:value-type="string" calcext:value-type="string">
            <text:p>Posto Shell Petrogil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2192000" calcext:value-type="float">
            <text:p>1482192000</text:p>
          </table:table-cell>
          <table:table-cell office:value-type="float" office:value="6623" calcext:value-type="float">
            <text:p>6623</text:p>
          </table:table-cell>
          <table:table-cell office:value-type="string" calcext:value-type="string">
            <text:p>Posto Shell Boa Viagem Friburg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82278400" calcext:value-type="float">
            <text:p>1482278400</text:p>
          </table:table-cell>
          <table:table-cell office:value-type="float" office:value="6011" calcext:value-type="float">
            <text:p>6011</text:p>
          </table:table-cell>
          <table:table-cell office:value-type="string" calcext:value-type="string">
            <text:p>Posto Shell Ralph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2278400" calcext:value-type="float">
            <text:p>1482278400</text:p>
          </table:table-cell>
          <table:table-cell office:value-type="float" office:value="6286" calcext:value-type="float">
            <text:p>6286</text:p>
          </table:table-cell>
          <table:table-cell office:value-type="string" calcext:value-type="string">
            <text:p>Posto Shell Soledade Gauch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2278400" calcext:value-type="float">
            <text:p>1482278400</text:p>
          </table:table-cell>
          <table:table-cell office:value-type="float" office:value="6292" calcext:value-type="float">
            <text:p>6292</text:p>
          </table:table-cell>
          <table:table-cell office:value-type="string" calcext:value-type="string">
            <text:p>Posto Shell Portal de American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2278400" calcext:value-type="float">
            <text:p>1482278400</text:p>
          </table:table-cell>
          <table:table-cell office:value-type="float" office:value="6292" calcext:value-type="float">
            <text:p>6292</text:p>
          </table:table-cell>
          <table:table-cell office:value-type="string" calcext:value-type="string">
            <text:p>Posto Shell Portal de American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2278400" calcext:value-type="float">
            <text:p>1482278400</text:p>
          </table:table-cell>
          <table:table-cell office:value-type="float" office:value="6292" calcext:value-type="float">
            <text:p>6292</text:p>
          </table:table-cell>
          <table:table-cell office:value-type="string" calcext:value-type="string">
            <text:p>Posto Shell Portal de American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2278400" calcext:value-type="float">
            <text:p>1482278400</text:p>
          </table:table-cell>
          <table:table-cell office:value-type="float" office:value="6292" calcext:value-type="float">
            <text:p>6292</text:p>
          </table:table-cell>
          <table:table-cell office:value-type="string" calcext:value-type="string">
            <text:p>Posto Shell Portal de American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2278400" calcext:value-type="float">
            <text:p>1482278400</text:p>
          </table:table-cell>
          <table:table-cell office:value-type="float" office:value="6322" calcext:value-type="float">
            <text:p>6322</text:p>
          </table:table-cell>
          <table:table-cell office:value-type="string" calcext:value-type="string">
            <text:p>Posto Shell Monac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2278400" calcext:value-type="float">
            <text:p>1482278400</text:p>
          </table:table-cell>
          <table:table-cell office:value-type="float" office:value="6334" calcext:value-type="float">
            <text:p>6334</text:p>
          </table:table-cell>
          <table:table-cell office:value-type="string" calcext:value-type="string">
            <text:p>Posto Shell Quality Casablanc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82278400" calcext:value-type="float">
            <text:p>1482278400</text:p>
          </table:table-cell>
          <table:table-cell office:value-type="float" office:value="6363" calcext:value-type="float">
            <text:p>6363</text:p>
          </table:table-cell>
          <table:table-cell office:value-type="string" calcext:value-type="string">
            <text:p>Posto Shell Fantinat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2278400" calcext:value-type="float">
            <text:p>1482278400</text:p>
          </table:table-cell>
          <table:table-cell office:value-type="float" office:value="6363" calcext:value-type="float">
            <text:p>6363</text:p>
          </table:table-cell>
          <table:table-cell office:value-type="string" calcext:value-type="string">
            <text:p>Posto Shell Fantinat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2278400" calcext:value-type="float">
            <text:p>1482278400</text:p>
          </table:table-cell>
          <table:table-cell office:value-type="float" office:value="6390" calcext:value-type="float">
            <text:p>6390</text:p>
          </table:table-cell>
          <table:table-cell office:value-type="string" calcext:value-type="string">
            <text:p>Posto Shell Fera de Itapevi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2278400" calcext:value-type="float">
            <text:p>1482278400</text:p>
          </table:table-cell>
          <table:table-cell office:value-type="float" office:value="6390" calcext:value-type="float">
            <text:p>6390</text:p>
          </table:table-cell>
          <table:table-cell office:value-type="string" calcext:value-type="string">
            <text:p>Posto Shell Fera de Itapevi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2278400" calcext:value-type="float">
            <text:p>1482278400</text:p>
          </table:table-cell>
          <table:table-cell office:value-type="float" office:value="6551" calcext:value-type="float">
            <text:p>6551</text:p>
          </table:table-cell>
          <table:table-cell office:value-type="string" calcext:value-type="string">
            <text:p>Posto Shell Banc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2278400" calcext:value-type="float">
            <text:p>1482278400</text:p>
          </table:table-cell>
          <table:table-cell office:value-type="float" office:value="6551" calcext:value-type="float">
            <text:p>6551</text:p>
          </table:table-cell>
          <table:table-cell office:value-type="string" calcext:value-type="string">
            <text:p>Posto Shell Banc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2278400" calcext:value-type="float">
            <text:p>1482278400</text:p>
          </table:table-cell>
          <table:table-cell office:value-type="float" office:value="6562" calcext:value-type="float">
            <text:p>6562</text:p>
          </table:table-cell>
          <table:table-cell office:value-type="string" calcext:value-type="string">
            <text:p>Posto Shell Petrogil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2278400" calcext:value-type="float">
            <text:p>1482278400</text:p>
          </table:table-cell>
          <table:table-cell office:value-type="float" office:value="6625" calcext:value-type="float">
            <text:p>6625</text:p>
          </table:table-cell>
          <table:table-cell office:value-type="string" calcext:value-type="string">
            <text:p>Posto Shell Bola Pesad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82364800" calcext:value-type="float">
            <text:p>1482364800</text:p>
          </table:table-cell>
          <table:table-cell office:value-type="float" office:value="6062" calcext:value-type="float">
            <text:p>6062</text:p>
          </table:table-cell>
          <table:table-cell office:value-type="string" calcext:value-type="string">
            <text:p>Posto Shell Astúria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DI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2364800" calcext:value-type="float">
            <text:p>1482364800</text:p>
          </table:table-cell>
          <table:table-cell office:value-type="float" office:value="6281" calcext:value-type="float">
            <text:p>6281</text:p>
          </table:table-cell>
          <table:table-cell office:value-type="string" calcext:value-type="string">
            <text:p>Posto Shell Bate Bol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2364800" calcext:value-type="float">
            <text:p>1482364800</text:p>
          </table:table-cell>
          <table:table-cell office:value-type="float" office:value="6281" calcext:value-type="float">
            <text:p>6281</text:p>
          </table:table-cell>
          <table:table-cell office:value-type="string" calcext:value-type="string">
            <text:p>Posto Shell Bate Bol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2364800" calcext:value-type="float">
            <text:p>1482364800</text:p>
          </table:table-cell>
          <table:table-cell office:value-type="float" office:value="6281" calcext:value-type="float">
            <text:p>6281</text:p>
          </table:table-cell>
          <table:table-cell office:value-type="string" calcext:value-type="string">
            <text:p>Posto Shell Bate Bol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2364800" calcext:value-type="float">
            <text:p>1482364800</text:p>
          </table:table-cell>
          <table:table-cell office:value-type="float" office:value="6299" calcext:value-type="float">
            <text:p>6299</text:p>
          </table:table-cell>
          <table:table-cell office:value-type="string" calcext:value-type="string">
            <text:p>Posto Shell Dar 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82364800" calcext:value-type="float">
            <text:p>1482364800</text:p>
          </table:table-cell>
          <table:table-cell office:value-type="float" office:value="6326" calcext:value-type="float">
            <text:p>6326</text:p>
          </table:table-cell>
          <table:table-cell office:value-type="string" calcext:value-type="string">
            <text:p>Posto Shell Juru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82364800" calcext:value-type="float">
            <text:p>1482364800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Posto Shell Guaruja Andal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2364800" calcext:value-type="float">
            <text:p>1482364800</text:p>
          </table:table-cell>
          <table:table-cell office:value-type="float" office:value="6541" calcext:value-type="float">
            <text:p>6541</text:p>
          </table:table-cell>
          <table:table-cell office:value-type="string" calcext:value-type="string">
            <text:p>Posto Shell Picheth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2451200" calcext:value-type="float">
            <text:p>1482451200</text:p>
          </table:table-cell>
          <table:table-cell office:value-type="float" office:value="6026" calcext:value-type="float">
            <text:p>6026</text:p>
          </table:table-cell>
          <table:table-cell office:value-type="string" calcext:value-type="string">
            <text:p>Posto Shell Cote D'azur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2451200" calcext:value-type="float">
            <text:p>1482451200</text:p>
          </table:table-cell>
          <table:table-cell office:value-type="float" office:value="6032" calcext:value-type="float">
            <text:p>6032</text:p>
          </table:table-cell>
          <table:table-cell office:value-type="string" calcext:value-type="string">
            <text:p>Posto Shell M.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2451200" calcext:value-type="float">
            <text:p>1482451200</text:p>
          </table:table-cell>
          <table:table-cell office:value-type="float" office:value="6052" calcext:value-type="float">
            <text:p>6052</text:p>
          </table:table-cell>
          <table:table-cell office:value-type="string" calcext:value-type="string">
            <text:p>Posto Shell Ponto Solar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2451200" calcext:value-type="float">
            <text:p>1482451200</text:p>
          </table:table-cell>
          <table:table-cell office:value-type="float" office:value="6054" calcext:value-type="float">
            <text:p>6054</text:p>
          </table:table-cell>
          <table:table-cell office:value-type="string" calcext:value-type="string">
            <text:p>Posto Shell Vera Cruz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2451200" calcext:value-type="float">
            <text:p>1482451200</text:p>
          </table:table-cell>
          <table:table-cell office:value-type="float" office:value="6054" calcext:value-type="float">
            <text:p>6054</text:p>
          </table:table-cell>
          <table:table-cell office:value-type="string" calcext:value-type="string">
            <text:p>Posto Shell Vera Cruz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2451200" calcext:value-type="float">
            <text:p>1482451200</text:p>
          </table:table-cell>
          <table:table-cell office:value-type="float" office:value="6094" calcext:value-type="float">
            <text:p>6094</text:p>
          </table:table-cell>
          <table:table-cell office:value-type="string" calcext:value-type="string">
            <text:p>Posto Shell Arco Verde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2451200" calcext:value-type="float">
            <text:p>1482451200</text:p>
          </table:table-cell>
          <table:table-cell office:value-type="float" office:value="6110" calcext:value-type="float">
            <text:p>6110</text:p>
          </table:table-cell>
          <table:table-cell office:value-type="string" calcext:value-type="string">
            <text:p>Posto Shell Estonia 4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2451200" calcext:value-type="float">
            <text:p>1482451200</text:p>
          </table:table-cell>
          <table:table-cell office:value-type="float" office:value="6139" calcext:value-type="float">
            <text:p>6139</text:p>
          </table:table-cell>
          <table:table-cell office:value-type="string" calcext:value-type="string">
            <text:p>Posto Shell Joia de Guarulho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82451200" calcext:value-type="float">
            <text:p>1482451200</text:p>
          </table:table-cell>
          <table:table-cell office:value-type="float" office:value="6140" calcext:value-type="float">
            <text:p>6140</text:p>
          </table:table-cell>
          <table:table-cell office:value-type="string" calcext:value-type="string">
            <text:p>Posto Shell O Chefa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82451200" calcext:value-type="float">
            <text:p>1482451200</text:p>
          </table:table-cell>
          <table:table-cell office:value-type="float" office:value="6140" calcext:value-type="float">
            <text:p>6140</text:p>
          </table:table-cell>
          <table:table-cell office:value-type="string" calcext:value-type="string">
            <text:p>Posto Shell O Chefa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82451200" calcext:value-type="float">
            <text:p>1482451200</text:p>
          </table:table-cell>
          <table:table-cell office:value-type="float" office:value="6140" calcext:value-type="float">
            <text:p>6140</text:p>
          </table:table-cell>
          <table:table-cell office:value-type="string" calcext:value-type="string">
            <text:p>Posto Shell O Chefa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82451200" calcext:value-type="float">
            <text:p>1482451200</text:p>
          </table:table-cell>
          <table:table-cell office:value-type="float" office:value="6150" calcext:value-type="float">
            <text:p>6150</text:p>
          </table:table-cell>
          <table:table-cell office:value-type="string" calcext:value-type="string">
            <text:p>Posto Shell Moraes Sale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2451200" calcext:value-type="float">
            <text:p>1482451200</text:p>
          </table:table-cell>
          <table:table-cell office:value-type="float" office:value="6253" calcext:value-type="float">
            <text:p>6253</text:p>
          </table:table-cell>
          <table:table-cell office:value-type="string" calcext:value-type="string">
            <text:p>Posto Shell BE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2451200" calcext:value-type="float">
            <text:p>1482451200</text:p>
          </table:table-cell>
          <table:table-cell office:value-type="float" office:value="6314" calcext:value-type="float">
            <text:p>6314</text:p>
          </table:table-cell>
          <table:table-cell office:value-type="string" calcext:value-type="string">
            <text:p>Posto Shell Maravilh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2451200" calcext:value-type="float">
            <text:p>1482451200</text:p>
          </table:table-cell>
          <table:table-cell office:value-type="float" office:value="6338" calcext:value-type="float">
            <text:p>6338</text:p>
          </table:table-cell>
          <table:table-cell office:value-type="string" calcext:value-type="string">
            <text:p>Posto Shell Portal Presidente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2451200" calcext:value-type="float">
            <text:p>1482451200</text:p>
          </table:table-cell>
          <table:table-cell office:value-type="float" office:value="6351" calcext:value-type="float">
            <text:p>6351</text:p>
          </table:table-cell>
          <table:table-cell office:value-type="string" calcext:value-type="string">
            <text:p>Posto Shell Jupi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2451200" calcext:value-type="float">
            <text:p>1482451200</text:p>
          </table:table-cell>
          <table:table-cell office:value-type="float" office:value="6351" calcext:value-type="float">
            <text:p>6351</text:p>
          </table:table-cell>
          <table:table-cell office:value-type="string" calcext:value-type="string">
            <text:p>Posto Shell Jupi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2451200" calcext:value-type="float">
            <text:p>1482451200</text:p>
          </table:table-cell>
          <table:table-cell office:value-type="float" office:value="6377" calcext:value-type="float">
            <text:p>6377</text:p>
          </table:table-cell>
          <table:table-cell office:value-type="string" calcext:value-type="string">
            <text:p>Posto Shell Guigui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2451200" calcext:value-type="float">
            <text:p>1482451200</text:p>
          </table:table-cell>
          <table:table-cell office:value-type="float" office:value="6400" calcext:value-type="float">
            <text:p>6400</text:p>
          </table:table-cell>
          <table:table-cell office:value-type="string" calcext:value-type="string">
            <text:p>Posto Shell Rio Claro Center Shopping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2451200" calcext:value-type="float">
            <text:p>1482451200</text:p>
          </table:table-cell>
          <table:table-cell office:value-type="float" office:value="6490" calcext:value-type="float">
            <text:p>6490</text:p>
          </table:table-cell>
          <table:table-cell office:value-type="string" calcext:value-type="string">
            <text:p>Posto Shell Progresso Eloy Chave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2451200" calcext:value-type="float">
            <text:p>1482451200</text:p>
          </table:table-cell>
          <table:table-cell office:value-type="float" office:value="6511" calcext:value-type="float">
            <text:p>6511</text:p>
          </table:table-cell>
          <table:table-cell office:value-type="string" calcext:value-type="string">
            <text:p>Posto Shell Reyssol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2451200" calcext:value-type="float">
            <text:p>1482451200</text:p>
          </table:table-cell>
          <table:table-cell office:value-type="float" office:value="6543" calcext:value-type="float">
            <text:p>6543</text:p>
          </table:table-cell>
          <table:table-cell office:value-type="string" calcext:value-type="string">
            <text:p>Posto Shell Gisel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2451200" calcext:value-type="float">
            <text:p>1482451200</text:p>
          </table:table-cell>
          <table:table-cell office:value-type="float" office:value="6566" calcext:value-type="float">
            <text:p>6566</text:p>
          </table:table-cell>
          <table:table-cell office:value-type="string" calcext:value-type="string">
            <text:p>Posto Shell Artiga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2451200" calcext:value-type="float">
            <text:p>1482451200</text:p>
          </table:table-cell>
          <table:table-cell office:value-type="float" office:value="6566" calcext:value-type="float">
            <text:p>6566</text:p>
          </table:table-cell>
          <table:table-cell office:value-type="string" calcext:value-type="string">
            <text:p>Posto Shell Artiga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2451200" calcext:value-type="float">
            <text:p>1482451200</text:p>
          </table:table-cell>
          <table:table-cell office:value-type="float" office:value="6567" calcext:value-type="float">
            <text:p>6567</text:p>
          </table:table-cell>
          <table:table-cell office:value-type="string" calcext:value-type="string">
            <text:p>Posto Shell NSL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2451200" calcext:value-type="float">
            <text:p>1482451200</text:p>
          </table:table-cell>
          <table:table-cell office:value-type="float" office:value="6653" calcext:value-type="float">
            <text:p>6653</text:p>
          </table:table-cell>
          <table:table-cell office:value-type="string" calcext:value-type="string">
            <text:p>Posto Shell Berald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2537600" calcext:value-type="float">
            <text:p>1482537600</text:p>
          </table:table-cell>
          <table:table-cell office:value-type="float" office:value="6261" calcext:value-type="float">
            <text:p>6261</text:p>
          </table:table-cell>
          <table:table-cell office:value-type="string" calcext:value-type="string">
            <text:p>Posto Shell Carlu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2537600" calcext:value-type="float">
            <text:p>1482537600</text:p>
          </table:table-cell>
          <table:table-cell office:value-type="float" office:value="6539" calcext:value-type="float">
            <text:p>6539</text:p>
          </table:table-cell>
          <table:table-cell office:value-type="string" calcext:value-type="string">
            <text:p>Posto Shell Pedrazzoli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2537600" calcext:value-type="float">
            <text:p>1482537600</text:p>
          </table:table-cell>
          <table:table-cell office:value-type="float" office:value="6657" calcext:value-type="float">
            <text:p>6657</text:p>
          </table:table-cell>
          <table:table-cell office:value-type="string" calcext:value-type="string">
            <text:p>Posto Shell Via Ponte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82710400" calcext:value-type="float">
            <text:p>1482710400</text:p>
          </table:table-cell>
          <table:table-cell office:value-type="float" office:value="6017" calcext:value-type="float">
            <text:p>6017</text:p>
          </table:table-cell>
          <table:table-cell office:value-type="string" calcext:value-type="string">
            <text:p>Posto Shell Portal Leste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DI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2710400" calcext:value-type="float">
            <text:p>1482710400</text:p>
          </table:table-cell>
          <table:table-cell office:value-type="float" office:value="6017" calcext:value-type="float">
            <text:p>6017</text:p>
          </table:table-cell>
          <table:table-cell office:value-type="string" calcext:value-type="string">
            <text:p>Posto Shell Portal Leste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2710400" calcext:value-type="float">
            <text:p>1482710400</text:p>
          </table:table-cell>
          <table:table-cell office:value-type="float" office:value="6121" calcext:value-type="float">
            <text:p>6121</text:p>
          </table:table-cell>
          <table:table-cell office:value-type="string" calcext:value-type="string">
            <text:p>Posto Shell Novo Mileni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2710400" calcext:value-type="float">
            <text:p>1482710400</text:p>
          </table:table-cell>
          <table:table-cell office:value-type="float" office:value="6121" calcext:value-type="float">
            <text:p>6121</text:p>
          </table:table-cell>
          <table:table-cell office:value-type="string" calcext:value-type="string">
            <text:p>Posto Shell Novo Mileni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2710400" calcext:value-type="float">
            <text:p>1482710400</text:p>
          </table:table-cell>
          <table:table-cell office:value-type="float" office:value="6129" calcext:value-type="float">
            <text:p>6129</text:p>
          </table:table-cell>
          <table:table-cell office:value-type="string" calcext:value-type="string">
            <text:p>Posto Shell Roan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2710400" calcext:value-type="float">
            <text:p>1482710400</text:p>
          </table:table-cell>
          <table:table-cell office:value-type="float" office:value="6187" calcext:value-type="float">
            <text:p>6187</text:p>
          </table:table-cell>
          <table:table-cell office:value-type="string" calcext:value-type="string">
            <text:p>Posto Shell Mara Miru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2710400" calcext:value-type="float">
            <text:p>1482710400</text:p>
          </table:table-cell>
          <table:table-cell office:value-type="float" office:value="6297" calcext:value-type="float">
            <text:p>6297</text:p>
          </table:table-cell>
          <table:table-cell office:value-type="string" calcext:value-type="string">
            <text:p>Posto Shell Grande São Paul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2710400" calcext:value-type="float">
            <text:p>1482710400</text:p>
          </table:table-cell>
          <table:table-cell office:value-type="float" office:value="6332" calcext:value-type="float">
            <text:p>6332</text:p>
          </table:table-cell>
          <table:table-cell office:value-type="string" calcext:value-type="string">
            <text:p>Posto Shell Ipe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82710400" calcext:value-type="float">
            <text:p>1482710400</text:p>
          </table:table-cell>
          <table:table-cell office:value-type="float" office:value="6332" calcext:value-type="float">
            <text:p>6332</text:p>
          </table:table-cell>
          <table:table-cell office:value-type="string" calcext:value-type="string">
            <text:p>Posto Shell Ipe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82710400" calcext:value-type="float">
            <text:p>1482710400</text:p>
          </table:table-cell>
          <table:table-cell office:value-type="float" office:value="6350" calcext:value-type="float">
            <text:p>6350</text:p>
          </table:table-cell>
          <table:table-cell office:value-type="string" calcext:value-type="string">
            <text:p>Posto Shell Aeroporto de Ubatub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2710400" calcext:value-type="float">
            <text:p>1482710400</text:p>
          </table:table-cell>
          <table:table-cell office:value-type="float" office:value="6350" calcext:value-type="float">
            <text:p>6350</text:p>
          </table:table-cell>
          <table:table-cell office:value-type="string" calcext:value-type="string">
            <text:p>Posto Shell Aeroporto de Ubatub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2710400" calcext:value-type="float">
            <text:p>1482710400</text:p>
          </table:table-cell>
          <table:table-cell office:value-type="float" office:value="6356" calcext:value-type="float">
            <text:p>6356</text:p>
          </table:table-cell>
          <table:table-cell office:value-type="string" calcext:value-type="string">
            <text:p>Posto Shell Agronomi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2710400" calcext:value-type="float">
            <text:p>1482710400</text:p>
          </table:table-cell>
          <table:table-cell office:value-type="float" office:value="6379" calcext:value-type="float">
            <text:p>6379</text:p>
          </table:table-cell>
          <table:table-cell office:value-type="string" calcext:value-type="string">
            <text:p>Posto Shell Sabell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2710400" calcext:value-type="float">
            <text:p>1482710400</text:p>
          </table:table-cell>
          <table:table-cell office:value-type="float" office:value="6425" calcext:value-type="float">
            <text:p>6425</text:p>
          </table:table-cell>
          <table:table-cell office:value-type="string" calcext:value-type="string">
            <text:p>Posto Shell Perola de Ubatub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2710400" calcext:value-type="float">
            <text:p>1482710400</text:p>
          </table:table-cell>
          <table:table-cell office:value-type="float" office:value="6425" calcext:value-type="float">
            <text:p>6425</text:p>
          </table:table-cell>
          <table:table-cell office:value-type="string" calcext:value-type="string">
            <text:p>Posto Shell Perola de Ubatub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2710400" calcext:value-type="float">
            <text:p>1482710400</text:p>
          </table:table-cell>
          <table:table-cell office:value-type="float" office:value="6425" calcext:value-type="float">
            <text:p>6425</text:p>
          </table:table-cell>
          <table:table-cell office:value-type="string" calcext:value-type="string">
            <text:p>Posto Shell Perola de Ubatub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2710400" calcext:value-type="float">
            <text:p>1482710400</text:p>
          </table:table-cell>
          <table:table-cell office:value-type="float" office:value="6525" calcext:value-type="float">
            <text:p>6525</text:p>
          </table:table-cell>
          <table:table-cell office:value-type="string" calcext:value-type="string">
            <text:p>Posto Shell Lipe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82710400" calcext:value-type="float">
            <text:p>1482710400</text:p>
          </table:table-cell>
          <table:table-cell office:value-type="float" office:value="6567" calcext:value-type="float">
            <text:p>6567</text:p>
          </table:table-cell>
          <table:table-cell office:value-type="string" calcext:value-type="string">
            <text:p>Posto Shell NSL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2710400" calcext:value-type="float">
            <text:p>1482710400</text:p>
          </table:table-cell>
          <table:table-cell office:value-type="float" office:value="6570" calcext:value-type="float">
            <text:p>6570</text:p>
          </table:table-cell>
          <table:table-cell office:value-type="string" calcext:value-type="string">
            <text:p>Posto Shell Cupim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2710400" calcext:value-type="float">
            <text:p>1482710400</text:p>
          </table:table-cell>
          <table:table-cell office:value-type="float" office:value="6570" calcext:value-type="float">
            <text:p>6570</text:p>
          </table:table-cell>
          <table:table-cell office:value-type="string" calcext:value-type="string">
            <text:p>Posto Shell Cupim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2710400" calcext:value-type="float">
            <text:p>1482710400</text:p>
          </table:table-cell>
          <table:table-cell office:value-type="float" office:value="6602" calcext:value-type="float">
            <text:p>6602</text:p>
          </table:table-cell>
          <table:table-cell office:value-type="string" calcext:value-type="string">
            <text:p>Posto Shell JB Caxia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82710400" calcext:value-type="float">
            <text:p>1482710400</text:p>
          </table:table-cell>
          <table:table-cell office:value-type="float" office:value="6603" calcext:value-type="float">
            <text:p>6603</text:p>
          </table:table-cell>
          <table:table-cell office:value-type="string" calcext:value-type="string">
            <text:p>Posto Shell Vitoria 040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82710400" calcext:value-type="float">
            <text:p>1482710400</text:p>
          </table:table-cell>
          <table:table-cell office:value-type="float" office:value="6609" calcext:value-type="float">
            <text:p>6609</text:p>
          </table:table-cell>
          <table:table-cell office:value-type="string" calcext:value-type="string">
            <text:p>Posto Shell Forgerine E Inouye Itirapin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2796800" calcext:value-type="float">
            <text:p>1482796800</text:p>
          </table:table-cell>
          <table:table-cell office:value-type="float" office:value="6013" calcext:value-type="float">
            <text:p>6013</text:p>
          </table:table-cell>
          <table:table-cell office:value-type="string" calcext:value-type="string">
            <text:p>Posto Shell Estacao Carandiru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82796800" calcext:value-type="float">
            <text:p>1482796800</text:p>
          </table:table-cell>
          <table:table-cell office:value-type="float" office:value="6018" calcext:value-type="float">
            <text:p>6018</text:p>
          </table:table-cell>
          <table:table-cell office:value-type="string" calcext:value-type="string">
            <text:p>Posto Shell Faga e Bizarri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82796800" calcext:value-type="float">
            <text:p>1482796800</text:p>
          </table:table-cell>
          <table:table-cell office:value-type="float" office:value="6018" calcext:value-type="float">
            <text:p>6018</text:p>
          </table:table-cell>
          <table:table-cell office:value-type="string" calcext:value-type="string">
            <text:p>Posto Shell Faga e Bizarri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82796800" calcext:value-type="float">
            <text:p>1482796800</text:p>
          </table:table-cell>
          <table:table-cell office:value-type="float" office:value="6018" calcext:value-type="float">
            <text:p>6018</text:p>
          </table:table-cell>
          <table:table-cell office:value-type="string" calcext:value-type="string">
            <text:p>Posto Shell Faga e Bizarri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82796800" calcext:value-type="float">
            <text:p>1482796800</text:p>
          </table:table-cell>
          <table:table-cell office:value-type="float" office:value="6024" calcext:value-type="float">
            <text:p>6024</text:p>
          </table:table-cell>
          <table:table-cell office:value-type="string" calcext:value-type="string">
            <text:p>Posto Shell Tasc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2796800" calcext:value-type="float">
            <text:p>1482796800</text:p>
          </table:table-cell>
          <table:table-cell office:value-type="float" office:value="6033" calcext:value-type="float">
            <text:p>6033</text:p>
          </table:table-cell>
          <table:table-cell office:value-type="string" calcext:value-type="string">
            <text:p>Posto Shell Elmar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2796800" calcext:value-type="float">
            <text:p>1482796800</text:p>
          </table:table-cell>
          <table:table-cell office:value-type="float" office:value="6033" calcext:value-type="float">
            <text:p>6033</text:p>
          </table:table-cell>
          <table:table-cell office:value-type="string" calcext:value-type="string">
            <text:p>Posto Shell Elmar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2796800" calcext:value-type="float">
            <text:p>1482796800</text:p>
          </table:table-cell>
          <table:table-cell office:value-type="float" office:value="6033" calcext:value-type="float">
            <text:p>6033</text:p>
          </table:table-cell>
          <table:table-cell office:value-type="string" calcext:value-type="string">
            <text:p>Posto Shell Elmar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2796800" calcext:value-type="float">
            <text:p>1482796800</text:p>
          </table:table-cell>
          <table:table-cell office:value-type="float" office:value="6033" calcext:value-type="float">
            <text:p>6033</text:p>
          </table:table-cell>
          <table:table-cell office:value-type="string" calcext:value-type="string">
            <text:p>Posto Shell Elmar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2796800" calcext:value-type="float">
            <text:p>1482796800</text:p>
          </table:table-cell>
          <table:table-cell office:value-type="float" office:value="6068" calcext:value-type="float">
            <text:p>6068</text:p>
          </table:table-cell>
          <table:table-cell office:value-type="string" calcext:value-type="string">
            <text:p>Posto Shell Kll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2796800" calcext:value-type="float">
            <text:p>1482796800</text:p>
          </table:table-cell>
          <table:table-cell office:value-type="float" office:value="6068" calcext:value-type="float">
            <text:p>6068</text:p>
          </table:table-cell>
          <table:table-cell office:value-type="string" calcext:value-type="string">
            <text:p>Posto Shell Kll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2796800" calcext:value-type="float">
            <text:p>1482796800</text:p>
          </table:table-cell>
          <table:table-cell office:value-type="float" office:value="6077" calcext:value-type="float">
            <text:p>6077</text:p>
          </table:table-cell>
          <table:table-cell office:value-type="string" calcext:value-type="string">
            <text:p>Posto Shell Nellu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2796800" calcext:value-type="float">
            <text:p>1482796800</text:p>
          </table:table-cell>
          <table:table-cell office:value-type="float" office:value="6209" calcext:value-type="float">
            <text:p>6209</text:p>
          </table:table-cell>
          <table:table-cell office:value-type="string" calcext:value-type="string">
            <text:p>Posto Shell Andorinha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2796800" calcext:value-type="float">
            <text:p>1482796800</text:p>
          </table:table-cell>
          <table:table-cell office:value-type="float" office:value="6466" calcext:value-type="float">
            <text:p>6466</text:p>
          </table:table-cell>
          <table:table-cell office:value-type="string" calcext:value-type="string">
            <text:p>Posto Shell Nações Bauru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2796800" calcext:value-type="float">
            <text:p>1482796800</text:p>
          </table:table-cell>
          <table:table-cell office:value-type="float" office:value="6622" calcext:value-type="float">
            <text:p>6622</text:p>
          </table:table-cell>
          <table:table-cell office:value-type="string" calcext:value-type="string">
            <text:p>Posto Shell Manguinhos de Buzio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2">
          <table:table-cell table:number-columns-repeated="6"/>
        </table:table-row>
      </table:table>
      <table:table table:name="Planilha2" table:style-name="ta1"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7" table:number-columns-repeated="1017" table:default-cell-style-name="ce3"/>
        <table:table-row table:style-name="ro1">
          <table:table-cell table:style-name="ce1" office:value-type="string" calcext:value-type="string">
            <text:p>CGMP</text:p>
          </table:table-cell>
          <table:table-cell table:style-name="ce1" office:value-type="string" calcext:value-type="string">
            <text:p>NOME POSTO</text:p>
          </table:table-cell>
          <table:table-cell table:style-name="ce1" office:value-type="string" calcext:value-type="string">
            <text:p>CIDADE</text:p>
          </table:table-cell>
          <table:table-cell table:style-name="ce1" office:value-type="string" calcext:value-type="string">
            <text:p>UF</text:p>
          </table:table-cell>
          <table:table-cell table:style-name="ce1" office:value-type="string" calcext:value-type="string">
            <text:p>SURVEY</text:p>
          </table:table-cell>
          <table:table-cell table:style-name="ce1" office:value-type="string" calcext:value-type="string">
            <text:p>Infra</text:p>
          </table:table-cell>
          <table:table-cell table:style-name="ce1" office:value-type="string" calcext:value-type="string">
            <text:p>Conexão</text:p>
          </table:table-cell>
          <table:table-cell table:number-columns-repeated="1017"/>
        </table:table-row>
        <table:table-row table:style-name="ro1">
          <table:table-cell table:style-name="ce2" office:value-type="float" office:value="6079" calcext:value-type="float">
            <text:p>6079</text:p>
          </table:table-cell>
          <table:table-cell table:style-name="ce2" office:value-type="string" calcext:value-type="string">
            <text:p>ÁGUA FUNDA I</text:p>
          </table:table-cell>
          <table:table-cell table:style-name="ce2" office:value-type="string" calcext:value-type="string">
            <text:p>São Paulo</text:p>
          </table:table-cell>
          <table:table-cell table:style-name="ce2" office:value-type="string" calcext:value-type="string">
            <text:p>SP</text:p>
          </table:table-cell>
          <table:table-cell table:number-columns-repeated="2" table:style-name="ce4" office:value-type="date" office:date-value="2016-10-12" calcext:value-type="date">
            <text:p>12/10/16</text:p>
          </table:table-cell>
          <table:table-cell table:style-name="ce4" office:value-type="date" office:date-value="2016-10-13" calcext:value-type="date">
            <text:p>13/10/16</text:p>
          </table:table-cell>
          <table:table-cell table:number-columns-repeated="1017"/>
        </table:table-row>
        <table:table-row table:style-name="ro1">
          <table:table-cell table:style-name="ce2" office:value-type="float" office:value="6522" calcext:value-type="float">
            <text:p>6522</text:p>
          </table:table-cell>
          <table:table-cell table:style-name="ce2" office:value-type="string" calcext:value-type="string">
            <text:p>TRENTO</text:p>
          </table:table-cell>
          <table:table-cell table:style-name="ce2" office:value-type="string" calcext:value-type="string">
            <text:p>Osasco</text:p>
          </table:table-cell>
          <table:table-cell table:style-name="ce2" office:value-type="string" calcext:value-type="string">
            <text:p>SP</text:p>
          </table:table-cell>
          <table:table-cell table:style-name="ce4" office:value-type="date" office:date-value="2017-01-05" calcext:value-type="date">
            <text:p>05/01/17</text:p>
          </table:table-cell>
          <table:table-cell table:style-name="ce4" office:value-type="date" office:date-value="2017-01-11" calcext:value-type="date">
            <text:p>11/01/17</text:p>
          </table:table-cell>
          <table:table-cell table:style-name="ce4" office:value-type="date" office:date-value="2017-01-12" calcext:value-type="date">
            <text:p>12/01/17</text:p>
          </table:table-cell>
          <table:table-cell table:number-columns-repeated="1017"/>
        </table:table-row>
        <table:table-row table:style-name="ro1">
          <table:table-cell table:style-name="ce2" office:value-type="float" office:value="6049" calcext:value-type="float">
            <text:p>6049</text:p>
          </table:table-cell>
          <table:table-cell table:style-name="ce2" office:value-type="string" calcext:value-type="string">
            <text:p>FRANCISCO MORATO</text:p>
          </table:table-cell>
          <table:table-cell table:style-name="ce2" office:value-type="string" calcext:value-type="string">
            <text:p>São Paulo</text:p>
          </table:table-cell>
          <table:table-cell table:style-name="ce2" office:value-type="string" calcext:value-type="string">
            <text:p>SP</text:p>
          </table:table-cell>
          <table:table-cell table:style-name="ce4" office:value-type="date" office:date-value="2017-01-05" calcext:value-type="date">
            <text:p>05/01/17</text:p>
          </table:table-cell>
          <table:table-cell table:style-name="ce4" office:value-type="date" office:date-value="2017-01-26" calcext:value-type="date">
            <text:p>26/01/17</text:p>
          </table:table-cell>
          <table:table-cell table:style-name="ce4" office:value-type="date" office:date-value="2017-01-27" calcext:value-type="date">
            <text:p>27/01/17</text:p>
          </table:table-cell>
          <table:table-cell table:number-columns-repeated="1017"/>
        </table:table-row>
        <table:table-row table:style-name="ro1">
          <table:table-cell table:style-name="ce2" office:value-type="float" office:value="6286" calcext:value-type="float">
            <text:p>6286</text:p>
          </table:table-cell>
          <table:table-cell table:style-name="ce2" office:value-type="string" calcext:value-type="string">
            <text:p>SOLEDADE GAUCHA</text:p>
          </table:table-cell>
          <table:table-cell table:style-name="ce2" office:value-type="string" calcext:value-type="string">
            <text:p>Sorocaba</text:p>
          </table:table-cell>
          <table:table-cell table:style-name="ce2" office:value-type="string" calcext:value-type="string">
            <text:p>SP</text:p>
          </table:table-cell>
          <table:table-cell table:style-name="ce4" office:value-type="date" office:date-value="2017-01-24" calcext:value-type="date">
            <text:p>24/01/17</text:p>
          </table:table-cell>
          <table:table-cell table:style-name="ce4" office:value-type="date" office:date-value="2017-02-01" calcext:value-type="date">
            <text:p>01/02/17</text:p>
          </table:table-cell>
          <table:table-cell table:style-name="ce4" office:value-type="date" office:date-value="2017-02-02" calcext:value-type="date">
            <text:p>02/02/17</text:p>
          </table:table-cell>
          <table:table-cell table:number-columns-repeated="1017"/>
        </table:table-row>
        <table:table-row table:style-name="ro1">
          <table:table-cell table:style-name="ce2" office:value-type="float" office:value="6345" calcext:value-type="float">
            <text:p>6345</text:p>
          </table:table-cell>
          <table:table-cell table:style-name="ce2" office:value-type="string" calcext:value-type="string">
            <text:p>CEDRO</text:p>
          </table:table-cell>
          <table:table-cell table:style-name="ce2" office:value-type="string" calcext:value-type="string">
            <text:p>Sorocaba</text:p>
          </table:table-cell>
          <table:table-cell table:style-name="ce2" office:value-type="string" calcext:value-type="string">
            <text:p>SP</text:p>
          </table:table-cell>
          <table:table-cell table:style-name="ce4" office:value-type="date" office:date-value="2017-01-24" calcext:value-type="date">
            <text:p>24/01/17</text:p>
          </table:table-cell>
          <table:table-cell table:style-name="ce4" office:value-type="date" office:date-value="2017-02-08" calcext:value-type="date">
            <text:p>08/02/17</text:p>
          </table:table-cell>
          <table:table-cell table:style-name="ce4" office:value-type="date" office:date-value="2017-02-09" calcext:value-type="date">
            <text:p>09/02/17</text:p>
          </table:table-cell>
          <table:table-cell table:number-columns-repeated="1017"/>
        </table:table-row>
        <table:table-row table:style-name="ro1">
          <table:table-cell table:style-name="ce2" office:value-type="float" office:value="6011" calcext:value-type="float">
            <text:p>6011</text:p>
          </table:table-cell>
          <table:table-cell table:style-name="ce2" office:value-type="string" calcext:value-type="string">
            <text:p>RALPHA</text:p>
          </table:table-cell>
          <table:table-cell table:style-name="ce2" office:value-type="string" calcext:value-type="string">
            <text:p>Barueri</text:p>
          </table:table-cell>
          <table:table-cell table:style-name="ce2" office:value-type="string" calcext:value-type="string">
            <text:p>SP</text:p>
          </table:table-cell>
          <table:table-cell table:style-name="ce4" office:value-type="date" office:date-value="2017-01-30" calcext:value-type="date">
            <text:p>30/01/17</text:p>
          </table:table-cell>
          <table:table-cell table:style-name="ce4" office:value-type="date" office:date-value="2017-02-15" calcext:value-type="date">
            <text:p>15/02/17</text:p>
          </table:table-cell>
          <table:table-cell table:style-name="ce4" office:value-type="date" office:date-value="2017-02-16" calcext:value-type="date">
            <text:p>16/02/17</text:p>
          </table:table-cell>
          <table:table-cell table:number-columns-repeated="1017"/>
        </table:table-row>
        <table:table-row table:style-name="ro1">
          <table:table-cell table:style-name="ce2" office:value-type="float" office:value="6299" calcext:value-type="float">
            <text:p>6299</text:p>
          </table:table-cell>
          <table:table-cell table:style-name="ce2" office:value-type="string" calcext:value-type="string">
            <text:p>DAR A</text:p>
          </table:table-cell>
          <table:table-cell table:style-name="ce2" office:value-type="string" calcext:value-type="string">
            <text:p>Osasco</text:p>
          </table:table-cell>
          <table:table-cell table:style-name="ce2" office:value-type="string" calcext:value-type="string">
            <text:p>SP</text:p>
          </table:table-cell>
          <table:table-cell table:style-name="ce4" office:value-type="date" office:date-value="2017-01-30" calcext:value-type="date">
            <text:p>30/01/17</text:p>
          </table:table-cell>
          <table:table-cell table:style-name="ce4" office:value-type="date" office:date-value="2017-02-21" calcext:value-type="date">
            <text:p>21/02/17</text:p>
          </table:table-cell>
          <table:table-cell table:style-name="ce4" office:value-type="date" office:date-value="2017-02-22" calcext:value-type="date">
            <text:p>22/02/17</text:p>
          </table:table-cell>
          <table:table-cell table:number-columns-repeated="1017"/>
        </table:table-row>
        <table:table-row table:style-name="ro1">
          <table:table-cell table:style-name="ce2" office:value-type="float" office:value="6013" calcext:value-type="float">
            <text:p>6013</text:p>
          </table:table-cell>
          <table:table-cell table:style-name="ce2" office:value-type="string" calcext:value-type="string">
            <text:p>ESTAÇÃO CARANDIRU</text:p>
          </table:table-cell>
          <table:table-cell table:style-name="ce2" office:value-type="string" calcext:value-type="string">
            <text:p>São Paulo</text:p>
          </table:table-cell>
          <table:table-cell table:style-name="ce2" office:value-type="string" calcext:value-type="string">
            <text:p>SP</text:p>
          </table:table-cell>
          <table:table-cell table:style-name="ce4" office:value-type="date" office:date-value="2017-02-14" calcext:value-type="date">
            <text:p>14/02/17</text:p>
          </table:table-cell>
          <table:table-cell table:style-name="ce4" office:value-type="date" office:date-value="2017-02-23" calcext:value-type="date">
            <text:p>23/02/17</text:p>
          </table:table-cell>
          <table:table-cell table:style-name="ce4" office:value-type="date" office:date-value="2017-02-24" calcext:value-type="date">
            <text:p>24/02/17</text:p>
          </table:table-cell>
          <table:table-cell table:number-columns-repeated="1017"/>
        </table:table-row>
        <table:table-row table:style-name="ro1">
          <table:table-cell table:style-name="ce2" office:value-type="float" office:value="6025" calcext:value-type="float">
            <text:p>6025</text:p>
          </table:table-cell>
          <table:table-cell table:style-name="ce2" office:value-type="string" calcext:value-type="string">
            <text:p>BATALHA</text:p>
          </table:table-cell>
          <table:table-cell table:style-name="ce2" office:value-type="string" calcext:value-type="string">
            <text:p>São Paulo</text:p>
          </table:table-cell>
          <table:table-cell table:style-name="ce2" office:value-type="string" calcext:value-type="string">
            <text:p>SP</text:p>
          </table:table-cell>
          <table:table-cell table:style-name="ce4" office:value-type="date" office:date-value="2017-02-14" calcext:value-type="date">
            <text:p>14/02/17</text:p>
          </table:table-cell>
          <table:table-cell table:style-name="ce4" office:value-type="date" office:date-value="2017-03-02" calcext:value-type="date">
            <text:p>02/03/17</text:p>
          </table:table-cell>
          <table:table-cell table:style-name="ce4" office:value-type="date" office:date-value="2017-03-03" calcext:value-type="date">
            <text:p>03/03/17</text:p>
          </table:table-cell>
          <table:table-cell table:number-columns-repeated="1017"/>
        </table:table-row>
        <table:table-row table:style-name="ro1">
          <table:table-cell table:style-name="ce2" office:value-type="float" office:value="6032" calcext:value-type="float">
            <text:p>6032</text:p>
          </table:table-cell>
          <table:table-cell table:style-name="ce2" office:value-type="string" calcext:value-type="string">
            <text:p>M.A.</text:p>
          </table:table-cell>
          <table:table-cell table:style-name="ce2" office:value-type="string" calcext:value-type="string">
            <text:p>São Paulo</text:p>
          </table:table-cell>
          <table:table-cell table:style-name="ce2" office:value-type="string" calcext:value-type="string">
            <text:p>SP</text:p>
          </table:table-cell>
          <table:table-cell table:style-name="ce4" office:value-type="date" office:date-value="2017-03-03" calcext:value-type="date">
            <text:p>03/03/17</text:p>
          </table:table-cell>
          <table:table-cell table:style-name="ce4" office:value-type="date" office:date-value="2017-03-07" calcext:value-type="date">
            <text:p>07/03/17</text:p>
          </table:table-cell>
          <table:table-cell table:style-name="ce4" office:value-type="date" office:date-value="2017-03-08" calcext:value-type="date">
            <text:p>08/03/17</text:p>
          </table:table-cell>
          <table:table-cell table:number-columns-repeated="1017"/>
        </table:table-row>
        <table:table-row table:style-name="ro1">
          <table:table-cell table:style-name="ce2" office:value-type="float" office:value="6043" calcext:value-type="float">
            <text:p>6043</text:p>
          </table:table-cell>
          <table:table-cell table:style-name="ce2" office:value-type="string" calcext:value-type="string">
            <text:p>FUKUYA KANEMOTO</text:p>
          </table:table-cell>
          <table:table-cell table:style-name="ce2" office:value-type="string" calcext:value-type="string">
            <text:p>São Paulo</text:p>
          </table:table-cell>
          <table:table-cell table:style-name="ce2" office:value-type="string" calcext:value-type="string">
            <text:p>SP</text:p>
          </table:table-cell>
          <table:table-cell table:style-name="ce4" office:value-type="date" office:date-value="2017-03-03" calcext:value-type="date">
            <text:p>03/03/17</text:p>
          </table:table-cell>
          <table:table-cell table:style-name="ce4" office:value-type="date" office:date-value="2017-03-09" calcext:value-type="date">
            <text:p>09/03/17</text:p>
          </table:table-cell>
          <table:table-cell table:style-name="ce4" office:value-type="date" office:date-value="2017-03-10" calcext:value-type="date">
            <text:p>10/03/17</text:p>
          </table:table-cell>
          <table:table-cell table:number-columns-repeated="1017"/>
        </table:table-row>
        <table:table-row table:style-name="ro1">
          <table:table-cell table:style-name="ce2" office:value-type="float" office:value="6045" calcext:value-type="float">
            <text:p>6045</text:p>
          </table:table-cell>
          <table:table-cell table:style-name="ce2" office:value-type="string" calcext:value-type="string">
            <text:p>LUTAIF</text:p>
          </table:table-cell>
          <table:table-cell table:style-name="ce2" office:value-type="string" calcext:value-type="string">
            <text:p>São Paulo</text:p>
          </table:table-cell>
          <table:table-cell table:style-name="ce2" office:value-type="string" calcext:value-type="string">
            <text:p>SP</text:p>
          </table:table-cell>
          <table:table-cell table:style-name="ce4" office:value-type="date" office:date-value="2017-03-06" calcext:value-type="date">
            <text:p>06/03/17</text:p>
          </table:table-cell>
          <table:table-cell table:style-name="ce4" office:value-type="date" office:date-value="2017-03-14" calcext:value-type="date">
            <text:p>14/03/17</text:p>
          </table:table-cell>
          <table:table-cell table:style-name="ce4" office:value-type="date" office:date-value="2017-03-15" calcext:value-type="date">
            <text:p>15/03/17</text:p>
          </table:table-cell>
          <table:table-cell table:number-columns-repeated="1017"/>
        </table:table-row>
        <table:table-row table:style-name="ro1">
          <table:table-cell table:style-name="ce2" office:value-type="float" office:value="6115" calcext:value-type="float">
            <text:p>6115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São Paulo</text:p>
          </table:table-cell>
          <table:table-cell table:style-name="ce2" office:value-type="string" calcext:value-type="string">
            <text:p>SP</text:p>
          </table:table-cell>
          <table:table-cell table:style-name="ce4" office:value-type="date" office:date-value="2017-03-06" calcext:value-type="date">
            <text:p>06/03/17</text:p>
          </table:table-cell>
          <table:table-cell table:style-name="ce4" office:value-type="date" office:date-value="2017-03-16" calcext:value-type="date">
            <text:p>16/03/17</text:p>
          </table:table-cell>
          <table:table-cell table:style-name="ce4" office:value-type="date" office:date-value="2017-03-17" calcext:value-type="date">
            <text:p>17/03/17</text:p>
          </table:table-cell>
          <table:table-cell table:number-columns-repeated="1017"/>
        </table:table-row>
        <table:table-row table:style-name="ro1">
          <table:table-cell table:style-name="ce2" office:value-type="float" office:value="6138" calcext:value-type="float">
            <text:p>6138</text:p>
          </table:table-cell>
          <table:table-cell table:style-name="ce2" office:value-type="string" calcext:value-type="string">
            <text:p>ESTONIA 3</text:p>
          </table:table-cell>
          <table:table-cell table:style-name="ce2" office:value-type="string" calcext:value-type="string">
            <text:p>São Bernardo</text:p>
          </table:table-cell>
          <table:table-cell table:style-name="ce2" office:value-type="string" calcext:value-type="string">
            <text:p>SP</text:p>
          </table:table-cell>
          <table:table-cell table:style-name="ce4" office:value-type="date" office:date-value="2017-03-13" calcext:value-type="date">
            <text:p>13/03/17</text:p>
          </table:table-cell>
          <table:table-cell table:style-name="ce4" office:value-type="date" office:date-value="2017-03-21" calcext:value-type="date">
            <text:p>21/03/17</text:p>
          </table:table-cell>
          <table:table-cell table:style-name="ce4" office:value-type="date" office:date-value="2017-03-22" calcext:value-type="date">
            <text:p>22/03/17</text:p>
          </table:table-cell>
          <table:table-cell table:number-columns-repeated="1017"/>
        </table:table-row>
        <table:table-row table:style-name="ro1">
          <table:table-cell table:style-name="ce2" office:value-type="float" office:value="6219" calcext:value-type="float">
            <text:p>6219</text:p>
          </table:table-cell>
          <table:table-cell table:style-name="ce2" office:value-type="string" calcext:value-type="string">
            <text:p>DIESELMAC</text:p>
          </table:table-cell>
          <table:table-cell table:style-name="ce2" office:value-type="string" calcext:value-type="string">
            <text:p>São Paulo</text:p>
          </table:table-cell>
          <table:table-cell table:style-name="ce2" office:value-type="string" calcext:value-type="string">
            <text:p>SP</text:p>
          </table:table-cell>
          <table:table-cell table:style-name="ce4" office:value-type="date" office:date-value="2017-03-13" calcext:value-type="date">
            <text:p>13/03/17</text:p>
          </table:table-cell>
          <table:table-cell table:style-name="ce4" office:value-type="date" office:date-value="2017-03-23" calcext:value-type="date">
            <text:p>23/03/17</text:p>
          </table:table-cell>
          <table:table-cell table:style-name="ce4" office:value-type="date" office:date-value="2017-03-24" calcext:value-type="date">
            <text:p>24/03/17</text:p>
          </table:table-cell>
          <table:table-cell table:number-columns-repeated="1017"/>
        </table:table-row>
        <table:table-row table:style-name="ro1">
          <table:table-cell table:style-name="ce2" office:value-type="float" office:value="6249" calcext:value-type="float">
            <text:p>6249</text:p>
          </table:table-cell>
          <table:table-cell table:style-name="ce2" office:value-type="string" calcext:value-type="string">
            <text:p>ALBANO</text:p>
          </table:table-cell>
          <table:table-cell table:style-name="ce2" office:value-type="string" calcext:value-type="string">
            <text:p>São Paulo</text:p>
          </table:table-cell>
          <table:table-cell table:style-name="ce2" office:value-type="string" calcext:value-type="string">
            <text:p>SP</text:p>
          </table:table-cell>
          <table:table-cell table:style-name="ce4" office:value-type="date" office:date-value="2017-03-20" calcext:value-type="date">
            <text:p>20/03/17</text:p>
          </table:table-cell>
          <table:table-cell table:style-name="ce4" office:value-type="date" office:date-value="2017-03-28" calcext:value-type="date">
            <text:p>28/03/17</text:p>
          </table:table-cell>
          <table:table-cell table:style-name="ce4" office:value-type="date" office:date-value="2017-03-29" calcext:value-type="date">
            <text:p>29/03/17</text:p>
          </table:table-cell>
          <table:table-cell table:number-columns-repeated="1017"/>
        </table:table-row>
        <table:table-row table:style-name="ro1">
          <table:table-cell table:style-name="ce2" office:value-type="float" office:value="6254" calcext:value-type="float">
            <text:p>6254</text:p>
          </table:table-cell>
          <table:table-cell table:style-name="ce2" office:value-type="string" calcext:value-type="string">
            <text:p>PADOCKA</text:p>
          </table:table-cell>
          <table:table-cell table:style-name="ce2" office:value-type="string" calcext:value-type="string">
            <text:p>Santo André</text:p>
          </table:table-cell>
          <table:table-cell table:style-name="ce2" office:value-type="string" calcext:value-type="string">
            <text:p>SP</text:p>
          </table:table-cell>
          <table:table-cell table:style-name="ce4" office:value-type="date" office:date-value="2017-03-20" calcext:value-type="date">
            <text:p>20/03/17</text:p>
          </table:table-cell>
          <table:table-cell table:style-name="ce4" office:value-type="date" office:date-value="2017-03-30" calcext:value-type="date">
            <text:p>30/03/17</text:p>
          </table:table-cell>
          <table:table-cell table:style-name="ce4" office:value-type="date" office:date-value="2017-03-31" calcext:value-type="date">
            <text:p>31/03/17</text:p>
          </table:table-cell>
          <table:table-cell table:number-columns-repeated="1017"/>
        </table:table-row>
        <table:table-row table:style-name="ro1">
          <table:table-cell table:style-name="ce2" office:value-type="float" office:value="6264" calcext:value-type="float">
            <text:p>6264</text:p>
          </table:table-cell>
          <table:table-cell table:style-name="ce2" office:value-type="string" calcext:value-type="string">
            <text:p>ARINELLA BROOKLIN</text:p>
          </table:table-cell>
          <table:table-cell table:style-name="ce2" office:value-type="string" calcext:value-type="string">
            <text:p>São Paulo</text:p>
          </table:table-cell>
          <table:table-cell table:style-name="ce2" office:value-type="string" calcext:value-type="string">
            <text:p>SP</text:p>
          </table:table-cell>
          <table:table-cell table:style-name="ce4" office:value-type="date" office:date-value="2017-03-27" calcext:value-type="date">
            <text:p>27/03/17</text:p>
          </table:table-cell>
          <table:table-cell table:style-name="ce4" office:value-type="date" office:date-value="2017-04-04" calcext:value-type="date">
            <text:p>04/04/17</text:p>
          </table:table-cell>
          <table:table-cell table:style-name="ce4" office:value-type="date" office:date-value="2017-04-05" calcext:value-type="date">
            <text:p>05/04/17</text:p>
          </table:table-cell>
          <table:table-cell table:number-columns-repeated="1017"/>
        </table:table-row>
        <table:table-row table:style-name="ro1">
          <table:table-cell table:style-name="ce2" office:value-type="float" office:value="6412" calcext:value-type="float">
            <text:p>6412</text:p>
          </table:table-cell>
          <table:table-cell table:style-name="ce2" office:value-type="string" calcext:value-type="string">
            <text:p>DUQUE CITY</text:p>
          </table:table-cell>
          <table:table-cell table:style-name="ce2" office:value-type="string" calcext:value-type="string">
            <text:p>São Paulo</text:p>
          </table:table-cell>
          <table:table-cell table:style-name="ce2" office:value-type="string" calcext:value-type="string">
            <text:p>SP</text:p>
          </table:table-cell>
          <table:table-cell table:style-name="ce4" office:value-type="date" office:date-value="2017-03-27" calcext:value-type="date">
            <text:p>27/03/17</text:p>
          </table:table-cell>
          <table:table-cell table:style-name="ce4" office:value-type="date" office:date-value="2017-04-06" calcext:value-type="date">
            <text:p>06/04/17</text:p>
          </table:table-cell>
          <table:table-cell table:style-name="ce4" office:value-type="date" office:date-value="2017-04-07" calcext:value-type="date">
            <text:p>07/04/17</text:p>
          </table:table-cell>
          <table:table-cell table:number-columns-repeated="1017"/>
        </table:table-row>
        <table:table-row table:style-name="ro1">
          <table:table-cell table:style-name="ce2" office:value-type="float" office:value="6489" calcext:value-type="float">
            <text:p>6489</text:p>
          </table:table-cell>
          <table:table-cell table:style-name="ce2" office:value-type="string" calcext:value-type="string">
            <text:p>FLOR DA LUZ</text:p>
          </table:table-cell>
          <table:table-cell table:style-name="ce2" office:value-type="string" calcext:value-type="string">
            <text:p>São Paulo</text:p>
          </table:table-cell>
          <table:table-cell table:style-name="ce2" office:value-type="string" calcext:value-type="string">
            <text:p>SP</text:p>
          </table:table-cell>
          <table:table-cell table:style-name="ce4" office:value-type="date" office:date-value="2017-04-03" calcext:value-type="date">
            <text:p>03/04/17</text:p>
          </table:table-cell>
          <table:table-cell table:style-name="ce4" office:value-type="date" office:date-value="2017-04-11" calcext:value-type="date">
            <text:p>11/04/17</text:p>
          </table:table-cell>
          <table:table-cell table:style-name="ce4" office:value-type="date" office:date-value="2017-04-12" calcext:value-type="date">
            <text:p>12/04/17</text:p>
          </table:table-cell>
          <table:table-cell table:number-columns-repeated="1017"/>
        </table:table-row>
        <table:table-row table:style-name="ro1">
          <table:table-cell table:style-name="ce2" office:value-type="float" office:value="6038" calcext:value-type="float">
            <text:p>6038</text:p>
          </table:table-cell>
          <table:table-cell table:style-name="ce2" office:value-type="string" calcext:value-type="string">
            <text:p>BENETS</text:p>
          </table:table-cell>
          <table:table-cell table:style-name="ce2" office:value-type="string" calcext:value-type="string">
            <text:p>São Paulo</text:p>
          </table:table-cell>
          <table:table-cell table:style-name="ce2" office:value-type="string" calcext:value-type="string">
            <text:p>SP</text:p>
          </table:table-cell>
          <table:table-cell table:style-name="ce4" office:value-type="date" office:date-value="2017-04-03" calcext:value-type="date">
            <text:p>03/04/17</text:p>
          </table:table-cell>
          <table:table-cell table:style-name="ce4" office:value-type="date" office:date-value="2017-04-18" calcext:value-type="date">
            <text:p>18/04/17</text:p>
          </table:table-cell>
          <table:table-cell table:style-name="ce4" office:value-type="date" office:date-value="2017-04-19" calcext:value-type="date">
            <text:p>19/04/17</text:p>
          </table:table-cell>
          <table:table-cell table:number-columns-repeated="1017"/>
        </table:table-row>
        <table:table-row table:style-name="ro1">
          <table:table-cell table:style-name="ce2" office:value-type="float" office:value="6005" calcext:value-type="float">
            <text:p>6005</text:p>
          </table:table-cell>
          <table:table-cell table:style-name="ce2" office:value-type="string" calcext:value-type="string">
            <text:p>ATLÂNTICA</text:p>
          </table:table-cell>
          <table:table-cell table:style-name="ce2" office:value-type="string" calcext:value-type="string">
            <text:p>São Paulo</text:p>
          </table:table-cell>
          <table:table-cell table:style-name="ce2" office:value-type="string" calcext:value-type="string">
            <text:p>SP</text:p>
          </table:table-cell>
          <table:table-cell table:style-name="ce4" office:value-type="date" office:date-value="2017-04-10" calcext:value-type="date">
            <text:p>10/04/17</text:p>
          </table:table-cell>
          <table:table-cell table:style-name="ce4" office:value-type="date" office:date-value="2017-04-25" calcext:value-type="date">
            <text:p>25/04/17</text:p>
          </table:table-cell>
          <table:table-cell table:style-name="ce4" office:value-type="date" office:date-value="2017-04-26" calcext:value-type="date">
            <text:p>26/04/17</text:p>
          </table:table-cell>
          <table:table-cell table:number-columns-repeated="1017"/>
        </table:table-row>
        <table:table-row table:style-name="ro1">
          <table:table-cell table:style-name="ce2" office:value-type="float" office:value="6491" calcext:value-type="float">
            <text:p>6491</text:p>
          </table:table-cell>
          <table:table-cell table:style-name="ce2" office:value-type="string" calcext:value-type="string">
            <text:p>NOVA SUIÇA</text:p>
          </table:table-cell>
          <table:table-cell table:style-name="ce2" office:value-type="string" calcext:value-type="string">
            <text:p>Indaiatuba</text:p>
          </table:table-cell>
          <table:table-cell table:style-name="ce2" office:value-type="string" calcext:value-type="string">
            <text:p>SP</text:p>
          </table:table-cell>
          <table:table-cell table:style-name="ce4" office:value-type="date" office:date-value="2017-04-10" calcext:value-type="date">
            <text:p>10/04/17</text:p>
          </table:table-cell>
          <table:table-cell table:style-name="ce4" office:value-type="date" office:date-value="2017-04-27" calcext:value-type="date">
            <text:p>27/04/17</text:p>
          </table:table-cell>
          <table:table-cell table:style-name="ce4" office:value-type="date" office:date-value="2017-04-28" calcext:value-type="date">
            <text:p>28/04/17</text:p>
          </table:table-cell>
          <table:table-cell table:number-columns-repeated="1017"/>
        </table:table-row>
        <table:table-row table:style-name="ro1">
          <table:table-cell table:style-name="ce2" office:value-type="float" office:value="6363" calcext:value-type="float">
            <text:p>6363</text:p>
          </table:table-cell>
          <table:table-cell table:style-name="ce2" office:value-type="string" calcext:value-type="string">
            <text:p>FANTINATO</text:p>
          </table:table-cell>
          <table:table-cell table:style-name="ce2" office:value-type="string" calcext:value-type="string">
            <text:p>Paulinia</text:p>
          </table:table-cell>
          <table:table-cell table:style-name="ce2" office:value-type="string" calcext:value-type="string">
            <text:p>SP</text:p>
          </table:table-cell>
          <table:table-cell table:style-name="ce4" office:value-type="date" office:date-value="2017-04-13" calcext:value-type="date">
            <text:p>13/04/17</text:p>
          </table:table-cell>
          <table:table-cell table:style-name="ce4" office:value-type="date" office:date-value="2017-05-02" calcext:value-type="date">
            <text:p>02/05/17</text:p>
          </table:table-cell>
          <table:table-cell table:style-name="ce4" office:value-type="date" office:date-value="2017-05-03" calcext:value-type="date">
            <text:p>03/05/17</text:p>
          </table:table-cell>
          <table:table-cell table:number-columns-repeated="1017"/>
        </table:table-row>
        <table:table-row table:style-name="ro1">
          <table:table-cell table:style-name="ce2" office:value-type="float" office:value="6316" calcext:value-type="float">
            <text:p>6316</text:p>
          </table:table-cell>
          <table:table-cell table:style-name="ce2" office:value-type="string" calcext:value-type="string">
            <text:p>SOCIEDADE RD</text:p>
          </table:table-cell>
          <table:table-cell table:style-name="ce2" office:value-type="string" calcext:value-type="string">
            <text:p>Ribeirão Preto</text:p>
          </table:table-cell>
          <table:table-cell table:style-name="ce2" office:value-type="string" calcext:value-type="string">
            <text:p>SP</text:p>
          </table:table-cell>
          <table:table-cell table:style-name="ce4" office:value-type="date" office:date-value="2017-04-17" calcext:value-type="date">
            <text:p>17/04/17</text:p>
          </table:table-cell>
          <table:table-cell table:style-name="ce4" office:value-type="date" office:date-value="2017-05-04" calcext:value-type="date">
            <text:p>04/05/17</text:p>
          </table:table-cell>
          <table:table-cell table:style-name="ce4" office:value-type="date" office:date-value="2017-05-05" calcext:value-type="date">
            <text:p>05/05/17</text:p>
          </table:table-cell>
          <table:table-cell table:number-columns-repeated="1017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3" table:style-name="ta1">
        <table:table-column table:style-name="co8" table:default-cell-style-name="ce2"/>
        <table:table-column table:style-name="co15" table:default-cell-style-name="ce4"/>
        <table:table-column table:style-name="co16" table:default-cell-style-name="Default"/>
        <table:table-row table:style-name="ro1">
          <table:table-cell table:style-name="ce1" office:value-type="string" calcext:value-type="string">
            <text:p>CGMP</text:p>
          </table:table-cell>
          <table:table-cell table:style-name="ce1" office:value-type="string" calcext:value-type="string">
            <text:p>Planejado</text:p>
          </table:table-cell>
          <table:table-cell table:style-name="ce1" office:value-type="string" calcext:value-type="string">
            <text:p>Ação</text:p>
          </table:table-cell>
        </table:table-row>
        <table:table-row table:style-name="ro1">
          <table:table-cell office:value-type="float" office:value="6005" calcext:value-type="float">
            <text:p>6005</text:p>
          </table:table-cell>
          <table:table-cell office:value-type="date" office:date-value="2017-04-10" calcext:value-type="date">
            <text:p>10/04/17</text:p>
          </table:table-cell>
          <table:table-cell table:style-name="ce4" office:value-type="string" calcext:value-type="string">
            <text:p>Survey ICR</text:p>
          </table:table-cell>
        </table:table-row>
        <table:table-row table:style-name="ro1">
          <table:table-cell office:value-type="float" office:value="6005" calcext:value-type="float">
            <text:p>6005</text:p>
          </table:table-cell>
          <table:table-cell office:value-type="date" office:date-value="2017-04-25" calcext:value-type="date">
            <text:p>25/04/17</text:p>
          </table:table-cell>
          <table:table-cell office:value-type="string" calcext:value-type="string">
            <text:p>Infraestrutura ICR</text:p>
          </table:table-cell>
        </table:table-row>
        <table:table-row table:style-name="ro1">
          <table:table-cell office:value-type="float" office:value="6005" calcext:value-type="float">
            <text:p>6005</text:p>
          </table:table-cell>
          <table:table-cell office:value-type="date" office:date-value="2017-04-26" calcext:value-type="date">
            <text:p>26/04/17</text:p>
          </table:table-cell>
          <table:table-cell office:value-type="string" calcext:value-type="string">
            <text:p>Conexão ICR</text:p>
          </table:table-cell>
        </table:table-row>
        <table:table-row table:style-name="ro1">
          <table:table-cell office:value-type="float" office:value="6011" calcext:value-type="float">
            <text:p>6011</text:p>
          </table:table-cell>
          <table:table-cell office:value-type="date" office:date-value="2017-01-30" calcext:value-type="date">
            <text:p>30/01/17</text:p>
          </table:table-cell>
          <table:table-cell table:style-name="ce4" office:value-type="string" calcext:value-type="string">
            <text:p>Survey ICR</text:p>
          </table:table-cell>
        </table:table-row>
        <table:table-row table:style-name="ro1">
          <table:table-cell office:value-type="float" office:value="6011" calcext:value-type="float">
            <text:p>6011</text:p>
          </table:table-cell>
          <table:table-cell office:value-type="date" office:date-value="2017-02-15" calcext:value-type="date">
            <text:p>15/02/17</text:p>
          </table:table-cell>
          <table:table-cell office:value-type="string" calcext:value-type="string">
            <text:p>Infraestrutura ICR</text:p>
          </table:table-cell>
        </table:table-row>
        <table:table-row table:style-name="ro1">
          <table:table-cell office:value-type="float" office:value="6011" calcext:value-type="float">
            <text:p>6011</text:p>
          </table:table-cell>
          <table:table-cell office:value-type="date" office:date-value="2017-02-16" calcext:value-type="date">
            <text:p>16/02/17</text:p>
          </table:table-cell>
          <table:table-cell office:value-type="string" calcext:value-type="string">
            <text:p>Conexão ICR</text:p>
          </table:table-cell>
        </table:table-row>
        <table:table-row table:style-name="ro1">
          <table:table-cell office:value-type="float" office:value="6013" calcext:value-type="float">
            <text:p>6013</text:p>
          </table:table-cell>
          <table:table-cell office:value-type="date" office:date-value="2017-02-14" calcext:value-type="date">
            <text:p>14/02/17</text:p>
          </table:table-cell>
          <table:table-cell table:style-name="ce4" office:value-type="string" calcext:value-type="string">
            <text:p>Survey ICR</text:p>
          </table:table-cell>
        </table:table-row>
        <table:table-row table:style-name="ro1">
          <table:table-cell office:value-type="float" office:value="6013" calcext:value-type="float">
            <text:p>6013</text:p>
          </table:table-cell>
          <table:table-cell office:value-type="date" office:date-value="2017-02-23" calcext:value-type="date">
            <text:p>23/02/17</text:p>
          </table:table-cell>
          <table:table-cell office:value-type="string" calcext:value-type="string">
            <text:p>Infraestrutura ICR</text:p>
          </table:table-cell>
        </table:table-row>
        <table:table-row table:style-name="ro1">
          <table:table-cell office:value-type="float" office:value="6013" calcext:value-type="float">
            <text:p>6013</text:p>
          </table:table-cell>
          <table:table-cell office:value-type="date" office:date-value="2017-02-24" calcext:value-type="date">
            <text:p>24/02/17</text:p>
          </table:table-cell>
          <table:table-cell office:value-type="string" calcext:value-type="string">
            <text:p>Conexão ICR</text:p>
          </table:table-cell>
        </table:table-row>
        <table:table-row table:style-name="ro1">
          <table:table-cell office:value-type="float" office:value="6025" calcext:value-type="float">
            <text:p>6025</text:p>
          </table:table-cell>
          <table:table-cell office:value-type="date" office:date-value="2017-02-14" calcext:value-type="date">
            <text:p>14/02/17</text:p>
          </table:table-cell>
          <table:table-cell table:style-name="ce4" office:value-type="string" calcext:value-type="string">
            <text:p>Survey ICR</text:p>
          </table:table-cell>
        </table:table-row>
        <table:table-row table:style-name="ro1">
          <table:table-cell office:value-type="float" office:value="6025" calcext:value-type="float">
            <text:p>6025</text:p>
          </table:table-cell>
          <table:table-cell office:value-type="date" office:date-value="2017-03-02" calcext:value-type="date">
            <text:p>02/03/17</text:p>
          </table:table-cell>
          <table:table-cell office:value-type="string" calcext:value-type="string">
            <text:p>Infraestrutura ICR</text:p>
          </table:table-cell>
        </table:table-row>
        <table:table-row table:style-name="ro1">
          <table:table-cell office:value-type="float" office:value="6025" calcext:value-type="float">
            <text:p>6025</text:p>
          </table:table-cell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Conexão ICR</text:p>
          </table:table-cell>
        </table:table-row>
        <table:table-row table:style-name="ro1">
          <table:table-cell office:value-type="float" office:value="6032" calcext:value-type="float">
            <text:p>6032</text:p>
          </table:table-cell>
          <table:table-cell office:value-type="date" office:date-value="2017-03-03" calcext:value-type="date">
            <text:p>03/03/17</text:p>
          </table:table-cell>
          <table:table-cell table:style-name="ce4" office:value-type="string" calcext:value-type="string">
            <text:p>Survey ICR</text:p>
          </table:table-cell>
        </table:table-row>
        <table:table-row table:style-name="ro1">
          <table:table-cell office:value-type="float" office:value="6032" calcext:value-type="float">
            <text:p>6032</text:p>
          </table:table-cell>
          <table:table-cell office:value-type="date" office:date-value="2017-03-07" calcext:value-type="date">
            <text:p>07/03/17</text:p>
          </table:table-cell>
          <table:table-cell office:value-type="string" calcext:value-type="string">
            <text:p>Infraestrutura ICR</text:p>
          </table:table-cell>
        </table:table-row>
        <table:table-row table:style-name="ro1">
          <table:table-cell office:value-type="float" office:value="6032" calcext:value-type="float">
            <text:p>6032</text:p>
          </table:table-cell>
          <table:table-cell office:value-type="date" office:date-value="2017-03-08" calcext:value-type="date">
            <text:p>08/03/17</text:p>
          </table:table-cell>
          <table:table-cell office:value-type="string" calcext:value-type="string">
            <text:p>Conexão ICR</text:p>
          </table:table-cell>
        </table:table-row>
        <table:table-row table:style-name="ro1">
          <table:table-cell office:value-type="float" office:value="6038" calcext:value-type="float">
            <text:p>6038</text:p>
          </table:table-cell>
          <table:table-cell office:value-type="date" office:date-value="2017-04-03" calcext:value-type="date">
            <text:p>03/04/17</text:p>
          </table:table-cell>
          <table:table-cell table:style-name="ce4" office:value-type="string" calcext:value-type="string">
            <text:p>Survey ICR</text:p>
          </table:table-cell>
        </table:table-row>
        <table:table-row table:style-name="ro1">
          <table:table-cell office:value-type="float" office:value="6038" calcext:value-type="float">
            <text:p>6038</text:p>
          </table:table-cell>
          <table:table-cell office:value-type="date" office:date-value="2017-04-18" calcext:value-type="date">
            <text:p>18/04/17</text:p>
          </table:table-cell>
          <table:table-cell office:value-type="string" calcext:value-type="string">
            <text:p>Infraestrutura ICR</text:p>
          </table:table-cell>
        </table:table-row>
        <table:table-row table:style-name="ro1">
          <table:table-cell office:value-type="float" office:value="6038" calcext:value-type="float">
            <text:p>6038</text:p>
          </table:table-cell>
          <table:table-cell office:value-type="date" office:date-value="2017-04-19" calcext:value-type="date">
            <text:p>19/04/17</text:p>
          </table:table-cell>
          <table:table-cell office:value-type="string" calcext:value-type="string">
            <text:p>Conexão ICR</text:p>
          </table:table-cell>
        </table:table-row>
        <table:table-row table:style-name="ro1">
          <table:table-cell office:value-type="float" office:value="6043" calcext:value-type="float">
            <text:p>6043</text:p>
          </table:table-cell>
          <table:table-cell office:value-type="date" office:date-value="2017-03-03" calcext:value-type="date">
            <text:p>03/03/17</text:p>
          </table:table-cell>
          <table:table-cell table:style-name="ce4" office:value-type="string" calcext:value-type="string">
            <text:p>Survey ICR</text:p>
          </table:table-cell>
        </table:table-row>
        <table:table-row table:style-name="ro1">
          <table:table-cell office:value-type="float" office:value="6043" calcext:value-type="float">
            <text:p>6043</text:p>
          </table:table-cell>
          <table:table-cell office:value-type="date" office:date-value="2017-03-09" calcext:value-type="date">
            <text:p>09/03/17</text:p>
          </table:table-cell>
          <table:table-cell office:value-type="string" calcext:value-type="string">
            <text:p>Infraestrutura ICR</text:p>
          </table:table-cell>
        </table:table-row>
        <table:table-row table:style-name="ro1">
          <table:table-cell office:value-type="float" office:value="6043" calcext:value-type="float">
            <text:p>6043</text:p>
          </table:table-cell>
          <table:table-cell office:value-type="date" office:date-value="2017-03-10" calcext:value-type="date">
            <text:p>10/03/17</text:p>
          </table:table-cell>
          <table:table-cell office:value-type="string" calcext:value-type="string">
            <text:p>Conexão ICR</text:p>
          </table:table-cell>
        </table:table-row>
        <table:table-row table:style-name="ro1">
          <table:table-cell office:value-type="float" office:value="6045" calcext:value-type="float">
            <text:p>6045</text:p>
          </table:table-cell>
          <table:table-cell office:value-type="date" office:date-value="2017-03-06" calcext:value-type="date">
            <text:p>06/03/17</text:p>
          </table:table-cell>
          <table:table-cell table:style-name="ce4" office:value-type="string" calcext:value-type="string">
            <text:p>Survey ICR</text:p>
          </table:table-cell>
        </table:table-row>
        <table:table-row table:style-name="ro1">
          <table:table-cell office:value-type="float" office:value="6045" calcext:value-type="float">
            <text:p>6045</text:p>
          </table:table-cell>
          <table:table-cell office:value-type="date" office:date-value="2017-03-14" calcext:value-type="date">
            <text:p>14/03/17</text:p>
          </table:table-cell>
          <table:table-cell office:value-type="string" calcext:value-type="string">
            <text:p>Infraestrutura ICR</text:p>
          </table:table-cell>
        </table:table-row>
        <table:table-row table:style-name="ro1">
          <table:table-cell office:value-type="float" office:value="6045" calcext:value-type="float">
            <text:p>6045</text:p>
          </table:table-cell>
          <table:table-cell office:value-type="date" office:date-value="2017-03-15" calcext:value-type="date">
            <text:p>15/03/17</text:p>
          </table:table-cell>
          <table:table-cell office:value-type="string" calcext:value-type="string">
            <text:p>Conexão ICR</text:p>
          </table:table-cell>
        </table:table-row>
        <table:table-row table:style-name="ro1">
          <table:table-cell office:value-type="float" office:value="6049" calcext:value-type="float">
            <text:p>6049</text:p>
          </table:table-cell>
          <table:table-cell office:value-type="date" office:date-value="2017-01-05" calcext:value-type="date">
            <text:p>05/01/17</text:p>
          </table:table-cell>
          <table:table-cell table:style-name="ce4" office:value-type="string" calcext:value-type="string">
            <text:p>Survey ICR</text:p>
          </table:table-cell>
        </table:table-row>
        <table:table-row table:style-name="ro1">
          <table:table-cell office:value-type="float" office:value="6049" calcext:value-type="float">
            <text:p>6049</text:p>
          </table:table-cell>
          <table:table-cell office:value-type="date" office:date-value="2017-01-26" calcext:value-type="date">
            <text:p>26/01/17</text:p>
          </table:table-cell>
          <table:table-cell office:value-type="string" calcext:value-type="string">
            <text:p>Infraestrutura ICR</text:p>
          </table:table-cell>
        </table:table-row>
        <table:table-row table:style-name="ro1">
          <table:table-cell office:value-type="float" office:value="6049" calcext:value-type="float">
            <text:p>6049</text:p>
          </table:table-cell>
          <table:table-cell office:value-type="date" office:date-value="2017-01-27" calcext:value-type="date">
            <text:p>27/01/17</text:p>
          </table:table-cell>
          <table:table-cell office:value-type="string" calcext:value-type="string">
            <text:p>Conexão ICR</text:p>
          </table:table-cell>
        </table:table-row>
        <table:table-row table:style-name="ro1">
          <table:table-cell office:value-type="float" office:value="6079" calcext:value-type="float">
            <text:p>6079</text:p>
          </table:table-cell>
          <table:table-cell office:value-type="date" office:date-value="2016-10-12" calcext:value-type="date">
            <text:p>12/10/16</text:p>
          </table:table-cell>
          <table:table-cell office:value-type="string" calcext:value-type="string">
            <text:p>Infraestrutura ICR</text:p>
          </table:table-cell>
        </table:table-row>
        <table:table-row table:style-name="ro1">
          <table:table-cell office:value-type="float" office:value="6079" calcext:value-type="float">
            <text:p>6079</text:p>
          </table:table-cell>
          <table:table-cell office:value-type="date" office:date-value="2016-10-12" calcext:value-type="date">
            <text:p>12/10/16</text:p>
          </table:table-cell>
          <table:table-cell table:style-name="ce4" office:value-type="string" calcext:value-type="string">
            <text:p>Survey ICR</text:p>
          </table:table-cell>
        </table:table-row>
        <table:table-row table:style-name="ro1">
          <table:table-cell office:value-type="float" office:value="6079" calcext:value-type="float">
            <text:p>6079</text:p>
          </table:table-cell>
          <table:table-cell office:value-type="date" office:date-value="2016-10-13" calcext:value-type="date">
            <text:p>13/10/16</text:p>
          </table:table-cell>
          <table:table-cell office:value-type="string" calcext:value-type="string">
            <text:p>Conexão ICR</text:p>
          </table:table-cell>
        </table:table-row>
        <table:table-row table:style-name="ro1">
          <table:table-cell office:value-type="float" office:value="6115" calcext:value-type="float">
            <text:p>6115</text:p>
          </table:table-cell>
          <table:table-cell office:value-type="date" office:date-value="2017-03-06" calcext:value-type="date">
            <text:p>06/03/17</text:p>
          </table:table-cell>
          <table:table-cell table:style-name="ce4" office:value-type="string" calcext:value-type="string">
            <text:p>Survey ICR</text:p>
          </table:table-cell>
        </table:table-row>
        <table:table-row table:style-name="ro1">
          <table:table-cell office:value-type="float" office:value="6115" calcext:value-type="float">
            <text:p>6115</text:p>
          </table:table-cell>
          <table:table-cell office:value-type="date" office:date-value="2017-03-16" calcext:value-type="date">
            <text:p>16/03/17</text:p>
          </table:table-cell>
          <table:table-cell office:value-type="string" calcext:value-type="string">
            <text:p>Infraestrutura ICR</text:p>
          </table:table-cell>
        </table:table-row>
        <table:table-row table:style-name="ro1">
          <table:table-cell office:value-type="float" office:value="6115" calcext:value-type="float">
            <text:p>6115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Conexão ICR</text:p>
          </table:table-cell>
        </table:table-row>
        <table:table-row table:style-name="ro1">
          <table:table-cell office:value-type="float" office:value="6138" calcext:value-type="float">
            <text:p>6138</text:p>
          </table:table-cell>
          <table:table-cell office:value-type="date" office:date-value="2017-03-13" calcext:value-type="date">
            <text:p>13/03/17</text:p>
          </table:table-cell>
          <table:table-cell table:style-name="ce4" office:value-type="string" calcext:value-type="string">
            <text:p>Survey ICR</text:p>
          </table:table-cell>
        </table:table-row>
        <table:table-row table:style-name="ro1">
          <table:table-cell office:value-type="float" office:value="6138" calcext:value-type="float">
            <text:p>6138</text:p>
          </table:table-cell>
          <table:table-cell office:value-type="date" office:date-value="2017-03-21" calcext:value-type="date">
            <text:p>21/03/17</text:p>
          </table:table-cell>
          <table:table-cell office:value-type="string" calcext:value-type="string">
            <text:p>Infraestrutura ICR</text:p>
          </table:table-cell>
        </table:table-row>
        <table:table-row table:style-name="ro1">
          <table:table-cell office:value-type="float" office:value="6138" calcext:value-type="float">
            <text:p>6138</text:p>
          </table:table-cell>
          <table:table-cell office:value-type="date" office:date-value="2017-03-22" calcext:value-type="date">
            <text:p>22/03/17</text:p>
          </table:table-cell>
          <table:table-cell office:value-type="string" calcext:value-type="string">
            <text:p>Conexão ICR</text:p>
          </table:table-cell>
        </table:table-row>
        <table:table-row table:style-name="ro1">
          <table:table-cell office:value-type="float" office:value="6219" calcext:value-type="float">
            <text:p>6219</text:p>
          </table:table-cell>
          <table:table-cell office:value-type="date" office:date-value="2017-03-13" calcext:value-type="date">
            <text:p>13/03/17</text:p>
          </table:table-cell>
          <table:table-cell table:style-name="ce4" office:value-type="string" calcext:value-type="string">
            <text:p>Survey ICR</text:p>
          </table:table-cell>
        </table:table-row>
        <table:table-row table:style-name="ro1">
          <table:table-cell office:value-type="float" office:value="6219" calcext:value-type="float">
            <text:p>6219</text:p>
          </table:table-cell>
          <table:table-cell office:value-type="date" office:date-value="2017-03-23" calcext:value-type="date">
            <text:p>23/03/17</text:p>
          </table:table-cell>
          <table:table-cell office:value-type="string" calcext:value-type="string">
            <text:p>Infraestrutura ICR</text:p>
          </table:table-cell>
        </table:table-row>
        <table:table-row table:style-name="ro1">
          <table:table-cell office:value-type="float" office:value="6219" calcext:value-type="float">
            <text:p>6219</text:p>
          </table:table-cell>
          <table:table-cell office:value-type="date" office:date-value="2017-03-24" calcext:value-type="date">
            <text:p>24/03/17</text:p>
          </table:table-cell>
          <table:table-cell office:value-type="string" calcext:value-type="string">
            <text:p>Conexão ICR</text:p>
          </table:table-cell>
        </table:table-row>
        <table:table-row table:style-name="ro1">
          <table:table-cell office:value-type="float" office:value="6249" calcext:value-type="float">
            <text:p>6249</text:p>
          </table:table-cell>
          <table:table-cell office:value-type="date" office:date-value="2017-03-20" calcext:value-type="date">
            <text:p>20/03/17</text:p>
          </table:table-cell>
          <table:table-cell table:style-name="ce4" office:value-type="string" calcext:value-type="string">
            <text:p>Survey ICR</text:p>
          </table:table-cell>
        </table:table-row>
        <table:table-row table:style-name="ro1">
          <table:table-cell office:value-type="float" office:value="6249" calcext:value-type="float">
            <text:p>6249</text:p>
          </table:table-cell>
          <table:table-cell office:value-type="date" office:date-value="2017-03-28" calcext:value-type="date">
            <text:p>28/03/17</text:p>
          </table:table-cell>
          <table:table-cell office:value-type="string" calcext:value-type="string">
            <text:p>Infraestrutura ICR</text:p>
          </table:table-cell>
        </table:table-row>
        <table:table-row table:style-name="ro1">
          <table:table-cell office:value-type="float" office:value="6249" calcext:value-type="float">
            <text:p>6249</text:p>
          </table:table-cell>
          <table:table-cell office:value-type="date" office:date-value="2017-03-29" calcext:value-type="date">
            <text:p>29/03/17</text:p>
          </table:table-cell>
          <table:table-cell office:value-type="string" calcext:value-type="string">
            <text:p>Conexão ICR</text:p>
          </table:table-cell>
        </table:table-row>
        <table:table-row table:style-name="ro1">
          <table:table-cell office:value-type="float" office:value="6254" calcext:value-type="float">
            <text:p>6254</text:p>
          </table:table-cell>
          <table:table-cell office:value-type="date" office:date-value="2017-03-20" calcext:value-type="date">
            <text:p>20/03/17</text:p>
          </table:table-cell>
          <table:table-cell table:style-name="ce4" office:value-type="string" calcext:value-type="string">
            <text:p>Survey ICR</text:p>
          </table:table-cell>
        </table:table-row>
        <table:table-row table:style-name="ro1">
          <table:table-cell office:value-type="float" office:value="6254" calcext:value-type="float">
            <text:p>6254</text:p>
          </table:table-cell>
          <table:table-cell office:value-type="date" office:date-value="2017-03-30" calcext:value-type="date">
            <text:p>30/03/17</text:p>
          </table:table-cell>
          <table:table-cell office:value-type="string" calcext:value-type="string">
            <text:p>Infraestrutura ICR</text:p>
          </table:table-cell>
        </table:table-row>
        <table:table-row table:style-name="ro1">
          <table:table-cell office:value-type="float" office:value="6254" calcext:value-type="float">
            <text:p>6254</text:p>
          </table:table-cell>
          <table:table-cell office:value-type="date" office:date-value="2017-03-31" calcext:value-type="date">
            <text:p>31/03/17</text:p>
          </table:table-cell>
          <table:table-cell office:value-type="string" calcext:value-type="string">
            <text:p>Conexão ICR</text:p>
          </table:table-cell>
        </table:table-row>
        <table:table-row table:style-name="ro1">
          <table:table-cell office:value-type="float" office:value="6264" calcext:value-type="float">
            <text:p>6264</text:p>
          </table:table-cell>
          <table:table-cell office:value-type="date" office:date-value="2017-03-27" calcext:value-type="date">
            <text:p>27/03/17</text:p>
          </table:table-cell>
          <table:table-cell table:style-name="ce4" office:value-type="string" calcext:value-type="string">
            <text:p>Survey ICR</text:p>
          </table:table-cell>
        </table:table-row>
        <table:table-row table:style-name="ro1">
          <table:table-cell office:value-type="float" office:value="6264" calcext:value-type="float">
            <text:p>6264</text:p>
          </table:table-cell>
          <table:table-cell office:value-type="date" office:date-value="2017-04-04" calcext:value-type="date">
            <text:p>04/04/17</text:p>
          </table:table-cell>
          <table:table-cell office:value-type="string" calcext:value-type="string">
            <text:p>Infraestrutura ICR</text:p>
          </table:table-cell>
        </table:table-row>
        <table:table-row table:style-name="ro1">
          <table:table-cell office:value-type="float" office:value="6264" calcext:value-type="float">
            <text:p>6264</text:p>
          </table:table-cell>
          <table:table-cell office:value-type="date" office:date-value="2017-04-05" calcext:value-type="date">
            <text:p>05/04/17</text:p>
          </table:table-cell>
          <table:table-cell office:value-type="string" calcext:value-type="string">
            <text:p>Conexão ICR</text:p>
          </table:table-cell>
        </table:table-row>
        <table:table-row table:style-name="ro1">
          <table:table-cell office:value-type="float" office:value="6286" calcext:value-type="float">
            <text:p>6286</text:p>
          </table:table-cell>
          <table:table-cell office:value-type="date" office:date-value="2017-01-24" calcext:value-type="date">
            <text:p>24/01/17</text:p>
          </table:table-cell>
          <table:table-cell table:style-name="ce4" office:value-type="string" calcext:value-type="string">
            <text:p>Survey ICR</text:p>
          </table:table-cell>
        </table:table-row>
        <table:table-row table:style-name="ro1">
          <table:table-cell office:value-type="float" office:value="6286" calcext:value-type="float">
            <text:p>6286</text:p>
          </table:table-cell>
          <table:table-cell office:value-type="date" office:date-value="2017-02-01" calcext:value-type="date">
            <text:p>01/02/17</text:p>
          </table:table-cell>
          <table:table-cell office:value-type="string" calcext:value-type="string">
            <text:p>Infraestrutura ICR</text:p>
          </table:table-cell>
        </table:table-row>
        <table:table-row table:style-name="ro1">
          <table:table-cell office:value-type="float" office:value="6286" calcext:value-type="float">
            <text:p>6286</text:p>
          </table:table-cell>
          <table:table-cell office:value-type="date" office:date-value="2017-02-02" calcext:value-type="date">
            <text:p>02/02/17</text:p>
          </table:table-cell>
          <table:table-cell office:value-type="string" calcext:value-type="string">
            <text:p>Conexão ICR</text:p>
          </table:table-cell>
        </table:table-row>
        <table:table-row table:style-name="ro1">
          <table:table-cell office:value-type="float" office:value="6299" calcext:value-type="float">
            <text:p>6299</text:p>
          </table:table-cell>
          <table:table-cell office:value-type="date" office:date-value="2017-01-30" calcext:value-type="date">
            <text:p>30/01/17</text:p>
          </table:table-cell>
          <table:table-cell table:style-name="ce4" office:value-type="string" calcext:value-type="string">
            <text:p>Survey ICR</text:p>
          </table:table-cell>
        </table:table-row>
        <table:table-row table:style-name="ro1">
          <table:table-cell office:value-type="float" office:value="6299" calcext:value-type="float">
            <text:p>6299</text:p>
          </table:table-cell>
          <table:table-cell office:value-type="date" office:date-value="2017-02-21" calcext:value-type="date">
            <text:p>21/02/17</text:p>
          </table:table-cell>
          <table:table-cell office:value-type="string" calcext:value-type="string">
            <text:p>Infraestrutura ICR</text:p>
          </table:table-cell>
        </table:table-row>
        <table:table-row table:style-name="ro1">
          <table:table-cell office:value-type="float" office:value="6299" calcext:value-type="float">
            <text:p>6299</text:p>
          </table:table-cell>
          <table:table-cell office:value-type="date" office:date-value="2017-02-22" calcext:value-type="date">
            <text:p>22/02/17</text:p>
          </table:table-cell>
          <table:table-cell office:value-type="string" calcext:value-type="string">
            <text:p>Conexão ICR</text:p>
          </table:table-cell>
        </table:table-row>
        <table:table-row table:style-name="ro1">
          <table:table-cell table:style-name="ce5" office:value-type="float" office:value="6316" calcext:value-type="float">
            <text:p>6316</text:p>
          </table:table-cell>
          <table:table-cell table:style-name="ce6" office:value-type="date" office:date-value="2017-04-17" calcext:value-type="date">
            <text:p>17/04/17</text:p>
          </table:table-cell>
          <table:table-cell table:style-name="ce4" office:value-type="string" calcext:value-type="string">
            <text:p>Survey ICR</text:p>
          </table:table-cell>
        </table:table-row>
        <table:table-row table:style-name="ro1">
          <table:table-cell table:style-name="ce5" office:value-type="float" office:value="6316" calcext:value-type="float">
            <text:p>6316</text:p>
          </table:table-cell>
          <table:table-cell table:style-name="ce6" office:value-type="date" office:date-value="2017-05-04" calcext:value-type="date">
            <text:p>04/05/17</text:p>
          </table:table-cell>
          <table:table-cell office:value-type="string" calcext:value-type="string">
            <text:p>Infraestrutura ICR</text:p>
          </table:table-cell>
        </table:table-row>
        <table:table-row table:style-name="ro1">
          <table:table-cell table:style-name="ce5" office:value-type="float" office:value="6316" calcext:value-type="float">
            <text:p>6316</text:p>
          </table:table-cell>
          <table:table-cell table:style-name="ce6" office:value-type="date" office:date-value="2017-05-05" calcext:value-type="date">
            <text:p>05/05/17</text:p>
          </table:table-cell>
          <table:table-cell office:value-type="string" calcext:value-type="string">
            <text:p>Conexão ICR</text:p>
          </table:table-cell>
        </table:table-row>
        <table:table-row table:style-name="ro1">
          <table:table-cell office:value-type="float" office:value="6345" calcext:value-type="float">
            <text:p>6345</text:p>
          </table:table-cell>
          <table:table-cell office:value-type="date" office:date-value="2017-01-24" calcext:value-type="date">
            <text:p>24/01/17</text:p>
          </table:table-cell>
          <table:table-cell table:style-name="ce4" office:value-type="string" calcext:value-type="string">
            <text:p>Survey ICR</text:p>
          </table:table-cell>
        </table:table-row>
        <table:table-row table:style-name="ro1">
          <table:table-cell office:value-type="float" office:value="6345" calcext:value-type="float">
            <text:p>6345</text:p>
          </table:table-cell>
          <table:table-cell office:value-type="date" office:date-value="2017-02-08" calcext:value-type="date">
            <text:p>08/02/17</text:p>
          </table:table-cell>
          <table:table-cell office:value-type="string" calcext:value-type="string">
            <text:p>Infraestrutura ICR</text:p>
          </table:table-cell>
        </table:table-row>
        <table:table-row table:style-name="ro1">
          <table:table-cell office:value-type="float" office:value="6345" calcext:value-type="float">
            <text:p>6345</text:p>
          </table:table-cell>
          <table:table-cell office:value-type="date" office:date-value="2017-02-09" calcext:value-type="date">
            <text:p>09/02/17</text:p>
          </table:table-cell>
          <table:table-cell office:value-type="string" calcext:value-type="string">
            <text:p>Conexão ICR</text:p>
          </table:table-cell>
        </table:table-row>
        <table:table-row table:style-name="ro1">
          <table:table-cell office:value-type="float" office:value="6363" calcext:value-type="float">
            <text:p>6363</text:p>
          </table:table-cell>
          <table:table-cell office:value-type="date" office:date-value="2017-04-13" calcext:value-type="date">
            <text:p>13/04/17</text:p>
          </table:table-cell>
          <table:table-cell table:style-name="ce4" office:value-type="string" calcext:value-type="string">
            <text:p>Survey ICR</text:p>
          </table:table-cell>
        </table:table-row>
        <table:table-row table:style-name="ro1">
          <table:table-cell office:value-type="float" office:value="6363" calcext:value-type="float">
            <text:p>6363</text:p>
          </table:table-cell>
          <table:table-cell office:value-type="date" office:date-value="2017-05-02" calcext:value-type="date">
            <text:p>02/05/17</text:p>
          </table:table-cell>
          <table:table-cell office:value-type="string" calcext:value-type="string">
            <text:p>Infraestrutura ICR</text:p>
          </table:table-cell>
        </table:table-row>
        <table:table-row table:style-name="ro1">
          <table:table-cell office:value-type="float" office:value="6363" calcext:value-type="float">
            <text:p>6363</text:p>
          </table:table-cell>
          <table:table-cell office:value-type="date" office:date-value="2017-05-03" calcext:value-type="date">
            <text:p>03/05/17</text:p>
          </table:table-cell>
          <table:table-cell office:value-type="string" calcext:value-type="string">
            <text:p>Conexão ICR</text:p>
          </table:table-cell>
        </table:table-row>
        <table:table-row table:style-name="ro1">
          <table:table-cell office:value-type="float" office:value="6412" calcext:value-type="float">
            <text:p>6412</text:p>
          </table:table-cell>
          <table:table-cell office:value-type="date" office:date-value="2017-03-27" calcext:value-type="date">
            <text:p>27/03/17</text:p>
          </table:table-cell>
          <table:table-cell table:style-name="ce4" office:value-type="string" calcext:value-type="string">
            <text:p>Survey ICR</text:p>
          </table:table-cell>
        </table:table-row>
        <table:table-row table:style-name="ro1">
          <table:table-cell office:value-type="float" office:value="6412" calcext:value-type="float">
            <text:p>6412</text:p>
          </table:table-cell>
          <table:table-cell office:value-type="date" office:date-value="2017-04-06" calcext:value-type="date">
            <text:p>06/04/17</text:p>
          </table:table-cell>
          <table:table-cell office:value-type="string" calcext:value-type="string">
            <text:p>Infraestrutura ICR</text:p>
          </table:table-cell>
        </table:table-row>
        <table:table-row table:style-name="ro1">
          <table:table-cell office:value-type="float" office:value="6412" calcext:value-type="float">
            <text:p>6412</text:p>
          </table:table-cell>
          <table:table-cell office:value-type="date" office:date-value="2017-04-07" calcext:value-type="date">
            <text:p>07/04/17</text:p>
          </table:table-cell>
          <table:table-cell office:value-type="string" calcext:value-type="string">
            <text:p>Conexão ICR</text:p>
          </table:table-cell>
        </table:table-row>
        <table:table-row table:style-name="ro1">
          <table:table-cell office:value-type="float" office:value="6489" calcext:value-type="float">
            <text:p>6489</text:p>
          </table:table-cell>
          <table:table-cell office:value-type="date" office:date-value="2017-04-03" calcext:value-type="date">
            <text:p>03/04/17</text:p>
          </table:table-cell>
          <table:table-cell table:style-name="ce4" office:value-type="string" calcext:value-type="string">
            <text:p>Survey ICR</text:p>
          </table:table-cell>
        </table:table-row>
        <table:table-row table:style-name="ro1">
          <table:table-cell office:value-type="float" office:value="6489" calcext:value-type="float">
            <text:p>6489</text:p>
          </table:table-cell>
          <table:table-cell office:value-type="date" office:date-value="2017-04-11" calcext:value-type="date">
            <text:p>11/04/17</text:p>
          </table:table-cell>
          <table:table-cell office:value-type="string" calcext:value-type="string">
            <text:p>Infraestrutura ICR</text:p>
          </table:table-cell>
        </table:table-row>
        <table:table-row table:style-name="ro1">
          <table:table-cell office:value-type="float" office:value="6489" calcext:value-type="float">
            <text:p>6489</text:p>
          </table:table-cell>
          <table:table-cell office:value-type="date" office:date-value="2017-04-12" calcext:value-type="date">
            <text:p>12/04/17</text:p>
          </table:table-cell>
          <table:table-cell office:value-type="string" calcext:value-type="string">
            <text:p>Conexão ICR</text:p>
          </table:table-cell>
        </table:table-row>
        <table:table-row table:style-name="ro1">
          <table:table-cell office:value-type="float" office:value="6491" calcext:value-type="float">
            <text:p>6491</text:p>
          </table:table-cell>
          <table:table-cell office:value-type="date" office:date-value="2017-04-10" calcext:value-type="date">
            <text:p>10/04/17</text:p>
          </table:table-cell>
          <table:table-cell table:style-name="ce4" office:value-type="string" calcext:value-type="string">
            <text:p>Survey ICR</text:p>
          </table:table-cell>
        </table:table-row>
        <table:table-row table:style-name="ro1">
          <table:table-cell office:value-type="float" office:value="6491" calcext:value-type="float">
            <text:p>6491</text:p>
          </table:table-cell>
          <table:table-cell office:value-type="date" office:date-value="2017-04-27" calcext:value-type="date">
            <text:p>27/04/17</text:p>
          </table:table-cell>
          <table:table-cell office:value-type="string" calcext:value-type="string">
            <text:p>Infraestrutura ICR</text:p>
          </table:table-cell>
        </table:table-row>
        <table:table-row table:style-name="ro1">
          <table:table-cell office:value-type="float" office:value="6491" calcext:value-type="float">
            <text:p>6491</text:p>
          </table:table-cell>
          <table:table-cell office:value-type="date" office:date-value="2017-04-28" calcext:value-type="date">
            <text:p>28/04/17</text:p>
          </table:table-cell>
          <table:table-cell office:value-type="string" calcext:value-type="string">
            <text:p>Conexão ICR</text:p>
          </table:table-cell>
        </table:table-row>
        <table:table-row table:style-name="ro1">
          <table:table-cell office:value-type="float" office:value="6522" calcext:value-type="float">
            <text:p>6522</text:p>
          </table:table-cell>
          <table:table-cell office:value-type="date" office:date-value="2017-01-05" calcext:value-type="date">
            <text:p>05/01/17</text:p>
          </table:table-cell>
          <table:table-cell table:style-name="ce4" office:value-type="string" calcext:value-type="string">
            <text:p>Survey ICR</text:p>
          </table:table-cell>
        </table:table-row>
        <table:table-row table:style-name="ro1">
          <table:table-cell office:value-type="float" office:value="6522" calcext:value-type="float">
            <text:p>6522</text:p>
          </table:table-cell>
          <table:table-cell office:value-type="date" office:date-value="2017-01-11" calcext:value-type="date">
            <text:p>11/01/17</text:p>
          </table:table-cell>
          <table:table-cell office:value-type="string" calcext:value-type="string">
            <text:p>Infraestrutura ICR</text:p>
          </table:table-cell>
        </table:table-row>
        <table:table-row table:style-name="ro1">
          <table:table-cell office:value-type="float" office:value="6522" calcext:value-type="float">
            <text:p>6522</text:p>
          </table:table-cell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Conexão ICR</text:p>
          </table:table-cell>
        </table:table-row>
      </table:table>
      <table:table table:name="Planilha4" table:style-name="ta1">
        <table:table-column table:style-name="co17" table:default-cell-style-name="ce7"/>
        <table:table-column table:style-name="co18" table:default-cell-style-name="ce4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"/>
        <table:table-column table:style-name="co22" table:default-cell-style-name="ce4"/>
        <table:table-column table:style-name="co23" table:default-cell-style-name="Default"/>
        <table:table-row table:style-name="ro1">
          <table:table-cell table:style-name="Default" office:value-type="string" calcext:value-type="string">
            <text:p>EntryDate</text:p>
          </table:table-cell>
          <table:table-cell table:style-name="Default" office:value-type="string" calcext:value-type="string">
            <text:p>Data Planejada</text:p>
          </table:table-cell>
          <table:table-cell office:value-type="string" calcext:value-type="string">
            <text:p>Data Realizado</text:p>
          </table:table-cell>
          <table:table-cell office:value-type="string" calcext:value-type="string">
            <text:p>Chamado</text:p>
          </table:table-cell>
          <table:table-cell office:value-type="string" calcext:value-type="string">
            <text:p>Resumo</text:p>
          </table:table-cell>
          <table:table-cell table:style-name="Default" office:value-type="string" calcext:value-type="string">
            <text:p>Posto (Cod.)</text:p>
          </table:table-cell>
          <table:table-cell table:style-name="Default" office:value-type="string" calcext:value-type="string">
            <text:p>Formulário</text:p>
          </table:table-cell>
          <table:table-cell office:value-type="string" calcext:value-type="string">
            <text:p>Empresa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4-10" calcext:value-type="date">
            <text:p>10/04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005" calcext:value-type="float">
            <text:p>6005</text:p>
          </table:table-cell>
          <table:table-cell office:value-type="string" calcext:value-type="string">
            <text:p>SURVEY ICR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4-25" calcext:value-type="date">
            <text:p>25/04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005" calcext:value-type="float">
            <text:p>6005</text:p>
          </table:table-cell>
          <table:table-cell office:value-type="string" calcext:value-type="string">
            <text:p>INFRAESTRUTURA ICR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4-26" calcext:value-type="date">
            <text:p>26/04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005" calcext:value-type="float">
            <text:p>6005</text:p>
          </table:table-cell>
          <table:table-cell office:value-type="string" calcext:value-type="string">
            <text:p>CONEXÃO ICR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1-30" calcext:value-type="date">
            <text:p>30/01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011" calcext:value-type="float">
            <text:p>6011</text:p>
          </table:table-cell>
          <table:table-cell office:value-type="string" calcext:value-type="string">
            <text:p>SURVEY ICR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2-15" calcext:value-type="date">
            <text:p>15/02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011" calcext:value-type="float">
            <text:p>6011</text:p>
          </table:table-cell>
          <table:table-cell office:value-type="string" calcext:value-type="string">
            <text:p>INFRAESTRUTURA ICR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2-16" calcext:value-type="date">
            <text:p>16/02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011" calcext:value-type="float">
            <text:p>6011</text:p>
          </table:table-cell>
          <table:table-cell office:value-type="string" calcext:value-type="string">
            <text:p>CONEXÃO ICR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2-14" calcext:value-type="date">
            <text:p>14/02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013" calcext:value-type="float">
            <text:p>6013</text:p>
          </table:table-cell>
          <table:table-cell office:value-type="string" calcext:value-type="string">
            <text:p>SURVEY ICR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2-23" calcext:value-type="date">
            <text:p>23/02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013" calcext:value-type="float">
            <text:p>6013</text:p>
          </table:table-cell>
          <table:table-cell office:value-type="string" calcext:value-type="string">
            <text:p>INFRAESTRUTURA ICR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2-24" calcext:value-type="date">
            <text:p>24/02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013" calcext:value-type="float">
            <text:p>6013</text:p>
          </table:table-cell>
          <table:table-cell office:value-type="string" calcext:value-type="string">
            <text:p>CONEXÃO ICR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2-14" calcext:value-type="date">
            <text:p>14/02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025" calcext:value-type="float">
            <text:p>6025</text:p>
          </table:table-cell>
          <table:table-cell office:value-type="string" calcext:value-type="string">
            <text:p>SURVEY ICR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3-02" calcext:value-type="date">
            <text:p>02/03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025" calcext:value-type="float">
            <text:p>6025</text:p>
          </table:table-cell>
          <table:table-cell office:value-type="string" calcext:value-type="string">
            <text:p>INFRAESTRUTURA ICR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3-03" calcext:value-type="date">
            <text:p>03/03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025" calcext:value-type="float">
            <text:p>6025</text:p>
          </table:table-cell>
          <table:table-cell office:value-type="string" calcext:value-type="string">
            <text:p>CONEXÃO ICR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3-03" calcext:value-type="date">
            <text:p>03/03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032" calcext:value-type="float">
            <text:p>6032</text:p>
          </table:table-cell>
          <table:table-cell office:value-type="string" calcext:value-type="string">
            <text:p>SURVEY ICR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3-07" calcext:value-type="date">
            <text:p>07/03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032" calcext:value-type="float">
            <text:p>6032</text:p>
          </table:table-cell>
          <table:table-cell office:value-type="string" calcext:value-type="string">
            <text:p>INFRAESTRUTURA ICR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3-08" calcext:value-type="date">
            <text:p>08/03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032" calcext:value-type="float">
            <text:p>6032</text:p>
          </table:table-cell>
          <table:table-cell office:value-type="string" calcext:value-type="string">
            <text:p>CONEXÃO ICR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4-03" calcext:value-type="date">
            <text:p>03/04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038" calcext:value-type="float">
            <text:p>6038</text:p>
          </table:table-cell>
          <table:table-cell office:value-type="string" calcext:value-type="string">
            <text:p>SURVEY ICR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4-18" calcext:value-type="date">
            <text:p>18/04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038" calcext:value-type="float">
            <text:p>6038</text:p>
          </table:table-cell>
          <table:table-cell office:value-type="string" calcext:value-type="string">
            <text:p>INFRAESTRUTURA ICR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4-19" calcext:value-type="date">
            <text:p>19/04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038" calcext:value-type="float">
            <text:p>6038</text:p>
          </table:table-cell>
          <table:table-cell office:value-type="string" calcext:value-type="string">
            <text:p>CONEXÃO ICR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3-03" calcext:value-type="date">
            <text:p>03/03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043" calcext:value-type="float">
            <text:p>6043</text:p>
          </table:table-cell>
          <table:table-cell office:value-type="string" calcext:value-type="string">
            <text:p>SURVEY ICR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3-09" calcext:value-type="date">
            <text:p>09/03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043" calcext:value-type="float">
            <text:p>6043</text:p>
          </table:table-cell>
          <table:table-cell office:value-type="string" calcext:value-type="string">
            <text:p>INFRAESTRUTURA ICR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3-10" calcext:value-type="date">
            <text:p>10/03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043" calcext:value-type="float">
            <text:p>6043</text:p>
          </table:table-cell>
          <table:table-cell office:value-type="string" calcext:value-type="string">
            <text:p>CONEXÃO ICR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3-06" calcext:value-type="date">
            <text:p>06/03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045" calcext:value-type="float">
            <text:p>6045</text:p>
          </table:table-cell>
          <table:table-cell office:value-type="string" calcext:value-type="string">
            <text:p>SURVEY ICR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3-14" calcext:value-type="date">
            <text:p>14/03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045" calcext:value-type="float">
            <text:p>6045</text:p>
          </table:table-cell>
          <table:table-cell office:value-type="string" calcext:value-type="string">
            <text:p>INFRAESTRUTURA ICR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3-15" calcext:value-type="date">
            <text:p>15/03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045" calcext:value-type="float">
            <text:p>6045</text:p>
          </table:table-cell>
          <table:table-cell office:value-type="string" calcext:value-type="string">
            <text:p>CONEXÃO ICR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1-05" calcext:value-type="date">
            <text:p>05/01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049" calcext:value-type="float">
            <text:p>6049</text:p>
          </table:table-cell>
          <table:table-cell office:value-type="string" calcext:value-type="string">
            <text:p>SURVEY ICR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1-26" calcext:value-type="date">
            <text:p>26/01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049" calcext:value-type="float">
            <text:p>6049</text:p>
          </table:table-cell>
          <table:table-cell office:value-type="string" calcext:value-type="string">
            <text:p>INFRAESTRUTURA ICR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1-27" calcext:value-type="date">
            <text:p>27/01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049" calcext:value-type="float">
            <text:p>6049</text:p>
          </table:table-cell>
          <table:table-cell office:value-type="string" calcext:value-type="string">
            <text:p>CONEXÃO ICR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6-10-12" calcext:value-type="date">
            <text:p>12/10/16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079" calcext:value-type="float">
            <text:p>6079</text:p>
          </table:table-cell>
          <table:table-cell office:value-type="string" calcext:value-type="string">
            <text:p>INFRAESTRUTURA ICR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6-10-12" calcext:value-type="date">
            <text:p>12/10/16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079" calcext:value-type="float">
            <text:p>6079</text:p>
          </table:table-cell>
          <table:table-cell office:value-type="string" calcext:value-type="string">
            <text:p>SURVEY ICR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6-10-13" calcext:value-type="date">
            <text:p>13/10/16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079" calcext:value-type="float">
            <text:p>6079</text:p>
          </table:table-cell>
          <table:table-cell office:value-type="string" calcext:value-type="string">
            <text:p>CONEXÃO ICR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3-06" calcext:value-type="date">
            <text:p>06/03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115" calcext:value-type="float">
            <text:p>6115</text:p>
          </table:table-cell>
          <table:table-cell office:value-type="string" calcext:value-type="string">
            <text:p>SURVEY ICR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3-16" calcext:value-type="date">
            <text:p>16/03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115" calcext:value-type="float">
            <text:p>6115</text:p>
          </table:table-cell>
          <table:table-cell office:value-type="string" calcext:value-type="string">
            <text:p>INFRAESTRUTURA ICR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3-17" calcext:value-type="date">
            <text:p>17/03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115" calcext:value-type="float">
            <text:p>6115</text:p>
          </table:table-cell>
          <table:table-cell office:value-type="string" calcext:value-type="string">
            <text:p>CONEXÃO ICR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3-13" calcext:value-type="date">
            <text:p>13/03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138" calcext:value-type="float">
            <text:p>6138</text:p>
          </table:table-cell>
          <table:table-cell office:value-type="string" calcext:value-type="string">
            <text:p>SURVEY ICR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3-21" calcext:value-type="date">
            <text:p>21/03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138" calcext:value-type="float">
            <text:p>6138</text:p>
          </table:table-cell>
          <table:table-cell office:value-type="string" calcext:value-type="string">
            <text:p>INFRAESTRUTURA ICR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3-22" calcext:value-type="date">
            <text:p>22/03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138" calcext:value-type="float">
            <text:p>6138</text:p>
          </table:table-cell>
          <table:table-cell office:value-type="string" calcext:value-type="string">
            <text:p>CONEXÃO ICR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3-13" calcext:value-type="date">
            <text:p>13/03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219" calcext:value-type="float">
            <text:p>6219</text:p>
          </table:table-cell>
          <table:table-cell office:value-type="string" calcext:value-type="string">
            <text:p>SURVEY ICR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3-23" calcext:value-type="date">
            <text:p>23/03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219" calcext:value-type="float">
            <text:p>6219</text:p>
          </table:table-cell>
          <table:table-cell office:value-type="string" calcext:value-type="string">
            <text:p>INFRAESTRUTURA ICR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3-24" calcext:value-type="date">
            <text:p>24/03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219" calcext:value-type="float">
            <text:p>6219</text:p>
          </table:table-cell>
          <table:table-cell office:value-type="string" calcext:value-type="string">
            <text:p>CONEXÃO ICR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3-20" calcext:value-type="date">
            <text:p>20/03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249" calcext:value-type="float">
            <text:p>6249</text:p>
          </table:table-cell>
          <table:table-cell office:value-type="string" calcext:value-type="string">
            <text:p>SURVEY ICR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3-28" calcext:value-type="date">
            <text:p>28/03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249" calcext:value-type="float">
            <text:p>6249</text:p>
          </table:table-cell>
          <table:table-cell office:value-type="string" calcext:value-type="string">
            <text:p>INFRAESTRUTURA ICR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3-29" calcext:value-type="date">
            <text:p>29/03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249" calcext:value-type="float">
            <text:p>6249</text:p>
          </table:table-cell>
          <table:table-cell office:value-type="string" calcext:value-type="string">
            <text:p>CONEXÃO ICR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3-20" calcext:value-type="date">
            <text:p>20/03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254" calcext:value-type="float">
            <text:p>6254</text:p>
          </table:table-cell>
          <table:table-cell office:value-type="string" calcext:value-type="string">
            <text:p>SURVEY ICR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3-30" calcext:value-type="date">
            <text:p>30/03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254" calcext:value-type="float">
            <text:p>6254</text:p>
          </table:table-cell>
          <table:table-cell office:value-type="string" calcext:value-type="string">
            <text:p>INFRAESTRUTURA ICR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3-31" calcext:value-type="date">
            <text:p>31/03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254" calcext:value-type="float">
            <text:p>6254</text:p>
          </table:table-cell>
          <table:table-cell office:value-type="string" calcext:value-type="string">
            <text:p>CONEXÃO ICR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3-27" calcext:value-type="date">
            <text:p>27/03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264" calcext:value-type="float">
            <text:p>6264</text:p>
          </table:table-cell>
          <table:table-cell office:value-type="string" calcext:value-type="string">
            <text:p>SURVEY ICR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4-04" calcext:value-type="date">
            <text:p>04/04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264" calcext:value-type="float">
            <text:p>6264</text:p>
          </table:table-cell>
          <table:table-cell office:value-type="string" calcext:value-type="string">
            <text:p>INFRAESTRUTURA ICR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4-05" calcext:value-type="date">
            <text:p>05/04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264" calcext:value-type="float">
            <text:p>6264</text:p>
          </table:table-cell>
          <table:table-cell office:value-type="string" calcext:value-type="string">
            <text:p>CONEXÃO ICR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1-24" calcext:value-type="date">
            <text:p>24/01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286" calcext:value-type="float">
            <text:p>6286</text:p>
          </table:table-cell>
          <table:table-cell office:value-type="string" calcext:value-type="string">
            <text:p>SURVEY ICR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2-01" calcext:value-type="date">
            <text:p>01/02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286" calcext:value-type="float">
            <text:p>6286</text:p>
          </table:table-cell>
          <table:table-cell office:value-type="string" calcext:value-type="string">
            <text:p>INFRAESTRUTURA ICR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2-02" calcext:value-type="date">
            <text:p>02/02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286" calcext:value-type="float">
            <text:p>6286</text:p>
          </table:table-cell>
          <table:table-cell office:value-type="string" calcext:value-type="string">
            <text:p>CONEXÃO ICR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1-30" calcext:value-type="date">
            <text:p>30/01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299" calcext:value-type="float">
            <text:p>6299</text:p>
          </table:table-cell>
          <table:table-cell office:value-type="string" calcext:value-type="string">
            <text:p>SURVEY ICR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2-21" calcext:value-type="date">
            <text:p>21/02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299" calcext:value-type="float">
            <text:p>6299</text:p>
          </table:table-cell>
          <table:table-cell office:value-type="string" calcext:value-type="string">
            <text:p>INFRAESTRUTURA ICR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2-22" calcext:value-type="date">
            <text:p>22/02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299" calcext:value-type="float">
            <text:p>6299</text:p>
          </table:table-cell>
          <table:table-cell office:value-type="string" calcext:value-type="string">
            <text:p>CONEXÃO ICR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table:style-name="ce6" office:value-type="date" office:date-value="2017-04-17" calcext:value-type="date">
            <text:p>17/04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table:style-name="ce5" office:value-type="float" office:value="6316" calcext:value-type="float">
            <text:p>6316</text:p>
          </table:table-cell>
          <table:table-cell office:value-type="string" calcext:value-type="string">
            <text:p>SURVEY ICR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table:style-name="ce6" office:value-type="date" office:date-value="2017-05-04" calcext:value-type="date">
            <text:p>04/05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table:style-name="ce5" office:value-type="float" office:value="6316" calcext:value-type="float">
            <text:p>6316</text:p>
          </table:table-cell>
          <table:table-cell office:value-type="string" calcext:value-type="string">
            <text:p>INFRAESTRUTURA ICR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table:style-name="ce6" office:value-type="date" office:date-value="2017-05-05" calcext:value-type="date">
            <text:p>05/05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table:style-name="ce5" office:value-type="float" office:value="6316" calcext:value-type="float">
            <text:p>6316</text:p>
          </table:table-cell>
          <table:table-cell office:value-type="string" calcext:value-type="string">
            <text:p>CONEXÃO ICR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1-24" calcext:value-type="date">
            <text:p>24/01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345" calcext:value-type="float">
            <text:p>6345</text:p>
          </table:table-cell>
          <table:table-cell office:value-type="string" calcext:value-type="string">
            <text:p>SURVEY ICR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2-08" calcext:value-type="date">
            <text:p>08/02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345" calcext:value-type="float">
            <text:p>6345</text:p>
          </table:table-cell>
          <table:table-cell office:value-type="string" calcext:value-type="string">
            <text:p>INFRAESTRUTURA ICR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2-09" calcext:value-type="date">
            <text:p>09/02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345" calcext:value-type="float">
            <text:p>6345</text:p>
          </table:table-cell>
          <table:table-cell office:value-type="string" calcext:value-type="string">
            <text:p>CONEXÃO ICR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4-13" calcext:value-type="date">
            <text:p>13/04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363" calcext:value-type="float">
            <text:p>6363</text:p>
          </table:table-cell>
          <table:table-cell office:value-type="string" calcext:value-type="string">
            <text:p>SURVEY ICR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5-02" calcext:value-type="date">
            <text:p>02/05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363" calcext:value-type="float">
            <text:p>6363</text:p>
          </table:table-cell>
          <table:table-cell office:value-type="string" calcext:value-type="string">
            <text:p>INFRAESTRUTURA ICR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5-03" calcext:value-type="date">
            <text:p>03/05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363" calcext:value-type="float">
            <text:p>6363</text:p>
          </table:table-cell>
          <table:table-cell office:value-type="string" calcext:value-type="string">
            <text:p>CONEXÃO ICR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3-27" calcext:value-type="date">
            <text:p>27/03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412" calcext:value-type="float">
            <text:p>6412</text:p>
          </table:table-cell>
          <table:table-cell office:value-type="string" calcext:value-type="string">
            <text:p>SURVEY ICR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4-06" calcext:value-type="date">
            <text:p>06/04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412" calcext:value-type="float">
            <text:p>6412</text:p>
          </table:table-cell>
          <table:table-cell office:value-type="string" calcext:value-type="string">
            <text:p>INFRAESTRUTURA ICR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4-07" calcext:value-type="date">
            <text:p>07/04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412" calcext:value-type="float">
            <text:p>6412</text:p>
          </table:table-cell>
          <table:table-cell office:value-type="string" calcext:value-type="string">
            <text:p>CONEXÃO ICR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4-03" calcext:value-type="date">
            <text:p>03/04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489" calcext:value-type="float">
            <text:p>6489</text:p>
          </table:table-cell>
          <table:table-cell office:value-type="string" calcext:value-type="string">
            <text:p>SURVEY ICR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4-11" calcext:value-type="date">
            <text:p>11/04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489" calcext:value-type="float">
            <text:p>6489</text:p>
          </table:table-cell>
          <table:table-cell office:value-type="string" calcext:value-type="string">
            <text:p>INFRAESTRUTURA ICR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4-12" calcext:value-type="date">
            <text:p>12/04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489" calcext:value-type="float">
            <text:p>6489</text:p>
          </table:table-cell>
          <table:table-cell office:value-type="string" calcext:value-type="string">
            <text:p>CONEXÃO ICR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4-10" calcext:value-type="date">
            <text:p>10/04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491" calcext:value-type="float">
            <text:p>6491</text:p>
          </table:table-cell>
          <table:table-cell office:value-type="string" calcext:value-type="string">
            <text:p>SURVEY ICR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4-27" calcext:value-type="date">
            <text:p>27/04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491" calcext:value-type="float">
            <text:p>6491</text:p>
          </table:table-cell>
          <table:table-cell office:value-type="string" calcext:value-type="string">
            <text:p>INFRAESTRUTURA ICR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4-28" calcext:value-type="date">
            <text:p>28/04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491" calcext:value-type="float">
            <text:p>6491</text:p>
          </table:table-cell>
          <table:table-cell office:value-type="string" calcext:value-type="string">
            <text:p>CONEXÃO ICR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1-05" calcext:value-type="date">
            <text:p>05/01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522" calcext:value-type="float">
            <text:p>6522</text:p>
          </table:table-cell>
          <table:table-cell office:value-type="string" calcext:value-type="string">
            <text:p>SURVEY ICR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1-11" calcext:value-type="date">
            <text:p>11/01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522" calcext:value-type="float">
            <text:p>6522</text:p>
          </table:table-cell>
          <table:table-cell office:value-type="string" calcext:value-type="string">
            <text:p>INFRAESTRUTURA ICR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1-12" calcext:value-type="date">
            <text:p>12/01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522" calcext:value-type="float">
            <text:p>6522</text:p>
          </table:table-cell>
          <table:table-cell office:value-type="string" calcext:value-type="string">
            <text:p>CONEXÃO ICR</text:p>
          </table:table-cell>
          <table:table-cell office:value-type="string" calcext:value-type="string">
            <text:p>E2i9</text:p>
          </table:table-cell>
        </table:table-row>
      </table:table>
      <table:table table:name="Planilha5" table:style-name="ta1">
        <table:table-column table:style-name="co7" table:default-cell-style-name="Default"/>
        <table:table-column table:style-name="co7" table:default-cell-style-name="ce7"/>
        <table:table-column table:style-name="co7" table:default-cell-style-name="Default"/>
        <table:table-row table:style-name="ro1">
          <table:table-cell office:value-type="string" calcext:value-type="string">
            <text:p>Atendimento</text:p>
          </table:table-cell>
          <table:table-cell office:value-type="string" calcext:value-type="string">
            <text:p>Dia</text:p>
          </table:table-cell>
          <table:table-cell office:value-type="string" calcext:value-type="string">
            <text:p>Ba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09-06" calcext:value-type="date">
            <text:p>06/09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10" calcext:value-type="date">
            <text:p>10/09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0-10" calcext:value-type="date">
            <text:p>10/10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14" calcext:value-type="date">
            <text:p>14/10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0-18" calcext:value-type="date">
            <text:p>18/10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0-20" calcext:value-type="date">
            <text:p>20/10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0-21" calcext:value-type="date">
            <text:p>21/10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0-22" calcext:value-type="date">
            <text:p>22/10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24" calcext:value-type="date">
            <text:p>24/10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0-25" calcext:value-type="date">
            <text:p>25/10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0-27" calcext:value-type="date">
            <text:p>27/10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28" calcext:value-type="date">
            <text:p>28/10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01" calcext:value-type="date">
            <text:p>01/11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6-11-10" calcext:value-type="date">
            <text:p>10/11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1-11" calcext:value-type="date">
            <text:p>11/11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12" calcext:value-type="date">
            <text:p>12/11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1-14" calcext:value-type="date">
            <text:p>14/11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1-16" calcext:value-type="date">
            <text:p>16/11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17" calcext:value-type="date">
            <text:p>17/11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18" calcext:value-type="date">
            <text:p>18/11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21" calcext:value-type="date">
            <text:p>21/11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29" calcext:value-type="date">
            <text:p>29/11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1-30" calcext:value-type="date">
            <text:p>30/11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09" calcext:value-type="date">
            <text:p>09/12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2-20" calcext:value-type="date">
            <text:p>20/12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2-21" calcext:value-type="date">
            <text:p>21/12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2-22" calcext:value-type="date">
            <text:p>22/12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2-23" calcext:value-type="date">
            <text:p>23/12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26" calcext:value-type="date">
            <text:p>26/12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2-27" calcext:value-type="date">
            <text:p>27/12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28" calcext:value-type="date">
            <text:p>28/12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2-29" calcext:value-type="date">
            <text:p>29/12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1-02" calcext:value-type="date">
            <text:p>02/01/17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1-03" calcext:value-type="date">
            <text:p>03/01/17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06" calcext:value-type="date">
            <text:p>06/01/17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13" calcext:value-type="date">
            <text:p>13/01/17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14" calcext:value-type="date">
            <text:p>14/01/17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16" calcext:value-type="date">
            <text:p>16/01/17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17" calcext:value-type="date">
            <text:p>17/01/17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09-12" calcext:value-type="date">
            <text:p>12/09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09-13" calcext:value-type="date">
            <text:p>13/09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09-14" calcext:value-type="date">
            <text:p>14/09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09-15" calcext:value-type="date">
            <text:p>15/09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16" calcext:value-type="date">
            <text:p>16/09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19" calcext:value-type="date">
            <text:p>19/09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6-09-20" calcext:value-type="date">
            <text:p>20/09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09-21" calcext:value-type="date">
            <text:p>21/09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09-22" calcext:value-type="date">
            <text:p>22/09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6-09-23" calcext:value-type="date">
            <text:p>23/09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09-27" calcext:value-type="date">
            <text:p>27/09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09-28" calcext:value-type="date">
            <text:p>28/09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09-29" calcext:value-type="date">
            <text:p>29/09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09-30" calcext:value-type="date">
            <text:p>30/09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0-04" calcext:value-type="date">
            <text:p>04/10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0-05" calcext:value-type="date">
            <text:p>05/10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06" calcext:value-type="date">
            <text:p>06/10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13" calcext:value-type="date">
            <text:p>13/10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0-14" calcext:value-type="date">
            <text:p>14/10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0-15" calcext:value-type="date">
            <text:p>15/10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0-18" calcext:value-type="date">
            <text:p>18/10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0-21" calcext:value-type="date">
            <text:p>21/10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0-22" calcext:value-type="date">
            <text:p>22/10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24" calcext:value-type="date">
            <text:p>24/10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25" calcext:value-type="date">
            <text:p>25/10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0-27" calcext:value-type="date">
            <text:p>27/10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6-10-28" calcext:value-type="date">
            <text:p>28/10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04" calcext:value-type="date">
            <text:p>04/11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1-07" calcext:value-type="date">
            <text:p>07/11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6-11-10" calcext:value-type="date">
            <text:p>10/11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1-14" calcext:value-type="date">
            <text:p>14/11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1-16" calcext:value-type="date">
            <text:p>16/11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1-17" calcext:value-type="date">
            <text:p>17/11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18" calcext:value-type="date">
            <text:p>18/11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22" calcext:value-type="date">
            <text:p>22/11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1-24" calcext:value-type="date">
            <text:p>24/11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28" calcext:value-type="date">
            <text:p>28/11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08" calcext:value-type="date">
            <text:p>08/12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6-12-14" calcext:value-type="date">
            <text:p>14/12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16" calcext:value-type="date">
            <text:p>16/12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19" calcext:value-type="date">
            <text:p>19/12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6-12-20" calcext:value-type="date">
            <text:p>20/12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2-23" calcext:value-type="date">
            <text:p>23/12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24" calcext:value-type="date">
            <text:p>24/12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2-26" calcext:value-type="date">
            <text:p>26/12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27" calcext:value-type="date">
            <text:p>27/12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2-29" calcext:value-type="date">
            <text:p>29/12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1-02" calcext:value-type="date">
            <text:p>02/01/17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03" calcext:value-type="date">
            <text:p>03/01/17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06" calcext:value-type="date">
            <text:p>06/01/17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09" calcext:value-type="date">
            <text:p>09/01/17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11" calcext:value-type="date">
            <text:p>11/01/17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17" calcext:value-type="date">
            <text:p>17/01/17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07" calcext:value-type="date">
            <text:p>07/11/16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09" calcext:value-type="date">
            <text:p>09/11/16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6-11-10" calcext:value-type="date">
            <text:p>10/11/16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1-11" calcext:value-type="date">
            <text:p>11/11/16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12" calcext:value-type="date">
            <text:p>12/11/16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14" calcext:value-type="date">
            <text:p>14/11/16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16" calcext:value-type="date">
            <text:p>16/11/16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18" calcext:value-type="date">
            <text:p>18/11/16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19" calcext:value-type="date">
            <text:p>19/11/16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21" calcext:value-type="date">
            <text:p>21/11/16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1-22" calcext:value-type="date">
            <text:p>22/11/16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25" calcext:value-type="date">
            <text:p>25/11/16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09" calcext:value-type="date">
            <text:p>09/12/16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2-10" calcext:value-type="date">
            <text:p>10/12/16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14" calcext:value-type="date">
            <text:p>14/12/16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15" calcext:value-type="date">
            <text:p>15/12/16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16-12-23" calcext:value-type="date">
            <text:p>23/12/16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26" calcext:value-type="date">
            <text:p>26/12/16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27" calcext:value-type="date">
            <text:p>27/12/16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2-29" calcext:value-type="date">
            <text:p>29/12/16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02" calcext:value-type="date">
            <text:p>02/01/17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03" calcext:value-type="date">
            <text:p>03/01/17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06" calcext:value-type="date">
            <text:p>06/01/17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09" calcext:value-type="date">
            <text:p>09/01/17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1-11" calcext:value-type="date">
            <text:p>11/01/17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1-13" calcext:value-type="date">
            <text:p>13/01/17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16" calcext:value-type="date">
            <text:p>16/01/17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02" calcext:value-type="date">
            <text:p>02/09/16</text:p>
          </table:table-cell>
          <table:table-cell office:value-type="string" calcext:value-type="string">
            <text:p>SP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03" calcext:value-type="date">
            <text:p>03/09/16</text:p>
          </table:table-cell>
          <table:table-cell office:value-type="string" calcext:value-type="string">
            <text:p>SP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02" calcext:value-type="date">
            <text:p>02/09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09-08" calcext:value-type="date">
            <text:p>08/09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14" calcext:value-type="date">
            <text:p>14/09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26" calcext:value-type="date">
            <text:p>26/09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29" calcext:value-type="date">
            <text:p>29/09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30" calcext:value-type="date">
            <text:p>30/09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04" calcext:value-type="date">
            <text:p>04/10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11" calcext:value-type="date">
            <text:p>11/10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13" calcext:value-type="date">
            <text:p>13/10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17" calcext:value-type="date">
            <text:p>17/10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18" calcext:value-type="date">
            <text:p>18/10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0-20" calcext:value-type="date">
            <text:p>20/10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21" calcext:value-type="date">
            <text:p>21/10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26" calcext:value-type="date">
            <text:p>26/10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27" calcext:value-type="date">
            <text:p>27/10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28" calcext:value-type="date">
            <text:p>28/10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01" calcext:value-type="date">
            <text:p>01/11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1-11" calcext:value-type="date">
            <text:p>11/11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12" calcext:value-type="date">
            <text:p>12/11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14" calcext:value-type="date">
            <text:p>14/11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1-16" calcext:value-type="date">
            <text:p>16/11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1-17" calcext:value-type="date">
            <text:p>17/11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21" calcext:value-type="date">
            <text:p>21/11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24" calcext:value-type="date">
            <text:p>24/11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25" calcext:value-type="date">
            <text:p>25/11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1-28" calcext:value-type="date">
            <text:p>28/11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1-29" calcext:value-type="date">
            <text:p>29/11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30" calcext:value-type="date">
            <text:p>30/11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01" calcext:value-type="date">
            <text:p>01/12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6-12-05" calcext:value-type="date">
            <text:p>05/12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16" calcext:value-type="date">
            <text:p>16/12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20" calcext:value-type="date">
            <text:p>20/12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21" calcext:value-type="date">
            <text:p>21/12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22" calcext:value-type="date">
            <text:p>22/12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2-23" calcext:value-type="date">
            <text:p>23/12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26" calcext:value-type="date">
            <text:p>26/12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27" calcext:value-type="date">
            <text:p>27/12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2-28" calcext:value-type="date">
            <text:p>28/12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02" calcext:value-type="date">
            <text:p>02/01/17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03" calcext:value-type="date">
            <text:p>03/01/17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06" calcext:value-type="date">
            <text:p>06/01/17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09" calcext:value-type="date">
            <text:p>09/01/17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13" calcext:value-type="date">
            <text:p>13/01/17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14" calcext:value-type="date">
            <text:p>14/01/17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03" calcext:value-type="date">
            <text:p>03/09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08" calcext:value-type="date">
            <text:p>08/09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09-09" calcext:value-type="date">
            <text:p>09/09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12" calcext:value-type="date">
            <text:p>12/09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15" calcext:value-type="date">
            <text:p>15/09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16" calcext:value-type="date">
            <text:p>16/09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09-20" calcext:value-type="date">
            <text:p>20/09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09-21" calcext:value-type="date">
            <text:p>21/09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23" calcext:value-type="date">
            <text:p>23/09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26" calcext:value-type="date">
            <text:p>26/09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28" calcext:value-type="date">
            <text:p>28/09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09-30" calcext:value-type="date">
            <text:p>30/09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0-04" calcext:value-type="date">
            <text:p>04/10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0-05" calcext:value-type="date">
            <text:p>05/10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06" calcext:value-type="date">
            <text:p>06/10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0-07" calcext:value-type="date">
            <text:p>07/10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08" calcext:value-type="date">
            <text:p>08/10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10" calcext:value-type="date">
            <text:p>10/10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11" calcext:value-type="date">
            <text:p>11/10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12" calcext:value-type="date">
            <text:p>12/10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13" calcext:value-type="date">
            <text:p>13/10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0-14" calcext:value-type="date">
            <text:p>14/10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0-15" calcext:value-type="date">
            <text:p>15/10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17" calcext:value-type="date">
            <text:p>17/10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0-18" calcext:value-type="date">
            <text:p>18/10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19" calcext:value-type="date">
            <text:p>19/10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21" calcext:value-type="date">
            <text:p>21/10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0-22" calcext:value-type="date">
            <text:p>22/10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24" calcext:value-type="date">
            <text:p>24/10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25" calcext:value-type="date">
            <text:p>25/10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28" calcext:value-type="date">
            <text:p>28/10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01" calcext:value-type="date">
            <text:p>01/11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03" calcext:value-type="date">
            <text:p>03/11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05" calcext:value-type="date">
            <text:p>05/11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09" calcext:value-type="date">
            <text:p>09/11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6-11-10" calcext:value-type="date">
            <text:p>10/11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11" calcext:value-type="date">
            <text:p>11/11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12" calcext:value-type="date">
            <text:p>12/11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14" calcext:value-type="date">
            <text:p>14/11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1-16" calcext:value-type="date">
            <text:p>16/11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18" calcext:value-type="date">
            <text:p>18/11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19" calcext:value-type="date">
            <text:p>19/11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21" calcext:value-type="date">
            <text:p>21/11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1-23" calcext:value-type="date">
            <text:p>23/11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1-24" calcext:value-type="date">
            <text:p>24/11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28" calcext:value-type="date">
            <text:p>28/11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1-30" calcext:value-type="date">
            <text:p>30/11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02" calcext:value-type="date">
            <text:p>02/12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05" calcext:value-type="date">
            <text:p>05/12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2-16" calcext:value-type="date">
            <text:p>16/12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20" calcext:value-type="date">
            <text:p>20/12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22" calcext:value-type="date">
            <text:p>22/12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2-23" calcext:value-type="date">
            <text:p>23/12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2-26" calcext:value-type="date">
            <text:p>26/12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27" calcext:value-type="date">
            <text:p>27/12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28" calcext:value-type="date">
            <text:p>28/12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29" calcext:value-type="date">
            <text:p>29/12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02" calcext:value-type="date">
            <text:p>02/01/17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03" calcext:value-type="date">
            <text:p>03/01/17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06" calcext:value-type="date">
            <text:p>06/09/16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09-08" calcext:value-type="date">
            <text:p>08/09/16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09" calcext:value-type="date">
            <text:p>09/09/16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09-12" calcext:value-type="date">
            <text:p>12/09/16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14" calcext:value-type="date">
            <text:p>14/09/16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15" calcext:value-type="date">
            <text:p>15/09/16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16" calcext:value-type="date">
            <text:p>16/09/16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09-21" calcext:value-type="date">
            <text:p>21/09/16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09-23" calcext:value-type="date">
            <text:p>23/09/16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26" calcext:value-type="date">
            <text:p>26/09/16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29" calcext:value-type="date">
            <text:p>29/09/16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0-21" calcext:value-type="date">
            <text:p>21/10/16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24" calcext:value-type="date">
            <text:p>24/10/16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29" calcext:value-type="date">
            <text:p>29/10/16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6-11-01" calcext:value-type="date">
            <text:p>01/11/16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1-04" calcext:value-type="date">
            <text:p>04/11/16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08" calcext:value-type="date">
            <text:p>08/11/16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19" calcext:value-type="date">
            <text:p>19/11/16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1-22" calcext:value-type="date">
            <text:p>22/11/16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23" calcext:value-type="date">
            <text:p>23/11/16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6-11-29" calcext:value-type="date">
            <text:p>29/11/16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1-30" calcext:value-type="date">
            <text:p>30/11/16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02" calcext:value-type="date">
            <text:p>02/12/16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2-05" calcext:value-type="date">
            <text:p>05/12/16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2-10" calcext:value-type="date">
            <text:p>10/12/16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2-14" calcext:value-type="date">
            <text:p>14/12/16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06" calcext:value-type="date">
            <text:p>06/01/17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07" calcext:value-type="date">
            <text:p>07/01/17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11" calcext:value-type="date">
            <text:p>11/01/17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14" calcext:value-type="date">
            <text:p>14/01/17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17" calcext:value-type="date">
            <text:p>17/01/17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04" calcext:value-type="date">
            <text:p>04/10/16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0-28" calcext:value-type="date">
            <text:p>28/10/16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01" calcext:value-type="date">
            <text:p>01/11/16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03" calcext:value-type="date">
            <text:p>03/11/16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6-11-10" calcext:value-type="date">
            <text:p>10/11/16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1-11" calcext:value-type="date">
            <text:p>11/11/16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1-14" calcext:value-type="date">
            <text:p>14/11/16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17" calcext:value-type="date">
            <text:p>17/11/16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1-25" calcext:value-type="date">
            <text:p>25/11/16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1-28" calcext:value-type="date">
            <text:p>28/11/16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1-29" calcext:value-type="date">
            <text:p>29/11/16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05" calcext:value-type="date">
            <text:p>05/12/16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09" calcext:value-type="date">
            <text:p>09/12/16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16" calcext:value-type="date">
            <text:p>16/12/16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19" calcext:value-type="date">
            <text:p>19/12/16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21" calcext:value-type="date">
            <text:p>21/12/16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09" calcext:value-type="date">
            <text:p>09/01/17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11" calcext:value-type="date">
            <text:p>11/01/17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13" calcext:value-type="date">
            <text:p>13/01/17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1-17" calcext:value-type="date">
            <text:p>17/01/17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09-02" calcext:value-type="date">
            <text:p>02/09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05" calcext:value-type="date">
            <text:p>05/09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06" calcext:value-type="date">
            <text:p>06/09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09-09" calcext:value-type="date">
            <text:p>09/09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12" calcext:value-type="date">
            <text:p>12/09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14" calcext:value-type="date">
            <text:p>14/09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09-15" calcext:value-type="date">
            <text:p>15/09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09-19" calcext:value-type="date">
            <text:p>19/09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09-20" calcext:value-type="date">
            <text:p>20/09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6-09-23" calcext:value-type="date">
            <text:p>23/09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09-26" calcext:value-type="date">
            <text:p>26/09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28" calcext:value-type="date">
            <text:p>28/09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29" calcext:value-type="date">
            <text:p>29/09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03" calcext:value-type="date">
            <text:p>03/10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0-05" calcext:value-type="date">
            <text:p>05/10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07" calcext:value-type="date">
            <text:p>07/10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11" calcext:value-type="date">
            <text:p>11/10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0-13" calcext:value-type="date">
            <text:p>13/10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0-17" calcext:value-type="date">
            <text:p>17/10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6-10-20" calcext:value-type="date">
            <text:p>20/10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21" calcext:value-type="date">
            <text:p>21/10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24" calcext:value-type="date">
            <text:p>24/10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0-28" calcext:value-type="date">
            <text:p>28/10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29" calcext:value-type="date">
            <text:p>29/10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1-03" calcext:value-type="date">
            <text:p>03/11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04" calcext:value-type="date">
            <text:p>04/11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1-08" calcext:value-type="date">
            <text:p>08/11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09" calcext:value-type="date">
            <text:p>09/11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12" calcext:value-type="date">
            <text:p>12/11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14" calcext:value-type="date">
            <text:p>14/11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6-11-16" calcext:value-type="date">
            <text:p>16/11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6-11-21" calcext:value-type="date">
            <text:p>21/11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6-11-22" calcext:value-type="date">
            <text:p>22/11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1-23" calcext:value-type="date">
            <text:p>23/11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24" calcext:value-type="date">
            <text:p>24/11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25" calcext:value-type="date">
            <text:p>25/11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28" calcext:value-type="date">
            <text:p>28/11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1-29" calcext:value-type="date">
            <text:p>29/11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30" calcext:value-type="date">
            <text:p>30/11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05" calcext:value-type="date">
            <text:p>05/12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08" calcext:value-type="date">
            <text:p>08/12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09" calcext:value-type="date">
            <text:p>09/12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10" calcext:value-type="date">
            <text:p>10/12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14" calcext:value-type="date">
            <text:p>14/12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15" calcext:value-type="date">
            <text:p>15/12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2-16" calcext:value-type="date">
            <text:p>16/12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19" calcext:value-type="date">
            <text:p>19/12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20" calcext:value-type="date">
            <text:p>20/12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21" calcext:value-type="date">
            <text:p>21/12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22" calcext:value-type="date">
            <text:p>22/12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23" calcext:value-type="date">
            <text:p>23/12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26" calcext:value-type="date">
            <text:p>26/12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2-28" calcext:value-type="date">
            <text:p>28/12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02" calcext:value-type="date">
            <text:p>02/01/17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03" calcext:value-type="date">
            <text:p>03/01/17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06" calcext:value-type="date">
            <text:p>06/01/17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07" calcext:value-type="date">
            <text:p>07/01/17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09" calcext:value-type="date">
            <text:p>09/01/17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14" calcext:value-type="date">
            <text:p>14/01/17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17" calcext:value-type="date">
            <text:p>17/01/17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02" calcext:value-type="date">
            <text:p>02/09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03" calcext:value-type="date">
            <text:p>03/09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09-06" calcext:value-type="date">
            <text:p>06/09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13" calcext:value-type="date">
            <text:p>13/09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09-14" calcext:value-type="date">
            <text:p>14/09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09-15" calcext:value-type="date">
            <text:p>15/09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16" calcext:value-type="date">
            <text:p>16/09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20" calcext:value-type="date">
            <text:p>20/09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21" calcext:value-type="date">
            <text:p>21/09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09-22" calcext:value-type="date">
            <text:p>22/09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09-23" calcext:value-type="date">
            <text:p>23/09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24" calcext:value-type="date">
            <text:p>24/09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26" calcext:value-type="date">
            <text:p>26/09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27" calcext:value-type="date">
            <text:p>27/09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03" calcext:value-type="date">
            <text:p>03/10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0-04" calcext:value-type="date">
            <text:p>04/10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0-05" calcext:value-type="date">
            <text:p>05/10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0-06" calcext:value-type="date">
            <text:p>06/10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07" calcext:value-type="date">
            <text:p>07/10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0-11" calcext:value-type="date">
            <text:p>11/10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0-13" calcext:value-type="date">
            <text:p>13/10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17" calcext:value-type="date">
            <text:p>17/10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0-18" calcext:value-type="date">
            <text:p>18/10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0-19" calcext:value-type="date">
            <text:p>19/10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21" calcext:value-type="date">
            <text:p>21/10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25" calcext:value-type="date">
            <text:p>25/10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28" calcext:value-type="date">
            <text:p>28/10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01" calcext:value-type="date">
            <text:p>01/11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03" calcext:value-type="date">
            <text:p>03/11/16</text:p>
          </table:table-cell>
          <table:table-cell office:value-type="string" calcext:value-type="string">
            <text:p>RJ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09" calcext:value-type="date">
            <text:p>09/11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10" calcext:value-type="date">
            <text:p>10/11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1-11" calcext:value-type="date">
            <text:p>11/11/16</text:p>
          </table:table-cell>
          <table:table-cell office:value-type="string" calcext:value-type="string">
            <text:p>RJ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14" calcext:value-type="date">
            <text:p>14/11/16</text:p>
          </table:table-cell>
          <table:table-cell office:value-type="string" calcext:value-type="string">
            <text:p>RJ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17" calcext:value-type="date">
            <text:p>17/11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18" calcext:value-type="date">
            <text:p>18/11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23" calcext:value-type="date">
            <text:p>23/11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24" calcext:value-type="date">
            <text:p>24/11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29" calcext:value-type="date">
            <text:p>29/11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30" calcext:value-type="date">
            <text:p>30/11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01" calcext:value-type="date">
            <text:p>01/12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2-08" calcext:value-type="date">
            <text:p>08/12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14" calcext:value-type="date">
            <text:p>14/12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20" calcext:value-type="date">
            <text:p>20/12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24" calcext:value-type="date">
            <text:p>24/12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2-26" calcext:value-type="date">
            <text:p>26/12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27" calcext:value-type="date">
            <text:p>27/12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2-28" calcext:value-type="date">
            <text:p>28/12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29" calcext:value-type="date">
            <text:p>29/12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02" calcext:value-type="date">
            <text:p>02/01/17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03" calcext:value-type="date">
            <text:p>03/01/17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09" calcext:value-type="date">
            <text:p>09/01/17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1-11" calcext:value-type="date">
            <text:p>11/01/17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13" calcext:value-type="date">
            <text:p>13/01/17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14" calcext:value-type="date">
            <text:p>14/01/17</text:p>
          </table:table-cell>
          <table:table-cell office:value-type="string" calcext:value-type="string">
            <text:p>RJ01</text:p>
          </table:table-cell>
        </table:table-row>
      </table:table>
      <table:table table:name="Tabela dinâmica_Planilha5_1" table:style-name="ta1">
        <table:table-column table:style-name="co24" table:default-cell-style-name="ce11"/>
        <table:table-column table:style-name="co13" table:default-cell-style-name="ce16"/>
        <table:table-column table:style-name="co13" table:number-columns-repeated="3" table:default-cell-style-name="ce22"/>
        <table:table-column table:style-name="co13" table:default-cell-style-name="ce27"/>
        <table:table-column table:style-name="co13" table:number-columns-repeated="106" table:default-cell-style-name="Default"/>
        <table:table-row table:style-name="ro1" table:number-rows-repeated="2">
          <table:table-cell table:style-name="Default" table:number-columns-repeated="6"/>
          <table:table-cell table:number-columns-repeated="106"/>
        </table:table-row>
        <table:table-row table:style-name="ro1">
          <table:table-cell table:style-name="ce8" office:value-type="string" calcext:value-type="string">
            <text:p>Atendimento por mês</text:p>
          </table:table-cell>
          <table:table-cell table:style-name="ce13" office:value-type="string" calcext:value-type="string">
            <text:p>Dia</text:p>
          </table:table-cell>
          <table:table-cell table:style-name="ce19" table:number-columns-repeated="3"/>
          <table:table-cell table:style-name="ce24"/>
          <table:table-cell table:number-columns-repeated="106"/>
        </table:table-row>
        <table:table-row table:style-name="ro1">
          <table:table-cell table:style-name="ce9" office:value-type="string" calcext:value-type="string">
            <text:p>Base</text:p>
          </table:table-cell>
          <table:table-cell table:style-name="ce14" office:value-type="string" calcext:value-type="string">
            <text:p>jan</text:p>
          </table:table-cell>
          <table:table-cell table:style-name="ce20" office:value-type="string" calcext:value-type="string">
            <text:p>set</text:p>
          </table:table-cell>
          <table:table-cell table:style-name="ce20" office:value-type="string" calcext:value-type="string">
            <text:p>out</text:p>
          </table:table-cell>
          <table:table-cell table:style-name="ce20" office:value-type="string" calcext:value-type="string">
            <text:p>nov</text:p>
          </table:table-cell>
          <table:table-cell table:style-name="ce25" office:value-type="string" calcext:value-type="string">
            <text:p>dez</text:p>
          </table:table-cell>
          <table:table-cell table:number-columns-repeated="106"/>
        </table:table-row>
        <table:table-row table:style-name="ro1">
          <table:table-cell table:style-name="ce10" office:value-type="string" calcext:value-type="string">
            <text:p>PR01</text:p>
          </table:table-cell>
          <table:table-cell table:style-name="ce15" office:value-type="float" office:value="12" calcext:value-type="float">
            <text:p>12</text:p>
          </table:table-cell>
          <table:table-cell table:style-name="ce21" office:value-type="float" office:value="23" calcext:value-type="float">
            <text:p>23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29" calcext:value-type="float">
            <text:p>29</text:p>
          </table:table-cell>
          <table:table-cell table:style-name="ce26" office:value-type="float" office:value="21" calcext:value-type="float">
            <text:p>21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RJ0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RJ02</text:p>
          </table:table-cell>
          <table:table-cell table:style-name="ce17"/>
          <table:table-cell table:style-name="Valor_20_da_20_tabela_20_dinâmica" table:number-columns-repeated="2"/>
          <table:table-cell office:value-type="float" office:value="5" calcext:value-type="float">
            <text:p>5</text:p>
          </table:table-cell>
          <table:table-cell table:style-name="ce28"/>
          <table:table-cell table:number-columns-repeated="106"/>
        </table:table-row>
        <table:table-row table:style-name="ro1">
          <table:table-cell office:value-type="string" calcext:value-type="string">
            <text:p>SOR0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SOR02</text:p>
          </table:table-cell>
          <table:table-cell office:value-type="float" office:value="13" calcext:value-type="float">
            <text:p>13</text:p>
          </table:table-cell>
          <table:table-cell table:style-name="Valor_20_da_20_tabela_20_dinâmica"/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SP0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SP02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SP03</text:p>
          </table:table-cell>
          <table:table-cell office:value-type="float" office:value="29" calcext:value-type="float">
            <text:p>29</text:p>
          </table:table-cell>
          <table:table-cell table:style-name="Valor_20_da_20_tabela_20_dinâmica" table:number-columns-repeated="2"/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SP04</text:p>
          </table:table-cell>
          <table:table-cell table:style-name="ce17"/>
          <table:table-cell office:value-type="float" office:value="2" calcext:value-type="float">
            <text:p>2</text:p>
          </table:table-cell>
          <table:table-cell table:style-name="Valor_20_da_20_tabela_20_dinâmica" table:number-columns-repeated="2"/>
          <table:table-cell table:style-name="ce28"/>
          <table:table-cell table:number-columns-repeated="106"/>
        </table:table-row>
        <table:table-row table:style-name="ro1">
          <table:table-cell office:value-type="string" calcext:value-type="string">
            <text:p>SP0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number-columns-repeated="106"/>
        </table:table-row>
        <table:table-row table:style-name="ro1">
          <table:table-cell table:style-name="ce12" office:value-type="string" calcext:value-type="string">
            <text:p>SP06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24" calcext:value-type="float">
            <text:p>24</text:p>
          </table:table-cell>
          <table:table-cell table:style-name="ce29" office:value-type="float" office:value="19" calcext:value-type="float">
            <text:p>19</text:p>
          </table:table-cell>
          <table:table-cell table:number-columns-repeated="106"/>
        </table:table-row>
      </table:table>
      <table:named-expressions/>
      <table:database-ranges>
        <table:database-range table:name="__Anonymous_Sheet_DB__2" table:target-range-address="Planilha3.A1:Planilha3.C76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  <table:data-pilot-tables>
        <table:data-pilot-table table:name="DataPilot1" table:application-data="" table:target-range-address="'Tabela dinâmica_Planilha5_1'.A3:'Tabela dinâmica_Planilha5_1'.F15" table:buttons="'Tabela dinâmica_Planilha5_1'.A4 'Tabela dinâmica_Planilha5_1'.B3" table:grand-total="none" table:identify-categories="true" table:show-filter-button="false">
          <table:source-cell-range table:cell-range-address="Planilha5.A1:Planilha5.C442"/>
          <table:data-pilot-field table:source-field-name="Dia" table:orientation="column" table:used-hierarchy="0" table:function="auto">
            <table:data-pilot-level table:show-empty="false" calcext:repeat-item-labels="false">
              <table:data-pilot-members>
                <table:data-pilot-member table:name="&lt;02/09/2016" table:display="true" table:show-details="true"/>
                <table:data-pilot-member table:name="jan" table:display="true" table:show-details="false"/>
                <table:data-pilot-member table:name="fev" table:display="true" table:show-details="true"/>
                <table:data-pilot-member table:name="mar" table:display="true" table:show-details="true"/>
                <table:data-pilot-member table:name="abr" table:display="true" table:show-details="true"/>
                <table:data-pilot-member table:name="mai" table:display="true" table:show-details="true"/>
                <table:data-pilot-member table:name="jun" table:display="true" table:show-details="true"/>
                <table:data-pilot-member table:name="jul" table:display="true" table:show-details="true"/>
                <table:data-pilot-member table:name="ago" table:display="true" table:show-details="true"/>
                <table:data-pilot-member table:name="set" table:display="true" table:show-details="false"/>
                <table:data-pilot-member table:name="out" table:display="true" table:show-details="false"/>
                <table:data-pilot-member table:name="nov" table:display="true" table:show-details="false"/>
                <table:data-pilot-member table:name="dez" table:display="true" table:show-details="false"/>
                <table:data-pilot-member table:name="&gt;19/01/2017" table:display="true" table:show-details="true"/>
              </table:data-pilot-members>
              <table:data-pilot-display-info table:enabled="false" table:display-member-mode="from-top" table:member-count="10" table:data-field="Atendimento"/>
              <table:data-pilot-sort-info table:order="ascending" table:sort-mode="manual"/>
              <table:data-pilot-layout-info table:add-empty-lines="false" table:layout-mode="outline-subtotals-bottom"/>
            </table:data-pilot-level>
            <table:data-pilot-groups table:grouped-by="months" table:start="auto" table:end="auto" table:step="0"/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Base" table:orientation="row" table:used-hierarchy="0" table:function="auto">
            <table:data-pilot-level table:show-empty="false" calcext:repeat-item-labels="false">
              <table:data-pilot-members>
                <table:data-pilot-member table:name="PR01" table:display="true" table:show-details="true"/>
                <table:data-pilot-member table:name="RJ01" table:display="true" table:show-details="true"/>
                <table:data-pilot-member table:name="RJ02" table:display="true" table:show-details="true"/>
                <table:data-pilot-member table:name="SOR01" table:display="true" table:show-details="true"/>
                <table:data-pilot-member table:name="SOR02" table:display="true" table:show-details="true"/>
                <table:data-pilot-member table:name="SP01" table:display="true" table:show-details="true"/>
                <table:data-pilot-member table:name="SP02" table:display="true" table:show-details="true"/>
                <table:data-pilot-member table:name="SP03" table:display="true" table:show-details="true"/>
                <table:data-pilot-member table:name="SP04" table:display="true" table:show-details="true"/>
                <table:data-pilot-member table:name="SP05" table:display="true" table:show-details="true"/>
                <table:data-pilot-member table:name="SP0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tendimento" tableooo:display-name="Atendimento por mês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anto_20_da_20_tabela_20_dinâmica" style:display-name="Canto da tabela dinâmica" style:family="table-cell" style:parent-style-name="Default"/>
    <style:style style:name="Valor_20_da_20_tabela_20_dinâmica" style:display-name="Valor da tabela dinâmica" style:family="table-cell" style:parent-style-name="Default"/>
    <style:style style:name="Campo_20_da_20_tabela_20_dinâmica" style:display-name="Campo da tabela dinâmica" style:family="table-cell" style:parent-style-name="Default"/>
    <style:style style:name="Categoria_20_da_20_tabela_20_dinâmica" style:display-name="Categoria da tabela dinâmica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/00/0000</text:date>, <text:time style:data-style-name="N2" text:time-value="14:20:50.63327522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0T19:44:53.103263169</dc:date>
    <meta:editing-duration>PT6H21M26S</meta:editing-duration>
    <meta:editing-cycles>2</meta:editing-cycles>
    <meta:generator>LibreOffice/5.2.4.2$Linux_X86_64 LibreOffice_project/20m0$Build-2</meta:generator>
    <meta:document-statistic meta:table-count="6" meta:cell-count="11800" meta:object-count="0"/>
  </office:meta>
</office:document-meta>
</file>